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1.4618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1598in"/>
    </style:style>
    <style:style style:name="co16" style:family="table-column">
      <style:table-column-properties fo:break-before="auto" style:column-width="1.2374in"/>
    </style:style>
    <style:style style:name="co17" style:family="table-column">
      <style:table-column-properties fo:break-before="auto" style:column-width="1.4228in"/>
    </style:style>
    <style:style style:name="co18" style:family="table-column">
      <style:table-column-properties fo:break-before="auto" style:column-width="1.0425in"/>
    </style:style>
    <style:style style:name="co19" style:family="table-column">
      <style:table-column-properties fo:break-before="auto" style:column-width="1.2181in"/>
    </style:style>
    <style:style style:name="co20" style:family="table-column">
      <style:table-column-properties fo:break-before="auto" style:column-width="1.5492in"/>
    </style:style>
    <style:style style:name="co21" style:family="table-column">
      <style:table-column-properties fo:break-before="auto" style:column-width="0.9547in"/>
    </style:style>
    <style:style style:name="co22" style:family="table-column">
      <style:table-column-properties fo:break-before="auto" style:column-width="1.2862in"/>
    </style:style>
    <style:style style:name="co23" style:family="table-column">
      <style:table-column-properties fo:break-before="auto" style:column-width="1.6472in"/>
    </style:style>
    <style:style style:name="ro1" style:family="table-row">
      <style:table-row-properties style:row-height="0.86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CarEval" table:style-name="ta1">
        <table:shapes>
          <draw:frame draw:z-index="0" draw:style-name="gr1" draw:text-style-name="P1" svg:width="4.9413in" svg:height="2.6701in" svg:x="4.6492in" svg:y="5.6248in">
            <draw:object draw:notify-on-update-of-ranges="CarEval.A3:CarEval.A22 CarEval.C2:CarEval.C2 CarEval.C3:CarEval.C22 CarEval.A3:CarEval.A22 CarEval.E2:CarEval.E2 CarEval.E3:CarEval.E22 CarEval.A3:CarEval.A22 CarEval.G2:CarEval.G2 CarEval.G3:CarEval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5969in" svg:height="2.8803in" svg:x="0.0575in" svg:y="5.5366in">
            <draw:object draw:notify-on-update-of-ranges="CarEval.A24:CarEval.A26 CarEval.C2:CarEval.C2 CarEval.C24:CarEval.C26 CarEval.E2:CarEval.E2 CarEval.E24:CarEval.E26 CarEval.G2:CarEval.G2 CarEval.G24:CarEval.G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8in" svg:height="3.5409in" svg:x="4.3626in" svg:y="15.8417in">
            <draw:object draw:notify-on-update-of-ranges="CarEval.A83:CarEval.A113 CarEval.B82:CarEval.B82 CarEval.B83:CarEval.B113 CarEval.A83:CarEval.A113 CarEval.C82:CarEval.C82 CarEval.C83:CarEval.C113 CarEval.A83:CarEval.A113 CarEval.D82:CarEval.D82 CarEval.D83:CarEval.D113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6.2988in" svg:height="3.5429in" svg:x="4.348in" svg:y="19.4126in">
            <draw:object draw:notify-on-update-of-ranges="CarEval.A83:CarEval.A110 CarEval.B82:CarEval.B82 CarEval.B83:CarEval.B110 CarEval.A83:CarEval.A110 CarEval.C82:CarEval.C82 CarEval.C83:CarEval.C110 CarEval.A83:CarEval.A110 CarEval.D82:CarEval.D82 CarEval.D83:CarEval.D11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1" draw:text-style-name="P1" svg:width="6.2988in" svg:height="3.5429in" svg:x="4.3382in" svg:y="23.0626in">
            <draw:object draw:notify-on-update-of-ranges="CarEval.A83:CarEval.A101 CarEval.B82:CarEval.B82 CarEval.B83:CarEval.B101 CarEval.A83:CarEval.A101 CarEval.C82:CarEval.C82 CarEval.C83:CarEval.C101 CarEval.A83:CarEval.A101 CarEval.D82:CarEval.D82 CarEval.D83:CarEval.D1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5" draw:style-name="gr1" draw:text-style-name="P1" svg:width="6.2996in" svg:height="3.5417in" svg:x="3.0811in" svg:y="9.1559in">
            <draw:object draw:notify-on-update-of-ranges="CarEval.A50:CarEval.A80 CarEval.B49:CarEval.B49 CarEval.B50:CarEval.B80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ar Evaluation, MaxLearn, UIUP PLP-trees (Training: 1000 examples, Testing: 1000 examples, TestingExtra: all examples except the training 1000)</text:p>
            <text:p>#Attributes: 6</text:p>
            <text:p>#Outcomes: 1728</text:p>
            <text:p>#Users: 1</text:p>
            <text:p>#Examples: 682721</text:p>
          </table:table-cell>
          <table:covered-table-cell table:number-columns-repeated="4" table:style-name="ce1"/>
          <table:covered-table-cell table:number-columns-repeated="4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3]/1000" office:value-type="float" office:value="0.87" calcext:value-type="float">
            <text:p>0.87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3]/1000" office:value-type="float" office:value="0.856" calcext:value-type="float">
            <text:p>0.856</text:p>
          </table:table-cell>
          <table:table-cell office:value-type="float" office:value="583676" calcext:value-type="float">
            <text:p>583676</text:p>
          </table:table-cell>
          <table:table-cell table:formula="of:=[.F3]/681721" office:value-type="float" office:value="0.856180167546548" calcext:value-type="float">
            <text:p>0.8561801675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867" calcext:value-type="float">
            <text:p>867</text:p>
          </table:table-cell>
          <table:table-cell table:style-name="ce1" table:formula="of:=[.B4]/1000" office:value-type="float" office:value="0.867" calcext:value-type="float">
            <text:p>0.867</text:p>
          </table:table-cell>
          <table:table-cell table:style-name="ce1" office:value-type="float" office:value="826" calcext:value-type="float">
            <text:p>826</text:p>
          </table:table-cell>
          <table:table-cell table:style-name="ce1" table:formula="of:=[.D4]/1000" office:value-type="float" office:value="0.826" calcext:value-type="float">
            <text:p>0.826</text:p>
          </table:table-cell>
          <table:table-cell office:value-type="float" office:value="584058" calcext:value-type="float">
            <text:p>584058</text:p>
          </table:table-cell>
          <table:table-cell table:formula="of:=[.F4]/681721" office:value-type="float" office:value="0.856740514081274" calcext:value-type="float">
            <text:p>0.8567405141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5]/1000" office:value-type="float" office:value="0.86" calcext:value-type="float">
            <text:p>0.86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5]/1000" office:value-type="float" office:value="0.857" calcext:value-type="float">
            <text:p>0.857</text:p>
          </table:table-cell>
          <table:table-cell office:value-type="float" office:value="582847" calcext:value-type="float">
            <text:p>582847</text:p>
          </table:table-cell>
          <table:table-cell table:formula="of:=[.F5]/681721" office:value-type="float" office:value="0.854964127553647" calcext:value-type="float">
            <text:p>0.8549641276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6]/1000" office:value-type="float" office:value="0.868" calcext:value-type="float">
            <text:p>0.868</text:p>
          </table:table-cell>
          <table:table-cell table:style-name="ce1" office:value-type="float" office:value="838" calcext:value-type="float">
            <text:p>838</text:p>
          </table:table-cell>
          <table:table-cell table:style-name="ce1" table:formula="of:=[.D6]/1000" office:value-type="float" office:value="0.838" calcext:value-type="float">
            <text:p>0.838</text:p>
          </table:table-cell>
          <table:table-cell office:value-type="float" office:value="585107" calcext:value-type="float">
            <text:p>585107</text:p>
          </table:table-cell>
          <table:table-cell table:formula="of:=[.F6]/681721" office:value-type="float" office:value="0.858279266738152" calcext:value-type="float">
            <text:p>0.8582792667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7]/1000" office:value-type="float" office:value="0.87" calcext:value-type="float">
            <text:p>0.87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7]/1000" office:value-type="float" office:value="0.857" calcext:value-type="float">
            <text:p>0.857</text:p>
          </table:table-cell>
          <table:table-cell office:value-type="float" office:value="581896" calcext:value-type="float">
            <text:p>581896</text:p>
          </table:table-cell>
          <table:table-cell table:formula="of:=[.F7]/681721" office:value-type="float" office:value="0.853569128719813" calcext:value-type="float">
            <text:p>0.8535691287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55" calcext:value-type="float">
            <text:p>855</text:p>
          </table:table-cell>
          <table:table-cell table:style-name="ce1" table:formula="of:=[.B8]/1000" office:value-type="float" office:value="0.855" calcext:value-type="float">
            <text:p>0.855</text:p>
          </table:table-cell>
          <table:table-cell table:style-name="ce1" office:value-type="float" office:value="837" calcext:value-type="float">
            <text:p>837</text:p>
          </table:table-cell>
          <table:table-cell table:style-name="ce1" table:formula="of:=[.D8]/1000" office:value-type="float" office:value="0.837" calcext:value-type="float">
            <text:p>0.837</text:p>
          </table:table-cell>
          <table:table-cell office:value-type="float" office:value="578584" calcext:value-type="float">
            <text:p>578584</text:p>
          </table:table-cell>
          <table:table-cell table:formula="of:=[.F8]/681721" office:value-type="float" office:value="0.848710836251194" calcext:value-type="float">
            <text:p>0.8487108363</text:p>
          </table:table-cell>
          <table:table-cell table:number-columns-repeated="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9]/1000" office:value-type="float" office:value="0.868" calcext:value-type="float">
            <text:p>0.868</text:p>
          </table:table-cell>
          <table:table-cell table:style-name="ce1" office:value-type="float" office:value="843" calcext:value-type="float">
            <text:p>843</text:p>
          </table:table-cell>
          <table:table-cell table:style-name="ce1" table:formula="of:=[.D9]/1000" office:value-type="float" office:value="0.843" calcext:value-type="float">
            <text:p>0.843</text:p>
          </table:table-cell>
          <table:table-cell office:value-type="float" office:value="579034" calcext:value-type="float">
            <text:p>579034</text:p>
          </table:table-cell>
          <table:table-cell table:formula="of:=[.F9]/681721" office:value-type="float" office:value="0.849370930336604" calcext:value-type="float">
            <text:p>0.8493709303</text:p>
          </table:table-cell>
          <table:table-cell table:number-columns-repeated="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63" calcext:value-type="float">
            <text:p>863</text:p>
          </table:table-cell>
          <table:table-cell table:style-name="ce1" table:formula="of:=[.B10]/1000" office:value-type="float" office:value="0.863" calcext:value-type="float">
            <text:p>0.863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0]/1000" office:value-type="float" office:value="0.852" calcext:value-type="float">
            <text:p>0.852</text:p>
          </table:table-cell>
          <table:table-cell office:value-type="float" office:value="582116" calcext:value-type="float">
            <text:p>582116</text:p>
          </table:table-cell>
          <table:table-cell table:formula="of:=[.F10]/681721" office:value-type="float" office:value="0.853891841383792" calcext:value-type="float">
            <text:p>0.8538918414</text:p>
          </table:table-cell>
          <table:table-cell table:number-columns-repeated="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1]/1000" office:value-type="float" office:value="0.865" calcext:value-type="float">
            <text:p>0.865</text:p>
          </table:table-cell>
          <table:table-cell table:style-name="ce1" office:value-type="float" office:value="851" calcext:value-type="float">
            <text:p>851</text:p>
          </table:table-cell>
          <table:table-cell table:style-name="ce1" table:formula="of:=[.D11]/1000" office:value-type="float" office:value="0.851" calcext:value-type="float">
            <text:p>0.851</text:p>
          </table:table-cell>
          <table:table-cell office:value-type="float" office:value="580322" calcext:value-type="float">
            <text:p>580322</text:p>
          </table:table-cell>
          <table:table-cell table:formula="of:=[.F11]/681721" office:value-type="float" office:value="0.851260266296623" calcext:value-type="float">
            <text:p>0.8512602663</text:p>
          </table:table-cell>
          <table:table-cell table:number-columns-repeated="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[.B12]/1000" office:value-type="float" office:value="0.846" calcext:value-type="float">
            <text:p>0.846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2]/1000" office:value-type="float" office:value="0.861" calcext:value-type="float">
            <text:p>0.861</text:p>
          </table:table-cell>
          <table:table-cell office:value-type="float" office:value="581428" calcext:value-type="float">
            <text:p>581428</text:p>
          </table:table-cell>
          <table:table-cell table:formula="of:=[.F12]/681721" office:value-type="float" office:value="0.852882630870987" calcext:value-type="float">
            <text:p>0.8528826309</text:p>
          </table:table-cell>
          <table:table-cell table:number-columns-repeated="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13]/1000" office:value-type="float" office:value="0.86" calcext:value-type="float">
            <text:p>0.86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13]/1000" office:value-type="float" office:value="0.856" calcext:value-type="float">
            <text:p>0.856</text:p>
          </table:table-cell>
          <table:table-cell office:value-type="float" office:value="579971" calcext:value-type="float">
            <text:p>579971</text:p>
          </table:table-cell>
          <table:table-cell table:formula="of:=[.F13]/681721" office:value-type="float" office:value="0.850745392910003" calcext:value-type="float">
            <text:p>0.8507453929</text:p>
          </table:table-cell>
          <table:table-cell table:number-columns-repeated="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9" calcext:value-type="float">
            <text:p>859</text:p>
          </table:table-cell>
          <table:table-cell table:style-name="ce1" table:formula="of:=[.B14]/1000" office:value-type="float" office:value="0.859" calcext:value-type="float">
            <text:p>0.859</text:p>
          </table:table-cell>
          <table:table-cell table:style-name="ce1" office:value-type="float" office:value="849" calcext:value-type="float">
            <text:p>849</text:p>
          </table:table-cell>
          <table:table-cell table:style-name="ce1" table:formula="of:=[.D14]/1000" office:value-type="float" office:value="0.849" calcext:value-type="float">
            <text:p>0.849</text:p>
          </table:table-cell>
          <table:table-cell office:value-type="float" office:value="576687" calcext:value-type="float">
            <text:p>576687</text:p>
          </table:table-cell>
          <table:table-cell table:formula="of:=[.F14]/681721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[.B15]/1000" office:value-type="float" office:value="0.829" calcext:value-type="float">
            <text:p>0.829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[.D15]/1000" office:value-type="float" office:value="0.853" calcext:value-type="float">
            <text:p>0.853</text:p>
          </table:table-cell>
          <table:table-cell office:value-type="float" office:value="579578" calcext:value-type="float">
            <text:p>579578</text:p>
          </table:table-cell>
          <table:table-cell table:formula="of:=[.F15]/681721" office:value-type="float" office:value="0.850168910742078" calcext:value-type="float">
            <text:p>0.8501689107</text:p>
          </table:table-cell>
          <table:table-cell table:number-columns-repeated="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[.B16]/1000" office:value-type="float" office:value="0.85" calcext:value-type="float">
            <text:p>0.85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6]/1000" office:value-type="float" office:value="0.861" calcext:value-type="float">
            <text:p>0.861</text:p>
          </table:table-cell>
          <table:table-cell office:value-type="float" office:value="585301" calcext:value-type="float">
            <text:p>585301</text:p>
          </table:table-cell>
          <table:table-cell table:formula="of:=[.F16]/681721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17]/1000" office:value-type="float" office:value="0.864" calcext:value-type="float">
            <text:p>0.864</text:p>
          </table:table-cell>
          <table:table-cell table:style-name="ce1" office:value-type="float" office:value="873" calcext:value-type="float">
            <text:p>873</text:p>
          </table:table-cell>
          <table:table-cell table:style-name="ce1" table:formula="of:=[.D17]/1000" office:value-type="float" office:value="0.873" calcext:value-type="float">
            <text:p>0.873</text:p>
          </table:table-cell>
          <table:table-cell office:value-type="float" office:value="582974" calcext:value-type="float">
            <text:p>582974</text:p>
          </table:table-cell>
          <table:table-cell table:formula="of:=[.F17]/681721" office:value-type="float" office:value="0.855150420773308" calcext:value-type="float">
            <text:p>0.8551504208</text:p>
          </table:table-cell>
          <table:table-cell table:number-columns-repeated="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18]/1000" office:value-type="float" office:value="0.868" calcext:value-type="float">
            <text:p>0.86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18]/1000" office:value-type="float" office:value="0.847" calcext:value-type="float">
            <text:p>0.847</text:p>
          </table:table-cell>
          <table:table-cell office:value-type="float" office:value="581705" calcext:value-type="float">
            <text:p>581705</text:p>
          </table:table-cell>
          <table:table-cell table:formula="of:=[.F18]/681721" office:value-type="float" office:value="0.853288955452451" calcext:value-type="float">
            <text:p>0.8532889555</text:p>
          </table:table-cell>
          <table:table-cell table:number-columns-repeated="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9]/1000" office:value-type="float" office:value="0.865" calcext:value-type="float">
            <text:p>0.865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9]/1000" office:value-type="float" office:value="0.852" calcext:value-type="float">
            <text:p>0.852</text:p>
          </table:table-cell>
          <table:table-cell office:value-type="float" office:value="583020" calcext:value-type="float">
            <text:p>583020</text:p>
          </table:table-cell>
          <table:table-cell table:formula="of:=[.F19]/681721" office:value-type="float" office:value="0.855217897057594" calcext:value-type="float">
            <text:p>0.8552178971</text:p>
          </table:table-cell>
          <table:table-cell table:number-columns-repeated="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B20]/1000" office:value-type="float" office:value="0.847" calcext:value-type="float">
            <text:p>0.847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20]/1000" office:value-type="float" office:value="0.847" calcext:value-type="float">
            <text:p>0.847</text:p>
          </table:table-cell>
          <table:table-cell office:value-type="float" office:value="579304" calcext:value-type="float">
            <text:p>579304</text:p>
          </table:table-cell>
          <table:table-cell table:formula="of:=[.F20]/681721" office:value-type="float" office:value="0.84976698678785" calcext:value-type="float">
            <text:p>0.8497669868</text:p>
          </table:table-cell>
          <table:table-cell table:number-columns-repeated="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5" calcext:value-type="float">
            <text:p>845</text:p>
          </table:table-cell>
          <table:table-cell table:style-name="ce1" table:formula="of:=[.B21]/1000" office:value-type="float" office:value="0.845" calcext:value-type="float">
            <text:p>0.845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D21]/1000" office:value-type="float" office:value="0.868" calcext:value-type="float">
            <text:p>0.868</text:p>
          </table:table-cell>
          <table:table-cell office:value-type="float" office:value="584773" calcext:value-type="float">
            <text:p>584773</text:p>
          </table:table-cell>
          <table:table-cell table:formula="of:=[.F21]/681721" office:value-type="float" office:value="0.857789330239203" calcext:value-type="float">
            <text:p>0.8577893302</text:p>
          </table:table-cell>
          <table:table-cell table:number-columns-repeated="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22]/1000" office:value-type="float" office:value="0.864" calcext:value-type="float">
            <text:p>0.8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table:formula="of:=[.D22]/1000" office:value-type="float" office:value="0.848" calcext:value-type="float">
            <text:p>0.848</text:p>
          </table:table-cell>
          <table:table-cell office:value-type="float" office:value="582152" calcext:value-type="float">
            <text:p>582152</text:p>
          </table:table-cell>
          <table:table-cell table:formula="of:=[.F22]/681721" office:value-type="float" office:value="0.853944648910625" calcext:value-type="float">
            <text:p>0.8539446489</text:p>
          </table:table-cell>
          <table:table-cell table:number-columns-repeated="2"/>
        </table:table-row>
        <table:table-row table:style-name="ro2">
          <table:table-cell table:style-name="ce1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1" table:formula="of:=SUM([.B3:.B22])/20" office:value-type="float" office:value="859.15" calcext:value-type="float">
            <text:p>859.15</text:p>
          </table:table-cell>
          <table:table-cell table:style-name="ce1" table:formula="of:=SUM([.C3:.C22])/20" office:value-type="float" office:value="0.85915" calcext:value-type="float">
            <text:p>0.85915</text:p>
          </table:table-cell>
          <table:table-cell table:style-name="ce2" table:formula="of:=SUM([.D3:.D22])/20" office:value-type="float" office:value="851.6" calcext:value-type="float">
            <text:p>851.6</text:p>
          </table:table-cell>
          <table:table-cell table:style-name="ce2" table:formula="of:=SUM([.E3:.E22])/20" office:value-type="float" office:value="0.8516" calcext:value-type="float">
            <text:p>0.8516</text:p>
          </table:table-cell>
          <table:table-cell table:style-name="ce2" table:formula="of:=SUM([.F3:.F22])/20" office:value-type="float" office:value="581726.65" calcext:value-type="float">
            <text:p>581726.65</text:p>
          </table:table-cell>
          <table:table-cell table:style-name="ce2" table:formula="of:=SUM([.G3:.G22])/20" office:value-type="float" office:value="0.853320713312337" calcext:value-type="float">
            <text:p>0.853320713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1" table:formula="of:=SUBTOTAL(4; [.B3:.B22])" office:value-type="float" office:value="870" calcext:value-type="float">
            <text:p>870</text:p>
          </table:table-cell>
          <table:table-cell table:style-name="ce1" table:formula="of:=SUBTOTAL(4; [.C3:.C22])" office:value-type="float" office:value="0.87" calcext:value-type="float">
            <text:p>0.87</text:p>
          </table:table-cell>
          <table:table-cell table:style-name="ce1" table:formula="of:=SUBTOTAL(4; [.D3:.D22])" office:value-type="float" office:value="873" calcext:value-type="float">
            <text:p>873</text:p>
          </table:table-cell>
          <table:table-cell table:style-name="ce1" table:formula="of:=SUBTOTAL(4; [.E3:.E22])" office:value-type="float" office:value="0.873" calcext:value-type="float">
            <text:p>0.873</text:p>
          </table:table-cell>
          <table:table-cell table:style-name="ce1" table:formula="of:=SUBTOTAL(4; [.F3:.F22])" office:value-type="float" office:value="585301" calcext:value-type="float">
            <text:p>585301</text:p>
          </table:table-cell>
          <table:table-cell table:style-name="ce1" table:formula="of:=SUBTOTAL(4; [.G3:.G22])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style-name="ce2" table:formula="of:=SUBTOTAL(5; [.B3:.B22])" office:value-type="float" office:value="829" calcext:value-type="float">
            <text:p>829</text:p>
          </table:table-cell>
          <table:table-cell table:style-name="ce2" table:formula="of:=SUBTOTAL(5; [.C3:.C22])" office:value-type="float" office:value="0.829" calcext:value-type="float">
            <text:p>0.829</text:p>
          </table:table-cell>
          <table:table-cell table:style-name="ce2" table:formula="of:=SUBTOTAL(5; [.D3:.D22])" office:value-type="float" office:value="826" calcext:value-type="float">
            <text:p>826</text:p>
          </table:table-cell>
          <table:table-cell table:style-name="ce2" table:formula="of:=SUBTOTAL(5; [.E3:.E22])" office:value-type="float" office:value="0.826" calcext:value-type="float">
            <text:p>0.826</text:p>
          </table:table-cell>
          <table:table-cell table:style-name="ce2" table:formula="of:=SUBTOTAL(5; [.F3:.F22])" office:value-type="float" office:value="576687" calcext:value-type="float">
            <text:p>576687</text:p>
          </table:table-cell>
          <table:table-cell table:style-name="ce2" table:formula="of:=SUBTOTAL(5; [.G3:.G22])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 table:number-rows-repeated="21">
          <table:table-cell table:number-columns-repeated="9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9515" calcext:value-type="float">
            <text:p>0.195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888" calcext:value-type="float">
            <text:p>0.188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815" calcext:value-type="float">
            <text:p>0.198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042" calcext:value-type="float">
            <text:p>0.204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5" calcext:value-type="float">
            <text:p>0.2188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317" calcext:value-type="float">
            <text:p>0.2317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115" calcext:value-type="float">
            <text:p>0.251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0095" calcext:value-type="float">
            <text:p>0.3009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549" calcext:value-type="float">
            <text:p>0.3549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0.4518" calcext:value-type="float">
            <text:p>0.4518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float" office:value="1.1455" calcext:value-type="float">
            <text:p>1.1455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float" office:value="1.48165" calcext:value-type="float">
            <text:p>1.48165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 office:value-type="float" office:value="2.0008" calcext:value-type="float">
            <text:p>2.0008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2.97055" calcext:value-type="float">
            <text:p>2.97055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float" office:value="3.4985" calcext:value-type="float">
            <text:p>3.4985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3" office:value-type="float" office:value="3.89835" calcext:value-type="float">
            <text:p>3.89835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3" office:value-type="float" office:value="3.81085" calcext:value-type="float">
            <text:p>3.81085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3" office:value-type="float" office:value="5.37315" calcext:value-type="float">
            <text:p>5.37315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float" office:value="6.4748" calcext:value-type="float">
            <text:p>6.4748</text:p>
          </table:table-cell>
          <table:table-cell table:number-columns-repeated="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.73005" calcext:value-type="float">
            <text:p>11.73005</text:p>
          </table:table-cell>
          <table:table-cell table:number-columns-repeated="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2.075" calcext:value-type="float">
            <text:p>22.075</text:p>
          </table:table-cell>
          <table:table-cell table:number-columns-repeated="7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3" office:value-type="float" office:value="36.0269" calcext:value-type="float">
            <text:p>36.0269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3" office:value-type="float" office:value="49.2387" calcext:value-type="float">
            <text:p>49.2387</text:p>
          </table:table-cell>
          <table:table-cell table:number-columns-repeated="7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3" office:value-type="float" office:value="55.83385" calcext:value-type="float">
            <text:p>55.83385</text:p>
          </table:table-cell>
          <table:table-cell table:number-columns-repeated="7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3" office:value-type="float" office:value="77.0286" calcext:value-type="float">
            <text:p>77.0286</text:p>
          </table:table-cell>
          <table:table-cell table:number-columns-repeated="7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3" office:value-type="float" office:value="77.0898" calcext:value-type="float">
            <text:p>77.0898</text:p>
          </table:table-cell>
          <table:table-cell table:number-columns-repeated="7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3" office:value-type="float" office:value="96.67085" calcext:value-type="float">
            <text:p>96.67085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3" office:value-type="float" office:value="122.41935" calcext:value-type="float">
            <text:p>122.41935</text:p>
          </table:table-cell>
          <table:table-cell table:number-columns-repeated="7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3" office:value-type="float" office:value="334.59665" calcext:value-type="float">
            <text:p>334.59665</text:p>
          </table:table-cell>
          <table:table-cell table:number-columns-repeated="7"/>
        </table:table-row>
        <table:table-row table:style-name="ro3">
          <table:table-cell office:value-type="float" office:value="3000" calcext:value-type="float">
            <text:p>3000</text:p>
          </table:table-cell>
          <table:table-cell table:style-name="ce3" office:value-type="float" office:value="548.25795" calcext:value-type="float">
            <text:p>548.25795</text:p>
          </table:table-cell>
          <table:table-cell table:number-columns-repeated="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820.2857" calcext:value-type="float">
            <text:p>820.285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9266" calcext:value-type="float">
            <text:p>0.4926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2305" calcext:value-type="float">
            <text:p>0.55230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0005" calcext:value-type="float">
            <text:p>0.500005</text:p>
          </table:table-cell>
          <table:table-cell office:value-type="float" office:value="0.582335" calcext:value-type="float">
            <text:p>0.58233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1537" calcext:value-type="float">
            <text:p>0.6153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631895" calcext:value-type="float">
            <text:p>0.63189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0015" calcext:value-type="float">
            <text:p>0.600015</text:p>
          </table:table-cell>
          <table:table-cell office:value-type="float" office:value="0.612225" calcext:value-type="float">
            <text:p>0.6122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2857" calcext:value-type="float">
            <text:p>0.52857</text:p>
          </table:table-cell>
          <table:table-cell office:value-type="float" office:value="0.57182" calcext:value-type="float">
            <text:p>0.5718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68185" calcext:value-type="float">
            <text:p>0.56818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8334" calcext:value-type="float">
            <text:p>0.58334</text:p>
          </table:table-cell>
          <table:table-cell office:value-type="float" office:value="0.609685" calcext:value-type="float">
            <text:p>0.60968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75" calcext:value-type="float">
            <text:p>0.9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8245" calcext:value-type="float">
            <text:p>0.68824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15" calcext:value-type="float">
            <text:p>0.915</text:p>
          </table:table-cell>
          <table:table-cell office:value-type="float" office:value="0.73" calcext:value-type="float">
            <text:p>0.73</text:p>
          </table:table-cell>
          <table:table-cell office:value-type="float" office:value="0.71423" calcext:value-type="float">
            <text:p>0.7142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8166" calcext:value-type="float">
            <text:p>0.78166</text:p>
          </table:table-cell>
          <table:table-cell office:value-type="float" office:value="0.771715" calcext:value-type="float">
            <text:p>0.77171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926" calcext:value-type="float">
            <text:p>0.78926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97" calcext:value-type="float">
            <text:p>0.897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474" calcext:value-type="float">
            <text:p>0.7947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819155" calcext:value-type="float">
            <text:p>0.819155</text:p>
          </table:table-cell>
          <table:table-cell office:value-type="float" office:value="0.80164" calcext:value-type="float">
            <text:p>0.8016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81071" calcext:value-type="float">
            <text:p>0.81071</text:p>
          </table:table-cell>
          <table:table-cell office:value-type="float" office:value="0.797565" calcext:value-type="float">
            <text:p>0.797565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0.82375" calcext:value-type="float">
            <text:p>0.82375</text:p>
          </table:table-cell>
          <table:table-cell office:value-type="float" office:value="0.809755" calcext:value-type="float">
            <text:p>0.809755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0.826665" calcext:value-type="float">
            <text:p>0.826665</text:p>
          </table:table-cell>
          <table:table-cell office:value-type="float" office:value="0.80833" calcext:value-type="float">
            <text:p>0.80833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12405" calcext:value-type="float">
            <text:p>0.812405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833655" calcext:value-type="float">
            <text:p>0.833655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874333" calcext:value-type="float">
            <text:p>0.874333</text:p>
          </table:table-cell>
          <table:table-cell office:value-type="float" office:value="0.85367" calcext:value-type="float">
            <text:p>0.85367</text:p>
          </table:table-cell>
          <table:table-cell office:value-type="float" office:value="0.84238" calcext:value-type="float">
            <text:p>0.84238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863125" calcext:value-type="float">
            <text:p>0.863125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84831" calcext:value-type="float">
            <text:p>0.84831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0055" calcext:value-type="float">
            <text:p>0.850055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2835" calcext:value-type="float">
            <text:p>0.852835</text:p>
          </table:table-cell>
          <table:table-cell office:value-type="float" office:value="0.851745" calcext:value-type="float">
            <text:p>0.851745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859928" calcext:value-type="float">
            <text:p>0.859928</text:p>
          </table:table-cell>
          <table:table-cell office:value-type="float" office:value="0.848505" calcext:value-type="float">
            <text:p>0.848505</text:p>
          </table:table-cell>
          <table:table-cell office:value-type="float" office:value="0.85158" calcext:value-type="float">
            <text:p>0.85158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850385" calcext:value-type="float">
            <text:p>0.850385</text:p>
          </table:table-cell>
          <table:table-cell office:value-type="float" office:value="0.85176" calcext:value-type="float">
            <text:p>0.85176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863111" calcext:value-type="float">
            <text:p>0.863111</text:p>
          </table:table-cell>
          <table:table-cell office:value-type="float" office:value="0.845845" calcext:value-type="float">
            <text:p>0.845845</text:p>
          </table:table-cell>
          <table:table-cell office:value-type="float" office:value="0.8494" calcext:value-type="float">
            <text:p>0.8494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435" calcext:value-type="float">
            <text:p>0.853435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60625" calcext:value-type="float">
            <text:p>0.860625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0.855855" calcext:value-type="float">
            <text:p>0.855855</text:p>
          </table:table-cell>
          <table:table-cell table:number-columns-repeated="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7865" calcext:value-type="float">
            <text:p>0.857865</text:p>
          </table:table-cell>
          <table:table-cell office:value-type="float" office:value="0.85639" calcext:value-type="float">
            <text:p>0.85639</text:p>
          </table:table-cell>
          <table:table-cell table:number-columns-repeated="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8065" calcext:value-type="float">
            <text:p>0.858065</text:p>
          </table:table-cell>
          <table:table-cell office:value-type="float" office:value="0.857585" calcext:value-type="float">
            <text:p>0.857585</text:p>
          </table:table-cell>
          <table:table-cell table:number-columns-repeated="5"/>
        </table:table-row>
      </table:table>
      <table:table table:name="Nursery" table:style-name="ta1">
        <table:shapes>
          <draw:frame draw:z-index="0" draw:style-name="gr1" draw:text-style-name="P1" svg:width="4.7276in" svg:height="2.6146in" svg:x="5.6555in" svg:y="5.3276in">
            <draw:object draw:notify-on-update-of-ranges="Nursery.A3:Nursery.A22 Nursery.C2:Nursery.C2 Nursery.C3:Nursery.C22 Nursery.A3:Nursery.A22 Nursery.E2:Nursery.E2 Nursery.E3:Nursery.E22 Nursery.A3:Nursery.A22 Nursery.G2:Nursery.G2 Nursery.G3:Nursery.G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.4736in" svg:height="2.5752in" svg:x="0.9669in" svg:y="5.3768in">
            <draw:object draw:notify-on-update-of-ranges="Nursery.A24:Nursery.A26 Nursery.C2:Nursery.C2 Nursery.C24:Nursery.C26 Nursery.E2:Nursery.E2 Nursery.E24:Nursery.E26 Nursery.G2:Nursery.G2 Nursery.G24:Nursery.G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.9232in" svg:height="3.3256in" svg:x="4.0957in" svg:y="8.589in">
            <draw:object draw:notify-on-update-of-ranges="Nursery.A45:Nursery.A65 Nursery.B44:Nursery.B44 Nursery.B45:Nursery.B65 Nursery.A45:Nursery.A65 Nursery.C44:Nursery.C44 Nursery.C45:Nursery.C65 Nursery.A45:Nursery.A65 Nursery.D44:Nursery.D44 Nursery.D45:Nursery.D6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" draw:style-name="gr1" draw:text-style-name="P1" svg:width="5.7571in" svg:height="3.1028in" svg:x="4.1933in" svg:y="12.963in">
            <draw:object draw:notify-on-update-of-ranges="Nursery.A68:Nursery.A68 Nursery.A69:Nursery.A89 Nursery.B68:Nursery.B68 Nursery.B69:Nursery.B89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10" table:number-rows-spanned="1">
            <text:p>Nursery, MaxLearn, UIUP PLP-trees (Training: 1000 examples, Testing: 1000 examples, TestingExtra: 1% of (all examples except the training 1000))</text:p>
            <text:p><text:span text:style-name="T1">#Attributes: 8</text:span></text:p>
            <text:p><text:span text:style-name="T1">#Outcomes: 12960</text:span></text:p>
            <text:p><text:span text:style-name="T1">#Users: 1</text:span></text:p>
            <text:p><text:span text:style-name="T1">#Examples: 57319460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table:formula="of:=[.B3]/1000" office:value-type="float" office:value="0.935" calcext:value-type="float">
            <text:p>0.935</text:p>
          </table:table-cell>
          <table:table-cell office:value-type="float" office:value="904" calcext:value-type="float">
            <text:p>904</text:p>
          </table:table-cell>
          <table:table-cell table:formula="of:=[.D3]/1000" office:value-type="float" office:value="0.904" calcext:value-type="float">
            <text:p>0.904</text:p>
          </table:table-cell>
          <table:table-cell office:value-type="float" office:value="531171" calcext:value-type="float">
            <text:p>531171</text:p>
          </table:table-cell>
          <table:table-cell table:formula="of:=[.F3]/573185" office:value-type="float" office:value="0.926700803405532" calcext:value-type="float">
            <text:p>0.92670080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table:formula="of:=[.B4]/1000" office:value-type="float" office:value="0.929" calcext:value-type="float">
            <text:p>0.929</text:p>
          </table:table-cell>
          <table:table-cell office:value-type="float" office:value="934" calcext:value-type="float">
            <text:p>934</text:p>
          </table:table-cell>
          <table:table-cell table:formula="of:=[.D4]/1000" office:value-type="float" office:value="0.934" calcext:value-type="float">
            <text:p>0.934</text:p>
          </table:table-cell>
          <table:table-cell office:value-type="float" office:value="528934" calcext:value-type="float">
            <text:p>528934</text:p>
          </table:table-cell>
          <table:table-cell table:formula="of:=[.F4]/573185" office:value-type="float" office:value="0.922798049495364" calcext:value-type="float">
            <text:p>0.922798049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table:formula="of:=[.B5]/1000" office:value-type="float" office:value="0.933" calcext:value-type="float">
            <text:p>0.933</text:p>
          </table:table-cell>
          <table:table-cell office:value-type="float" office:value="906" calcext:value-type="float">
            <text:p>906</text:p>
          </table:table-cell>
          <table:table-cell table:formula="of:=[.D5]/1000" office:value-type="float" office:value="0.906" calcext:value-type="float">
            <text:p>0.906</text:p>
          </table:table-cell>
          <table:table-cell office:value-type="float" office:value="525101" calcext:value-type="float">
            <text:p>525101</text:p>
          </table:table-cell>
          <table:table-cell table:formula="of:=[.F5]/573185" office:value-type="float" office:value="0.916110854261713" calcext:value-type="float">
            <text:p>0.916110854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formula="of:=[.B6]/1000" office:value-type="float" office:value="0.924" calcext:value-type="float">
            <text:p>0.924</text:p>
          </table:table-cell>
          <table:table-cell office:value-type="float" office:value="919" calcext:value-type="float">
            <text:p>919</text:p>
          </table:table-cell>
          <table:table-cell table:formula="of:=[.D6]/1000" office:value-type="float" office:value="0.919" calcext:value-type="float">
            <text:p>0.919</text:p>
          </table:table-cell>
          <table:table-cell office:value-type="float" office:value="527797" calcext:value-type="float">
            <text:p>527797</text:p>
          </table:table-cell>
          <table:table-cell table:formula="of:=[.F6]/573185" office:value-type="float" office:value="0.920814396747996" calcext:value-type="float">
            <text:p>0.920814396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4" calcext:value-type="float">
            <text:p>924</text:p>
          </table:table-cell>
          <table:table-cell table:formula="of:=[.B7]/1000" office:value-type="float" office:value="0.924" calcext:value-type="float">
            <text:p>0.924</text:p>
          </table:table-cell>
          <table:table-cell office:value-type="float" office:value="921" calcext:value-type="float">
            <text:p>921</text:p>
          </table:table-cell>
          <table:table-cell table:formula="of:=[.D7]/1000" office:value-type="float" office:value="0.921" calcext:value-type="float">
            <text:p>0.921</text:p>
          </table:table-cell>
          <table:table-cell office:value-type="float" office:value="528446" calcext:value-type="float">
            <text:p>528446</text:p>
          </table:table-cell>
          <table:table-cell table:formula="of:=[.F7]/573185" office:value-type="float" office:value="0.921946666434048" calcext:value-type="float">
            <text:p>0.92194666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table:formula="of:=[.B8]/1000" office:value-type="float" office:value="0.924" calcext:value-type="float">
            <text:p>0.924</text:p>
          </table:table-cell>
          <table:table-cell office:value-type="float" office:value="924" calcext:value-type="float">
            <text:p>924</text:p>
          </table:table-cell>
          <table:table-cell table:formula="of:=[.D8]/1000" office:value-type="float" office:value="0.924" calcext:value-type="float">
            <text:p>0.924</text:p>
          </table:table-cell>
          <table:table-cell office:value-type="float" office:value="531516" calcext:value-type="float">
            <text:p>531516</text:p>
          </table:table-cell>
          <table:table-cell table:formula="of:=[.F8]/573185" office:value-type="float" office:value="0.927302703315683" calcext:value-type="float">
            <text:p>0.927302703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19" calcext:value-type="float">
            <text:p>919</text:p>
          </table:table-cell>
          <table:table-cell table:formula="of:=[.B9]/1000" office:value-type="float" office:value="0.919" calcext:value-type="float">
            <text:p>0.919</text:p>
          </table:table-cell>
          <table:table-cell office:value-type="float" office:value="931" calcext:value-type="float">
            <text:p>931</text:p>
          </table:table-cell>
          <table:table-cell table:formula="of:=[.D9]/1000" office:value-type="float" office:value="0.931" calcext:value-type="float">
            <text:p>0.931</text:p>
          </table:table-cell>
          <table:table-cell office:value-type="float" office:value="531326" calcext:value-type="float">
            <text:p>531326</text:p>
          </table:table-cell>
          <table:table-cell table:formula="of:=[.F9]/573185" office:value-type="float" office:value="0.926971222205745" calcext:value-type="float">
            <text:p>0.926971222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table:formula="of:=[.B10]/1000" office:value-type="float" office:value="0.921" calcext:value-type="float">
            <text:p>0.921</text:p>
          </table:table-cell>
          <table:table-cell office:value-type="float" office:value="906" calcext:value-type="float">
            <text:p>906</text:p>
          </table:table-cell>
          <table:table-cell table:formula="of:=[.D10]/1000" office:value-type="float" office:value="0.906" calcext:value-type="float">
            <text:p>0.906</text:p>
          </table:table-cell>
          <table:table-cell office:value-type="float" office:value="525566" calcext:value-type="float">
            <text:p>525566</text:p>
          </table:table-cell>
          <table:table-cell table:formula="of:=[.F10]/573185" office:value-type="float" office:value="0.916922110662352" calcext:value-type="float">
            <text:p>0.91692211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29" calcext:value-type="float">
            <text:p>929</text:p>
          </table:table-cell>
          <table:table-cell table:formula="of:=[.B11]/1000" office:value-type="float" office:value="0.929" calcext:value-type="float">
            <text:p>0.929</text:p>
          </table:table-cell>
          <table:table-cell office:value-type="float" office:value="925" calcext:value-type="float">
            <text:p>925</text:p>
          </table:table-cell>
          <table:table-cell table:formula="of:=[.D11]/1000" office:value-type="float" office:value="0.925" calcext:value-type="float">
            <text:p>0.925</text:p>
          </table:table-cell>
          <table:table-cell office:value-type="float" office:value="529859" calcext:value-type="float">
            <text:p>529859</text:p>
          </table:table-cell>
          <table:table-cell table:formula="of:=[.F11]/573185" office:value-type="float" office:value="0.924411839109537" calcext:value-type="float">
            <text:p>0.924411839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table:formula="of:=[.B12]/1000" office:value-type="float" office:value="0.94" calcext:value-type="float">
            <text:p>0.94</text:p>
          </table:table-cell>
          <table:table-cell office:value-type="float" office:value="934" calcext:value-type="float">
            <text:p>934</text:p>
          </table:table-cell>
          <table:table-cell table:formula="of:=[.D12]/1000" office:value-type="float" office:value="0.934" calcext:value-type="float">
            <text:p>0.934</text:p>
          </table:table-cell>
          <table:table-cell office:value-type="float" office:value="530569" calcext:value-type="float">
            <text:p>530569</text:p>
          </table:table-cell>
          <table:table-cell table:formula="of:=[.F12]/573185" office:value-type="float" office:value="0.925650531678254" calcext:value-type="float">
            <text:p>0.9256505317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formula="of:=[.B13]/1000" office:value-type="float" office:value="0.941" calcext:value-type="float">
            <text:p>0.941</text:p>
          </table:table-cell>
          <table:table-cell office:value-type="float" office:value="912" calcext:value-type="float">
            <text:p>912</text:p>
          </table:table-cell>
          <table:table-cell table:formula="of:=[.D13]/1000" office:value-type="float" office:value="0.912" calcext:value-type="float">
            <text:p>0.912</text:p>
          </table:table-cell>
          <table:table-cell office:value-type="float" office:value="529715" calcext:value-type="float">
            <text:p>529715</text:p>
          </table:table-cell>
          <table:table-cell table:formula="of:=[.F13]/573185" office:value-type="float" office:value="0.924160611320952" calcext:value-type="float">
            <text:p>0.924160611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21" calcext:value-type="float">
            <text:p>921</text:p>
          </table:table-cell>
          <table:table-cell table:formula="of:=[.B14]/1000" office:value-type="float" office:value="0.921" calcext:value-type="float">
            <text:p>0.921</text:p>
          </table:table-cell>
          <table:table-cell office:value-type="float" office:value="910" calcext:value-type="float">
            <text:p>910</text:p>
          </table:table-cell>
          <table:table-cell table:formula="of:=[.D14]/1000" office:value-type="float" office:value="0.91" calcext:value-type="float">
            <text:p>0.91</text:p>
          </table:table-cell>
          <table:table-cell office:value-type="float" office:value="529994" calcext:value-type="float">
            <text:p>529994</text:p>
          </table:table-cell>
          <table:table-cell table:formula="of:=[.F14]/573185" office:value-type="float" office:value="0.924647365161335" calcext:value-type="float">
            <text:p>0.924647365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917" calcext:value-type="float">
            <text:p>917</text:p>
          </table:table-cell>
          <table:table-cell table:formula="of:=[.D15]/1000" office:value-type="float" office:value="0.917" calcext:value-type="float">
            <text:p>0.917</text:p>
          </table:table-cell>
          <table:table-cell office:value-type="float" office:value="526968" calcext:value-type="float">
            <text:p>526968</text:p>
          </table:table-cell>
          <table:table-cell table:formula="of:=[.F15]/573185" office:value-type="float" office:value="0.919368092326212" calcext:value-type="float">
            <text:p>0.919368092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table:formula="of:=[.B16]/1000" office:value-type="float" office:value="0.931" calcext:value-type="float">
            <text:p>0.931</text:p>
          </table:table-cell>
          <table:table-cell office:value-type="float" office:value="927" calcext:value-type="float">
            <text:p>927</text:p>
          </table:table-cell>
          <table:table-cell table:formula="of:=[.D16]/1000" office:value-type="float" office:value="0.927" calcext:value-type="float">
            <text:p>0.927</text:p>
          </table:table-cell>
          <table:table-cell office:value-type="float" office:value="532279" calcext:value-type="float">
            <text:p>532279</text:p>
          </table:table-cell>
          <table:table-cell table:formula="of:=[.F16]/573185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4" calcext:value-type="float">
            <text:p>934</text:p>
          </table:table-cell>
          <table:table-cell table:formula="of:=[.B17]/1000" office:value-type="float" office:value="0.934" calcext:value-type="float">
            <text:p>0.934</text:p>
          </table:table-cell>
          <table:table-cell office:value-type="float" office:value="921" calcext:value-type="float">
            <text:p>921</text:p>
          </table:table-cell>
          <table:table-cell table:formula="of:=[.D17]/1000" office:value-type="float" office:value="0.921" calcext:value-type="float">
            <text:p>0.921</text:p>
          </table:table-cell>
          <table:table-cell office:value-type="float" office:value="529738" calcext:value-type="float">
            <text:p>529738</text:p>
          </table:table-cell>
          <table:table-cell table:formula="of:=[.F17]/573185" office:value-type="float" office:value="0.924200737981629" calcext:value-type="float">
            <text:p>0.92420073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35" calcext:value-type="float">
            <text:p>935</text:p>
          </table:table-cell>
          <table:table-cell table:formula="of:=[.B18]/1000" office:value-type="float" office:value="0.935" calcext:value-type="float">
            <text:p>0.935</text:p>
          </table:table-cell>
          <table:table-cell office:value-type="float" office:value="931" calcext:value-type="float">
            <text:p>931</text:p>
          </table:table-cell>
          <table:table-cell table:formula="of:=[.D18]/1000" office:value-type="float" office:value="0.931" calcext:value-type="float">
            <text:p>0.931</text:p>
          </table:table-cell>
          <table:table-cell office:value-type="float" office:value="529843" calcext:value-type="float">
            <text:p>529843</text:p>
          </table:table-cell>
          <table:table-cell table:formula="of:=[.F18]/573185" office:value-type="float" office:value="0.924383924910805" calcext:value-type="float">
            <text:p>0.924383924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14" calcext:value-type="float">
            <text:p>914</text:p>
          </table:table-cell>
          <table:table-cell table:formula="of:=[.B19]/1000" office:value-type="float" office:value="0.914" calcext:value-type="float">
            <text:p>0.914</text:p>
          </table:table-cell>
          <table:table-cell office:value-type="float" office:value="898" calcext:value-type="float">
            <text:p>898</text:p>
          </table:table-cell>
          <table:table-cell table:formula="of:=[.D19]/1000" office:value-type="float" office:value="0.898" calcext:value-type="float">
            <text:p>0.898</text:p>
          </table:table-cell>
          <table:table-cell office:value-type="float" office:value="524758" calcext:value-type="float">
            <text:p>524758</text:p>
          </table:table-cell>
          <table:table-cell table:formula="of:=[.F19]/573185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38" calcext:value-type="float">
            <text:p>938</text:p>
          </table:table-cell>
          <table:table-cell table:formula="of:=[.B20]/1000" office:value-type="float" office:value="0.938" calcext:value-type="float">
            <text:p>0.938</text:p>
          </table:table-cell>
          <table:table-cell office:value-type="float" office:value="933" calcext:value-type="float">
            <text:p>933</text:p>
          </table:table-cell>
          <table:table-cell table:formula="of:=[.D20]/1000" office:value-type="float" office:value="0.933" calcext:value-type="float">
            <text:p>0.933</text:p>
          </table:table-cell>
          <table:table-cell office:value-type="float" office:value="531228" calcext:value-type="float">
            <text:p>531228</text:p>
          </table:table-cell>
          <table:table-cell table:formula="of:=[.F20]/573185" office:value-type="float" office:value="0.926800247738514" calcext:value-type="float">
            <text:p>0.926800247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11" calcext:value-type="float">
            <text:p>911</text:p>
          </table:table-cell>
          <table:table-cell table:formula="of:=[.B21]/1000" office:value-type="float" office:value="0.911" calcext:value-type="float">
            <text:p>0.911</text:p>
          </table:table-cell>
          <table:table-cell office:value-type="float" office:value="926" calcext:value-type="float">
            <text:p>926</text:p>
          </table:table-cell>
          <table:table-cell table:formula="of:=[.D21]/1000" office:value-type="float" office:value="0.926" calcext:value-type="float">
            <text:p>0.926</text:p>
          </table:table-cell>
          <table:table-cell office:value-type="float" office:value="530336" calcext:value-type="float">
            <text:p>530336</text:p>
          </table:table-cell>
          <table:table-cell table:formula="of:=[.F21]/573185" office:value-type="float" office:value="0.925244031159224" calcext:value-type="float">
            <text:p>0.925244031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33" calcext:value-type="float">
            <text:p>933</text:p>
          </table:table-cell>
          <table:table-cell table:formula="of:=[.B22]/1000" office:value-type="float" office:value="0.933" calcext:value-type="float">
            <text:p>0.933</text:p>
          </table:table-cell>
          <table:table-cell office:value-type="float" office:value="926" calcext:value-type="float">
            <text:p>926</text:p>
          </table:table-cell>
          <table:table-cell table:formula="of:=[.D22]/1000" office:value-type="float" office:value="0.926" calcext:value-type="float">
            <text:p>0.926</text:p>
          </table:table-cell>
          <table:table-cell office:value-type="float" office:value="530826" calcext:value-type="float">
            <text:p>530826</text:p>
          </table:table-cell>
          <table:table-cell table:formula="of:=[.F22]/573185" office:value-type="float" office:value="0.926098903495381" calcext:value-type="float">
            <text:p>0.926098903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928.7" calcext:value-type="float">
            <text:p>928.7</text:p>
          </table:table-cell>
          <table:table-cell table:style-name="ce4" table:formula="of:=SUM([.C3:.C22])/20" office:value-type="float" office:value="0.9287" calcext:value-type="float">
            <text:p>0.9287</text:p>
          </table:table-cell>
          <table:table-cell table:formula="of:=SUM([.D3:.D22])/20" office:value-type="float" office:value="920.25" calcext:value-type="float">
            <text:p>920.25</text:p>
          </table:table-cell>
          <table:table-cell table:formula="of:=SUM([.E3:.E22])/20" office:value-type="float" office:value="0.92025" calcext:value-type="float">
            <text:p>0.92025</text:p>
          </table:table-cell>
          <table:table-cell table:formula="of:=SUM([.F3:.F22])/20" office:value-type="float" office:value="529298.5" calcext:value-type="float">
            <text:p>529298.5</text:p>
          </table:table-cell>
          <table:table-cell table:formula="of:=SUM([.G3:.G22])/20" office:value-type="float" office:value="0.923433969835219" calcext:value-type="float">
            <text:p>0.9234339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41" calcext:value-type="float">
            <text:p>941</text:p>
          </table:table-cell>
          <table:table-cell table:style-name="ce4" table:formula="of:=SUBTOTAL(4; [.C3:.C22])" office:value-type="float" office:value="0.941" calcext:value-type="float">
            <text:p>0.941</text:p>
          </table:table-cell>
          <table:table-cell table:style-name="ce4" table:formula="of:=SUBTOTAL(4; [.D3:.D22])" office:value-type="float" office:value="934" calcext:value-type="float">
            <text:p>934</text:p>
          </table:table-cell>
          <table:table-cell table:style-name="ce4" table:formula="of:=SUBTOTAL(4; [.E3:.E22])" office:value-type="float" office:value="0.934" calcext:value-type="float">
            <text:p>0.934</text:p>
          </table:table-cell>
          <table:table-cell table:style-name="ce4" table:formula="of:=SUBTOTAL(4; [.F3:.F22])" office:value-type="float" office:value="532279" calcext:value-type="float">
            <text:p>532279</text:p>
          </table:table-cell>
          <table:table-cell table:style-name="ce4" table:formula="of:=SUBTOTAL(4; [.G3:.G22])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11" calcext:value-type="float">
            <text:p>911</text:p>
          </table:table-cell>
          <table:table-cell table:style-name="ce4" table:formula="of:=SUBTOTAL(5; [.C3:.C22])" office:value-type="float" office:value="0.911" calcext:value-type="float">
            <text:p>0.911</text:p>
          </table:table-cell>
          <table:table-cell table:style-name="ce4" table:formula="of:=SUBTOTAL(5; [.D3:.D22])" office:value-type="float" office:value="898" calcext:value-type="float">
            <text:p>898</text:p>
          </table:table-cell>
          <table:table-cell table:style-name="ce4" table:formula="of:=SUBTOTAL(5; [.E3:.E22])" office:value-type="float" office:value="0.898" calcext:value-type="float">
            <text:p>0.898</text:p>
          </table:table-cell>
          <table:table-cell table:style-name="ce4" table:formula="of:=SUBTOTAL(5; [.F3:.F22])" office:value-type="float" office:value="524758" calcext:value-type="float">
            <text:p>524758</text:p>
          </table:table-cell>
          <table:table-cell table:style-name="ce4" table:formula="of:=SUBTOTAL(5; [.G3:.G22])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73755" calcext:value-type="float">
            <text:p>0.7375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82" calcext:value-type="float">
            <text:p>0.838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2667" calcext:value-type="float">
            <text:p>0.82667</text:p>
          </table:table-cell>
          <table:table-cell office:value-type="float" office:value="0.860145" calcext:value-type="float">
            <text:p>0.86014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86" calcext:value-type="float">
            <text:p>0.86</text:p>
          </table:table-cell>
          <table:table-cell office:value-type="float" office:value="0.869855" calcext:value-type="float">
            <text:p>0.86985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41" calcext:value-type="float">
            <text:p>0.9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75285" calcext:value-type="float">
            <text:p>0.87528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49167" calcext:value-type="float">
            <text:p>0.94916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8592" calcext:value-type="float">
            <text:p>0.8859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02145" calcext:value-type="float">
            <text:p>0.902145</text:p>
          </table:table-cell>
          <table:table-cell office:value-type="float" office:value="0.89035" calcext:value-type="float">
            <text:p>0.8903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2185" calcext:value-type="float">
            <text:p>0.90218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167" calcext:value-type="float">
            <text:p>0.91167</text:p>
          </table:table-cell>
          <table:table-cell office:value-type="float" office:value="0.898305" calcext:value-type="float">
            <text:p>0.89830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93" calcext:value-type="float">
            <text:p>0.893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675" calcext:value-type="float">
            <text:p>0.93675</text:p>
          </table:table-cell>
          <table:table-cell office:value-type="float" office:value="0.91275" calcext:value-type="float">
            <text:p>0.91275</text:p>
          </table:table-cell>
          <table:table-cell office:value-type="float" office:value="0.914815" calcext:value-type="float">
            <text:p>0.914815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37833" calcext:value-type="float">
            <text:p>0.937833</text:p>
          </table:table-cell>
          <table:table-cell office:value-type="float" office:value="0.90934" calcext:value-type="float">
            <text:p>0.90934</text:p>
          </table:table-cell>
          <table:table-cell office:value-type="float" office:value="0.91944" calcext:value-type="float">
            <text:p>0.91944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930875" calcext:value-type="float">
            <text:p>0.930875</text:p>
          </table:table-cell>
          <table:table-cell office:value-type="float" office:value="0.920125" calcext:value-type="float">
            <text:p>0.920125</text:p>
          </table:table-cell>
          <table:table-cell office:value-type="float" office:value="0.921645" calcext:value-type="float">
            <text:p>0.92164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217" calcext:value-type="float">
            <text:p>0.92217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930917" calcext:value-type="float">
            <text:p>0.930917</text:p>
          </table:table-cell>
          <table:table-cell office:value-type="float" office:value="0.92709" calcext:value-type="float">
            <text:p>0.92709</text:p>
          </table:table-cell>
          <table:table-cell office:value-type="float" office:value="0.92415" calcext:value-type="float">
            <text:p>0.92415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936143" calcext:value-type="float">
            <text:p>0.936143</text:p>
          </table:table-cell>
          <table:table-cell office:value-type="float" office:value="0.925425" calcext:value-type="float">
            <text:p>0.925425</text:p>
          </table:table-cell>
          <table:table-cell office:value-type="float" office:value="0.92494" calcext:value-type="float">
            <text:p>0.92494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924375" calcext:value-type="float">
            <text:p>0.924375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931833" calcext:value-type="float">
            <text:p>0.931833</text:p>
          </table:table-cell>
          <table:table-cell office:value-type="float" office:value="0.924995" calcext:value-type="float">
            <text:p>0.924995</text:p>
          </table:table-cell>
          <table:table-cell office:value-type="float" office:value="0.923875" calcext:value-type="float">
            <text:p>0.92387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025" calcext:value-type="float">
            <text:p>0.92025</text:p>
          </table:table-cell>
          <table:table-cell office:value-type="float" office:value="0.92343" calcext:value-type="float">
            <text:p>0.92343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725" calcext:value-type="float">
            <text:p>0.92725</text:p>
          </table:table-cell>
          <table:table-cell office:value-type="float" office:value="0.927275" calcext:value-type="float">
            <text:p>0.927275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29833" calcext:value-type="float">
            <text:p>0.929833</text:p>
          </table:table-cell>
          <table:table-cell office:value-type="float" office:value="0.926555" calcext:value-type="float">
            <text:p>0.926555</text:p>
          </table:table-cell>
          <table:table-cell office:value-type="float" office:value="0.92791" calcext:value-type="float">
            <text:p>0.92791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4368" calcext:value-type="float">
            <text:p>1.4368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0225" calcext:value-type="float">
            <text:p>3.022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77465" calcext:value-type="float">
            <text:p>3.77465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.00675" calcext:value-type="float">
            <text:p>5.0067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51585" calcext:value-type="float">
            <text:p>6.5158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1522" calcext:value-type="float">
            <text:p>7.1522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2504" calcext:value-type="float">
            <text:p>7.2504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643" calcext:value-type="float">
            <text:p>9.643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.6583" calcext:value-type="float">
            <text:p>9.658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9407" calcext:value-type="float">
            <text:p>11.9407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1.8562" calcext:value-type="float">
            <text:p>21.8562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4.2386" calcext:value-type="float">
            <text:p>34.2386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2.6584" calcext:value-type="float">
            <text:p>42.658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1.1242" calcext:value-type="float">
            <text:p>71.124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9.926" calcext:value-type="float">
            <text:p>89.926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7.0406" calcext:value-type="float">
            <text:p>97.0406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21.65" calcext:value-type="float">
            <text:p>121.65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9.673" calcext:value-type="float">
            <text:p>139.673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6.12" calcext:value-type="float">
            <text:p>206.12</text:p>
          </table:table-cell>
          <table:table-cell table:number-columns-repeated="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78.413" calcext:value-type="float">
            <text:p>478.413</text:p>
          </table:table-cell>
          <table:table-cell table:number-columns-repeated="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12.499" calcext:value-type="float">
            <text:p>812.499</text:p>
          </table:table-cell>
          <table:table-cell table:number-columns-repeated="8"/>
        </table:table-row>
      </table:table>
      <table:table table:name="TieTacToe" table:style-name="ta1">
        <table:shapes>
          <draw:frame draw:z-index="0" draw:style-name="gr1" draw:text-style-name="P1" svg:width="5.2106in" svg:height="2.7768in" svg:x="5.8768in" svg:y="5.4969in">
            <draw:object draw:notify-on-update-of-ranges="TieTacToe.A3:TieTacToe.A22 TieTacToe.C2:TieTacToe.C2 TieTacToe.C3:TieTacToe.C22 TieTacToe.A3:TieTacToe.A22 TieTacToe.E2:TieTacToe.E2 TieTacToe.E3:TieTacToe.E22 TieTacToe.A3:TieTacToe.A22 TieTacToe.G2:TieTacToe.G2 TieTacToe.G3:TieTacToe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618in" svg:height="2.9803in" svg:x="0.6567in" svg:y="5.3394in">
            <draw:object draw:notify-on-update-of-ranges="TieTacToe.A24:TieTacToe.A26 TieTacToe.C2:TieTacToe.C2 TieTacToe.C24:TieTacToe.C26 TieTacToe.E2:TieTacToe.E2 TieTacToe.E24:TieTacToe.E26 TieTacToe.G2:TieTacToe.G2 TieTacToe.G24:TieTacToe.G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008in" svg:height="3.5484in" svg:x="4.0244in" svg:y="12.7748in">
            <draw:object draw:notify-on-update-of-ranges="TieTacToe.A71:TieTacToe.A89 TieTacToe.B70:TieTacToe.B70 TieTacToe.B71:TieTacToe.B89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3" draw:style-name="gr1" draw:text-style-name="P1" svg:width="6.3004in" svg:height="3.5484in" svg:x="4.015in" svg:y="8.8717in">
            <draw:object draw:notify-on-update-of-ranges="TieTacToe.A48:TieTacToe.A66 TieTacToe.B47:TieTacToe.B47 TieTacToe.B48:TieTacToe.B66 TieTacToe.A48:TieTacToe.A66 TieTacToe.C47:TieTacToe.C47 TieTacToe.C48:TieTacToe.C66 TieTacToe.A48:TieTacToe.A66 TieTacToe.D47:TieTacToe.D47 TieTacToe.D48:TieTacToe.D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10" table:number-rows-spanned="1">
            <text:p>TicTacToe, MaxLearn, UIUP PLP-trees (Training: 1000 examples, Testing: 1000 examples, TestingExtra: all examples except the training 1000)</text:p>
            <text:p><text:span text:style-name="T1">#Attributes: 9</text:span></text:p>
            <text:p><text:span text:style-name="T1">#Outcomes: 958</text:span></text:p>
            <text:p><text:span text:style-name="T1">#Users: 1</text:span></text:p>
            <text:p><text:span text:style-name="T1">#Examples: 207832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table:formula="of:=[.B3]/1000" office:value-type="float" office:value="0.756" calcext:value-type="float">
            <text:p>0.756</text:p>
          </table:table-cell>
          <table:table-cell office:value-type="float" office:value="739" calcext:value-type="float">
            <text:p>739</text:p>
          </table:table-cell>
          <table:table-cell table:formula="of:=[.D3]/1000" office:value-type="float" office:value="0.739" calcext:value-type="float">
            <text:p>0.739</text:p>
          </table:table-cell>
          <table:table-cell office:value-type="float" office:value="151570" calcext:value-type="float">
            <text:p>151570</text:p>
          </table:table-cell>
          <table:table-cell table:formula="of:=[.F3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table:formula="of:=[.B4]/1000" office:value-type="float" office:value="0.773" calcext:value-type="float">
            <text:p>0.773</text:p>
          </table:table-cell>
          <table:table-cell office:value-type="float" office:value="737" calcext:value-type="float">
            <text:p>737</text:p>
          </table:table-cell>
          <table:table-cell table:formula="of:=[.D4]/1000" office:value-type="float" office:value="0.737" calcext:value-type="float">
            <text:p>0.737</text:p>
          </table:table-cell>
          <table:table-cell office:value-type="float" office:value="152796" calcext:value-type="float">
            <text:p>152796</text:p>
          </table:table-cell>
          <table:table-cell table:formula="of:=[.F4]/206832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table:formula="of:=[.B5]/1000" office:value-type="float" office:value="0.782" calcext:value-type="float">
            <text:p>0.782</text:p>
          </table:table-cell>
          <table:table-cell office:value-type="float" office:value="729" calcext:value-type="float">
            <text:p>729</text:p>
          </table:table-cell>
          <table:table-cell table:formula="of:=[.D5]/1000" office:value-type="float" office:value="0.729" calcext:value-type="float">
            <text:p>0.729</text:p>
          </table:table-cell>
          <table:table-cell office:value-type="float" office:value="151911" calcext:value-type="float">
            <text:p>151911</text:p>
          </table:table-cell>
          <table:table-cell table:formula="of:=[.F5]/206832" office:value-type="float" office:value="0.734465653283825" calcext:value-type="float">
            <text:p>0.73446565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table:formula="of:=[.B6]/1000" office:value-type="float" office:value="0.765" calcext:value-type="float">
            <text:p>0.765</text:p>
          </table:table-cell>
          <table:table-cell office:value-type="float" office:value="741" calcext:value-type="float">
            <text:p>741</text:p>
          </table:table-cell>
          <table:table-cell table:formula="of:=[.D6]/1000" office:value-type="float" office:value="0.741" calcext:value-type="float">
            <text:p>0.741</text:p>
          </table:table-cell>
          <table:table-cell office:value-type="float" office:value="152549" calcext:value-type="float">
            <text:p>152549</text:p>
          </table:table-cell>
          <table:table-cell table:formula="of:=[.F6]/206832" office:value-type="float" office:value="0.737550282354761" calcext:value-type="float">
            <text:p>0.737550282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table:formula="of:=[.B7]/1000" office:value-type="float" office:value="0.761" calcext:value-type="float">
            <text:p>0.761</text:p>
          </table:table-cell>
          <table:table-cell office:value-type="float" office:value="727" calcext:value-type="float">
            <text:p>727</text:p>
          </table:table-cell>
          <table:table-cell table:formula="of:=[.D7]/1000" office:value-type="float" office:value="0.727" calcext:value-type="float">
            <text:p>0.727</text:p>
          </table:table-cell>
          <table:table-cell office:value-type="float" office:value="152042" calcext:value-type="float">
            <text:p>152042</text:p>
          </table:table-cell>
          <table:table-cell table:formula="of:=[.F7]/206832" office:value-type="float" office:value="0.735099017560145" calcext:value-type="float">
            <text:p>0.735099017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table:formula="of:=[.B8]/1000" office:value-type="float" office:value="0.743" calcext:value-type="float">
            <text:p>0.743</text:p>
          </table:table-cell>
          <table:table-cell office:value-type="float" office:value="738" calcext:value-type="float">
            <text:p>738</text:p>
          </table:table-cell>
          <table:table-cell table:formula="of:=[.D8]/1000" office:value-type="float" office:value="0.738" calcext:value-type="float">
            <text:p>0.738</text:p>
          </table:table-cell>
          <table:table-cell office:value-type="float" office:value="152565" calcext:value-type="float">
            <text:p>152565</text:p>
          </table:table-cell>
          <table:table-cell table:formula="of:=[.F8]/206832" office:value-type="float" office:value="0.737627639823625" calcext:value-type="float">
            <text:p>0.737627639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table:formula="of:=[.B9]/1000" office:value-type="float" office:value="0.754" calcext:value-type="float">
            <text:p>0.754</text:p>
          </table:table-cell>
          <table:table-cell office:value-type="float" office:value="722" calcext:value-type="float">
            <text:p>722</text:p>
          </table:table-cell>
          <table:table-cell table:formula="of:=[.D9]/1000" office:value-type="float" office:value="0.722" calcext:value-type="float">
            <text:p>0.722</text:p>
          </table:table-cell>
          <table:table-cell office:value-type="float" office:value="150754" calcext:value-type="float">
            <text:p>150754</text:p>
          </table:table-cell>
          <table:table-cell table:formula="of:=[.F9]/206832" office:value-type="float" office:value="0.728871741316624" calcext:value-type="float">
            <text:p>0.728871741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table:formula="of:=[.B10]/1000" office:value-type="float" office:value="0.755" calcext:value-type="float">
            <text:p>0.755</text:p>
          </table:table-cell>
          <table:table-cell office:value-type="float" office:value="732" calcext:value-type="float">
            <text:p>732</text:p>
          </table:table-cell>
          <table:table-cell table:formula="of:=[.D10]/1000" office:value-type="float" office:value="0.732" calcext:value-type="float">
            <text:p>0.732</text:p>
          </table:table-cell>
          <table:table-cell office:value-type="float" office:value="151780" calcext:value-type="float">
            <text:p>151780</text:p>
          </table:table-cell>
          <table:table-cell table:formula="of:=[.F10]/206832" office:value-type="float" office:value="0.733832289007504" calcext:value-type="float">
            <text:p>0.73383228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5" calcext:value-type="float">
            <text:p>755</text:p>
          </table:table-cell>
          <table:table-cell table:formula="of:=[.B11]/1000" office:value-type="float" office:value="0.755" calcext:value-type="float">
            <text:p>0.755</text:p>
          </table:table-cell>
          <table:table-cell office:value-type="float" office:value="726" calcext:value-type="float">
            <text:p>726</text:p>
          </table:table-cell>
          <table:table-cell table:formula="of:=[.D11]/1000" office:value-type="float" office:value="0.726" calcext:value-type="float">
            <text:p>0.726</text:p>
          </table:table-cell>
          <table:table-cell office:value-type="float" office:value="152758" calcext:value-type="float">
            <text:p>152758</text:p>
          </table:table-cell>
          <table:table-cell table:formula="of:=[.F11]/206832" office:value-type="float" office:value="0.738560764291792" calcext:value-type="float">
            <text:p>0.738560764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table:formula="of:=[.B12]/1000" office:value-type="float" office:value="0.754" calcext:value-type="float">
            <text:p>0.754</text:p>
          </table:table-cell>
          <table:table-cell office:value-type="float" office:value="734" calcext:value-type="float">
            <text:p>734</text:p>
          </table:table-cell>
          <table:table-cell table:formula="of:=[.D12]/1000" office:value-type="float" office:value="0.734" calcext:value-type="float">
            <text:p>0.734</text:p>
          </table:table-cell>
          <table:table-cell office:value-type="float" office:value="150950" calcext:value-type="float">
            <text:p>150950</text:p>
          </table:table-cell>
          <table:table-cell table:formula="of:=[.F12]/206832" office:value-type="float" office:value="0.729819370310204" calcext:value-type="float">
            <text:p>0.7298193703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table:formula="of:=[.B13]/1000" office:value-type="float" office:value="0.756" calcext:value-type="float">
            <text:p>0.756</text:p>
          </table:table-cell>
          <table:table-cell office:value-type="float" office:value="741" calcext:value-type="float">
            <text:p>741</text:p>
          </table:table-cell>
          <table:table-cell table:formula="of:=[.D13]/1000" office:value-type="float" office:value="0.741" calcext:value-type="float">
            <text:p>0.741</text:p>
          </table:table-cell>
          <table:table-cell office:value-type="float" office:value="152472" calcext:value-type="float">
            <text:p>152472</text:p>
          </table:table-cell>
          <table:table-cell table:formula="of:=[.F13]/206832" office:value-type="float" office:value="0.737177999535855" calcext:value-type="float">
            <text:p>0.737177999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87" calcext:value-type="float">
            <text:p>787</text:p>
          </table:table-cell>
          <table:table-cell table:formula="of:=[.B14]/1000" office:value-type="float" office:value="0.787" calcext:value-type="float">
            <text:p>0.787</text:p>
          </table:table-cell>
          <table:table-cell office:value-type="float" office:value="751" calcext:value-type="float">
            <text:p>751</text:p>
          </table:table-cell>
          <table:table-cell table:formula="of:=[.D14]/1000" office:value-type="float" office:value="0.751" calcext:value-type="float">
            <text:p>0.751</text:p>
          </table:table-cell>
          <table:table-cell office:value-type="float" office:value="151288" calcext:value-type="float">
            <text:p>151288</text:p>
          </table:table-cell>
          <table:table-cell table:formula="of:=[.F14]/206832" office:value-type="float" office:value="0.731453546839947" calcext:value-type="float">
            <text:p>0.731453546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8" calcext:value-type="float">
            <text:p>748</text:p>
          </table:table-cell>
          <table:table-cell table:formula="of:=[.B15]/1000" office:value-type="float" office:value="0.748" calcext:value-type="float">
            <text:p>0.748</text:p>
          </table:table-cell>
          <table:table-cell office:value-type="float" office:value="735" calcext:value-type="float">
            <text:p>735</text:p>
          </table:table-cell>
          <table:table-cell table:formula="of:=[.D15]/1000" office:value-type="float" office:value="0.735" calcext:value-type="float">
            <text:p>0.735</text:p>
          </table:table-cell>
          <table:table-cell office:value-type="float" office:value="152742" calcext:value-type="float">
            <text:p>152742</text:p>
          </table:table-cell>
          <table:table-cell table:formula="of:=[.F15]/206832" office:value-type="float" office:value="0.738483406822929" calcext:value-type="float">
            <text:p>0.738483406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table:formula="of:=[.B16]/1000" office:value-type="float" office:value="0.733" calcext:value-type="float">
            <text:p>0.733</text:p>
          </table:table-cell>
          <table:table-cell office:value-type="float" office:value="729" calcext:value-type="float">
            <text:p>729</text:p>
          </table:table-cell>
          <table:table-cell table:formula="of:=[.D16]/1000" office:value-type="float" office:value="0.729" calcext:value-type="float">
            <text:p>0.729</text:p>
          </table:table-cell>
          <table:table-cell office:value-type="float" office:value="151342" calcext:value-type="float">
            <text:p>151342</text:p>
          </table:table-cell>
          <table:table-cell table:formula="of:=[.F16]/206832" office:value-type="float" office:value="0.731714628297362" calcext:value-type="float">
            <text:p>0.731714628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3" calcext:value-type="float">
            <text:p>773</text:p>
          </table:table-cell>
          <table:table-cell table:formula="of:=[.B17]/1000" office:value-type="float" office:value="0.773" calcext:value-type="float">
            <text:p>0.773</text:p>
          </table:table-cell>
          <table:table-cell office:value-type="float" office:value="749" calcext:value-type="float">
            <text:p>749</text:p>
          </table:table-cell>
          <table:table-cell table:formula="of:=[.D17]/1000" office:value-type="float" office:value="0.749" calcext:value-type="float">
            <text:p>0.749</text:p>
          </table:table-cell>
          <table:table-cell office:value-type="float" office:value="151744" calcext:value-type="float">
            <text:p>151744</text:p>
          </table:table-cell>
          <table:table-cell table:formula="of:=[.F17]/206832" office:value-type="float" office:value="0.73365823470256" calcext:value-type="float">
            <text:p>0.733658234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6" calcext:value-type="float">
            <text:p>776</text:p>
          </table:table-cell>
          <table:table-cell table:formula="of:=[.B18]/1000" office:value-type="float" office:value="0.776" calcext:value-type="float">
            <text:p>0.776</text:p>
          </table:table-cell>
          <table:table-cell office:value-type="float" office:value="749" calcext:value-type="float">
            <text:p>749</text:p>
          </table:table-cell>
          <table:table-cell table:formula="of:=[.D18]/1000" office:value-type="float" office:value="0.749" calcext:value-type="float">
            <text:p>0.749</text:p>
          </table:table-cell>
          <table:table-cell office:value-type="float" office:value="151846" calcext:value-type="float">
            <text:p>151846</text:p>
          </table:table-cell>
          <table:table-cell table:formula="of:=[.F18]/206832" office:value-type="float" office:value="0.734151388566566" calcext:value-type="float">
            <text:p>0.734151388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45" calcext:value-type="float">
            <text:p>745</text:p>
          </table:table-cell>
          <table:table-cell table:formula="of:=[.B19]/1000" office:value-type="float" office:value="0.745" calcext:value-type="float">
            <text:p>0.745</text:p>
          </table:table-cell>
          <table:table-cell office:value-type="float" office:value="726" calcext:value-type="float">
            <text:p>726</text:p>
          </table:table-cell>
          <table:table-cell table:formula="of:=[.D19]/1000" office:value-type="float" office:value="0.726" calcext:value-type="float">
            <text:p>0.726</text:p>
          </table:table-cell>
          <table:table-cell office:value-type="float" office:value="151255" calcext:value-type="float">
            <text:p>151255</text:p>
          </table:table-cell>
          <table:table-cell table:formula="of:=[.F19]/206832" office:value-type="float" office:value="0.731293997060416" calcext:value-type="float">
            <text:p>0.731293997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9" calcext:value-type="float">
            <text:p>749</text:p>
          </table:table-cell>
          <table:table-cell table:formula="of:=[.B20]/1000" office:value-type="float" office:value="0.749" calcext:value-type="float">
            <text:p>0.749</text:p>
          </table:table-cell>
          <table:table-cell office:value-type="float" office:value="727" calcext:value-type="float">
            <text:p>727</text:p>
          </table:table-cell>
          <table:table-cell table:formula="of:=[.D20]/1000" office:value-type="float" office:value="0.727" calcext:value-type="float">
            <text:p>0.727</text:p>
          </table:table-cell>
          <table:table-cell office:value-type="float" office:value="151570" calcext:value-type="float">
            <text:p>151570</text:p>
          </table:table-cell>
          <table:table-cell table:formula="of:=[.F20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5" calcext:value-type="float">
            <text:p>775</text:p>
          </table:table-cell>
          <table:table-cell table:formula="of:=[.B21]/1000" office:value-type="float" office:value="0.775" calcext:value-type="float">
            <text:p>0.775</text:p>
          </table:table-cell>
          <table:table-cell office:value-type="float" office:value="715" calcext:value-type="float">
            <text:p>715</text:p>
          </table:table-cell>
          <table:table-cell table:formula="of:=[.D21]/1000" office:value-type="float" office:value="0.715" calcext:value-type="float">
            <text:p>0.715</text:p>
          </table:table-cell>
          <table:table-cell office:value-type="float" office:value="150688" calcext:value-type="float">
            <text:p>150688</text:p>
          </table:table-cell>
          <table:table-cell table:formula="of:=[.F21]/206832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table:formula="of:=[.B22]/1000" office:value-type="float" office:value="0.741" calcext:value-type="float">
            <text:p>0.741</text:p>
          </table:table-cell>
          <table:table-cell office:value-type="float" office:value="732" calcext:value-type="float">
            <text:p>732</text:p>
          </table:table-cell>
          <table:table-cell table:formula="of:=[.D22]/1000" office:value-type="float" office:value="0.732" calcext:value-type="float">
            <text:p>0.732</text:p>
          </table:table-cell>
          <table:table-cell office:value-type="float" office:value="151854" calcext:value-type="float">
            <text:p>151854</text:p>
          </table:table-cell>
          <table:table-cell table:formula="of:=[.F22]/206832" office:value-type="float" office:value="0.734190067300998" calcext:value-type="float">
            <text:p>0.734190067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759.05" calcext:value-type="float">
            <text:p>759.05</text:p>
          </table:table-cell>
          <table:table-cell table:style-name="ce4" table:formula="of:=SUM([.C3:.C22])/20" office:value-type="float" office:value="0.75905" calcext:value-type="float">
            <text:p>0.75905</text:p>
          </table:table-cell>
          <table:table-cell table:style-name="ce4" table:formula="of:=SUM([.D3:.D22])/20" office:value-type="float" office:value="733.95" calcext:value-type="float">
            <text:p>733.95</text:p>
          </table:table-cell>
          <table:table-cell table:style-name="ce4" table:formula="of:=SUM([.E3:.E22])/20" office:value-type="float" office:value="0.73395" calcext:value-type="float">
            <text:p>0.73395</text:p>
          </table:table-cell>
          <table:table-cell table:style-name="ce4" table:formula="of:=SUM([.F3:.F22])/20" office:value-type="float" office:value="151823.8" calcext:value-type="float">
            <text:p>151823.8</text:p>
          </table:table-cell>
          <table:table-cell table:style-name="ce4" table:formula="of:=SUM([.G3:.G22])/20" office:value-type="float" office:value="0.734044055078518" calcext:value-type="float">
            <text:p>0.7340440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787" calcext:value-type="float">
            <text:p>787</text:p>
          </table:table-cell>
          <table:table-cell table:style-name="ce4" table:formula="of:=SUBTOTAL(4; [.C3:.C22])" office:value-type="float" office:value="0.787" calcext:value-type="float">
            <text:p>0.787</text:p>
          </table:table-cell>
          <table:table-cell table:style-name="ce4" table:formula="of:=SUBTOTAL(4; [.D3:.D22])" office:value-type="float" office:value="751" calcext:value-type="float">
            <text:p>751</text:p>
          </table:table-cell>
          <table:table-cell table:style-name="ce4" table:formula="of:=SUBTOTAL(4; [.E3:.E22])" office:value-type="float" office:value="0.751" calcext:value-type="float">
            <text:p>0.751</text:p>
          </table:table-cell>
          <table:table-cell table:style-name="ce4" table:formula="of:=SUBTOTAL(4; [.F3:.F22])" office:value-type="float" office:value="152796" calcext:value-type="float">
            <text:p>152796</text:p>
          </table:table-cell>
          <table:table-cell table:style-name="ce4" table:formula="of:=SUBTOTAL(4; [.G3:.G22])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733" calcext:value-type="float">
            <text:p>733</text:p>
          </table:table-cell>
          <table:table-cell table:style-name="ce4" table:formula="of:=SUBTOTAL(5; [.C3:.C22])" office:value-type="float" office:value="0.733" calcext:value-type="float">
            <text:p>0.733</text:p>
          </table:table-cell>
          <table:table-cell table:style-name="ce4" table:formula="of:=SUBTOTAL(5; [.D3:.D22])" office:value-type="float" office:value="715" calcext:value-type="float">
            <text:p>715</text:p>
          </table:table-cell>
          <table:table-cell table:style-name="ce4" table:formula="of:=SUBTOTAL(5; [.E3:.E22])" office:value-type="float" office:value="0.715" calcext:value-type="float">
            <text:p>0.715</text:p>
          </table:table-cell>
          <table:table-cell table:style-name="ce4" table:formula="of:=SUBTOTAL(5; [.F3:.F22])" office:value-type="float" office:value="150688" calcext:value-type="float">
            <text:p>150688</text:p>
          </table:table-cell>
          <table:table-cell table:style-name="ce4" table:formula="of:=SUBTOTAL(5; [.G3:.G22])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 table:number-rows-repeated="20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8327" calcext:value-type="float">
            <text:p>0.5832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" calcext:value-type="float">
            <text:p>0.56</text:p>
          </table:table-cell>
          <table:table-cell office:value-type="float" office:value="0.62524" calcext:value-type="float">
            <text:p>0.6252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88333" calcext:value-type="float">
            <text:p>0.888333</text:p>
          </table:table-cell>
          <table:table-cell office:value-type="float" office:value="0.62833" calcext:value-type="float">
            <text:p>0.62833</text:p>
          </table:table-cell>
          <table:table-cell office:value-type="float" office:value="0.617145" calcext:value-type="float">
            <text:p>0.61714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4505" calcext:value-type="float">
            <text:p>0.6450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52" calcext:value-type="float">
            <text:p>0.85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664" calcext:value-type="float">
            <text:p>0.6664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28333" calcext:value-type="float">
            <text:p>0.828333</text:p>
          </table:table-cell>
          <table:table-cell office:value-type="float" office:value="0.681675" calcext:value-type="float">
            <text:p>0.681675</text:p>
          </table:table-cell>
          <table:table-cell office:value-type="float" office:value="0.680145" calcext:value-type="float">
            <text:p>0.680145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29286" calcext:value-type="float">
            <text:p>0.829286</text:p>
          </table:table-cell>
          <table:table-cell office:value-type="float" office:value="0.68" calcext:value-type="float">
            <text:p>0.68</text:p>
          </table:table-cell>
          <table:table-cell office:value-type="float" office:value="0.682535" calcext:value-type="float">
            <text:p>0.68253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689565" calcext:value-type="float">
            <text:p>0.68956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12222" calcext:value-type="float">
            <text:p>0.812222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0.6959" calcext:value-type="float">
            <text:p>0.6959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745" calcext:value-type="float">
            <text:p>0.694745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2575" calcext:value-type="float">
            <text:p>0.72575</text:p>
          </table:table-cell>
          <table:table-cell office:value-type="float" office:value="0.724655" calcext:value-type="float">
            <text:p>0.724655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32005" calcext:value-type="float">
            <text:p>0.732005</text:p>
          </table:table-cell>
          <table:table-cell office:value-type="float" office:value="0.727755" calcext:value-type="float">
            <text:p>0.727755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770625" calcext:value-type="float">
            <text:p>0.770625</text:p>
          </table:table-cell>
          <table:table-cell office:value-type="float" office:value="0.726625" calcext:value-type="float">
            <text:p>0.726625</text:p>
          </table:table-cell>
          <table:table-cell office:value-type="float" office:value="0.731165" calcext:value-type="float">
            <text:p>0.73116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27185" calcext:value-type="float">
            <text:p>0.727185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765333" calcext:value-type="float">
            <text:p>0.765333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34145" calcext:value-type="float">
            <text:p>0.734145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760643" calcext:value-type="float">
            <text:p>0.760643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33875" calcext:value-type="float">
            <text:p>0.733875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54875" calcext:value-type="float">
            <text:p>0.754875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5215" calcext:value-type="float">
            <text:p>0.735215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59056" calcext:value-type="float">
            <text:p>0.759056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735335" calcext:value-type="float">
            <text:p>0.73533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58292" calcext:value-type="float">
            <text:p>0.758292</text:p>
          </table:table-cell>
          <table:table-cell office:value-type="float" office:value="0.733245" calcext:value-type="float">
            <text:p>0.733245</text:p>
          </table:table-cell>
          <table:table-cell office:value-type="float" office:value="0.73406" calcext:value-type="float">
            <text:p>0.73406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1831" calcext:value-type="float">
            <text:p>1.183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3983" calcext:value-type="float">
            <text:p>2.3983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8939" calcext:value-type="float">
            <text:p>2.8939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.96125" calcext:value-type="float">
            <text:p>3.9612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70245" calcext:value-type="float">
            <text:p>5.7024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25135" calcext:value-type="float">
            <text:p>8.25135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.5145" calcext:value-type="float">
            <text:p>10.5145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.4769" calcext:value-type="float">
            <text:p>13.4769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.7843" calcext:value-type="float">
            <text:p>15.784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.5615" calcext:value-type="float">
            <text:p>17.561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4.6357" calcext:value-type="float">
            <text:p>64.6357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25.34" calcext:value-type="float">
            <text:p>125.34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6.614" calcext:value-type="float">
            <text:p>206.61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10.62" calcext:value-type="float">
            <text:p>410.6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15.325" calcext:value-type="float">
            <text:p>515.325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40.397" calcext:value-type="float">
            <text:p>740.397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016.33" calcext:value-type="float">
            <text:p>1016.33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74.98" calcext:value-type="float">
            <text:p>1374.98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06.65" calcext:value-type="float">
            <text:p>1906.65</text:p>
          </table:table-cell>
          <table:table-cell table:number-columns-repeated="8"/>
        </table:table-row>
      </table:table>
      <table:table table:name="MammographicMass" table:style-name="ta1">
        <table:shapes>
          <draw:frame draw:z-index="0" draw:style-name="gr1" draw:text-style-name="P1" svg:width="4.3535in" svg:height="2.3in" svg:x="4.7055in" svg:y="5.6126in">
            <draw:object draw:notify-on-update-of-ranges="MammographicMass.A3:MammographicMass.A22 MammographicMass.C2:MammographicMass.C2 MammographicMass.C3:MammographicMass.C22 MammographicMass.A3:MammographicMass.A22 MammographicMass.E2:MammographicMass.E2 MammographicMass.E3:MammographicMass.E22 MammographicMass.A3:MammographicMass.A22 MammographicMass.G2:MammographicMass.G2 MammographicMass.G3:MammographicMass.G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.9913in" svg:height="2.2705in" svg:x="0.6358in" svg:y="5.6516in">
            <draw:object draw:notify-on-update-of-range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 table:number-columns-spanned="10" table:number-rows-spanned="1">
            <text:p>MammographicMass, MaxLearn, UIUP PLP-trees (Training: 1000 examples, Testing: 1000 examples, TestingExtra: all examples except the training 1000)</text:p>
            <text:p><text:span text:style-name="T1">#Attributes: 5</text:span></text:p>
            <text:p><text:span text:style-name="T1">#Outcomes: 815</text:span></text:p>
            <text:p><text:span text:style-name="T1">#Users: 1</text:span></text:p>
            <text:p><text:span text:style-name="T1">#Examples: 16588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table:formula="of:=[.B3]/1000" office:value-type="float" office:value="0.943" calcext:value-type="float">
            <text:p>0.943</text:p>
          </table:table-cell>
          <table:table-cell office:value-type="float" office:value="665" calcext:value-type="float">
            <text:p>665</text:p>
          </table:table-cell>
          <table:table-cell table:formula="of:=[.D3]/1000" office:value-type="float" office:value="0.665" calcext:value-type="float">
            <text:p>0.665</text:p>
          </table:table-cell>
          <table:table-cell office:value-type="float" office:value="13351" calcext:value-type="float">
            <text:p>13351</text:p>
          </table:table-cell>
          <table:table-cell table:formula="of:=[.F3]/165889" office:value-type="float" office:value="0.0804815268040678" calcext:value-type="float">
            <text:p>0.08048152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table:formula="of:=[.B4]/1000" office:value-type="float" office:value="0.94" calcext:value-type="float">
            <text:p>0.94</text:p>
          </table:table-cell>
          <table:table-cell office:value-type="float" office:value="689" calcext:value-type="float">
            <text:p>689</text:p>
          </table:table-cell>
          <table:table-cell table:formula="of:=[.D4]/1000" office:value-type="float" office:value="0.689" calcext:value-type="float">
            <text:p>0.689</text:p>
          </table:table-cell>
          <table:table-cell office:value-type="float" office:value="13359" calcext:value-type="float">
            <text:p>13359</text:p>
          </table:table-cell>
          <table:table-cell table:formula="of:=[.F4]/165889" office:value-type="float" office:value="0.0805297518220015" calcext:value-type="float">
            <text:p>0.080529751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table:formula="of:=[.B5]/1000" office:value-type="float" office:value="0.945" calcext:value-type="float">
            <text:p>0.945</text:p>
          </table:table-cell>
          <table:table-cell office:value-type="float" office:value="677" calcext:value-type="float">
            <text:p>677</text:p>
          </table:table-cell>
          <table:table-cell table:formula="of:=[.D5]/1000" office:value-type="float" office:value="0.677" calcext:value-type="float">
            <text:p>0.677</text:p>
          </table:table-cell>
          <table:table-cell office:value-type="float" office:value="13446" calcext:value-type="float">
            <text:p>13446</text:p>
          </table:table-cell>
          <table:table-cell table:formula="of:=[.F5]/165889" office:value-type="float" office:value="0.0810541988920302" calcext:value-type="float">
            <text:p>0.081054198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table:formula="of:=[.B6]/1000" office:value-type="float" office:value="0.948" calcext:value-type="float">
            <text:p>0.948</text:p>
          </table:table-cell>
          <table:table-cell office:value-type="float" office:value="673" calcext:value-type="float">
            <text:p>673</text:p>
          </table:table-cell>
          <table:table-cell table:formula="of:=[.D6]/1000" office:value-type="float" office:value="0.673" calcext:value-type="float">
            <text:p>0.673</text:p>
          </table:table-cell>
          <table:table-cell office:value-type="float" office:value="13426" calcext:value-type="float">
            <text:p>13426</text:p>
          </table:table-cell>
          <table:table-cell table:formula="of:=[.F6]/165889" office:value-type="float" office:value="0.080933636347196" calcext:value-type="float">
            <text:p>0.080933636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7" calcext:value-type="float">
            <text:p>947</text:p>
          </table:table-cell>
          <table:table-cell table:formula="of:=[.B7]/1000" office:value-type="float" office:value="0.947" calcext:value-type="float">
            <text:p>0.947</text:p>
          </table:table-cell>
          <table:table-cell office:value-type="float" office:value="660" calcext:value-type="float">
            <text:p>660</text:p>
          </table:table-cell>
          <table:table-cell table:formula="of:=[.D7]/1000" office:value-type="float" office:value="0.66" calcext:value-type="float">
            <text:p>0.66</text:p>
          </table:table-cell>
          <table:table-cell office:value-type="float" office:value="13383" calcext:value-type="float">
            <text:p>13383</text:p>
          </table:table-cell>
          <table:table-cell table:formula="of:=[.F7]/165889" office:value-type="float" office:value="0.0806744268758025" calcext:value-type="float">
            <text:p>0.080674426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48" calcext:value-type="float">
            <text:p>948</text:p>
          </table:table-cell>
          <table:table-cell table:formula="of:=[.B8]/1000" office:value-type="float" office:value="0.948" calcext:value-type="float">
            <text:p>0.948</text:p>
          </table:table-cell>
          <table:table-cell office:value-type="float" office:value="711" calcext:value-type="float">
            <text:p>711</text:p>
          </table:table-cell>
          <table:table-cell table:formula="of:=[.D8]/1000" office:value-type="float" office:value="0.711" calcext:value-type="float">
            <text:p>0.711</text:p>
          </table:table-cell>
          <table:table-cell office:value-type="float" office:value="13377" calcext:value-type="float">
            <text:p>13377</text:p>
          </table:table-cell>
          <table:table-cell table:formula="of:=[.F8]/165889" office:value-type="float" office:value="0.0806382581123522" calcext:value-type="float">
            <text:p>0.080638258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6" calcext:value-type="float">
            <text:p>946</text:p>
          </table:table-cell>
          <table:table-cell table:formula="of:=[.B9]/1000" office:value-type="float" office:value="0.946" calcext:value-type="float">
            <text:p>0.946</text:p>
          </table:table-cell>
          <table:table-cell office:value-type="float" office:value="697" calcext:value-type="float">
            <text:p>697</text:p>
          </table:table-cell>
          <table:table-cell table:formula="of:=[.D9]/1000" office:value-type="float" office:value="0.697" calcext:value-type="float">
            <text:p>0.697</text:p>
          </table:table-cell>
          <table:table-cell office:value-type="float" office:value="13427" calcext:value-type="float">
            <text:p>13427</text:p>
          </table:table-cell>
          <table:table-cell table:formula="of:=[.F9]/165889" office:value-type="float" office:value="0.0809396644744377" calcext:value-type="float">
            <text:p>0.080939664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table:formula="of:=[.B10]/1000" office:value-type="float" office:value="0.942" calcext:value-type="float">
            <text:p>0.942</text:p>
          </table:table-cell>
          <table:table-cell office:value-type="float" office:value="687" calcext:value-type="float">
            <text:p>687</text:p>
          </table:table-cell>
          <table:table-cell table:formula="of:=[.D10]/1000" office:value-type="float" office:value="0.687" calcext:value-type="float">
            <text:p>0.687</text:p>
          </table:table-cell>
          <table:table-cell office:value-type="float" office:value="13459" calcext:value-type="float">
            <text:p>13459</text:p>
          </table:table-cell>
          <table:table-cell table:formula="of:=[.F10]/165889" office:value-type="float" office:value="0.0811325645461725" calcext:value-type="float">
            <text:p>0.081132564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4" calcext:value-type="float">
            <text:p>944</text:p>
          </table:table-cell>
          <table:table-cell table:formula="of:=[.B11]/1000" office:value-type="float" office:value="0.944" calcext:value-type="float">
            <text:p>0.944</text:p>
          </table:table-cell>
          <table:table-cell office:value-type="float" office:value="684" calcext:value-type="float">
            <text:p>684</text:p>
          </table:table-cell>
          <table:table-cell table:formula="of:=[.D11]/1000" office:value-type="float" office:value="0.684" calcext:value-type="float">
            <text:p>0.684</text:p>
          </table:table-cell>
          <table:table-cell office:value-type="float" office:value="13445" calcext:value-type="float">
            <text:p>13445</text:p>
          </table:table-cell>
          <table:table-cell table:formula="of:=[.F11]/165889" office:value-type="float" office:value="0.0810481707647885" calcext:value-type="float">
            <text:p>0.081048170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table:formula="of:=[.B12]/1000" office:value-type="float" office:value="0.946" calcext:value-type="float">
            <text:p>0.946</text:p>
          </table:table-cell>
          <table:table-cell office:value-type="float" office:value="696" calcext:value-type="float">
            <text:p>696</text:p>
          </table:table-cell>
          <table:table-cell table:formula="of:=[.D12]/1000" office:value-type="float" office:value="0.696" calcext:value-type="float">
            <text:p>0.696</text:p>
          </table:table-cell>
          <table:table-cell office:value-type="float" office:value="13389" calcext:value-type="float">
            <text:p>13389</text:p>
          </table:table-cell>
          <table:table-cell table:formula="of:=[.F12]/165889" office:value-type="float" office:value="0.0807105956392528" calcext:value-type="float">
            <text:p>0.080710595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table:formula="of:=[.B13]/1000" office:value-type="float" office:value="0.944" calcext:value-type="float">
            <text:p>0.944</text:p>
          </table:table-cell>
          <table:table-cell office:value-type="float" office:value="680" calcext:value-type="float">
            <text:p>680</text:p>
          </table:table-cell>
          <table:table-cell table:formula="of:=[.D13]/1000" office:value-type="float" office:value="0.68" calcext:value-type="float">
            <text:p>0.68</text:p>
          </table:table-cell>
          <table:table-cell office:value-type="float" office:value="13384" calcext:value-type="float">
            <text:p>13384</text:p>
          </table:table-cell>
          <table:table-cell table:formula="of:=[.F13]/165889" office:value-type="float" office:value="0.0806804550030442" calcext:value-type="float">
            <text:p>0.08068045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table:formula="of:=[.B14]/1000" office:value-type="float" office:value="0.949" calcext:value-type="float">
            <text:p>0.949</text:p>
          </table:table-cell>
          <table:table-cell office:value-type="float" office:value="666" calcext:value-type="float">
            <text:p>666</text:p>
          </table:table-cell>
          <table:table-cell table:formula="of:=[.D14]/1000" office:value-type="float" office:value="0.666" calcext:value-type="float">
            <text:p>0.666</text:p>
          </table:table-cell>
          <table:table-cell office:value-type="float" office:value="13473" calcext:value-type="float">
            <text:p>13473</text:p>
          </table:table-cell>
          <table:table-cell table:formula="of:=[.F14]/165889" office:value-type="float" office:value="0.0812169583275564" calcext:value-type="float">
            <text:p>0.081216958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696" calcext:value-type="float">
            <text:p>696</text:p>
          </table:table-cell>
          <table:table-cell table:formula="of:=[.D15]/1000" office:value-type="float" office:value="0.696" calcext:value-type="float">
            <text:p>0.696</text:p>
          </table:table-cell>
          <table:table-cell office:value-type="float" office:value="13475" calcext:value-type="float">
            <text:p>13475</text:p>
          </table:table-cell>
          <table:table-cell table:formula="of:=[.F15]/165889" office:value-type="float" office:value="0.0812290145820398" calcext:value-type="float">
            <text:p>0.081229014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41" calcext:value-type="float">
            <text:p>941</text:p>
          </table:table-cell>
          <table:table-cell table:formula="of:=[.B16]/1000" office:value-type="float" office:value="0.941" calcext:value-type="float">
            <text:p>0.941</text:p>
          </table:table-cell>
          <table:table-cell office:value-type="float" office:value="683" calcext:value-type="float">
            <text:p>683</text:p>
          </table:table-cell>
          <table:table-cell table:formula="of:=[.D16]/1000" office:value-type="float" office:value="0.683" calcext:value-type="float">
            <text:p>0.683</text:p>
          </table:table-cell>
          <table:table-cell office:value-type="float" office:value="13454" calcext:value-type="float">
            <text:p>13454</text:p>
          </table:table-cell>
          <table:table-cell table:formula="of:=[.F16]/165889" office:value-type="float" office:value="0.0811024239099639" calcext:value-type="float">
            <text:p>0.081102423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9" calcext:value-type="float">
            <text:p>939</text:p>
          </table:table-cell>
          <table:table-cell table:formula="of:=[.B17]/1000" office:value-type="float" office:value="0.939" calcext:value-type="float">
            <text:p>0.939</text:p>
          </table:table-cell>
          <table:table-cell office:value-type="float" office:value="681" calcext:value-type="float">
            <text:p>681</text:p>
          </table:table-cell>
          <table:table-cell table:formula="of:=[.D17]/1000" office:value-type="float" office:value="0.681" calcext:value-type="float">
            <text:p>0.681</text:p>
          </table:table-cell>
          <table:table-cell office:value-type="float" office:value="13460" calcext:value-type="float">
            <text:p>13460</text:p>
          </table:table-cell>
          <table:table-cell table:formula="of:=[.F17]/165889" office:value-type="float" office:value="0.0811385926734141" calcext:value-type="float">
            <text:p>0.081138592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50" calcext:value-type="float">
            <text:p>950</text:p>
          </table:table-cell>
          <table:table-cell table:formula="of:=[.B18]/1000" office:value-type="float" office:value="0.95" calcext:value-type="float">
            <text:p>0.95</text:p>
          </table:table-cell>
          <table:table-cell office:value-type="float" office:value="654" calcext:value-type="float">
            <text:p>654</text:p>
          </table:table-cell>
          <table:table-cell table:formula="of:=[.D18]/1000" office:value-type="float" office:value="0.654" calcext:value-type="float">
            <text:p>0.654</text:p>
          </table:table-cell>
          <table:table-cell office:value-type="float" office:value="13456" calcext:value-type="float">
            <text:p>13456</text:p>
          </table:table-cell>
          <table:table-cell table:formula="of:=[.F18]/165889" office:value-type="float" office:value="0.0811144801644473" calcext:value-type="float">
            <text:p>0.081114480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44" calcext:value-type="float">
            <text:p>944</text:p>
          </table:table-cell>
          <table:table-cell table:formula="of:=[.B19]/1000" office:value-type="float" office:value="0.944" calcext:value-type="float">
            <text:p>0.944</text:p>
          </table:table-cell>
          <table:table-cell office:value-type="float" office:value="690" calcext:value-type="float">
            <text:p>690</text:p>
          </table:table-cell>
          <table:table-cell table:formula="of:=[.D19]/1000" office:value-type="float" office:value="0.69" calcext:value-type="float">
            <text:p>0.69</text:p>
          </table:table-cell>
          <table:table-cell office:value-type="float" office:value="13340" calcext:value-type="float">
            <text:p>13340</text:p>
          </table:table-cell>
          <table:table-cell table:formula="of:=[.F19]/165889" office:value-type="float" office:value="0.080415217404409" calcext:value-type="float">
            <text:p>0.080415217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table:formula="of:=[.B20]/1000" office:value-type="float" office:value="0.945" calcext:value-type="float">
            <text:p>0.945</text:p>
          </table:table-cell>
          <table:table-cell office:value-type="float" office:value="687" calcext:value-type="float">
            <text:p>687</text:p>
          </table:table-cell>
          <table:table-cell table:formula="of:=[.D20]/1000" office:value-type="float" office:value="0.687" calcext:value-type="float">
            <text:p>0.687</text:p>
          </table:table-cell>
          <table:table-cell office:value-type="float" office:value="13387" calcext:value-type="float">
            <text:p>13387</text:p>
          </table:table-cell>
          <table:table-cell table:formula="of:=[.F20]/165889" office:value-type="float" office:value="0.0806985393847693" calcext:value-type="float">
            <text:p>0.080698539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formula="of:=[.B21]/1000" office:value-type="float" office:value="0.948" calcext:value-type="float">
            <text:p>0.948</text:p>
          </table:table-cell>
          <table:table-cell office:value-type="float" office:value="699" calcext:value-type="float">
            <text:p>699</text:p>
          </table:table-cell>
          <table:table-cell table:formula="of:=[.D21]/1000" office:value-type="float" office:value="0.699" calcext:value-type="float">
            <text:p>0.699</text:p>
          </table:table-cell>
          <table:table-cell office:value-type="float" office:value="13426" calcext:value-type="float">
            <text:p>13426</text:p>
          </table:table-cell>
          <table:table-cell table:formula="of:=[.F21]/165889" office:value-type="float" office:value="0.080933636347196" calcext:value-type="float">
            <text:p>0.0809336363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table:formula="of:=[.B22]/1000" office:value-type="float" office:value="0.952" calcext:value-type="float">
            <text:p>0.952</text:p>
          </table:table-cell>
          <table:table-cell office:value-type="float" office:value="688" calcext:value-type="float">
            <text:p>688</text:p>
          </table:table-cell>
          <table:table-cell table:formula="of:=[.D22]/1000" office:value-type="float" office:value="0.688" calcext:value-type="float">
            <text:p>0.688</text:p>
          </table:table-cell>
          <table:table-cell office:value-type="float" office:value="13456" calcext:value-type="float">
            <text:p>13456</text:p>
          </table:table-cell>
          <table:table-cell table:formula="of:=[.F22]/165889" office:value-type="float" office:value="0.0811144801644473" calcext:value-type="float">
            <text:p>0.0811144802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9])/7" office:value-type="float" office:value="945.285714285714" calcext:value-type="float">
            <text:p>945.2857142857</text:p>
          </table:table-cell>
          <table:table-cell table:style-name="ce4" table:formula="of:=SUM([.C3:.C9])/7" office:value-type="float" office:value="0.945285714285714" calcext:value-type="float">
            <text:p>0.9452857143</text:p>
          </table:table-cell>
          <table:table-cell table:style-name="ce4" table:formula="of:=SUM([.D3:.D9])/7" office:value-type="float" office:value="681.714285714286" calcext:value-type="float">
            <text:p>681.7142857143</text:p>
          </table:table-cell>
          <table:table-cell table:style-name="ce4" table:formula="of:=SUM([.E3:.E9])/7" office:value-type="float" office:value="0.681714285714286" calcext:value-type="float">
            <text:p>0.6817142857</text:p>
          </table:table-cell>
          <table:table-cell table:style-name="ce4" table:formula="of:=SUM([.F3:.F9])/7" office:value-type="float" office:value="13395.5714285714" calcext:value-type="float">
            <text:p>13395.5714285714</text:p>
          </table:table-cell>
          <table:table-cell table:style-name="ce4" table:formula="of:=SUM([.G3:.G9])/7" office:value-type="float" office:value="0.0807502090468411" calcext:value-type="float">
            <text:p>0.080750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52" calcext:value-type="float">
            <text:p>952</text:p>
          </table:table-cell>
          <table:table-cell table:style-name="ce4" table:formula="of:=SUBTOTAL(4; [.C3:.C22])" office:value-type="float" office:value="0.952" calcext:value-type="float">
            <text:p>0.952</text:p>
          </table:table-cell>
          <table:table-cell table:style-name="ce4" table:formula="of:=SUBTOTAL(4; [.D3:.D22])" office:value-type="float" office:value="711" calcext:value-type="float">
            <text:p>711</text:p>
          </table:table-cell>
          <table:table-cell table:style-name="ce4" table:formula="of:=SUBTOTAL(4; [.E3:.E22])" office:value-type="float" office:value="0.711" calcext:value-type="float">
            <text:p>0.711</text:p>
          </table:table-cell>
          <table:table-cell table:style-name="ce4" table:formula="of:=SUBTOTAL(4; [.F3:.F22])" office:value-type="float" office:value="13475" calcext:value-type="float">
            <text:p>13475</text:p>
          </table:table-cell>
          <table:table-cell table:style-name="ce4" table:formula="of:=SUBTOTAL(4; [.G3:.G22])" office:value-type="float" office:value="0.0812290145820398" calcext:value-type="float">
            <text:p>0.0812290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38" calcext:value-type="float">
            <text:p>938</text:p>
          </table:table-cell>
          <table:table-cell table:style-name="ce4" table:formula="of:=SUBTOTAL(5; [.C3:.C22])" office:value-type="float" office:value="0.938" calcext:value-type="float">
            <text:p>0.938</text:p>
          </table:table-cell>
          <table:table-cell table:style-name="ce4" table:formula="of:=SUBTOTAL(5; [.D3:.D22])" office:value-type="float" office:value="654" calcext:value-type="float">
            <text:p>654</text:p>
          </table:table-cell>
          <table:table-cell table:style-name="ce4" table:formula="of:=SUBTOTAL(5; [.E3:.E22])" office:value-type="float" office:value="0.654" calcext:value-type="float">
            <text:p>0.654</text:p>
          </table:table-cell>
          <table:table-cell table:style-name="ce4" table:formula="of:=SUBTOTAL(5; [.F3:.F22])" office:value-type="float" office:value="13340" calcext:value-type="float">
            <text:p>13340</text:p>
          </table:table-cell>
          <table:table-cell table:style-name="ce4" table:formula="of:=SUBTOTAL(5; [.G3:.G22])" office:value-type="float" office:value="0.080415217404409" calcext:value-type="float">
            <text:p>0.0804152174</text:p>
          </table:table-cell>
          <table:table-cell table:number-columns-repeated="3"/>
        </table:table-row>
      </table:table>
      <table:table table:name="Wine" table:style-name="ta1">
        <table:shapes>
          <draw:frame draw:z-index="0" draw:style-name="gr1" draw:text-style-name="P1" svg:width="4.2547in" svg:height="2.1701in" svg:x="5.2531in" svg:y="2.9555in">
            <draw:object draw:notify-on-update-of-ranges="Wine.A3:Wine.A7 Wine.C2:Wine.C2 Wine.C3:Wine.C7 Wine.A3:Wine.A7 Wine.E2:Wine.E2 Wine.E3:Wine.E7 Wine.A3:Wine.A7 Wine.G2:Wine.G2 Wine.G3:Wine.G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.7075in" svg:height="2.1898in" svg:x="1.3012in" svg:y="2.985in">
            <draw:object draw:notify-on-update-of-ranges="Wine.A9:Wine.A11 Wine.C2:Wine.C2 Wine.C9:Wine.C11 Wine.E2:Wine.E2 Wine.E9:Wine.E11 Wine.G2:Wine.G2 Wine.G9:Wine.G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6268in" svg:height="2.3559in" svg:x="5.3898in" svg:y="10.9091in">
            <draw:object draw:notify-on-update-of-ranges="Wine.A31:Wine.A50 Wine.C30:Wine.C30 Wine.C31:Wine.C50 Wine.A31:Wine.A50 Wine.E30:Wine.E30 Wine.E31:Wine.E50 Wine.A31:Wine.A50 Wine.G30:Wine.G30 Wine.G31:Wine.G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3.7465in" svg:height="2.3949in" svg:x="1.1248in" svg:y="10.8693in">
            <draw:object draw:notify-on-update-of-ranges="Wine.A52:Wine.A54 Wine.C30:Wine.C30 Wine.C52:Wine.C54 Wine.E30:Wine.E30 Wine.E52:Wine.E54 Wine.G30:Wine.G30 Wine.G52:Wine.G5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96in" svg:height="3.5445in" svg:x="3.5606in" svg:y="13.8425in">
            <draw:object draw:notify-on-update-of-ranges="Wine.A74:Wine.A107 Wine.B73:Wine.B73 Wine.B74:Wine.B107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5" draw:style-name="gr1" draw:text-style-name="P1" svg:width="6.2988in" svg:height="3.5429in" svg:x="4.3972in" svg:y="22.5752in">
            <draw:object draw:notify-on-update-of-ranges="Wine.A111:Wine.A144 Wine.B110:Wine.B110 Wine.B111:Wine.B144 Wine.A111:Wine.A144 Wine.C110:Wine.C110 Wine.C111:Wine.C144 Wine.A111:Wine.A144 Wine.D110:Wine.D110 Wine.D111:Wine.D144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10" table:number-rows-spanned="1">
            <text:p><text:span text:style-name="T1">Wine, MaxLearn, UIUP PLP-trees (Training: 1000 examples, Testing: 1000 examples, TestingExtra: all examples except the training 1000)</text:span>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table:formula="of:=[.B3]/1000" office:value-type="float" office:value="0.972" calcext:value-type="float">
            <text:p>0.972</text:p>
          </table:table-cell>
          <table:table-cell office:value-type="float" office:value="971" calcext:value-type="float">
            <text:p>971</text:p>
          </table:table-cell>
          <table:table-cell table:formula="of:=[.D3]/1000" office:value-type="float" office:value="0.971" calcext:value-type="float">
            <text:p>0.971</text:p>
          </table:table-cell>
          <table:table-cell office:value-type="float" office:value="9106" calcext:value-type="float">
            <text:p>9106</text:p>
          </table:table-cell>
          <table:table-cell table:formula="of:=[.F3]/9429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B4]/1000" office:value-type="float" office:value="0.97" calcext:value-type="float">
            <text:p>0.97</text:p>
          </table:table-cell>
          <table:table-cell office:value-type="float" office:value="973" calcext:value-type="float">
            <text:p>973</text:p>
          </table:table-cell>
          <table:table-cell table:formula="of:=[.D4]/1000" office:value-type="float" office:value="0.973" calcext:value-type="float">
            <text:p>0.973</text:p>
          </table:table-cell>
          <table:table-cell office:value-type="float" office:value="9156" calcext:value-type="float">
            <text:p>9156</text:p>
          </table:table-cell>
          <table:table-cell table:formula="of:=[.F4]/9429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4" calcext:value-type="float">
            <text:p>964</text:p>
          </table:table-cell>
          <table:table-cell table:formula="of:=[.B5]/1000" office:value-type="float" office:value="0.964" calcext:value-type="float">
            <text:p>0.964</text:p>
          </table:table-cell>
          <table:table-cell office:value-type="float" office:value="972" calcext:value-type="float">
            <text:p>972</text:p>
          </table:table-cell>
          <table:table-cell table:formula="of:=[.D5]/1000" office:value-type="float" office:value="0.972" calcext:value-type="float">
            <text:p>0.972</text:p>
          </table:table-cell>
          <table:table-cell office:value-type="float" office:value="9154" calcext:value-type="float">
            <text:p>9154</text:p>
          </table:table-cell>
          <table:table-cell table:formula="of:=[.F5]/9429" office:value-type="float" office:value="0.97083465903065" calcext:value-type="float">
            <text:p>0.97083465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table:formula="of:=[.B6]/1000" office:value-type="float" office:value="0.976" calcext:value-type="float">
            <text:p>0.976</text:p>
          </table:table-cell>
          <table:table-cell office:value-type="float" office:value="973" calcext:value-type="float">
            <text:p>973</text:p>
          </table:table-cell>
          <table:table-cell table:formula="of:=[.D6]/1000" office:value-type="float" office:value="0.973" calcext:value-type="float">
            <text:p>0.973</text:p>
          </table:table-cell>
          <table:table-cell office:value-type="float" office:value="9145" calcext:value-type="float">
            <text:p>9145</text:p>
          </table:table-cell>
          <table:table-cell table:formula="of:=[.F6]/9429" office:value-type="float" office:value="0.969880156962562" calcext:value-type="float">
            <text:p>0.96988015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table:formula="of:=[.B7]/1000" office:value-type="float" office:value="0.971" calcext:value-type="float">
            <text:p>0.971</text:p>
          </table:table-cell>
          <table:table-cell office:value-type="float" office:value="968" calcext:value-type="float">
            <text:p>968</text:p>
          </table:table-cell>
          <table:table-cell table:formula="of:=[.D7]/1000" office:value-type="float" office:value="0.968" calcext:value-type="float">
            <text:p>0.968</text:p>
          </table:table-cell>
          <table:table-cell office:value-type="float" office:value="9138" calcext:value-type="float">
            <text:p>9138</text:p>
          </table:table-cell>
          <table:table-cell table:formula="of:=[.F7]/9429" office:value-type="float" office:value="0.969137766465161" calcext:value-type="float">
            <text:p>0.969137766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7])/5" office:value-type="float" office:value="970.6" calcext:value-type="float">
            <text:p>970.6</text:p>
          </table:table-cell>
          <table:table-cell table:style-name="ce4" table:formula="of:=SUM([.C3:.C7])/5" office:value-type="float" office:value="0.9706" calcext:value-type="float">
            <text:p>0.9706</text:p>
          </table:table-cell>
          <table:table-cell table:style-name="ce4" table:formula="of:=SUM([.D3:.D7])/5" office:value-type="float" office:value="971.4" calcext:value-type="float">
            <text:p>971.4</text:p>
          </table:table-cell>
          <table:table-cell table:style-name="ce4" table:formula="of:=SUM([.E3:.E7])/5" office:value-type="float" office:value="0.9714" calcext:value-type="float">
            <text:p>0.9714</text:p>
          </table:table-cell>
          <table:table-cell table:style-name="ce4" table:formula="of:=SUM([.F3:.F7])/5" office:value-type="float" office:value="9139.8" calcext:value-type="float">
            <text:p>9139.8</text:p>
          </table:table-cell>
          <table:table-cell table:style-name="ce4" table:formula="of:=SUM([.G3:.G7])/5" office:value-type="float" office:value="0.969328666878778" calcext:value-type="float">
            <text:p>0.96932866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7])" office:value-type="float" office:value="976" calcext:value-type="float">
            <text:p>976</text:p>
          </table:table-cell>
          <table:table-cell table:formula="of:=SUBTOTAL(4; [.C3:.C7])" office:value-type="float" office:value="0.976" calcext:value-type="float">
            <text:p>0.976</text:p>
          </table:table-cell>
          <table:table-cell table:formula="of:=SUBTOTAL(4; [.D3:.D7])" office:value-type="float" office:value="973" calcext:value-type="float">
            <text:p>973</text:p>
          </table:table-cell>
          <table:table-cell table:formula="of:=SUBTOTAL(4; [.E3:.E7])" office:value-type="float" office:value="0.973" calcext:value-type="float">
            <text:p>0.973</text:p>
          </table:table-cell>
          <table:table-cell table:formula="of:=SUBTOTAL(4; [.F3:.F7])" office:value-type="float" office:value="9156" calcext:value-type="float">
            <text:p>9156</text:p>
          </table:table-cell>
          <table:table-cell table:formula="of:=SUBTOTAL(4; [.G3:.G7])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:.B7])" office:value-type="float" office:value="964" calcext:value-type="float">
            <text:p>964</text:p>
          </table:table-cell>
          <table:table-cell table:formula="of:=SUBTOTAL(5; [.C3:.C7])" office:value-type="float" office:value="0.964" calcext:value-type="float">
            <text:p>0.964</text:p>
          </table:table-cell>
          <table:table-cell table:formula="of:=SUBTOTAL(5; [.D3:.D7])" office:value-type="float" office:value="968" calcext:value-type="float">
            <text:p>968</text:p>
          </table:table-cell>
          <table:table-cell table:formula="of:=SUBTOTAL(5; [.E3:.E7])" office:value-type="float" office:value="0.968" calcext:value-type="float">
            <text:p>0.968</text:p>
          </table:table-cell>
          <table:table-cell table:formula="of:=SUBTOTAL(5; [.F3:.F7])" office:value-type="float" office:value="9106" calcext:value-type="float">
            <text:p>9106</text:p>
          </table:table-cell>
          <table:table-cell table:formula="of:=SUBTOTAL(5; [.G3:.G7])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9" table:number-rows-spanned="1">
            <text:p>Wine, MaxLearn, UIUP PLP-trees (Training: 250 examples, Testing: 250 examples, TestingExtra: all examples except the training 250)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8"/>
          <table:table-cell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formula="of:=[.B31]/250" office:value-type="float" office:value="0.964" calcext:value-type="float">
            <text:p>0.964</text:p>
          </table:table-cell>
          <table:table-cell office:value-type="float" office:value="240" calcext:value-type="float">
            <text:p>240</text:p>
          </table:table-cell>
          <table:table-cell table:formula="of:=[.D31]/250" office:value-type="float" office:value="0.96" calcext:value-type="float">
            <text:p>0.96</text:p>
          </table:table-cell>
          <table:table-cell office:value-type="float" office:value="9771" calcext:value-type="float">
            <text:p>9771</text:p>
          </table:table-cell>
          <table:table-cell table:formula="of:=[.F31]/10179" office:value-type="float" office:value="0.959917477158856" calcext:value-type="float">
            <text:p>0.95991747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formula="of:=[.B32]/250" office:value-type="float" office:value="0.988" calcext:value-type="float">
            <text:p>0.988</text:p>
          </table:table-cell>
          <table:table-cell office:value-type="float" office:value="241" calcext:value-type="float">
            <text:p>241</text:p>
          </table:table-cell>
          <table:table-cell table:formula="of:=[.D32]/250" office:value-type="float" office:value="0.964" calcext:value-type="float">
            <text:p>0.964</text:p>
          </table:table-cell>
          <table:table-cell office:value-type="float" office:value="9813" calcext:value-type="float">
            <text:p>9813</text:p>
          </table:table-cell>
          <table:table-cell table:formula="of:=[.F32]/10179" office:value-type="float" office:value="0.964043619216033" calcext:value-type="float">
            <text:p>0.964043619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formula="of:=[.B33]/250" office:value-type="float" office:value="0.984" calcext:value-type="float">
            <text:p>0.984</text:p>
          </table:table-cell>
          <table:table-cell office:value-type="float" office:value="240" calcext:value-type="float">
            <text:p>240</text:p>
          </table:table-cell>
          <table:table-cell table:formula="of:=[.D33]/250" office:value-type="float" office:value="0.96" calcext:value-type="float">
            <text:p>0.96</text:p>
          </table:table-cell>
          <table:table-cell office:value-type="float" office:value="9762" calcext:value-type="float">
            <text:p>9762</text:p>
          </table:table-cell>
          <table:table-cell table:formula="of:=[.F33]/10179" office:value-type="float" office:value="0.95903330386089" calcext:value-type="float">
            <text:p>0.959033303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formula="of:=[.B34]/250" office:value-type="float" office:value="0.976" calcext:value-type="float">
            <text:p>0.976</text:p>
          </table:table-cell>
          <table:table-cell office:value-type="float" office:value="242" calcext:value-type="float">
            <text:p>242</text:p>
          </table:table-cell>
          <table:table-cell table:formula="of:=[.D34]/250" office:value-type="float" office:value="0.968" calcext:value-type="float">
            <text:p>0.968</text:p>
          </table:table-cell>
          <table:table-cell office:value-type="float" office:value="9804" calcext:value-type="float">
            <text:p>9804</text:p>
          </table:table-cell>
          <table:table-cell table:formula="of:=[.F34]/10179" office:value-type="float" office:value="0.963159445918067" calcext:value-type="float">
            <text:p>0.963159445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formula="of:=[.B35]/250" office:value-type="float" office:value="0.992" calcext:value-type="float">
            <text:p>0.992</text:p>
          </table:table-cell>
          <table:table-cell office:value-type="float" office:value="242" calcext:value-type="float">
            <text:p>242</text:p>
          </table:table-cell>
          <table:table-cell table:formula="of:=[.D35]/250" office:value-type="float" office:value="0.968" calcext:value-type="float">
            <text:p>0.968</text:p>
          </table:table-cell>
          <table:table-cell office:value-type="float" office:value="9799" calcext:value-type="float">
            <text:p>9799</text:p>
          </table:table-cell>
          <table:table-cell table:formula="of:=[.F35]/10179" office:value-type="float" office:value="0.962668238530307" calcext:value-type="float">
            <text:p>0.962668238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formula="of:=[.B36]/250" office:value-type="float" office:value="0.988" calcext:value-type="float">
            <text:p>0.988</text:p>
          </table:table-cell>
          <table:table-cell office:value-type="float" office:value="242" calcext:value-type="float">
            <text:p>242</text:p>
          </table:table-cell>
          <table:table-cell table:formula="of:=[.D36]/250" office:value-type="float" office:value="0.968" calcext:value-type="float">
            <text:p>0.968</text:p>
          </table:table-cell>
          <table:table-cell office:value-type="float" office:value="9801" calcext:value-type="float">
            <text:p>9801</text:p>
          </table:table-cell>
          <table:table-cell table:formula="of:=[.F36]/10179" office:value-type="float" office:value="0.962864721485411" calcext:value-type="float">
            <text:p>0.962864721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table:formula="of:=[.B37]/250" office:value-type="float" office:value="0.98" calcext:value-type="float">
            <text:p>0.98</text:p>
          </table:table-cell>
          <table:table-cell office:value-type="float" office:value="236" calcext:value-type="float">
            <text:p>236</text:p>
          </table:table-cell>
          <table:table-cell table:formula="of:=[.D37]/250" office:value-type="float" office:value="0.944" calcext:value-type="float">
            <text:p>0.944</text:p>
          </table:table-cell>
          <table:table-cell office:value-type="float" office:value="9757" calcext:value-type="float">
            <text:p>9757</text:p>
          </table:table-cell>
          <table:table-cell table:formula="of:=[.F37]/10179" office:value-type="float" office:value="0.958542096473131" calcext:value-type="float">
            <text:p>0.95854209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table:formula="of:=[.B38]/250" office:value-type="float" office:value="0.964" calcext:value-type="float">
            <text:p>0.964</text:p>
          </table:table-cell>
          <table:table-cell office:value-type="float" office:value="246" calcext:value-type="float">
            <text:p>246</text:p>
          </table:table-cell>
          <table:table-cell table:formula="of:=[.D38]/250" office:value-type="float" office:value="0.984" calcext:value-type="float">
            <text:p>0.984</text:p>
          </table:table-cell>
          <table:table-cell office:value-type="float" office:value="9870" calcext:value-type="float">
            <text:p>9870</text:p>
          </table:table-cell>
          <table:table-cell table:formula="of:=[.F38]/10179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formula="of:=[.B39]/250" office:value-type="float" office:value="0.968" calcext:value-type="float">
            <text:p>0.968</text:p>
          </table:table-cell>
          <table:table-cell office:value-type="float" office:value="243" calcext:value-type="float">
            <text:p>243</text:p>
          </table:table-cell>
          <table:table-cell table:formula="of:=[.D39]/250" office:value-type="float" office:value="0.972" calcext:value-type="float">
            <text:p>0.972</text:p>
          </table:table-cell>
          <table:table-cell office:value-type="float" office:value="9827" calcext:value-type="float">
            <text:p>9827</text:p>
          </table:table-cell>
          <table:table-cell table:formula="of:=[.F39]/10179" office:value-type="float" office:value="0.965418999901758" calcext:value-type="float">
            <text:p>0.965418999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table:formula="of:=[.B40]/250" office:value-type="float" office:value="0.98" calcext:value-type="float">
            <text:p>0.98</text:p>
          </table:table-cell>
          <table:table-cell office:value-type="float" office:value="239" calcext:value-type="float">
            <text:p>239</text:p>
          </table:table-cell>
          <table:table-cell table:formula="of:=[.D40]/250" office:value-type="float" office:value="0.956" calcext:value-type="float">
            <text:p>0.956</text:p>
          </table:table-cell>
          <table:table-cell office:value-type="float" office:value="9792" calcext:value-type="float">
            <text:p>9792</text:p>
          </table:table-cell>
          <table:table-cell table:formula="of:=[.F40]/10179" office:value-type="float" office:value="0.961980548187445" calcext:value-type="float">
            <text:p>0.961980548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table:formula="of:=[.B41]/250" office:value-type="float" office:value="0.988" calcext:value-type="float">
            <text:p>0.988</text:p>
          </table:table-cell>
          <table:table-cell office:value-type="float" office:value="239" calcext:value-type="float">
            <text:p>239</text:p>
          </table:table-cell>
          <table:table-cell table:formula="of:=[.D41]/250" office:value-type="float" office:value="0.956" calcext:value-type="float">
            <text:p>0.956</text:p>
          </table:table-cell>
          <table:table-cell office:value-type="float" office:value="9752" calcext:value-type="float">
            <text:p>9752</text:p>
          </table:table-cell>
          <table:table-cell table:formula="of:=[.F41]/10179" office:value-type="float" office:value="0.958050889085372" calcext:value-type="float">
            <text:p>0.958050889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B42]/250" office:value-type="float" office:value="0.96" calcext:value-type="float">
            <text:p>0.96</text:p>
          </table:table-cell>
          <table:table-cell office:value-type="float" office:value="238" calcext:value-type="float">
            <text:p>238</text:p>
          </table:table-cell>
          <table:table-cell table:formula="of:=[.D42]/250" office:value-type="float" office:value="0.952" calcext:value-type="float">
            <text:p>0.952</text:p>
          </table:table-cell>
          <table:table-cell office:value-type="float" office:value="9766" calcext:value-type="float">
            <text:p>9766</text:p>
          </table:table-cell>
          <table:table-cell table:formula="of:=[.F42]/10179" office:value-type="float" office:value="0.959426269771097" calcext:value-type="float">
            <text:p>0.959426269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table:formula="of:=[.B43]/250" office:value-type="float" office:value="0.988" calcext:value-type="float">
            <text:p>0.988</text:p>
          </table:table-cell>
          <table:table-cell office:value-type="float" office:value="236" calcext:value-type="float">
            <text:p>236</text:p>
          </table:table-cell>
          <table:table-cell table:formula="of:=[.D43]/250" office:value-type="float" office:value="0.944" calcext:value-type="float">
            <text:p>0.944</text:p>
          </table:table-cell>
          <table:table-cell office:value-type="float" office:value="9816" calcext:value-type="float">
            <text:p>9816</text:p>
          </table:table-cell>
          <table:table-cell table:formula="of:=[.F43]/10179" office:value-type="float" office:value="0.964338343648688" calcext:value-type="float">
            <text:p>0.964338343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formula="of:=[.B44]/250" office:value-type="float" office:value="0.992" calcext:value-type="float">
            <text:p>0.992</text:p>
          </table:table-cell>
          <table:table-cell office:value-type="float" office:value="245" calcext:value-type="float">
            <text:p>245</text:p>
          </table:table-cell>
          <table:table-cell table:formula="of:=[.D44]/250" office:value-type="float" office:value="0.98" calcext:value-type="float">
            <text:p>0.98</text:p>
          </table:table-cell>
          <table:table-cell office:value-type="float" office:value="9867" calcext:value-type="float">
            <text:p>9867</text:p>
          </table:table-cell>
          <table:table-cell table:formula="of:=[.F44]/10179" office:value-type="float" office:value="0.969348659003831" calcext:value-type="float">
            <text:p>0.96934865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formula="of:=[.B45]/250" office:value-type="float" office:value="0.988" calcext:value-type="float">
            <text:p>0.988</text:p>
          </table:table-cell>
          <table:table-cell office:value-type="float" office:value="238" calcext:value-type="float">
            <text:p>238</text:p>
          </table:table-cell>
          <table:table-cell table:formula="of:=[.D45]/250" office:value-type="float" office:value="0.952" calcext:value-type="float">
            <text:p>0.952</text:p>
          </table:table-cell>
          <table:table-cell office:value-type="float" office:value="9775" calcext:value-type="float">
            <text:p>9775</text:p>
          </table:table-cell>
          <table:table-cell table:formula="of:=[.F45]/10179" office:value-type="float" office:value="0.960310443069064" calcext:value-type="float">
            <text:p>0.960310443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table:formula="of:=[.B46]/250" office:value-type="float" office:value="0.984" calcext:value-type="float">
            <text:p>0.984</text:p>
          </table:table-cell>
          <table:table-cell office:value-type="float" office:value="243" calcext:value-type="float">
            <text:p>243</text:p>
          </table:table-cell>
          <table:table-cell table:formula="of:=[.D46]/250" office:value-type="float" office:value="0.972" calcext:value-type="float">
            <text:p>0.972</text:p>
          </table:table-cell>
          <table:table-cell office:value-type="float" office:value="9812" calcext:value-type="float">
            <text:p>9812</text:p>
          </table:table-cell>
          <table:table-cell table:formula="of:=[.F46]/10179" office:value-type="float" office:value="0.963945377738481" calcext:value-type="float">
            <text:p>0.963945377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formula="of:=[.B47]/250" office:value-type="float" office:value="0.98" calcext:value-type="float">
            <text:p>0.98</text:p>
          </table:table-cell>
          <table:table-cell office:value-type="float" office:value="242" calcext:value-type="float">
            <text:p>242</text:p>
          </table:table-cell>
          <table:table-cell table:formula="of:=[.D47]/250" office:value-type="float" office:value="0.968" calcext:value-type="float">
            <text:p>0.968</text:p>
          </table:table-cell>
          <table:table-cell office:value-type="float" office:value="9814" calcext:value-type="float">
            <text:p>9814</text:p>
          </table:table-cell>
          <table:table-cell table:formula="of:=[.F47]/10179" office:value-type="float" office:value="0.964141860693585" calcext:value-type="float">
            <text:p>0.964141860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table:formula="of:=[.B48]/250" office:value-type="float" office:value="0.98" calcext:value-type="float">
            <text:p>0.98</text:p>
          </table:table-cell>
          <table:table-cell office:value-type="float" office:value="237" calcext:value-type="float">
            <text:p>237</text:p>
          </table:table-cell>
          <table:table-cell table:formula="of:=[.D48]/250" office:value-type="float" office:value="0.948" calcext:value-type="float">
            <text:p>0.948</text:p>
          </table:table-cell>
          <table:table-cell office:value-type="float" office:value="9825" calcext:value-type="float">
            <text:p>9825</text:p>
          </table:table-cell>
          <table:table-cell table:formula="of:=[.F48]/10179" office:value-type="float" office:value="0.965222516946655" calcext:value-type="float">
            <text:p>0.965222516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table:formula="of:=[.B49]/250" office:value-type="float" office:value="0.972" calcext:value-type="float">
            <text:p>0.972</text:p>
          </table:table-cell>
          <table:table-cell office:value-type="float" office:value="237" calcext:value-type="float">
            <text:p>237</text:p>
          </table:table-cell>
          <table:table-cell table:formula="of:=[.D49]/250" office:value-type="float" office:value="0.948" calcext:value-type="float">
            <text:p>0.948</text:p>
          </table:table-cell>
          <table:table-cell office:value-type="float" office:value="9702" calcext:value-type="float">
            <text:p>9702</text:p>
          </table:table-cell>
          <table:table-cell table:formula="of:=[.F49]/10179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formula="of:=[.B50]/250" office:value-type="float" office:value="0.976" calcext:value-type="float">
            <text:p>0.976</text:p>
          </table:table-cell>
          <table:table-cell office:value-type="float" office:value="240" calcext:value-type="float">
            <text:p>240</text:p>
          </table:table-cell>
          <table:table-cell table:formula="of:=[.D50]/250" office:value-type="float" office:value="0.96" calcext:value-type="float">
            <text:p>0.96</text:p>
          </table:table-cell>
          <table:table-cell office:value-type="float" office:value="9830" calcext:value-type="float">
            <text:p>9830</text:p>
          </table:table-cell>
          <table:table-cell table:formula="of:=[.F50]/10179" office:value-type="float" office:value="0.965713724334414" calcext:value-type="float">
            <text:p>0.965713724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1:.B50])/20" office:value-type="float" office:value="244.9" calcext:value-type="float">
            <text:p>244.9</text:p>
          </table:table-cell>
          <table:table-cell table:formula="of:=SUM([.C31:.C50])/20" office:value-type="float" office:value="0.9796" calcext:value-type="float">
            <text:p>0.9796</text:p>
          </table:table-cell>
          <table:table-cell table:formula="of:=SUM([.D31:.D50])/20" office:value-type="float" office:value="240.3" calcext:value-type="float">
            <text:p>240.3</text:p>
          </table:table-cell>
          <table:table-cell table:formula="of:=SUM([.E31:.E50])/20" office:value-type="float" office:value="0.9612" calcext:value-type="float">
            <text:p>0.9612</text:p>
          </table:table-cell>
          <table:table-cell table:formula="of:=SUM([.F31:.F50])/20" office:value-type="float" office:value="9797.75" calcext:value-type="float">
            <text:p>9797.75</text:p>
          </table:table-cell>
          <table:table-cell table:formula="of:=SUM([.G31:.G50])/20" office:value-type="float" office:value="0.962545436683368" calcext:value-type="float">
            <text:p>0.9625454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1:.B50])" office:value-type="float" office:value="248" calcext:value-type="float">
            <text:p>248</text:p>
          </table:table-cell>
          <table:table-cell table:style-name="ce4" table:formula="of:=SUBTOTAL(4; [.C31:.C50])" office:value-type="float" office:value="0.992" calcext:value-type="float">
            <text:p>0.992</text:p>
          </table:table-cell>
          <table:table-cell table:style-name="ce4" table:formula="of:=SUBTOTAL(4; [.D31:.D50])" office:value-type="float" office:value="246" calcext:value-type="float">
            <text:p>246</text:p>
          </table:table-cell>
          <table:table-cell table:style-name="ce4" table:formula="of:=SUBTOTAL(4; [.E31:.E50])" office:value-type="float" office:value="0.984" calcext:value-type="float">
            <text:p>0.984</text:p>
          </table:table-cell>
          <table:table-cell table:style-name="ce4" table:formula="of:=SUBTOTAL(4; [.F31:.F50])" office:value-type="float" office:value="9870" calcext:value-type="float">
            <text:p>9870</text:p>
          </table:table-cell>
          <table:table-cell table:style-name="ce4" table:formula="of:=SUBTOTAL(4; [.G31:.G50])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1:.B50])" office:value-type="float" office:value="240" calcext:value-type="float">
            <text:p>240</text:p>
          </table:table-cell>
          <table:table-cell table:formula="of:=SUBTOTAL(5; [.C31:.C50])" office:value-type="float" office:value="0.96" calcext:value-type="float">
            <text:p>0.96</text:p>
          </table:table-cell>
          <table:table-cell table:formula="of:=SUBTOTAL(5; [.D31:.D50])" office:value-type="float" office:value="236" calcext:value-type="float">
            <text:p>236</text:p>
          </table:table-cell>
          <table:table-cell table:formula="of:=SUBTOTAL(5; [.E31:.E50])" office:value-type="float" office:value="0.944" calcext:value-type="float">
            <text:p>0.944</text:p>
          </table:table-cell>
          <table:table-cell table:formula="of:=SUBTOTAL(5; [.F31:.F50])" office:value-type="float" office:value="9702" calcext:value-type="float">
            <text:p>9702</text:p>
          </table:table-cell>
          <table:table-cell table:formula="of:=SUBTOTAL(5; [.G31:.G50])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7517" calcext:value-type="float">
            <text:p>2.7517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04025" calcext:value-type="float">
            <text:p>3.0402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96675" calcext:value-type="float">
            <text:p>2.9667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93835" calcext:value-type="float">
            <text:p>2.93835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289" calcext:value-type="float">
            <text:p>3.289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.28535" calcext:value-type="float">
            <text:p>3.2853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9842" calcext:value-type="float">
            <text:p>3.9842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9181" calcext:value-type="float">
            <text:p>3.918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6905" calcext:value-type="float">
            <text:p>4.690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.1616" calcext:value-type="float">
            <text:p>5.1616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7555" calcext:value-type="float">
            <text:p>11.0755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.8598" calcext:value-type="float">
            <text:p>18.8598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.82505" calcext:value-type="float">
            <text:p>19.8250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.4681" calcext:value-type="float">
            <text:p>29.468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8.3638" calcext:value-type="float">
            <text:p>38.3638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3.5106" calcext:value-type="float">
            <text:p>33.5106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.4656" calcext:value-type="float">
            <text:p>44.4656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2.0298" calcext:value-type="float">
            <text:p>52.0298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6.7882" calcext:value-type="float">
            <text:p>56.7882</text:p>
          </table:table-cell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3.4315" calcext:value-type="float">
            <text:p>63.4315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3.3984" calcext:value-type="float">
            <text:p>73.3984</text:p>
          </table:table-cell>
          <table:table-cell table:number-columns-repeated="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.4941" calcext:value-type="float">
            <text:p>97.4941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95.34305" calcext:value-type="float">
            <text:p>95.34305</text:p>
          </table:table-cell>
          <table:table-cell table:number-columns-repeated="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.2517" calcext:value-type="float">
            <text:p>78.2517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8.15365" calcext:value-type="float">
            <text:p>88.15365</text:p>
          </table:table-cell>
          <table:table-cell table:number-columns-repeated="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7.29675" calcext:value-type="float">
            <text:p>97.29675</text:p>
          </table:table-cell>
          <table:table-cell table:number-columns-repeated="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8.499" calcext:value-type="float">
            <text:p>108.499</text:p>
          </table:table-cell>
          <table:table-cell table:number-columns-repeated="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8.1745" calcext:value-type="float">
            <text:p>108.174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2.8688" calcext:value-type="float">
            <text:p>122.8688</text:p>
          </table:table-cell>
          <table:table-cell table:number-columns-repeated="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23.6696" calcext:value-type="float">
            <text:p>123.6696</text:p>
          </table:table-cell>
          <table:table-cell table:number-columns-repeated="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62.58205" calcext:value-type="float">
            <text:p>162.58205</text:p>
          </table:table-cell>
          <table:table-cell table:number-columns-repeated="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52.5121" calcext:value-type="float">
            <text:p>152.5121</text:p>
          </table:table-cell>
          <table:table-cell table:number-columns-repeated="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45.6112" calcext:value-type="float">
            <text:p>145.6112</text:p>
          </table:table-cell>
          <table:table-cell table:number-columns-repeated="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83.05055" calcext:value-type="float">
            <text:p>183.05055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5322" calcext:value-type="float">
            <text:p>0.5532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459" calcext:value-type="float">
            <text:p>0.5945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0005" calcext:value-type="float">
            <text:p>0.700005</text:p>
          </table:table-cell>
          <table:table-cell office:value-type="float" office:value="0.648095" calcext:value-type="float">
            <text:p>0.6480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4957" calcext:value-type="float">
            <text:p>0.6495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5817" calcext:value-type="float">
            <text:p>0.658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66665" calcext:value-type="float">
            <text:p>0.766665</text:p>
          </table:table-cell>
          <table:table-cell office:value-type="float" office:value="0.72202" calcext:value-type="float">
            <text:p>0.72202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42845" calcext:value-type="float">
            <text:p>0.642845</text:p>
          </table:table-cell>
          <table:table-cell office:value-type="float" office:value="0.654295" calcext:value-type="float">
            <text:p>0.654295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041" calcext:value-type="float">
            <text:p>0.7704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55225" calcext:value-type="float">
            <text:p>0.75522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00695" calcext:value-type="float">
            <text:p>0.80069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4445" calcext:value-type="float">
            <text:p>0.864445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3333" calcext:value-type="float">
            <text:p>0.993333</text:p>
          </table:table-cell>
          <table:table-cell office:value-type="float" office:value="0.90999" calcext:value-type="float">
            <text:p>0.90999</text:p>
          </table:table-cell>
          <table:table-cell office:value-type="float" office:value="0.90229" calcext:value-type="float">
            <text:p>0.9022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1662" calcext:value-type="float">
            <text:p>0.91662</text:p>
          </table:table-cell>
          <table:table-cell table:style-name="ce1"/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437" calcext:value-type="float">
            <text:p>0.92437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0272" calcext:value-type="float">
            <text:p>0.9027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932865" calcext:value-type="float">
            <text:p>0.932865</text:p>
          </table:table-cell>
          <table:table-cell office:value-type="float" office:value="0.93676" calcext:value-type="float">
            <text:p>0.9367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76875" calcext:value-type="float">
            <text:p>0.97687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2592" calcext:value-type="float">
            <text:p>0.92592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82222" calcext:value-type="float">
            <text:p>0.982222</text:p>
          </table:table-cell>
          <table:table-cell office:value-type="float" office:value="0.939995" calcext:value-type="float">
            <text:p>0.939995</text:p>
          </table:table-cell>
          <table:table-cell office:value-type="float" office:value="0.9425" calcext:value-type="float">
            <text:p>0.942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876" calcext:value-type="float">
            <text:p>0.93876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9091" calcext:value-type="float">
            <text:p>0.979091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947675" calcext:value-type="float">
            <text:p>0.947675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74583" calcext:value-type="float">
            <text:p>0.974583</text:p>
          </table:table-cell>
          <table:table-cell office:value-type="float" office:value="0.952075" calcext:value-type="float">
            <text:p>0.952075</text:p>
          </table:table-cell>
          <table:table-cell office:value-type="float" office:value="0.948305" calcext:value-type="float">
            <text:p>0.948305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78077" calcext:value-type="float">
            <text:p>0.978077</text:p>
          </table:table-cell>
          <table:table-cell office:value-type="float" office:value="0.945775" calcext:value-type="float">
            <text:p>0.945775</text:p>
          </table:table-cell>
          <table:table-cell office:value-type="float" office:value="0.94776" calcext:value-type="float">
            <text:p>0.94776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80714" calcext:value-type="float">
            <text:p>0.980714</text:p>
          </table:table-cell>
          <table:table-cell office:value-type="float" office:value="0.94642" calcext:value-type="float">
            <text:p>0.94642</text:p>
          </table:table-cell>
          <table:table-cell office:value-type="float" office:value="0.947915" calcext:value-type="float">
            <text:p>0.947915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80333" calcext:value-type="float">
            <text:p>0.980333</text:p>
          </table:table-cell>
          <table:table-cell office:value-type="float" office:value="0.952995" calcext:value-type="float">
            <text:p>0.952995</text:p>
          </table:table-cell>
          <table:table-cell office:value-type="float" office:value="0.954595" calcext:value-type="float">
            <text:p>0.954595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77812" calcext:value-type="float">
            <text:p>0.977812</text:p>
          </table:table-cell>
          <table:table-cell office:value-type="float" office:value="0.95782" calcext:value-type="float">
            <text:p>0.95782</text:p>
          </table:table-cell>
          <table:table-cell office:value-type="float" office:value="0.952815" calcext:value-type="float">
            <text:p>0.952815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73235" calcext:value-type="float">
            <text:p>0.973235</text:p>
          </table:table-cell>
          <table:table-cell office:value-type="float" office:value="0.951765" calcext:value-type="float">
            <text:p>0.951765</text:p>
          </table:table-cell>
          <table:table-cell office:value-type="float" office:value="0.949355" calcext:value-type="float">
            <text:p>0.949355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76389" calcext:value-type="float">
            <text:p>0.976389</text:p>
          </table:table-cell>
          <table:table-cell office:value-type="float" office:value="0.961395" calcext:value-type="float">
            <text:p>0.961395</text:p>
          </table:table-cell>
          <table:table-cell office:value-type="float" office:value="0.958375" calcext:value-type="float">
            <text:p>0.958375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76316" calcext:value-type="float">
            <text:p>0.976316</text:p>
          </table:table-cell>
          <table:table-cell office:value-type="float" office:value="0.95868" calcext:value-type="float">
            <text:p>0.95868</text:p>
          </table:table-cell>
          <table:table-cell office:value-type="float" office:value="0.95647" calcext:value-type="float">
            <text:p>0.95647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57705" calcext:value-type="float">
            <text:p>0.957705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96286" calcext:value-type="float">
            <text:p>0.96286</text:p>
          </table:table-cell>
          <table:table-cell office:value-type="float" office:value="0.95989" calcext:value-type="float">
            <text:p>0.95989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74091" calcext:value-type="float">
            <text:p>0.974091</text:p>
          </table:table-cell>
          <table:table-cell office:value-type="float" office:value="0.958185" calcext:value-type="float">
            <text:p>0.958185</text:p>
          </table:table-cell>
          <table:table-cell office:value-type="float" office:value="0.953795" calcext:value-type="float">
            <text:p>0.953795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73261" calcext:value-type="float">
            <text:p>0.973261</text:p>
          </table:table-cell>
          <table:table-cell office:value-type="float" office:value="0.96197" calcext:value-type="float">
            <text:p>0.96197</text:p>
          </table:table-cell>
          <table:table-cell office:value-type="float" office:value="0.960205" calcext:value-type="float">
            <text:p>0.960205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5962" calcext:value-type="float">
            <text:p>0.95962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5962" calcext:value-type="float">
            <text:p>0.95962</text:p>
          </table:table-cell>
          <table:table-cell table:number-columns-repeated="6"/>
        </table:table-row>
      </table:table>
      <table:table table:name="Cars1" table:style-name="ta1">
        <table:shapes>
          <draw:frame draw:z-index="0" draw:style-name="gr1" draw:text-style-name="P1" svg:width="5.3059in" svg:height="3.1425in" svg:x="5.8724in" svg:y="12.5988in">
            <draw:object draw:notify-on-update-of-ranges="Cars1.A3:Cars1.A62 Cars1.D2:Cars1.D2 Cars1.D3:Cars1.D62 Cars1.A3:Cars1.A62 Cars1.G2:Cars1.G2 Cars1.G3:Cars1.G6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.1823in" svg:height="2.9157in" svg:x="1.0063in" svg:y="12.6583in">
            <draw:object draw:notify-on-update-of-ranges="Cars1.A64:Cars1.A66 Cars1.D2:Cars1.D2 Cars1.D64:Cars1.D66 Cars1.G2:Cars1.G2 Cars1.G64:Cars1.G6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5.2862in" svg:height="2.9748in" svg:x="5.4815in" svg:y="27.8083in">
            <draw:object draw:notify-on-update-of-ranges="Cars1.A88:Cars1.A147 Cars1.D2:Cars1.D2 Cars1.D88:Cars1.D147 Cars1.A88:Cars1.A147 Cars1.G2:Cars1.G2 Cars1.G88:Cars1.G14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4.5634in" svg:height="2.8173in" svg:x="0.9087in" svg:y="27.8772in">
            <draw:object draw:notify-on-update-of-ranges="Cars1.A149:Cars1.A151 Cars1.D2:Cars1.D2 Cars1.D149:Cars1.D151 Cars1.G2:Cars1.G2 Cars1.G149:Cars1.G15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4.4878in" svg:height="2.8819in" svg:x="5.4654in" svg:y="43.2756in">
            <draw:object draw:notify-on-update-of-ranges="Cars1.A176:Cars1.A235 Cars1.D175:Cars1.D175 Cars1.D176:Cars1.D235 Cars1.A176:Cars1.A235 Cars1.G175:Cars1.G175 Cars1.G176:Cars1.G23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4.6543in" svg:height="2.8323in" svg:x="0.6551in" svg:y="43.2854in">
            <draw:object draw:notify-on-update-of-ranges="Cars1.A237:Cars1.A239 Cars1.D175:Cars1.D175 Cars1.D237:Cars1.D239 Cars1.G175:Cars1.G175 Cars1.G237:Cars1.G23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draw:text-style-name="P1" svg:width="4.3709in" svg:height="2.7929in" svg:x="4.9083in" svg:y="51.852in">
            <draw:object draw:notify-on-update-of-ranges="Cars1.A262:Cars1.A321 Cars1.D261:Cars1.D261 Cars1.D262:Cars1.D32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1" draw:text-style-name="P1" svg:width="4.3024in" svg:height="2.5953in" svg:x="4.9083in" svg:y="48.8122in">
            <draw:object draw:notify-on-update-of-ranges="Cars1.A323:Cars1.A325 Cars1.D261:Cars1.D261 Cars1.D323:Cars1.D3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1" draw:text-style-name="P1" svg:width="4.4882in" svg:height="2.5756in" svg:x="4.8693in" svg:y="70.8591in">
            <draw:object draw:notify-on-update-of-ranges="Cars1.A331:Cars1.A390 Cars1.D330:Cars1.D330 Cars1.D331:Cars1.D390 Cars1.A331:Cars1.A390 Cars1.G330:Cars1.G330 Cars1.G331:Cars1.G39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1" draw:text-style-name="P1" svg:width="4.3217in" svg:height="2.4276in" svg:x="0.5382in" svg:y="70.9476in">
            <draw:object draw:notify-on-update-of-ranges="Cars1.A392:Cars1.A394 Cars1.D330:Cars1.D330 Cars1.D392:Cars1.D394 Cars1.G330:Cars1.G330 Cars1.G392:Cars1.G39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1" draw:text-style-name="P1" svg:width="4.6476in" svg:height="2.6657in" svg:x="3.5122in" svg:y="73.9728in">
            <draw:object draw:notify-on-update-of-ranges="Cars1.A411:Cars1.A414 Cars1.B410:Cars1.B410 Cars1.B411:Cars1.B414 Cars1.A411:Cars1.A414 Cars1.C410:Cars1.C410 Cars1.C411:Cars1.C41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 table:number-columns-spanned="7" table:number-rows-spanned="1">
            <text:p>Cars Dataset1, MaxLearn, UIUP PLP-trees (Training: 22 or 23 examples, Testing: 22 or 23 examples)</text:p>
            <text:p><text:span text:style-name="T1">#Attributes: 4</text:span></text:p>
            <text:p><text:span text:style-name="T1">#Outcomes: 10</text:span></text:p>
            <text:p><text:span text:style-name="T1">#Users: 60</text:span></text:p>
            <text:p><text:span text:style-name="T1">#Examples: 2675</text:span>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]/[.C3]" office:value-type="float" office:value="0.909090909090909" calcext:value-type="float">
            <text:p>0.909090909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]/[.F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]/[.C4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]/[.F4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]/[.C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]/[.F5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]/[.C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6]/[.F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7]/[.C7]" office:value-type="float" office:value="0.863636363636364" calcext:value-type="float">
            <text:p>0.86363636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7]/[.F7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8]/[.C8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8]/[.F8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9]/[.C9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9]/[.F9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0]/[.C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0]/[.F10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1]/[.C11]" office:value-type="float" office:value="0.909090909090909" calcext:value-type="float">
            <text:p>0.90909090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E11]/[.F11]" office:value-type="float" office:value="0.590909090909091" calcext:value-type="float">
            <text:p>0.590909090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2]/[.F12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3]/[.C1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3]/[.F1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4]/[.C14]" office:value-type="float" office:value="0.863636363636364" calcext:value-type="float">
            <text:p>0.863636363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14]/[.F14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15]/[.F1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6]/[.C1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16]/[.F1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7]/[.F17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8]/[.C18]" office:value-type="float" office:value="0.863636363636364" calcext:value-type="float">
            <text:p>0.863636363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18]/[.F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9]/[.C19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9]/[.F19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0]/[.C20]" office:value-type="float" office:value="0.954545454545455" calcext:value-type="float">
            <text:p>0.954545454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20]/[.F20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1]/[.F21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2]/[.C22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22]/[.F22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23]/[.F2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4]/[.C24]" office:value-type="float" office:value="0.863636363636364" calcext:value-type="float">
            <text:p>0.86363636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4]/[.F2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5]/[.C2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25]/[.F2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6]/[.C26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26]/[.F2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7]/[.C2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E27]/[.F27]" office:value-type="float" office:value="0.652173913043478" calcext:value-type="float">
            <text:p>0.652173913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8]/[.C28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28]/[.F2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9]/[.C29]" office:value-type="float" office:value="0.863636363636364" calcext:value-type="float">
            <text:p>0.86363636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E29]/[.F29]" office:value-type="float" office:value="0.695652173913043" calcext:value-type="float">
            <text:p>0.695652173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0]/[.C30]" office:value-type="float" office:value="0.954545454545455" calcext:value-type="float">
            <text:p>0.954545454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30]/[.F3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]/[.C3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1]/[.F3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B32]/[.C32]" office:value-type="float" office:value="0.727272727272727" calcext:value-type="float">
            <text:p>0.7272727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E32]/[.F32]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33]/[.C33]" office:value-type="float" office:value="0.818181818181818" calcext:value-type="float">
            <text:p>0.8181818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3]/[.F3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4]/[.C34]"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34]/[.F3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5]/[.F3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36]/[.C36]" office:value-type="float" office:value="0.904761904761905" calcext:value-type="float">
            <text:p>0.90476190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36]/[.F3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37]/[.C3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37]/[.F37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8]/[.C38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8]/[.F38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9]/[.C39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9]/[.F39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0]/[.C40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0]/[.F4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1]/[.C4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1]/[.F41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2]/[.C42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42]/[.F42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3]/[.C43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3]/[.F43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4]/[.C44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4]/[.F4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5]/[.C45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5]/[.F4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6]/[.F4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7]/[.C4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E47]/[.F47]" office:value-type="float" office:value="0.857142857142857" calcext:value-type="float">
            <text:p>0.8571428571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48]/[.C48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8]/[.F48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9]/[.C49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49]/[.F49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50]/[.C50]" office:value-type="float" office:value="0.952380952380952" calcext:value-type="float">
            <text:p>0.95238095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50]/[.F50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1]/[.C5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51]/[.F5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2]/[.C52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E52]/[.F52]"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3]/[.C53]" office:value-type="float" office:value="0.954545454545455" calcext:value-type="float">
            <text:p>0.95454545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53]/[.F53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54]/[.F5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5]/[.C55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55]/[.F5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56]/[.C56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56]/[.F5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7]/[.C57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57]/[.F5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8]/[.C58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8]/[.F58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E59]/[.F59]" office:value-type="float" office:value="0.818181818181818" calcext:value-type="float">
            <text:p>0.8181818182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60]/[.C60]" office:value-type="float" office:value="0.818181818181818" calcext:value-type="float">
            <text:p>0.81818181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E60]/[.F60]" office:value-type="float" office:value="0.636363636363636" calcext:value-type="float">
            <text:p>0.6363636364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1]/[.C6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E61]/[.F61]" office:value-type="float" office:value="0.772727272727273" calcext:value-type="float">
            <text:p>0.772727272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62]/[.C62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E62]/[.F62]" office:value-type="float" office:value="0.863636363636364" calcext:value-type="float">
            <text:p>0.8636363636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62])/60" office:value-type="float" office:value="20.8333333333333" calcext:value-type="float">
            <text:p>20.8333333333</text:p>
          </table:table-cell>
          <table:table-cell table:style-name="ce4" table:formula="of:=SUM([.C3:.C62])/60" office:value-type="float" office:value="21.85" calcext:value-type="float">
            <text:p>21.85</text:p>
          </table:table-cell>
          <table:table-cell table:style-name="ce4" table:formula="of:=SUM([.D3:.D62])/60" office:value-type="float" office:value="0.953679653679653" calcext:value-type="float">
            <text:p>0.9536796537</text:p>
          </table:table-cell>
          <table:table-cell table:style-name="ce4" table:formula="of:=SUM([.E3:.E62])/60" office:value-type="float" office:value="18.6833333333333" calcext:value-type="float">
            <text:p>18.6833333333</text:p>
          </table:table-cell>
          <table:table-cell table:style-name="ce4" table:formula="of:=SUM([.F3:.F62])/60" office:value-type="float" office:value="22.7333333333333" calcext:value-type="float">
            <text:p>22.7333333333</text:p>
          </table:table-cell>
          <table:table-cell table:style-name="ce4" table:formula="of:=SUM([.G3:.G62])/60" office:value-type="float" office:value="0.821067664219838" calcext:value-type="float">
            <text:p>0.82106766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62])" office:value-type="float" office:value="22" calcext:value-type="float">
            <text:p>22</text:p>
          </table:table-cell>
          <table:table-cell table:style-name="ce4" table:formula="of:=SUBTOTAL(4; [.C3:.C62])" office:value-type="float" office:value="22" calcext:value-type="float">
            <text:p>22</text:p>
          </table:table-cell>
          <table:table-cell table:style-name="ce4" table:formula="of:=SUBTOTAL(4; [.D3:.D62])" office:value-type="float" office:value="1" calcext:value-type="float">
            <text:p>1</text:p>
          </table:table-cell>
          <table:table-cell table:style-name="ce4" table:formula="of:=SUBTOTAL(4; [.E3:.E62])" office:value-type="float" office:value="23" calcext:value-type="float">
            <text:p>23</text:p>
          </table:table-cell>
          <table:table-cell table:style-name="ce4" table:formula="of:=SUBTOTAL(4; [.F3:.F62])" office:value-type="float" office:value="23" calcext:value-type="float">
            <text:p>23</text:p>
          </table:table-cell>
          <table:table-cell table:style-name="ce4" table:formula="of:=SUBTOTAL(4; [.G3:.G6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4:.B63])" office:value-type="float" office:value="16" calcext:value-type="float">
            <text:p>16</text:p>
          </table:table-cell>
          <table:table-cell table:style-name="ce4" table:formula="of:=SUBTOTAL(5; [.C4:.C63])" office:value-type="float" office:value="19" calcext:value-type="float">
            <text:p>19</text:p>
          </table:table-cell>
          <table:table-cell table:style-name="ce4" table:formula="of:=SUBTOTAL(5; [.D4:.D63])" office:value-type="float" office:value="0.727272727272727" calcext:value-type="float">
            <text:p>0.7272727273</text:p>
          </table:table-cell>
          <table:table-cell table:style-name="ce4" table:formula="of:=SUBTOTAL(5; [.E4:.E63])" office:value-type="float" office:value="10" calcext:value-type="float">
            <text:p>10</text:p>
          </table:table-cell>
          <table:table-cell table:style-name="ce4" table:formula="of:=SUBTOTAL(5; [.F4:.F63])" office:value-type="float" office:value="20" calcext:value-type="float">
            <text:p>20</text:p>
          </table:table-cell>
          <table:table-cell table:style-name="ce4" table:formula="of:=SUBTOTAL(5; [.G4:.G63])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22 or 23 examples, Testing: 22 or 23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3" calcext:value-type="float">
            <text:p>0.93913</text:p>
          </table:table-cell>
          <table:table-cell office:value-type="float" office:value="16.3" calcext:value-type="float">
            <text:p>16.3</text:p>
          </table:table-cell>
          <table:table-cell office:value-type="float" office:value="23" calcext:value-type="float">
            <text:p>23</text:p>
          </table:table-cell>
          <table:table-cell office:value-type="float" office:value="0.7087" calcext:value-type="float">
            <text:p>0.708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8" calcext:value-type="float">
            <text:p>0.8108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0.55" calcext:value-type="float">
            <text:p>20.55</text:p>
          </table:table-cell>
          <table:table-cell office:value-type="float" office:value="23" calcext:value-type="float">
            <text:p>23</text:p>
          </table:table-cell>
          <table:table-cell office:value-type="float" office:value="0.89347" calcext:value-type="float">
            <text:p>0.8934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.873905" calcext:value-type="float">
            <text:p>0.8739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13.65" calcext:value-type="float">
            <text:p>13.65</text:p>
          </table:table-cell>
          <table:table-cell office:value-type="float" office:value="23" calcext:value-type="float">
            <text:p>23</text:p>
          </table:table-cell>
          <table:table-cell office:value-type="float" office:value="0.593475" calcext:value-type="float">
            <text:p>0.59347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15" calcext:value-type="float">
            <text:p>17.15</text:p>
          </table:table-cell>
          <table:table-cell office:value-type="float" office:value="23" calcext:value-type="float">
            <text:p>23</text:p>
          </table:table-cell>
          <table:table-cell office:value-type="float" office:value="0.74566" calcext:value-type="float">
            <text:p>0.7456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85" calcext:value-type="float">
            <text:p>20.85</text:p>
          </table:table-cell>
          <table:table-cell office:value-type="float" office:value="23" calcext:value-type="float">
            <text:p>23</text:p>
          </table:table-cell>
          <table:table-cell office:value-type="float" office:value="0.906515" calcext:value-type="float">
            <text:p>0.90651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9.85" calcext:value-type="float">
            <text:p>19.85</text:p>
          </table:table-cell>
          <table:table-cell office:value-type="float" office:value="23" calcext:value-type="float">
            <text:p>23</text:p>
          </table:table-cell>
          <table:table-cell office:value-type="float" office:value="0.86303" calcext:value-type="float">
            <text:p>0.8630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6.8" calcext:value-type="float">
            <text:p>16.8</text:p>
          </table:table-cell>
          <table:table-cell office:value-type="float" office:value="22" calcext:value-type="float">
            <text:p>22</text:p>
          </table:table-cell>
          <table:table-cell office:value-type="float" office:value="0.763625" calcext:value-type="float">
            <text:p>0.7636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.15" calcext:value-type="float">
            <text:p>21.15</text:p>
          </table:table-cell>
          <table:table-cell office:value-type="float" office:value="22" calcext:value-type="float">
            <text:p>22</text:p>
          </table:table-cell>
          <table:table-cell office:value-type="float" office:value="0.961363" calcext:value-type="float">
            <text:p>0.961363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" calcext:value-type="float">
            <text:p>0.810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75" calcext:value-type="float">
            <text:p>0.8847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22" calcext:value-type="float">
            <text:p>22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11.35" calcext:value-type="float">
            <text:p>11.35</text:p>
          </table:table-cell>
          <table:table-cell office:value-type="float" office:value="23" calcext:value-type="float">
            <text:p>23</text:p>
          </table:table-cell>
          <table:table-cell office:value-type="float" office:value="0.493475" calcext:value-type="float">
            <text:p>0.49347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5" calcext:value-type="float">
            <text:p>0.81086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.65" calcext:value-type="float">
            <text:p>20.65</text:p>
          </table:table-cell>
          <table:table-cell office:value-type="float" office:value="21" calcext:value-type="float">
            <text:p>21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7" calcext:value-type="float">
            <text:p>18.7</text:p>
          </table:table-cell>
          <table:table-cell office:value-type="float" office:value="22" calcext:value-type="float">
            <text:p>22</text:p>
          </table:table-cell>
          <table:table-cell office:value-type="float" office:value="0.849995" calcext:value-type="float">
            <text:p>0.84999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8" calcext:value-type="float">
            <text:p>0.8847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75" calcext:value-type="float">
            <text:p>20.75</text:p>
          </table:table-cell>
          <table:table-cell office:value-type="float" office:value="22" calcext:value-type="float">
            <text:p>22</text:p>
          </table:table-cell>
          <table:table-cell office:value-type="float" office:value="0.943182" calcext:value-type="float">
            <text:p>0.943182</text:p>
          </table:table-cell>
          <table:table-cell office:value-type="float" office:value="19.9" calcext:value-type="float">
            <text:p>19.9</text:p>
          </table:table-cell>
          <table:table-cell office:value-type="float" office:value="23" calcext:value-type="float">
            <text:p>23</text:p>
          </table:table-cell>
          <table:table-cell office:value-type="float" office:value="0.865195" calcext:value-type="float">
            <text:p>0.86519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office:value-type="float" office:value="0.93477" calcext:value-type="float">
            <text:p>0.9347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0.839125" calcext:value-type="float">
            <text:p>0.8391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.75" calcext:value-type="float">
            <text:p>21.75</text:p>
          </table:table-cell>
          <table:table-cell office:value-type="float" office:value="22" calcext:value-type="float">
            <text:p>22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0.886945" calcext:value-type="float">
            <text:p>0.88694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35" calcext:value-type="float">
            <text:p>17.35</text:p>
          </table:table-cell>
          <table:table-cell office:value-type="float" office:value="23" calcext:value-type="float">
            <text:p>23</text:p>
          </table:table-cell>
          <table:table-cell office:value-type="float" office:value="0.754355" calcext:value-type="float">
            <text:p>0.75435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21.25</text:p>
          </table:table-cell>
          <table:table-cell office:value-type="float" office:value="23" calcext:value-type="float">
            <text:p>23</text:p>
          </table:table-cell>
          <table:table-cell office:value-type="float" office:value="0.923905" calcext:value-type="float">
            <text:p>0.9239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office:value-type="float" office:value="0.76088" calcext:value-type="float">
            <text:p>0.7608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0.90869" calcext:value-type="float">
            <text:p>0.9086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9.6" calcext:value-type="float">
            <text:p>19.6</text:p>
          </table:table-cell>
          <table:table-cell office:value-type="float" office:value="23" calcext:value-type="float">
            <text:p>23</text:p>
          </table:table-cell>
          <table:table-cell office:value-type="float" office:value="0.852165" calcext:value-type="float">
            <text:p>0.85216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16.95" calcext:value-type="float">
            <text:p>16.95</text:p>
          </table:table-cell>
          <table:table-cell office:value-type="float" office:value="23" calcext:value-type="float">
            <text:p>23</text:p>
          </table:table-cell>
          <table:table-cell office:value-type="float" office:value="0.736965" calcext:value-type="float">
            <text:p>0.73696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.95</text:p>
          </table:table-cell>
          <table:table-cell office:value-type="float" office:value="23" calcext:value-type="float">
            <text:p>23</text:p>
          </table:table-cell>
          <table:table-cell office:value-type="float" office:value="0.910865" calcext:value-type="float">
            <text:p>0.91086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.15" calcext:value-type="float">
            <text:p>20.15</text:p>
          </table:table-cell>
          <table:table-cell office:value-type="float" office:value="22" calcext:value-type="float">
            <text:p>22</text:p>
          </table:table-cell>
          <table:table-cell office:value-type="float" office:value="0.915909" calcext:value-type="float">
            <text:p>0.915909</text:p>
          </table:table-cell>
          <table:table-cell office:value-type="float" office:value="16.5" calcext:value-type="float">
            <text:p>16.5</text:p>
          </table:table-cell>
          <table:table-cell office:value-type="float" office:value="23" calcext:value-type="float">
            <text:p>23</text:p>
          </table:table-cell>
          <table:table-cell office:value-type="float" office:value="0.717395" calcext:value-type="float">
            <text:p>0.71739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3" calcext:value-type="float">
            <text:p>0.891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.9" calcext:value-type="float">
            <text:p>16.9</text:p>
          </table:table-cell>
          <table:table-cell office:value-type="float" office:value="22" calcext:value-type="float">
            <text:p>22</text:p>
          </table:table-cell>
          <table:table-cell office:value-type="float" office:value="0.768182" calcext:value-type="float">
            <text:p>0.768182</text:p>
          </table:table-cell>
          <table:table-cell office:value-type="float" office:value="9.75" calcext:value-type="float">
            <text:p>9.75</text:p>
          </table:table-cell>
          <table:table-cell office:value-type="float" office:value="22" calcext:value-type="float">
            <text:p>22</text:p>
          </table:table-cell>
          <table:table-cell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.05" calcext:value-type="float">
            <text:p>20.05</text:p>
          </table:table-cell>
          <table:table-cell office:value-type="float" office:value="22" calcext:value-type="float">
            <text:p>22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17.25" calcext:value-type="float">
            <text:p>17.25</text:p>
          </table:table-cell>
          <table:table-cell office:value-type="float" office:value="23" calcext:value-type="float">
            <text:p>2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float" office:value="0.936345" calcext:value-type="float">
            <text:p>0.9363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65" calcext:value-type="float">
            <text:p>0.8847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.65" calcext:value-type="float">
            <text:p>19.65</text:p>
          </table:table-cell>
          <table:table-cell office:value-type="float" office:value="21" calcext:value-type="float">
            <text:p>21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15.3" calcext:value-type="float">
            <text:p>15.3</text:p>
          </table:table-cell>
          <table:table-cell office:value-type="float" office:value="22" calcext:value-type="float">
            <text:p>22</text:p>
          </table:table-cell>
          <table:table-cell office:value-type="float" office:value="0.69545" calcext:value-type="float">
            <text:p>0.6954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.85" calcext:value-type="float">
            <text:p>20.85</text:p>
          </table:table-cell>
          <table:table-cell office:value-type="float" office:value="21" calcext:value-type="float">
            <text:p>21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19.35" calcext:value-type="float">
            <text:p>19.35</text:p>
          </table:table-cell>
          <table:table-cell office:value-type="float" office:value="22" calcext:value-type="float">
            <text:p>22</text:p>
          </table:table-cell>
          <table:table-cell office:value-type="float" office:value="0.879545" calcext:value-type="float">
            <text:p>0.87954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.35" calcext:value-type="float">
            <text:p>21.35</text:p>
          </table:table-cell>
          <table:table-cell office:value-type="float" office:value="22" calcext:value-type="float">
            <text:p>22</text:p>
          </table:table-cell>
          <table:table-cell office:value-type="float" office:value="0.970454" calcext:value-type="float">
            <text:p>0.970454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0.843485" calcext:value-type="float">
            <text:p>0.84348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6" calcext:value-type="float">
            <text:p>17.6</text:p>
          </table:table-cell>
          <table:table-cell office:value-type="float" office:value="23" calcext:value-type="float">
            <text:p>23</text:p>
          </table:table-cell>
          <table:table-cell office:value-type="float" office:value="0.76523" calcext:value-type="float">
            <text:p>0.7652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23" calcext:value-type="float">
            <text:p>23</text:p>
          </table:table-cell>
          <table:table-cell office:value-type="float" office:value="0.876075" calcext:value-type="float">
            <text:p>0.87607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1" calcext:value-type="float">
            <text:p>0.968181</text:p>
          </table:table-cell>
          <table:table-cell office:value-type="float" office:value="18.85" calcext:value-type="float">
            <text:p>18.85</text:p>
          </table:table-cell>
          <table:table-cell office:value-type="float" office:value="23" calcext:value-type="float">
            <text:p>23</text:p>
          </table:table-cell>
          <table:table-cell office:value-type="float" office:value="0.819565" calcext:value-type="float">
            <text:p>0.81956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45" calcext:value-type="float">
            <text:p>17.45</text:p>
          </table:table-cell>
          <table:table-cell office:value-type="float" office:value="23" calcext:value-type="float">
            <text:p>23</text:p>
          </table:table-cell>
          <table:table-cell office:value-type="float" office:value="0.7587" calcext:value-type="float">
            <text:p>0.7587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23" calcext:value-type="float">
            <text:p>23</text:p>
          </table:table-cell>
          <table:table-cell office:value-type="float" office:value="0.917395" calcext:value-type="float">
            <text:p>0.91739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295" calcext:value-type="float">
            <text:p>0.89129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0.25" calcext:value-type="float">
            <text:p>20.25</text:p>
          </table:table-cell>
          <table:table-cell office:value-type="float" office:value="23" calcext:value-type="float">
            <text:p>23</text:p>
          </table:table-cell>
          <table:table-cell office:value-type="float" office:value="0.88042" calcext:value-type="float">
            <text:p>0.8804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18.65" calcext:value-type="float">
            <text:p>18.65</text:p>
          </table:table-cell>
          <table:table-cell office:value-type="float" office:value="21" calcext:value-type="float">
            <text:p>21</text:p>
          </table:table-cell>
          <table:table-cell office:value-type="float" office:value="0.888095" calcext:value-type="float">
            <text:p>0.88809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.25" calcext:value-type="float">
            <text:p>20.25</text:p>
          </table:table-cell>
          <table:table-cell office:value-type="float" office:value="22" calcext:value-type="float">
            <text:p>22</text:p>
          </table:table-cell>
          <table:table-cell office:value-type="float" office:value="0.920454" calcext:value-type="float">
            <text:p>0.92045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39145" calcext:value-type="float">
            <text:p>0.73914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7.9" calcext:value-type="float">
            <text:p>17.9</text:p>
          </table:table-cell>
          <table:table-cell office:value-type="float" office:value="23" calcext:value-type="float">
            <text:p>23</text:p>
          </table:table-cell>
          <table:table-cell office:value-type="float" office:value="0.77827" calcext:value-type="float">
            <text:p>0.77827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45" calcext:value-type="float">
            <text:p>0.79544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45" calcext:value-type="float">
            <text:p>20.45</text:p>
          </table:table-cell>
          <table:table-cell office:value-type="float" office:value="23" calcext:value-type="float">
            <text:p>23</text:p>
          </table:table-cell>
          <table:table-cell office:value-type="float" office:value="0.88913" calcext:value-type="float">
            <text:p>0.88913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.25" calcext:value-type="float">
            <text:p>18.25</text:p>
          </table:table-cell>
          <table:table-cell office:value-type="float" office:value="19" calcext:value-type="float">
            <text:p>19</text:p>
          </table:table-cell>
          <table:table-cell office:value-type="float" office:value="0.960526" calcext:value-type="float">
            <text:p>0.96052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.1" calcext:value-type="float">
            <text:p>20.1</text:p>
          </table:table-cell>
          <table:table-cell office:value-type="float" office:value="22" calcext:value-type="float">
            <text:p>2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17.95" calcext:value-type="float">
            <text:p>17.95</text:p>
          </table:table-cell>
          <table:table-cell office:value-type="float" office:value="23" calcext:value-type="float">
            <text:p>23</text:p>
          </table:table-cell>
          <table:table-cell office:value-type="float" office:value="0.78046" calcext:value-type="float">
            <text:p>0.7804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office:value-type="float" office:value="23" calcext:value-type="float">
            <text:p>23</text:p>
          </table:table-cell>
          <table:table-cell office:value-type="float" office:value="0.86738" calcext:value-type="float">
            <text:p>0.8673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18.05" calcext:value-type="float">
            <text:p>18.05</text:p>
          </table:table-cell>
          <table:table-cell office:value-type="float" office:value="23" calcext:value-type="float">
            <text:p>23</text:p>
          </table:table-cell>
          <table:table-cell office:value-type="float" office:value="0.784795" calcext:value-type="float">
            <text:p>0.784795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.4" calcext:value-type="float">
            <text:p>19.4</text:p>
          </table:table-cell>
          <table:table-cell office:value-type="float" office:value="22" calcext:value-type="float">
            <text:p>2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15.85" calcext:value-type="float">
            <text:p>15.85</text:p>
          </table:table-cell>
          <table:table-cell office:value-type="float" office:value="23" calcext:value-type="float">
            <text:p>23</text:p>
          </table:table-cell>
          <table:table-cell office:value-type="float" office:value="0.68914" calcext:value-type="float">
            <text:p>0.68914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23" calcext:value-type="float">
            <text:p>23</text:p>
          </table:table-cell>
          <table:table-cell office:value-type="float" office:value="0.92825" calcext:value-type="float">
            <text:p>0.9282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3" calcext:value-type="float">
            <text:p>0.986363</text:p>
          </table:table-cell>
          <table:table-cell office:value-type="float" office:value="18.95" calcext:value-type="float">
            <text:p>18.95</text:p>
          </table:table-cell>
          <table:table-cell office:value-type="float" office:value="22" calcext:value-type="float">
            <text:p>22</text:p>
          </table:table-cell>
          <table:table-cell office:value-type="float" office:value="0.86135" calcext:value-type="float">
            <text:p>0.8613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15" calcext:value-type="float">
            <text:p>18.15</text:p>
          </table:table-cell>
          <table:table-cell office:value-type="float" office:value="22" calcext:value-type="float">
            <text:p>22</text:p>
          </table:table-cell>
          <table:table-cell office:value-type="float" office:value="0.825" calcext:value-type="float">
            <text:p>0.825</text:p>
          </table:table-cell>
          <table:table-cell office:value-type="float" office:value="12.75" calcext:value-type="float">
            <text:p>12.75</text:p>
          </table:table-cell>
          <table:table-cell office:value-type="float" office:value="22" calcext:value-type="float">
            <text:p>22</text:p>
          </table:table-cell>
          <table:table-cell office:value-type="float" office:value="0.579555" calcext:value-type="float">
            <text:p>0.57955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1.05" calcext:value-type="float">
            <text:p>21.05</text:p>
          </table:table-cell>
          <table:table-cell office:value-type="float" office:value="22" calcext:value-type="float">
            <text:p>22</text:p>
          </table:table-cell>
          <table:table-cell office:value-type="float" office:value="0.956818" calcext:value-type="float">
            <text:p>0.956818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55" calcext:value-type="float">
            <text:p>0.79545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0.836355" calcext:value-type="float">
            <text:p>0.83635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88:.B147])/60" office:value-type="float" office:value="20.845" calcext:value-type="float">
            <text:p>20.845</text:p>
          </table:table-cell>
          <table:table-cell table:style-name="ce4" table:formula="of:=SUM([.C88:.C147])/60" office:value-type="float" office:value="21.8666666666667" calcext:value-type="float">
            <text:p>21.8666666667</text:p>
          </table:table-cell>
          <table:table-cell table:style-name="ce4" table:formula="of:=SUM([.D88:.D147])/60" office:value-type="float" office:value="0.953410066666667" calcext:value-type="float">
            <text:p>0.9534100667</text:p>
          </table:table-cell>
          <table:table-cell table:style-name="ce4" table:formula="of:=SUM([.E88:.E147])/60" office:value-type="float" office:value="18.5283333333333" calcext:value-type="float">
            <text:p>18.5283333333</text:p>
          </table:table-cell>
          <table:table-cell table:style-name="ce4" table:formula="of:=SUM([.F88:.F147])/60" office:value-type="float" office:value="22.7333333333333" calcext:value-type="float">
            <text:p>22.7333333333</text:p>
          </table:table-cell>
          <table:table-cell table:style-name="ce4" table:formula="of:=SUM([.G88:.G147])/60" office:value-type="float" office:value="0.8148795" calcext:value-type="float">
            <text:p>0.8148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88:.B147])" office:value-type="float" office:value="22" calcext:value-type="float">
            <text:p>22</text:p>
          </table:table-cell>
          <table:table-cell table:style-name="ce4" table:formula="of:=SUBTOTAL(4; [.C88:.C147])" office:value-type="float" office:value="23" calcext:value-type="float">
            <text:p>23</text:p>
          </table:table-cell>
          <table:table-cell table:style-name="ce4" table:formula="of:=SUBTOTAL(4; [.D88:.D147])" office:value-type="float" office:value="1" calcext:value-type="float">
            <text:p>1</text:p>
          </table:table-cell>
          <table:table-cell table:style-name="ce4" table:formula="of:=SUBTOTAL(4; [.E88:.E147])" office:value-type="float" office:value="21.6" calcext:value-type="float">
            <text:p>21.6</text:p>
          </table:table-cell>
          <table:table-cell table:style-name="ce4" table:formula="of:=SUBTOTAL(4; [.F88:.F147])" office:value-type="float" office:value="23" calcext:value-type="float">
            <text:p>23</text:p>
          </table:table-cell>
          <table:table-cell table:style-name="ce4" table:formula="of:=SUBTOTAL(4; [.G88:.G147])"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89:.B148])" office:value-type="float" office:value="16.9" calcext:value-type="float">
            <text:p>16.9</text:p>
          </table:table-cell>
          <table:table-cell table:style-name="ce4" table:formula="of:=SUBTOTAL(5; [.C89:.C148])" office:value-type="float" office:value="19" calcext:value-type="float">
            <text:p>19</text:p>
          </table:table-cell>
          <table:table-cell table:style-name="ce4" table:formula="of:=SUBTOTAL(5; [.D89:.D148])" office:value-type="float" office:value="0.768182" calcext:value-type="float">
            <text:p>0.768182</text:p>
          </table:table-cell>
          <table:table-cell table:style-name="ce4" table:formula="of:=SUBTOTAL(5; [.E89:.E148])" office:value-type="float" office:value="9.75" calcext:value-type="float">
            <text:p>9.75</text:p>
          </table:table-cell>
          <table:table-cell table:style-name="ce4" table:formula="of:=SUBTOTAL(5; [.F89:.F148])" office:value-type="float" office:value="20" calcext:value-type="float">
            <text:p>20</text:p>
          </table:table-cell>
          <table:table-cell table:style-name="ce4" table:formula="of:=SUBTOTAL(5; [.G89:.G148])"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3 quarters of examples, Testing: 1 quarter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0.691655" calcext:value-type="float">
            <text:p>0.6916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.05" calcext:value-type="float">
            <text:p>30.05</text:p>
          </table:table-cell>
          <table:table-cell office:value-type="float" office:value="33" calcext:value-type="float">
            <text:p>33</text:p>
          </table:table-cell>
          <table:table-cell office:value-type="float" office:value="0.910606" calcext:value-type="float">
            <text:p>0.910606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.55" calcext:value-type="float">
            <text:p>32.55</text:p>
          </table:table-cell>
          <table:table-cell office:value-type="float" office:value="33" calcext:value-type="float">
            <text:p>3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4" calcext:value-type="float">
            <text:p>0.9208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35" calcext:value-type="float">
            <text:p>0.88333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.55" calcext:value-type="float">
            <text:p>26.55</text:p>
          </table:table-cell>
          <table:table-cell office:value-type="float" office:value="33" calcext:value-type="float">
            <text:p>33</text:p>
          </table:table-cell>
          <table:table-cell office:value-type="float" office:value="0.804546" calcext:value-type="float">
            <text:p>0.804546</text:p>
          </table:table-cell>
          <table:table-cell office:value-type="float" office:value="7.25" calcext:value-type="float">
            <text:p>7.25</text:p>
          </table:table-cell>
          <table:table-cell office:value-type="float" office:value="12" calcext:value-type="float">
            <text:p>12</text:p>
          </table:table-cell>
          <table:table-cell office:value-type="float" office:value="0.60417" calcext:value-type="float">
            <text:p>0.604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5" calcext:value-type="float">
            <text:p>8.95</text:p>
          </table:table-cell>
          <table:table-cell office:value-type="float" office:value="12" calcext:value-type="float">
            <text:p>12</text:p>
          </table:table-cell>
          <table:table-cell office:value-type="float" office:value="0.745825" calcext:value-type="float">
            <text:p>0.7458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.7" calcext:value-type="float">
            <text:p>31.7</text:p>
          </table:table-cell>
          <table:table-cell office:value-type="float" office:value="33" calcext:value-type="float">
            <text:p>33</text:p>
          </table:table-cell>
          <table:table-cell office:value-type="float" office:value="0.960606" calcext:value-type="float">
            <text:p>0.960606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0.858335" calcext:value-type="float">
            <text:p>0.8583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8.95" calcext:value-type="float">
            <text:p>8.95</text:p>
          </table:table-cell>
          <table:table-cell office:value-type="float" office:value="11" calcext:value-type="float">
            <text:p>11</text:p>
          </table:table-cell>
          <table:table-cell office:value-type="float" office:value="0.813655" calcext:value-type="float">
            <text:p>0.81365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.1" calcext:value-type="float">
            <text:p>31.1</text:p>
          </table:table-cell>
          <table:table-cell office:value-type="float" office:value="33" calcext:value-type="float">
            <text:p>33</text:p>
          </table:table-cell>
          <table:table-cell office:value-type="float" office:value="0.942424" calcext:value-type="float">
            <text:p>0.942424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float" office:value="0.84168" calcext:value-type="float">
            <text:p>0.8416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" calcext:value-type="float">
            <text:p>0.9375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float" office:value="0.39167" calcext:value-type="float">
            <text:p>0.3916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.55" calcext:value-type="float">
            <text:p>31.55</text:p>
          </table:table-cell>
          <table:table-cell office:value-type="float" office:value="33" calcext:value-type="float">
            <text:p>33</text:p>
          </table:table-cell>
          <table:table-cell office:value-type="float" office:value="0.956061" calcext:value-type="float">
            <text:p>0.95606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7" calcext:value-type="float">
            <text:p>0.9363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.9" calcext:value-type="float">
            <text:p>30.9</text:p>
          </table:table-cell>
          <table:table-cell office:value-type="float" office:value="33" calcext:value-type="float">
            <text:p>33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6" calcext:value-type="float">
            <text:p>0.8916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5" calcext:value-type="float">
            <text:p>0.9208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.8" calcext:value-type="float">
            <text:p>29.8</text:p>
          </table:table-cell>
          <table:table-cell office:value-type="float" office:value="33" calcext:value-type="float">
            <text:p>33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35" calcext:value-type="float">
            <text:p>0.77083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" calcext:value-type="float">
            <text:p>0.9416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.2" calcext:value-type="float">
            <text:p>30.2</text:p>
          </table:table-cell>
          <table:table-cell office:value-type="float" office:value="33" calcext:value-type="float">
            <text:p>33</text:p>
          </table:table-cell>
          <table:table-cell office:value-type="float" office:value="0.915152" calcext:value-type="float">
            <text:p>0.915152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65" calcext:value-type="float">
            <text:p>11.65</text:p>
          </table:table-cell>
          <table:table-cell office:value-type="float" office:value="12" calcext:value-type="float">
            <text:p>12</text:p>
          </table:table-cell>
          <table:table-cell office:value-type="float" office:value="0.970835" calcext:value-type="float">
            <text:p>0.97083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.35" calcext:value-type="float">
            <text:p>32.35</text:p>
          </table:table-cell>
          <table:table-cell office:value-type="float" office:value="33" calcext:value-type="float">
            <text:p>33</text:p>
          </table:table-cell>
          <table:table-cell office:value-type="float" office:value="0.980303" calcext:value-type="float">
            <text:p>0.980303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7" calcext:value-type="float">
            <text:p>0.89167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05" calcext:value-type="float">
            <text:p>0.93750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.65" calcext:value-type="float">
            <text:p>29.65</text:p>
          </table:table-cell>
          <table:table-cell office:value-type="float" office:value="33" calcext:value-type="float">
            <text:p>33</text:p>
          </table:table-cell>
          <table:table-cell office:value-type="float" office:value="0.898485" calcext:value-type="float">
            <text:p>0.898485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700005" calcext:value-type="float">
            <text:p>0.70000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0.89584" calcext:value-type="float">
            <text:p>0.8958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.55" calcext:value-type="float">
            <text:p>23.55</text:p>
          </table:table-cell>
          <table:table-cell office:value-type="float" office:value="33" calcext:value-type="float">
            <text:p>33</text:p>
          </table:table-cell>
          <table:table-cell office:value-type="float" office:value="0.713637" calcext:value-type="float">
            <text:p>0.713637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0.390875" calcext:value-type="float">
            <text:p>0.39087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.45" calcext:value-type="float">
            <text:p>29.45</text:p>
          </table:table-cell>
          <table:table-cell office:value-type="float" office:value="33" calcext:value-type="float">
            <text:p>33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4" calcext:value-type="float">
            <text:p>0.7708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5" calcext:value-type="float">
            <text:p>0.9545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.25" calcext:value-type="float">
            <text:p>32.25</text:p>
          </table:table-cell>
          <table:table-cell office:value-type="float" office:value="33" calcext:value-type="float">
            <text:p>3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10.85" calcext:value-type="float">
            <text:p>10.85</text:p>
          </table:table-cell>
          <table:table-cell office:value-type="float" office:value="12" calcext:value-type="float">
            <text:p>12</text:p>
          </table:table-cell>
          <table:table-cell office:value-type="float" office:value="0.904185" calcext:value-type="float">
            <text:p>0.90418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.1" calcext:value-type="float">
            <text:p>29.1</text:p>
          </table:table-cell>
          <table:table-cell office:value-type="float" office:value="32" calcext:value-type="float">
            <text:p>32</text:p>
          </table:table-cell>
          <table:table-cell office:value-type="float" office:value="0.909375" calcext:value-type="float">
            <text:p>0.9093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27295" calcext:value-type="float">
            <text:p>0.72729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9.95" calcext:value-type="float">
            <text:p>9.95</text:p>
          </table:table-cell>
          <table:table-cell office:value-type="float" office:value="11" calcext:value-type="float">
            <text:p>11</text:p>
          </table:table-cell>
          <table:table-cell office:value-type="float" office:value="0.904555" calcext:value-type="float">
            <text:p>0.90455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9.75" calcext:value-type="float">
            <text:p>9.75</text:p>
          </table:table-cell>
          <table:table-cell office:value-type="float" office:value="12" calcext:value-type="float">
            <text:p>12</text:p>
          </table:table-cell>
          <table:table-cell office:value-type="float" office:value="0.812505" calcext:value-type="float">
            <text:p>0.81250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0.741665" calcext:value-type="float">
            <text:p>0.741665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5" calcext:value-type="float">
            <text:p>11.45</text:p>
          </table:table-cell>
          <table:table-cell office:value-type="float" office:value="12" calcext:value-type="float">
            <text:p>12</text:p>
          </table:table-cell>
          <table:table-cell office:value-type="float" office:value="0.954175" calcext:value-type="float">
            <text:p>0.95417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.6" calcext:value-type="float">
            <text:p>31.6</text:p>
          </table:table-cell>
          <table:table-cell office:value-type="float" office:value="33" calcext:value-type="float">
            <text:p>33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9.45" calcext:value-type="float">
            <text:p>9.45</text:p>
          </table:table-cell>
          <table:table-cell office:value-type="float" office:value="12" calcext:value-type="float">
            <text:p>12</text:p>
          </table:table-cell>
          <table:table-cell office:value-type="float" office:value="0.78749" calcext:value-type="float">
            <text:p>0.78749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9.35" calcext:value-type="float">
            <text:p>9.35</text:p>
          </table:table-cell>
          <table:table-cell office:value-type="float" office:value="12" calcext:value-type="float">
            <text:p>12</text:p>
          </table:table-cell>
          <table:table-cell office:value-type="float" office:value="0.77916" calcext:value-type="float">
            <text:p>0.77916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002" calcext:value-type="float">
            <text:p>0.95002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9.35" calcext:value-type="float">
            <text:p>29.35</text:p>
          </table:table-cell>
          <table:table-cell office:value-type="float" office:value="30" calcext:value-type="float">
            <text:p>30</text:p>
          </table:table-cell>
          <table:table-cell office:value-type="float" office:value="0.978334" calcext:value-type="float">
            <text:p>0.978334</text:p>
          </table:table-cell>
          <table:table-cell office:value-type="float" office:value="10.25" calcext:value-type="float">
            <text:p>10.25</text:p>
          </table:table-cell>
          <table:table-cell office:value-type="float" office:value="11" calcext:value-type="float">
            <text:p>11</text:p>
          </table:table-cell>
          <table:table-cell office:value-type="float" office:value="0.931825" calcext:value-type="float">
            <text:p>0.93182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9.85" calcext:value-type="float">
            <text:p>29.85</text:p>
          </table:table-cell>
          <table:table-cell office:value-type="float" office:value="33" calcext:value-type="float">
            <text:p>33</text:p>
          </table:table-cell>
          <table:table-cell office:value-type="float" office:value="0.904546" calcext:value-type="float">
            <text:p>0.904546</text:p>
          </table:table-cell>
          <table:table-cell office:value-type="float" office:value="8.65" calcext:value-type="float">
            <text:p>8.65</text:p>
          </table:table-cell>
          <table:table-cell office:value-type="float" office:value="12" calcext:value-type="float">
            <text:p>12</text:p>
          </table:table-cell>
          <table:table-cell office:value-type="float" office:value="0.72084" calcext:value-type="float">
            <text:p>0.72084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1.3" calcext:value-type="float">
            <text:p>31.3</text:p>
          </table:table-cell>
          <table:table-cell office:value-type="float" office:value="33" calcext:value-type="float">
            <text:p>33</text:p>
          </table:table-cell>
          <table:table-cell office:value-type="float" office:value="0.948485" calcext:value-type="float">
            <text:p>0.948485</text:p>
          </table:table-cell>
          <table:table-cell office:value-type="float" office:value="9.8" calcext:value-type="float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0.81666" calcext:value-type="float">
            <text:p>0.81666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0.84547" calcext:value-type="float">
            <text:p>0.84547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0.978788" calcext:value-type="float">
            <text:p>0.978788</text:p>
          </table:table-cell>
          <table:table-cell office:value-type="float" office:value="10.95" calcext:value-type="float">
            <text:p>10.95</text:p>
          </table:table-cell>
          <table:table-cell office:value-type="float" office:value="12" calcext:value-type="float">
            <text:p>12</text:p>
          </table:table-cell>
          <table:table-cell office:value-type="float" office:value="0.91251" calcext:value-type="float">
            <text:p>0.91251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8.35" calcext:value-type="float">
            <text:p>28.35</text:p>
          </table:table-cell>
          <table:table-cell office:value-type="float" office:value="29" calcext:value-type="float">
            <text:p>29</text:p>
          </table:table-cell>
          <table:table-cell office:value-type="float" office:value="0.977586" calcext:value-type="float">
            <text:p>0.97758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9.85" calcext:value-type="float">
            <text:p>9.85</text:p>
          </table:table-cell>
          <table:table-cell office:value-type="float" office:value="12" calcext:value-type="float">
            <text:p>12</text:p>
          </table:table-cell>
          <table:table-cell office:value-type="float" office:value="0.820825" calcext:value-type="float">
            <text:p>0.82082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0.92918" calcext:value-type="float">
            <text:p>0.9291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0.55" calcext:value-type="float">
            <text:p>30.55</text:p>
          </table:table-cell>
          <table:table-cell office:value-type="float" office:value="33" calcext:value-type="float">
            <text:p>33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0.791665" calcext:value-type="float">
            <text:p>0.791665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.25" calcext:value-type="float">
            <text:p>28.25</text:p>
          </table:table-cell>
          <table:table-cell office:value-type="float" office:value="33" calcext:value-type="float">
            <text:p>33</text:p>
          </table:table-cell>
          <table:table-cell office:value-type="float" office:value="0.856061" calcext:value-type="float">
            <text:p>0.85606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69999" calcext:value-type="float">
            <text:p>0.69999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5" calcext:value-type="float">
            <text:p>10.55</text:p>
          </table:table-cell>
          <table:table-cell office:value-type="float" office:value="12" calcext:value-type="float">
            <text:p>12</text:p>
          </table:table-cell>
          <table:table-cell office:value-type="float" office:value="0.87917" calcext:value-type="float">
            <text:p>0.87917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0.984849" calcext:value-type="float">
            <text:p>0.984849</text:p>
          </table:table-cell>
          <table:table-cell office:value-type="float" office:value="9.65" calcext:value-type="float">
            <text:p>9.65</text:p>
          </table:table-cell>
          <table:table-cell office:value-type="float" office:value="11" calcext:value-type="float">
            <text:p>11</text:p>
          </table:table-cell>
          <table:table-cell office:value-type="float" office:value="0.877285" calcext:value-type="float">
            <text:p>0.87728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.65" calcext:value-type="float">
            <text:p>26.65</text:p>
          </table:table-cell>
          <table:table-cell office:value-type="float" office:value="33" calcext:value-type="float">
            <text:p>33</text:p>
          </table:table-cell>
          <table:table-cell office:value-type="float" office:value="0.807576" calcext:value-type="float">
            <text:p>0.807576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0.609125" calcext:value-type="float">
            <text:p>0.60912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float" office:value="0.937879" calcext:value-type="float">
            <text:p>0.937879</text:p>
          </table:table-cell>
          <table:table-cell office:value-type="float" office:value="8.65" calcext:value-type="float">
            <text:p>8.65</text:p>
          </table:table-cell>
          <table:table-cell office:value-type="float" office:value="11" calcext:value-type="float">
            <text:p>11</text:p>
          </table:table-cell>
          <table:table-cell office:value-type="float" office:value="0.78638" calcext:value-type="float">
            <text:p>0.78638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75" calcext:value-type="float">
            <text:p>31.75</text:p>
          </table:table-cell>
          <table:table-cell office:value-type="float" office:value="33" calcext:value-type="float">
            <text:p>33</text:p>
          </table:table-cell>
          <table:table-cell office:value-type="float" office:value="0.962121" calcext:value-type="float">
            <text:p>0.962121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0.840925" calcext:value-type="float">
            <text:p>0.8409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176:.B235])/60" office:value-type="float" office:value="30.9433333333333" calcext:value-type="float">
            <text:p>30.9433333333</text:p>
          </table:table-cell>
          <table:table-cell table:formula="of:=SUM([.C176:.C235])/60" office:value-type="float" office:value="32.8166666666667" calcext:value-type="float">
            <text:p>32.8166666667</text:p>
          </table:table-cell>
          <table:table-cell table:formula="of:=SUM([.D176:.D235])/60" office:value-type="float" office:value="0.943054883333333" calcext:value-type="float">
            <text:p>0.9430548833</text:p>
          </table:table-cell>
          <table:table-cell table:formula="of:=SUM([.E176:.E235])/60" office:value-type="float" office:value="9.86" calcext:value-type="float">
            <text:p>9.86</text:p>
          </table:table-cell>
          <table:table-cell table:formula="of:=SUM([.F176:.F235])/60" office:value-type="float" office:value="11.7666666666667" calcext:value-type="float">
            <text:p>11.7666666667</text:p>
          </table:table-cell>
          <table:table-cell table:formula="of:=SUM([.G176:.G235])/60" office:value-type="float" office:value="0.8375305" calcext:value-type="float">
            <text:p>0.8375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176:.B235])" office:value-type="float" office:value="33" calcext:value-type="float">
            <text:p>33</text:p>
          </table:table-cell>
          <table:table-cell table:formula="of:=SUBTOTAL(4; [.C176:.C235])" office:value-type="float" office:value="33" calcext:value-type="float">
            <text:p>33</text:p>
          </table:table-cell>
          <table:table-cell table:formula="of:=SUBTOTAL(4; [.D176:.D235])" office:value-type="float" office:value="1" calcext:value-type="float">
            <text:p>1</text:p>
          </table:table-cell>
          <table:table-cell table:formula="of:=SUBTOTAL(4; [.E176:.E235])" office:value-type="float" office:value="11.65" calcext:value-type="float">
            <text:p>11.65</text:p>
          </table:table-cell>
          <table:table-cell table:formula="of:=SUBTOTAL(4; [.F176:.F235])" office:value-type="float" office:value="12" calcext:value-type="float">
            <text:p>12</text:p>
          </table:table-cell>
          <table:table-cell table:formula="of:=SUBTOTAL(4; [.G176:.G235])" office:value-type="float" office:value="0.970835" calcext:value-type="float">
            <text:p>0.9708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177:.B236])" office:value-type="float" office:value="23.55" calcext:value-type="float">
            <text:p>23.55</text:p>
          </table:table-cell>
          <table:table-cell table:formula="of:=SUBTOTAL(5; [.C177:.C236])" office:value-type="float" office:value="29" calcext:value-type="float">
            <text:p>29</text:p>
          </table:table-cell>
          <table:table-cell table:formula="of:=SUBTOTAL(5; [.D177:.D236])" office:value-type="float" office:value="0.713637" calcext:value-type="float">
            <text:p>0.713637</text:p>
          </table:table-cell>
          <table:table-cell table:formula="of:=SUBTOTAL(5; [.E177:.E236])" office:value-type="float" office:value="4.3" calcext:value-type="float">
            <text:p>4.3</text:p>
          </table:table-cell>
          <table:table-cell table:formula="of:=SUBTOTAL(5; [.F177:.F236])" office:value-type="float" office:value="10" calcext:value-type="float">
            <text:p>10</text:p>
          </table:table-cell>
          <table:table-cell table:formula="of:=SUBTOTAL(5; [.G177:.G236])" office:value-type="float" office:value="0.390875" calcext:value-type="float">
            <text:p>0.390875</text:p>
          </table:table-cell>
          <table:table-cell table:number-columns-repeated="2"/>
        </table:table-row>
        <table:table-row table:style-name="ro2" table:number-rows-repeated="20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all examples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733333" calcext:value-type="float">
            <text:p>0.73333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0.863636" calcext:value-type="float">
            <text:p>0.86363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711111" calcext:value-type="float">
            <text:p>0.71111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822222" calcext:value-type="float">
            <text:p>0.82222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0.860465" calcext:value-type="float">
            <text:p>0.86046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.883721" calcext:value-type="float">
            <text:p>0.88372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0.95122" calcext:value-type="float">
            <text:p>0.9512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0.948718" calcext:value-type="float">
            <text:p>0.948718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795455" calcext:value-type="float">
            <text:p>0.795455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262:.B321])/60" office:value-type="float" office:value="40.5" calcext:value-type="float">
            <text:p>40.5</text:p>
          </table:table-cell>
          <table:table-cell table:formula="of:=SUM([.C262:.C321])/60" office:value-type="float" office:value="44.5833333333333" calcext:value-type="float">
            <text:p>44.5833333333</text:p>
          </table:table-cell>
          <table:table-cell table:formula="of:=SUM([.D262:.D321])/60" office:value-type="float" office:value="0.9084604" calcext:value-type="float">
            <text:p>0.9084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262:.B321])" office:value-type="float" office:value="45" calcext:value-type="float">
            <text:p>45</text:p>
          </table:table-cell>
          <table:table-cell table:formula="of:=SUBTOTAL(4; [.C262:.C321])" office:value-type="float" office:value="45" calcext:value-type="float">
            <text:p>45</text:p>
          </table:table-cell>
          <table:table-cell table:formula="of:=SUBTOTAL(4; [.D262:.D32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263:.B322])" office:value-type="float" office:value="29" calcext:value-type="float">
            <text:p>29</text:p>
          </table:table-cell>
          <table:table-cell table:formula="of:=SUBTOTAL(5; [.C263:.C322])" office:value-type="float" office:value="39" calcext:value-type="float">
            <text:p>39</text:p>
          </table:table-cell>
          <table:table-cell table:formula="of:=SUBTOTAL(5; [.D263:.D322])"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1 quarter of examples, Testing: 3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2.2" calcext:value-type="float">
            <text:p>22.2</text:p>
          </table:table-cell>
          <table:table-cell office:value-type="float" office:value="34" calcext:value-type="float">
            <text:p>34</text:p>
          </table:table-cell>
          <table:table-cell office:value-type="float" office:value="0.65293" calcext:value-type="float">
            <text:p>0.6529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15" calcext:value-type="float">
            <text:p>10.15</text:p>
          </table:table-cell>
          <table:table-cell office:value-type="float" office:value="11" calcext:value-type="float">
            <text:p>11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55" calcext:value-type="float">
            <text:p>0.68675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office:value-type="float" office:value="34" calcext:value-type="float">
            <text:p>34</text:p>
          </table:table-cell>
          <table:table-cell office:value-type="float" office:value="0.835305" calcext:value-type="float">
            <text:p>0.8353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5" calcext:value-type="float">
            <text:p>0.79265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.85" calcext:value-type="float">
            <text:p>9.85</text:p>
          </table:table-cell>
          <table:table-cell office:value-type="float" office:value="11" calcext:value-type="float">
            <text:p>11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19.65" calcext:value-type="float">
            <text:p>19.65</text:p>
          </table:table-cell>
          <table:table-cell office:value-type="float" office:value="34" calcext:value-type="float">
            <text:p>34</text:p>
          </table:table-cell>
          <table:table-cell office:value-type="float" office:value="0.577935" calcext:value-type="float">
            <text:p>0.57793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1.8" calcext:value-type="float">
            <text:p>21.8</text:p>
          </table:table-cell>
          <table:table-cell office:value-type="float" office:value="34" calcext:value-type="float">
            <text:p>34</text:p>
          </table:table-cell>
          <table:table-cell office:value-type="float" office:value="0.641185" calcext:value-type="float">
            <text:p>0.64118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34" calcext:value-type="float">
            <text:p>34</text:p>
          </table:table-cell>
          <table:table-cell office:value-type="float" office:value="0.873535" calcext:value-type="float">
            <text:p>0.8735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" calcext:value-type="float">
            <text:p>0.7926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1.85" calcext:value-type="float">
            <text:p>21.85</text:p>
          </table:table-cell>
          <table:table-cell office:value-type="float" office:value="33" calcext:value-type="float">
            <text:p>33</text:p>
          </table:table-cell>
          <table:table-cell office:value-type="float" office:value="0.66215" calcext:value-type="float">
            <text:p>0.662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" calcext:value-type="float">
            <text:p>0.789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0.755875" calcext:value-type="float">
            <text:p>0.7558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float" office:value="11" calcext:value-type="float">
            <text:p>1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17.1" calcext:value-type="float">
            <text:p>17.1</text:p>
          </table:table-cell>
          <table:table-cell office:value-type="float" office:value="34" calcext:value-type="float">
            <text:p>34</text:p>
          </table:table-cell>
          <table:table-cell office:value-type="float" office:value="0.50294" calcext:value-type="float">
            <text:p>0.5029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7.5" calcext:value-type="float">
            <text:p>27.5</text:p>
          </table:table-cell>
          <table:table-cell office:value-type="float" office:value="34" calcext:value-type="float">
            <text:p>34</text:p>
          </table:table-cell>
          <table:table-cell office:value-type="float" office:value="0.808825" calcext:value-type="float">
            <text:p>0.8088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0.995" calcext:value-type="float">
            <text:p>0.995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25" calcext:value-type="float">
            <text:p>27.25</text:p>
          </table:table-cell>
          <table:table-cell office:value-type="float" office:value="34" calcext:value-type="float">
            <text:p>34</text:p>
          </table:table-cell>
          <table:table-cell office:value-type="float" office:value="0.801475" calcext:value-type="float">
            <text:p>0.80147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6.25" calcext:value-type="float">
            <text:p>26.25</text:p>
          </table:table-cell>
          <table:table-cell office:value-type="float" office:value="34" calcext:value-type="float">
            <text:p>34</text:p>
          </table:table-cell>
          <table:table-cell office:value-type="float" office:value="0.772055" calcext:value-type="float">
            <text:p>0.77205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  <table:table-cell office:value-type="float" office:value="0.86031" calcext:value-type="float">
            <text:p>0.8603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.764695" calcext:value-type="float">
            <text:p>0.7646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295" calcext:value-type="float">
            <text:p>0.81029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25.2" calcext:value-type="float">
            <text:p>25.2</text:p>
          </table:table-cell>
          <table:table-cell office:value-type="float" office:value="34" calcext:value-type="float">
            <text:p>34</text:p>
          </table:table-cell>
          <table:table-cell office:value-type="float" office:value="0.74118" calcext:value-type="float">
            <text:p>0.7411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305" calcext:value-type="float">
            <text:p>0.8103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3.65" calcext:value-type="float">
            <text:p>23.65</text:p>
          </table:table-cell>
          <table:table-cell office:value-type="float" office:value="34" calcext:value-type="float">
            <text:p>34</text:p>
          </table:table-cell>
          <table:table-cell office:value-type="float" office:value="0.695595" calcext:value-type="float">
            <text:p>0.69559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59" calcext:value-type="float">
            <text:p>0.8455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823525" calcext:value-type="float">
            <text:p>0.82352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5.65" calcext:value-type="float">
            <text:p>25.65</text:p>
          </table:table-cell>
          <table:table-cell office:value-type="float" office:value="34" calcext:value-type="float">
            <text:p>34</text:p>
          </table:table-cell>
          <table:table-cell office:value-type="float" office:value="0.7544" calcext:value-type="float">
            <text:p>0.754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05" calcext:value-type="float">
            <text:p>27.05</text:p>
          </table:table-cell>
          <table:table-cell office:value-type="float" office:value="34" calcext:value-type="float">
            <text:p>34</text:p>
          </table:table-cell>
          <table:table-cell office:value-type="float" office:value="0.795605" calcext:value-type="float">
            <text:p>0.79560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7" calcext:value-type="float">
            <text:p>0.6867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61" calcext:value-type="float">
            <text:p>0.8456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5.4" calcext:value-type="float">
            <text:p>25.4</text:p>
          </table:table-cell>
          <table:table-cell office:value-type="float" office:value="34" calcext:value-type="float">
            <text:p>34</text:p>
          </table:table-cell>
          <table:table-cell office:value-type="float" office:value="0.74706" calcext:value-type="float">
            <text:p>0.7470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0.854546" calcext:value-type="float">
            <text:p>0.8545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3.15" calcext:value-type="float">
            <text:p>23.15</text:p>
          </table:table-cell>
          <table:table-cell office:value-type="float" office:value="34" calcext:value-type="float">
            <text:p>34</text:p>
          </table:table-cell>
          <table:table-cell office:value-type="float" office:value="0.68089" calcext:value-type="float">
            <text:p>0.6808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3" calcext:value-type="float">
            <text:p>33</text:p>
          </table:table-cell>
          <table:table-cell office:value-type="float" office:value="0.853045" calcext:value-type="float">
            <text:p>0.8530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7" calcext:value-type="float">
            <text:p>26.7</text:p>
          </table:table-cell>
          <table:table-cell office:value-type="float" office:value="34" calcext:value-type="float">
            <text:p>34</text:p>
          </table:table-cell>
          <table:table-cell office:value-type="float" office:value="0.78529" calcext:value-type="float">
            <text:p>0.78529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22.05" calcext:value-type="float">
            <text:p>22.05</text:p>
          </table:table-cell>
          <table:table-cell office:value-type="float" office:value="33" calcext:value-type="float">
            <text:p>33</text:p>
          </table:table-cell>
          <table:table-cell office:value-type="float" office:value="0.668205" calcext:value-type="float">
            <text:p>0.66820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.55" calcext:value-type="float">
            <text:p>28.55</text:p>
          </table:table-cell>
          <table:table-cell office:value-type="float" office:value="33" calcext:value-type="float">
            <text:p>33</text:p>
          </table:table-cell>
          <table:table-cell office:value-type="float" office:value="0.865165" calcext:value-type="float">
            <text:p>0.86516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0.81176" calcext:value-type="float">
            <text:p>0.8117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3.85" calcext:value-type="float">
            <text:p>23.85</text:p>
          </table:table-cell>
          <table:table-cell office:value-type="float" office:value="34" calcext:value-type="float">
            <text:p>34</text:p>
          </table:table-cell>
          <table:table-cell office:value-type="float" office:value="0.70146" calcext:value-type="float">
            <text:p>0.7014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4" calcext:value-type="float">
            <text:p>34</text:p>
          </table:table-cell>
          <table:table-cell office:value-type="float" office:value="0.82794" calcext:value-type="float">
            <text:p>0.8279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95" calcext:value-type="float">
            <text:p>28.95</text:p>
          </table:table-cell>
          <table:table-cell office:value-type="float" office:value="34" calcext:value-type="float">
            <text:p>34</text:p>
          </table:table-cell>
          <table:table-cell office:value-type="float" office:value="0.851475" calcext:value-type="float">
            <text:p>0.85147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4.75" calcext:value-type="float">
            <text:p>24.75</text:p>
          </table:table-cell>
          <table:table-cell office:value-type="float" office:value="34" calcext:value-type="float">
            <text:p>34</text:p>
          </table:table-cell>
          <table:table-cell office:value-type="float" office:value="0.72794" calcext:value-type="float">
            <text:p>0.7279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34" calcext:value-type="float">
            <text:p>34</text:p>
          </table:table-cell>
          <table:table-cell office:value-type="float" office:value="0.85883" calcext:value-type="float">
            <text:p>0.8588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85" calcext:value-type="float">
            <text:p>28.85</text:p>
          </table:table-cell>
          <table:table-cell office:value-type="float" office:value="34" calcext:value-type="float">
            <text:p>34</text:p>
          </table:table-cell>
          <table:table-cell office:value-type="float" office:value="0.848545" calcext:value-type="float">
            <text:p>0.84854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7.2" calcext:value-type="float">
            <text:p>27.2</text:p>
          </table:table-cell>
          <table:table-cell office:value-type="float" office:value="34" calcext:value-type="float">
            <text:p>34</text:p>
          </table:table-cell>
          <table:table-cell office:value-type="float" office:value="0.799995" calcext:value-type="float">
            <text:p>0.79999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24.55" calcext:value-type="float">
            <text:p>24.55</text:p>
          </table:table-cell>
          <table:table-cell office:value-type="float" office:value="31" calcext:value-type="float">
            <text:p>31</text:p>
          </table:table-cell>
          <table:table-cell office:value-type="float" office:value="0.791935" calcext:value-type="float">
            <text:p>0.79193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22.05" calcext:value-type="float">
            <text:p>22.05</text:p>
          </table:table-cell>
          <table:table-cell office:value-type="float" office:value="34" calcext:value-type="float">
            <text:p>34</text:p>
          </table:table-cell>
          <table:table-cell office:value-type="float" office:value="0.64853" calcext:value-type="float">
            <text:p>0.6485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5.1" calcext:value-type="float">
            <text:p>25.1</text:p>
          </table:table-cell>
          <table:table-cell office:value-type="float" office:value="34" calcext:value-type="float">
            <text:p>34</text:p>
          </table:table-cell>
          <table:table-cell office:value-type="float" office:value="0.73824" calcext:value-type="float">
            <text:p>0.7382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25.65" calcext:value-type="float">
            <text:p>25.65</text:p>
          </table:table-cell>
          <table:table-cell office:value-type="float" office:value="33" calcext:value-type="float">
            <text:p>33</text:p>
          </table:table-cell>
          <table:table-cell office:value-type="float" office:value="0.777295" calcext:value-type="float">
            <text:p>0.77729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23.05" calcext:value-type="float">
            <text:p>23.05</text:p>
          </table:table-cell>
          <table:table-cell office:value-type="float" office:value="30" calcext:value-type="float">
            <text:p>30</text:p>
          </table:table-cell>
          <table:table-cell office:value-type="float" office:value="0.76833" calcext:value-type="float">
            <text:p>0.7683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0.714695" calcext:value-type="float">
            <text:p>0.71469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.35" calcext:value-type="float">
            <text:p>26.35</text:p>
          </table:table-cell>
          <table:table-cell office:value-type="float" office:value="34" calcext:value-type="float">
            <text:p>34</text:p>
          </table:table-cell>
          <table:table-cell office:value-type="float" office:value="0.77501" calcext:value-type="float">
            <text:p>0.7750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4.8" calcext:value-type="float">
            <text:p>24.8</text:p>
          </table:table-cell>
          <table:table-cell office:value-type="float" office:value="34" calcext:value-type="float">
            <text:p>34</text:p>
          </table:table-cell>
          <table:table-cell office:value-type="float" office:value="0.72941" calcext:value-type="float">
            <text:p>0.7294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1.2" calcext:value-type="float">
            <text:p>21.2</text:p>
          </table:table-cell>
          <table:table-cell office:value-type="float" office:value="34" calcext:value-type="float">
            <text:p>34</text:p>
          </table:table-cell>
          <table:table-cell office:value-type="float" office:value="0.623535" calcext:value-type="float">
            <text:p>0.62353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4" calcext:value-type="float">
            <text:p>34</text:p>
          </table:table-cell>
          <table:table-cell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05" calcext:value-type="float">
            <text:p>0.78970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7.55" calcext:value-type="float">
            <text:p>27.55</text:p>
          </table:table-cell>
          <table:table-cell office:value-type="float" office:value="33" calcext:value-type="float">
            <text:p>33</text:p>
          </table:table-cell>
          <table:table-cell office:value-type="float" office:value="0.834865" calcext:value-type="float">
            <text:p>0.83486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8.3" calcext:value-type="float">
            <text:p>18.3</text:p>
          </table:table-cell>
          <table:table-cell office:value-type="float" office:value="33" calcext:value-type="float">
            <text:p>33</text:p>
          </table:table-cell>
          <table:table-cell office:value-type="float" office:value="0.55457" calcext:value-type="float">
            <text:p>0.5545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0.81517" calcext:value-type="float">
            <text:p>0.8151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31:.B390])/60" office:value-type="float" office:value="10.6083333333333" calcext:value-type="float">
            <text:p>10.6083333333</text:p>
          </table:table-cell>
          <table:table-cell table:formula="of:=SUM([.C331:.C390])/60" office:value-type="float" office:value="10.8833333333333" calcext:value-type="float">
            <text:p>10.8833333333</text:p>
          </table:table-cell>
          <table:table-cell table:formula="of:=SUM([.D331:.D390])/60" office:value-type="float" office:value="0.974756816666666" calcext:value-type="float">
            <text:p>0.9747568167</text:p>
          </table:table-cell>
          <table:table-cell table:formula="of:=SUM([.E331:.E390])/60" office:value-type="float" office:value="25.4758333333333" calcext:value-type="float">
            <text:p>25.4758333333</text:p>
          </table:table-cell>
          <table:table-cell table:formula="of:=SUM([.F331:.F390])/60" office:value-type="float" office:value="33.7" calcext:value-type="float">
            <text:p>33.7</text:p>
          </table:table-cell>
          <table:table-cell table:formula="of:=SUM([.G331:.G390])/60" office:value-type="float" office:value="0.755891833333334" calcext:value-type="float">
            <text:p>0.7558918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31:.B390])" office:value-type="float" office:value="11" calcext:value-type="float">
            <text:p>11</text:p>
          </table:table-cell>
          <table:table-cell table:formula="of:=SUBTOTAL(4; [.C331:.C390])" office:value-type="float" office:value="11" calcext:value-type="float">
            <text:p>11</text:p>
          </table:table-cell>
          <table:table-cell table:formula="of:=SUBTOTAL(4; [.D331:.D390])" office:value-type="float" office:value="1" calcext:value-type="float">
            <text:p>1</text:p>
          </table:table-cell>
          <table:table-cell table:formula="of:=SUBTOTAL(4; [.E331:.E390])" office:value-type="float" office:value="29.8" calcext:value-type="float">
            <text:p>29.8</text:p>
          </table:table-cell>
          <table:table-cell table:formula="of:=SUBTOTAL(4; [.F331:.F390])" office:value-type="float" office:value="34" calcext:value-type="float">
            <text:p>34</text:p>
          </table:table-cell>
          <table:table-cell table:formula="of:=SUBTOTAL(4; [.G331:.G390])"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32:.B391])" office:value-type="float" office:value="8.75" calcext:value-type="float">
            <text:p>8.75</text:p>
          </table:table-cell>
          <table:table-cell table:formula="of:=SUBTOTAL(5; [.C332:.C391])" office:value-type="float" office:value="9" calcext:value-type="float">
            <text:p>9</text:p>
          </table:table-cell>
          <table:table-cell table:formula="of:=SUBTOTAL(5; [.D332:.D391])" office:value-type="float" office:value="0.854546" calcext:value-type="float">
            <text:p>0.854546</text:p>
          </table:table-cell>
          <table:table-cell table:formula="of:=SUBTOTAL(5; [.E332:.E391])" office:value-type="float" office:value="15" calcext:value-type="float">
            <text:p>15</text:p>
          </table:table-cell>
          <table:table-cell table:formula="of:=SUBTOTAL(5; [.F332:.F391])" office:value-type="float" office:value="30" calcext:value-type="float">
            <text:p>30</text:p>
          </table:table-cell>
          <table:table-cell table:formula="of:=SUBTOTAL(5; [.G332:.G391])"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2">
          <table:table-cell office:value-type="string" calcext:value-type="string">
            <text:p>% of data used to train</text:p>
          </table:table-cell>
          <table:table-cell office:value-type="string" calcext:value-type="string">
            <text:p>AvgTraining%</text:p>
          </table:table-cell>
          <table:table-cell office:value-type="string" calcext:value-type="string">
            <text:p>AvgTesting%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6" calcext:value-type="float">
            <text:p>0.756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53" calcext:value-type="float">
            <text:p>0.953</text:p>
          </table:table-cell>
          <table:table-cell office:value-type="float" office:value="0.815" calcext:value-type="float">
            <text:p>0.815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838" calcext:value-type="float">
            <text:p>0.838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08" calcext:value-type="float">
            <text:p>0.908</text:p>
          </table:table-cell>
          <table:table-cell table:number-columns-repeated="7"/>
        </table:table-row>
      </table:table>
      <table:table table:name="Cars2" table:style-name="ta1">
        <table:shapes>
          <draw:frame draw:z-index="0" draw:style-name="gr1" draw:text-style-name="P1" svg:width="4.2492in" svg:height="2.8272in" svg:x="0.6445in" svg:y="12.7665in">
            <draw:object draw:notify-on-update-of-ranges="Cars2.A64:Cars2.A66 Cars2.D2:Cars2.D2 Cars2.D64:Cars2.D66 Cars2.G2:Cars2.G2 Cars2.G64:Cars2.G6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4.4736in" svg:height="2.7185in" svg:x="5.4504in" svg:y="12.7862in">
            <draw:object draw:notify-on-update-of-ranges="Cars2.A3:Cars2.A62 Cars2.D2:Cars2.D2 Cars2.D3:Cars2.D62 Cars2.A3:Cars2.A62 Cars2.G2:Cars2.G2 Cars2.G3:Cars2.G6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5.8799in" svg:height="3.2949in" svg:x="5.7315in" svg:y="27.8713in">
            <draw:object draw:notify-on-update-of-ranges="Cars2.A89:Cars2.A148 Cars2.D88:Cars2.D88 Cars2.D89:Cars2.D148 Cars2.A89:Cars2.A148 Cars2.G88:Cars2.G88 Cars2.G89:Cars2.G148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3" draw:style-name="gr1" draw:text-style-name="P1" svg:width="5.5972in" svg:height="3.1469in" svg:x="0.039in" svg:y="27.9091in">
            <draw:object draw:notify-on-update-of-ranges="Cars2.A150:Cars2.A152 Cars2.D88:Cars2.D88 Cars2.D150:Cars2.D152 Cars2.G88:Cars2.G88 Cars2.G150:Cars2.G152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4" draw:style-name="gr1" draw:text-style-name="P1" svg:width="6.0366in" svg:height="2.9587in" svg:x="6.2398in" svg:y="44.802in">
            <draw:object draw:notify-on-update-of-ranges="Cars2.A182:Cars2.A241 Cars2.D181:Cars2.D181 Cars2.D182:Cars2.D241 Cars2.A182:Cars2.A241 Cars2.G181:Cars2.G181 Cars2.G182:Cars2.G241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5" draw:style-name="gr1" draw:text-style-name="P1" svg:width="4.8646in" svg:height="2.9409in" svg:x="1.3969in" svg:y="44.8366in">
            <draw:object draw:notify-on-update-of-ranges="Cars2.A243:Cars2.A245 Cars2.D181:Cars2.D181 Cars2.D243:Cars2.D245 Cars2.G181:Cars2.G181 Cars2.G243:Cars2.G245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6" draw:style-name="gr1" draw:text-style-name="P1" svg:width="4.4437in" svg:height="2.6764in" svg:x="4.3756in" svg:y="49.0398in">
            <draw:object draw:notify-on-update-of-ranges="Cars2.A272:Cars2.A331 Cars2.D271:Cars2.D271 Cars2.D272:Cars2.D331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4.474in" svg:height="2.8236in" svg:x="4.4051in" svg:y="51.6988in">
            <draw:object draw:notify-on-update-of-ranges="Cars2.A333:Cars2.A335 Cars2.D271:Cars2.D271 Cars2.D333:Cars2.D335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4.9819in" svg:height="2.8331in" svg:x="3.5457in" svg:y="60.9472in">
            <draw:object draw:notify-on-update-of-ranges="Cars2.A343:Cars2.A343 Cars2.A344:Cars2.A347 Cars2.B343:Cars2.B343 Cars2.B344:Cars2.B347 Cars2.A343:Cars2.A343 Cars2.A344:Cars2.A347 Cars2.C343:Cars2.C343 Cars2.C344:Cars2.C347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8" table:number-rows-spanned="1">
            <text:p>Cars Dataset2, MaxLearn, UIUP PLP-trees (Training: 18 or 19 examples, Testing: 18 or 19 examples)</text:p>
            <text:p><text:span text:style-name="T1">#Attributes: 5</text:span></text:p>
            <text:p><text:span text:style-name="T1">#Outcomes: 20</text:span></text:p>
            <text:p><text:span text:style-name="T1">#Users: 60</text:span></text:p>
            <text:p><text:span text:style-name="T1">#Examples: 2206</text:span></text:p>
          </table:table-cell>
          <table:covered-table-cell table:number-columns-repeated="7"/>
          <table:table-cell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]/[.C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3]/[.F3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4]/[.C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4]/[.F4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]/[.C5]" office:value-type="float" office:value="0.947368421052632" calcext:value-type="float">
            <text:p>0.94736842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5]/[.F5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6]/[.C6]" office:value-type="float" office:value="0.894736842105263" calcext:value-type="float">
            <text:p>0.89473684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E6]/[.F6]"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7]/[.C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7]/[.F7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8]/[.C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8]/[.F8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9]/[.C9]" office:value-type="float" office:value="0.888888888888889" calcext:value-type="float">
            <text:p>0.888888888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9]/[.F9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]/[.C10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0]/[.F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1]/[.C11]" office:value-type="float" office:value="0.944444444444444" calcext:value-type="float">
            <text:p>0.94444444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11]/[.F11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12]/[.F1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3]/[.C13]" office:value-type="float" office:value="0.944444444444444" calcext:value-type="float">
            <text:p>0.94444444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13]/[.F13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B14]/[.C14]" office:value-type="float" office:value="0.833333333333333" calcext:value-type="float">
            <text:p>0.833333333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14]/[.F14]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E15]/[.F15]" office:value-type="float" office:value="0.611111111111111" calcext:value-type="float">
            <text:p>0.611111111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6]/[.C16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E16]/[.F16]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17]/[.F17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8]/[.C1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E18]/[.F18]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9]/[.C19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9]/[.F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0]/[.C2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0]/[.F20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9" calcext:value-type="float">
            <text:p>19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21]/[.F21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2]/[.C2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22]/[.F22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3]/[.F23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/[.C24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24]/[.F2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5]/[.C25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5]/[.F25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6]/[.C2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6]/[.F26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7]/[.C27]" office:value-type="float" office:value="0.944444444444444" calcext:value-type="float">
            <text:p>0.94444444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7]/[.F27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8]/[.C28]" office:value-type="float" office:value="0.944444444444444" calcext:value-type="float">
            <text:p>0.94444444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8]/[.F28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9]/[.C29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9]/[.F29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0]/[.C3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E30]/[.F30]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1]/[.C3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1]/[.F31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2]/[.C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2]/[.F3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33]/[.C33]" office:value-type="float" office:value="0.888888888888889" calcext:value-type="float">
            <text:p>0.888888888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3]/[.F33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4]/[.C3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4]/[.F34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35]/[.F35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6]/[.C36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6]/[.F36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7]/[.C37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7]/[.F37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8]/[.C38]" office:value-type="float" office:value="0.947368421052632" calcext:value-type="float">
            <text:p>0.94736842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38]/[.F38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39]/[.C39]" office:value-type="float" office:value="0.875" calcext:value-type="float">
            <text:p>0.8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39]/[.F39]" office:value-type="float" office:value="0.588235294117647" calcext:value-type="float">
            <text:p>0.588235294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0]/[.C4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E40]/[.F40]" office:value-type="float" office:value="0.764705882352941" calcext:value-type="float">
            <text:p>0.764705882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1]/[.C41]" office:value-type="float" office:value="0.9375" calcext:value-type="float">
            <text:p>0.93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1]/[.F41]" office:value-type="float" office:value="0.529411764705882" calcext:value-type="float">
            <text:p>0.529411764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2]/[.C42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2]/[.F42]" office:value-type="float" office:value="0.882352941176471" calcext:value-type="float">
            <text:p>0.8823529412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3]/[.C43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3]/[.F43]" office:value-type="float" office:value="0.882352941176471" calcext:value-type="float">
            <text:p>0.882352941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44]/[.C44]"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44]/[.F44]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5]/[.C4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5]/[.F45]" office:value-type="float" office:value="0.529411764705882" calcext:value-type="float">
            <text:p>0.529411764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46]/[.F46]" office:value-type="float" office:value="0.588235294117647" calcext:value-type="float">
            <text:p>0.5882352941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7]/[.C47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7]/[.F47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8]/[.C48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8]/[.F48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49]/[.C4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9]/[.F49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0]/[.C50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0]/[.F50]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1]/[.C5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1]/[.F51]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2]/[.C52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2]/[.F52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3]/[.C5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3]/[.F53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54]/[.F54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5]/[.C55]" office:value-type="float" office:value="0.894736842105263" calcext:value-type="float">
            <text:p>0.89473684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5]/[.F55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6]/[.C56]" office:value-type="float" office:value="0.894736842105263" calcext:value-type="float">
            <text:p>0.89473684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6]/[.F56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7]/[.C5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7]/[.F57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8]/[.C58]" office:value-type="float" office:value="0.947368421052632" calcext:value-type="float">
            <text:p>0.94736842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8]/[.F58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59]/[.F59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0]/[.C60]" office:value-type="float" office:value="0.947368421052632" calcext:value-type="float">
            <text:p>0.94736842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0]/[.F60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1]/[.C61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61]/[.F61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62]/[.C6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2]/[.F6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:.B62])/60" office:value-type="float" office:value="17.4666666666667" calcext:value-type="float">
            <text:p>17.4666666667</text:p>
          </table:table-cell>
          <table:table-cell table:formula="of:=SUM([.C3:.C62])/60" office:value-type="float" office:value="18.1" calcext:value-type="float">
            <text:p>18.1</text:p>
          </table:table-cell>
          <table:table-cell table:formula="of:=SUM([.D3:.D62])/60" office:value-type="float" office:value="0.964638157894736" calcext:value-type="float">
            <text:p>0.9646381579</text:p>
          </table:table-cell>
          <table:table-cell table:formula="of:=SUM([.E3:.E62])/60" office:value-type="float" office:value="14.25" calcext:value-type="float">
            <text:p>14.25</text:p>
          </table:table-cell>
          <table:table-cell table:formula="of:=SUM([.F3:.F62])/60" office:value-type="float" office:value="18.6" calcext:value-type="float">
            <text:p>18.6</text:p>
          </table:table-cell>
          <table:table-cell table:formula="of:=SUM([.G3:.G62])/60" office:value-type="float" office:value="0.763814356151817" calcext:value-type="float">
            <text:p>0.76381435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62])" office:value-type="float" office:value="19" calcext:value-type="float">
            <text:p>19</text:p>
          </table:table-cell>
          <table:table-cell table:formula="of:=SUBTOTAL(4; [.C3:.C62])" office:value-type="float" office:value="19" calcext:value-type="float">
            <text:p>19</text:p>
          </table:table-cell>
          <table:table-cell table:formula="of:=SUBTOTAL(4; [.D3:.D62])" office:value-type="float" office:value="1" calcext:value-type="float">
            <text:p>1</text:p>
          </table:table-cell>
          <table:table-cell table:formula="of:=SUBTOTAL(4; [.E3:.E62])" office:value-type="float" office:value="19" calcext:value-type="float">
            <text:p>19</text:p>
          </table:table-cell>
          <table:table-cell table:formula="of:=SUBTOTAL(4; [.F3:.F62])" office:value-type="float" office:value="19" calcext:value-type="float">
            <text:p>19</text:p>
          </table:table-cell>
          <table:table-cell table:formula="of:=SUBTOTAL(4; [.G3:.G6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4:.B63])" office:value-type="float" office:value="14" calcext:value-type="float">
            <text:p>14</text:p>
          </table:table-cell>
          <table:table-cell table:formula="of:=SUBTOTAL(5; [.C4:.C63])" office:value-type="float" office:value="16" calcext:value-type="float">
            <text:p>16</text:p>
          </table:table-cell>
          <table:table-cell table:formula="of:=SUBTOTAL(5; [.D4:.D63])" office:value-type="float" office:value="0.833333333333333" calcext:value-type="float">
            <text:p>0.8333333333</text:p>
          </table:table-cell>
          <table:table-cell table:formula="of:=SUBTOTAL(5; [.E4:.E63])" office:value-type="float" office:value="8" calcext:value-type="float">
            <text:p>8</text:p>
          </table:table-cell>
          <table:table-cell table:formula="of:=SUBTOTAL(5; [.F4:.F63])" office:value-type="float" office:value="17" calcext:value-type="float">
            <text:p>17</text:p>
          </table:table-cell>
          <table:table-cell table:formula="of:=SUBTOTAL(5; [.G4:.G63])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2" table:number-rows-repeated="20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3 quarter of examples, Testing: 1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.95" calcext:value-type="float">
            <text:p>25.95</text:p>
          </table:table-cell>
          <table:table-cell office:value-type="float" office:value="28" calcext:value-type="float">
            <text:p>28</text:p>
          </table:table-cell>
          <table:table-cell office:value-type="float" office:value="0.926785" calcext:value-type="float">
            <text:p>0.926785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.75" calcext:value-type="float">
            <text:p>23.75</text:p>
          </table:table-cell>
          <table:table-cell office:value-type="float" office:value="28" calcext:value-type="float">
            <text:p>28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5.2" calcext:value-type="float">
            <text:p>5.2</text:p>
          </table:table-cell>
          <table:table-cell office:value-type="float" office:value="9.65" calcext:value-type="float">
            <text:p>9.65</text:p>
          </table:table-cell>
          <table:table-cell office:value-type="float" office:value="0.541665" calcext:value-type="float">
            <text:p>0.54166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.45" calcext:value-type="float">
            <text:p>25.45</text:p>
          </table:table-cell>
          <table:table-cell office:value-type="float" office:value="27" calcext:value-type="float">
            <text:p>27</text:p>
          </table:table-cell>
          <table:table-cell office:value-type="float" office:value="0.942593" calcext:value-type="float">
            <text:p>0.9425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55" calcext:value-type="float">
            <text:p>9.55</text:p>
          </table:table-cell>
          <table:table-cell office:value-type="float" office:value="10" calcext:value-type="float">
            <text:p>10</text:p>
          </table:table-cell>
          <table:table-cell office:value-type="float" office:value="0.955" calcext:value-type="float">
            <text:p>0.95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.95" calcext:value-type="float">
            <text:p>25.95</text:p>
          </table:table-cell>
          <table:table-cell office:value-type="float" office:value="27" calcext:value-type="float">
            <text:p>27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.65" calcext:value-type="float">
            <text:p>25.65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.9" calcext:value-type="float">
            <text:p>21.9</text:p>
          </table:table-cell>
          <table:table-cell office:value-type="float" office:value="27" calcext:value-type="float">
            <text:p>27</text:p>
          </table:table-cell>
          <table:table-cell office:value-type="float" office:value="0.811111" calcext:value-type="float">
            <text:p>0.811111</text:p>
          </table:table-cell>
          <table:table-cell office:value-type="float" office:value="5.05" calcext:value-type="float">
            <text:p>5.05</text:p>
          </table:table-cell>
          <table:table-cell office:value-type="float" office:value="9" calcext:value-type="float">
            <text:p>9</text:p>
          </table:table-cell>
          <table:table-cell office:value-type="float" office:value="0.56113" calcext:value-type="float">
            <text:p>0.56113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.925926" calcext:value-type="float">
            <text:p>0.925926</text:p>
          </table:table-cell>
          <table:table-cell office:value-type="float" office:value="7.5" calcext:value-type="float">
            <text:p>7.5</text:p>
          </table:table-cell>
          <table:table-cell office:value-type="float" office:value="9.7" calcext:value-type="float">
            <text:p>9.7</text:p>
          </table:table-cell>
          <table:table-cell office:value-type="float" office:value="0.77223" calcext:value-type="float">
            <text:p>0.7722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0.685015" calcext:value-type="float">
            <text:p>0.68501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.3" calcext:value-type="float">
            <text:p>24.3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6.95" calcext:value-type="float">
            <text:p>6.95</text:p>
          </table:table-cell>
          <table:table-cell office:value-type="float" office:value="9.85" calcext:value-type="float">
            <text:p>9.85</text:p>
          </table:table-cell>
          <table:table-cell office:value-type="float" office:value="0.70667" calcext:value-type="float">
            <text:p>0.7066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7.2" calcext:value-type="float">
            <text:p>7.2</text:p>
          </table:table-cell>
          <table:table-cell office:value-type="float" office:value="9.55" calcext:value-type="float">
            <text:p>9.55</text:p>
          </table:table-cell>
          <table:table-cell office:value-type="float" office:value="0.752785" calcext:value-type="float">
            <text:p>0.75278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.2" calcext:value-type="float">
            <text:p>27.2</text:p>
          </table:table-cell>
          <table:table-cell office:value-type="float" office:value="28" calcext:value-type="float">
            <text:p>2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9.05" calcext:value-type="float">
            <text:p>9.05</text:p>
          </table:table-cell>
          <table:table-cell office:value-type="float" office:value="10" calcext:value-type="float">
            <text:p>10</text:p>
          </table:table-cell>
          <table:table-cell office:value-type="float" office:value="0.905" calcext:value-type="float">
            <text:p>0.90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5" calcext:value-type="float">
            <text:p>0.973215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.65" calcext:value-type="float">
            <text:p>26.65</text:p>
          </table:table-cell>
          <table:table-cell office:value-type="float" office:value="28" calcext:value-type="float">
            <text:p>28</text:p>
          </table:table-cell>
          <table:table-cell office:value-type="float" office:value="0.951786" calcext:value-type="float">
            <text:p>0.951786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9.05</text:p>
          </table:table-cell>
          <table:table-cell office:value-type="float" office:value="10" calcext:value-type="float">
            <text:p>10</text:p>
          </table:table-cell>
          <table:table-cell office:value-type="float" office:value="0.905" calcext:value-type="float">
            <text:p>0.90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.55" calcext:value-type="float">
            <text:p>23.55</text:p>
          </table:table-cell>
          <table:table-cell office:value-type="float" office:value="27" calcext:value-type="float">
            <text:p>27</text:p>
          </table:table-cell>
          <table:table-cell office:value-type="float" office:value="0.872222" calcext:value-type="float">
            <text:p>0.872222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.45" calcext:value-type="float">
            <text:p>26.45</text:p>
          </table:table-cell>
          <table:table-cell office:value-type="float" office:value="27" calcext:value-type="float">
            <text:p>27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9.15" calcext:value-type="float">
            <text:p>9.15</text:p>
          </table:table-cell>
          <table:table-cell office:value-type="float" office:value="10" calcext:value-type="float">
            <text:p>10</text:p>
          </table:table-cell>
          <table:table-cell office:value-type="float" office:value="0.915" calcext:value-type="float">
            <text:p>0.91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8.55" calcext:value-type="float">
            <text:p>8.55</text:p>
          </table:table-cell>
          <table:table-cell office:value-type="float" office:value="10" calcext:value-type="float">
            <text:p>10</text:p>
          </table:table-cell>
          <table:table-cell office:value-type="float" office:value="0.855" calcext:value-type="float">
            <text:p>0.85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55" calcext:value-type="float">
            <text:p>24.55</text:p>
          </table:table-cell>
          <table:table-cell office:value-type="float" office:value="27" calcext:value-type="float">
            <text:p>27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0.951852" calcext:value-type="float">
            <text:p>0.951852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0.82224" calcext:value-type="float">
            <text:p>0.8222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.4" calcext:value-type="float">
            <text:p>27.4</text:p>
          </table:table-cell>
          <table:table-cell office:value-type="float" office:value="28" calcext:value-type="float">
            <text:p>28</text:p>
          </table:table-cell>
          <table:table-cell office:value-type="float" office:value="0.978572" calcext:value-type="float">
            <text:p>0.978572</text:p>
          </table:table-cell>
          <table:table-cell office:value-type="float" office:value="8.85" calcext:value-type="float">
            <text:p>8.85</text:p>
          </table:table-cell>
          <table:table-cell office:value-type="float" office:value="10" calcext:value-type="float">
            <text:p>10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35" calcext:value-type="float">
            <text:p>26.35</text:p>
          </table:table-cell>
          <table:table-cell office:value-type="float" office:value="28" calcext:value-type="float">
            <text:p>28</text:p>
          </table:table-cell>
          <table:table-cell office:value-type="float" office:value="0.941071" calcext:value-type="float">
            <text:p>0.94107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.55" calcext:value-type="float">
            <text:p>24.55</text:p>
          </table:table-cell>
          <table:table-cell office:value-type="float" office:value="27" calcext:value-type="float">
            <text:p>27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7.75" calcext:value-type="float">
            <text:p>7.75</text:p>
          </table:table-cell>
          <table:table-cell office:value-type="float" office:value="10" calcext:value-type="float">
            <text:p>10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6.95" calcext:value-type="float">
            <text:p>26.95</text:p>
          </table:table-cell>
          <table:table-cell office:value-type="float" office:value="28" calcext:value-type="float">
            <text:p>28</text:p>
          </table:table-cell>
          <table:table-cell office:value-type="float" office:value="0.9625" calcext:value-type="float">
            <text:p>0.9625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  <table:table-cell office:value-type="float" office:value="0.946429" calcext:value-type="float">
            <text:p>0.946429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.7</text:p>
          </table:table-cell>
          <table:table-cell office:value-type="float" office:value="28" calcext:value-type="float">
            <text:p>28</text:p>
          </table:table-cell>
          <table:table-cell office:value-type="float" office:value="0.989286" calcext:value-type="float">
            <text:p>0.989286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.65" calcext:value-type="float">
            <text:p>22.65</text:p>
          </table:table-cell>
          <table:table-cell office:value-type="float" office:value="28" calcext:value-type="float">
            <text:p>28</text:p>
          </table:table-cell>
          <table:table-cell office:value-type="float" office:value="0.808929" calcext:value-type="float">
            <text:p>0.808929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.65" calcext:value-type="float">
            <text:p>20.65</text:p>
          </table:table-cell>
          <table:table-cell office:value-type="float" office:value="24" calcext:value-type="float">
            <text:p>24</text:p>
          </table:table-cell>
          <table:table-cell office:value-type="float" office:value="0.860417" calcext:value-type="float">
            <text:p>0.860417</text:p>
          </table:table-cell>
          <table:table-cell office:value-type="float" office:value="4.85" calcext:value-type="float">
            <text:p>4.85</text:p>
          </table:table-cell>
          <table:table-cell office:value-type="float" office:value="9" calcext:value-type="float">
            <text:p>9</text:p>
          </table:table-cell>
          <table:table-cell office:value-type="float" office:value="0.5389" calcext:value-type="float">
            <text:p>0.5389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.95" calcext:value-type="float">
            <text:p>22.95</text:p>
          </table:table-cell>
          <table:table-cell office:value-type="float" office:value="24" calcext:value-type="float">
            <text:p>24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0.80002" calcext:value-type="float">
            <text:p>0.8000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6.75" calcext:value-type="float">
            <text:p>6.75</text:p>
          </table:table-cell>
          <table:table-cell office:value-type="float" office:value="9" calcext:value-type="float">
            <text:p>9</text:p>
          </table:table-cell>
          <table:table-cell office:value-type="float" office:value="0.750025" calcext:value-type="float">
            <text:p>0.75002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office:value-type="float" office:value="0.9625" calcext:value-type="float">
            <text:p>0.9625</text:p>
          </table:table-cell>
          <table:table-cell office:value-type="float" office:value="7.15" calcext:value-type="float">
            <text:p>7.15</text:p>
          </table:table-cell>
          <table:table-cell office:value-type="float" office:value="9" calcext:value-type="float">
            <text:p>9</text:p>
          </table:table-cell>
          <table:table-cell office:value-type="float" office:value="0.794465" calcext:value-type="float">
            <text:p>0.79446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.55" calcext:value-type="float">
            <text:p>22.55</text:p>
          </table:table-cell>
          <table:table-cell office:value-type="float" office:value="24" calcext:value-type="float">
            <text:p>24</text:p>
          </table:table-cell>
          <table:table-cell office:value-type="float" office:value="0.939583" calcext:value-type="float">
            <text:p>0.9395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778" calcext:value-type="float">
            <text:p>0.7778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.6" calcext:value-type="float">
            <text:p>22.6</text:p>
          </table:table-cell>
          <table:table-cell office:value-type="float" office:value="24" calcext:value-type="float">
            <text:p>24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0.81113" calcext:value-type="float">
            <text:p>0.8111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office:value-type="float" office:value="24" calcext:value-type="float">
            <text:p>24</text:p>
          </table:table-cell>
          <table:table-cell office:value-type="float" office:value="0.895833" calcext:value-type="float">
            <text:p>0.895833</text:p>
          </table:table-cell>
          <table:table-cell office:value-type="float" office:value="6.25" calcext:value-type="float">
            <text:p>6.25</text:p>
          </table:table-cell>
          <table:table-cell office:value-type="float" office:value="9" calcext:value-type="float">
            <text:p>9</text:p>
          </table:table-cell>
          <table:table-cell office:value-type="float" office:value="0.69447" calcext:value-type="float">
            <text:p>0.6944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.55" calcext:value-type="float">
            <text:p>20.55</text:p>
          </table:table-cell>
          <table:table-cell office:value-type="float" office:value="24" calcext:value-type="float">
            <text:p>24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0.744465" calcext:value-type="float">
            <text:p>0.74446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.65" calcext:value-type="float">
            <text:p>24.65</text:p>
          </table:table-cell>
          <table:table-cell office:value-type="float" office:value="27" calcext:value-type="float">
            <text:p>27</text:p>
          </table:table-cell>
          <table:table-cell office:value-type="float" office:value="0.912963" calcext:value-type="float">
            <text:p>0.912963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5.85" calcext:value-type="float">
            <text:p>25.85</text:p>
          </table:table-cell>
          <table:table-cell office:value-type="float" office:value="27" calcext:value-type="float">
            <text:p>27</text:p>
          </table:table-cell>
          <table:table-cell office:value-type="float" office:value="0.957407" calcext:value-type="float">
            <text:p>0.957407</text:p>
          </table:table-cell>
          <table:table-cell office:value-type="float" office:value="8.45" calcext:value-type="float">
            <text:p>8.45</text:p>
          </table:table-cell>
          <table:table-cell office:value-type="float" office:value="10" calcext:value-type="float">
            <text:p>10</text:p>
          </table:table-cell>
          <table:table-cell office:value-type="float" office:value="0.845" calcext:value-type="float">
            <text:p>0.845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0.644475" calcext:value-type="float">
            <text:p>0.64447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6.35" calcext:value-type="float">
            <text:p>26.35</text:p>
          </table:table-cell>
          <table:table-cell office:value-type="float" office:value="27" calcext:value-type="float">
            <text:p>27</text:p>
          </table:table-cell>
          <table:table-cell office:value-type="float" office:value="0.975926" calcext:value-type="float">
            <text:p>0.975926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0.87779" calcext:value-type="float">
            <text:p>0.87779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7.45" calcext:value-type="float">
            <text:p>7.45</text:p>
          </table:table-cell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.75" calcext:value-type="float">
            <text:p>25.75</text:p>
          </table:table-cell>
          <table:table-cell office:value-type="float" office:value="27" calcext:value-type="float">
            <text:p>27</text:p>
          </table:table-cell>
          <table:table-cell office:value-type="float" office:value="0.953704" calcext:value-type="float">
            <text:p>0.95370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0.925" calcext:value-type="float">
            <text:p>0.9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0.925" calcext:value-type="float">
            <text:p>0.925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5" calcext:value-type="float">
            <text:p>0.97321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.65" calcext:value-type="float">
            <text:p>25.65</text:p>
          </table:table-cell>
          <table:table-cell office:value-type="float" office:value="28" calcext:value-type="float">
            <text:p>28</text:p>
          </table:table-cell>
          <table:table-cell office:value-type="float" office:value="0.916071" calcext:value-type="float">
            <text:p>0.916071</text:p>
          </table:table-cell>
          <table:table-cell office:value-type="float" office:value="8.15" calcext:value-type="float">
            <text:p>8.15</text:p>
          </table:table-cell>
          <table:table-cell office:value-type="float" office:value="10" calcext:value-type="float">
            <text:p>10</text:p>
          </table:table-cell>
          <table:table-cell office:value-type="float" office:value="0.815" calcext:value-type="float">
            <text:p>0.81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6.05" calcext:value-type="float">
            <text:p>26.05</text:p>
          </table:table-cell>
          <table:table-cell office:value-type="float" office:value="28" calcext:value-type="float">
            <text:p>28</text:p>
          </table:table-cell>
          <table:table-cell office:value-type="float" office:value="0.930357" calcext:value-type="float">
            <text:p>0.930357</text:p>
          </table:table-cell>
          <table:table-cell office:value-type="float" office:value="6.95" calcext:value-type="float">
            <text:p>6.95</text:p>
          </table:table-cell>
          <table:table-cell office:value-type="float" office:value="10" calcext:value-type="float">
            <text:p>10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.55" calcext:value-type="float">
            <text:p>26.55</text:p>
          </table:table-cell>
          <table:table-cell office:value-type="float" office:value="28" calcext:value-type="float">
            <text:p>28</text:p>
          </table:table-cell>
          <table:table-cell office:value-type="float" office:value="0.948214" calcext:value-type="float">
            <text:p>0.948214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4" calcext:value-type="float">
            <text:p>0.973214</text:p>
          </table:table-cell>
          <table:table-cell office:value-type="float" office:value="8.65" calcext:value-type="float">
            <text:p>8.65</text:p>
          </table:table-cell>
          <table:table-cell office:value-type="float" office:value="10" calcext:value-type="float">
            <text:p>10</text:p>
          </table:table-cell>
          <table:table-cell office:value-type="float" office:value="0.865" calcext:value-type="float">
            <text:p>0.86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89:.B148])/60" office:value-type="float" office:value="25.3275" calcext:value-type="float">
            <text:p>25.3275</text:p>
          </table:table-cell>
          <table:table-cell table:style-name="ce4" table:formula="of:=SUM([.C89:.C148])/60" office:value-type="float" office:value="26.9666666666667" calcext:value-type="float">
            <text:p>26.9666666667</text:p>
          </table:table-cell>
          <table:table-cell table:style-name="ce4" table:formula="of:=SUM([.D89:.D148])/60" office:value-type="float" office:value="0.938826066666666" calcext:value-type="float">
            <text:p>0.9388260667</text:p>
          </table:table-cell>
          <table:table-cell table:style-name="ce4" table:formula="of:=SUM([.E89:.E148])/60" office:value-type="float" office:value="7.7875" calcext:value-type="float">
            <text:p>7.7875</text:p>
          </table:table-cell>
          <table:table-cell table:style-name="ce4" table:formula="of:=SUM([.F89:.F148])/60" office:value-type="float" office:value="9.77083333333333" calcext:value-type="float">
            <text:p>9.7708333333</text:p>
          </table:table-cell>
          <table:table-cell table:style-name="ce4" table:formula="of:=SUM([.G89:.G148])/60" office:value-type="float" office:value="0.795504583333333" calcext:value-type="float">
            <text:p>0.79550458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89:.B148])" office:value-type="float" office:value="28" calcext:value-type="float">
            <text:p>28</text:p>
          </table:table-cell>
          <table:table-cell table:formula="of:=SUBTOTAL(4; [.C89:.C148])" office:value-type="float" office:value="28" calcext:value-type="float">
            <text:p>28</text:p>
          </table:table-cell>
          <table:table-cell table:formula="of:=SUBTOTAL(4; [.D89:.D148])" office:value-type="float" office:value="1" calcext:value-type="float">
            <text:p>1</text:p>
          </table:table-cell>
          <table:table-cell table:formula="of:=SUBTOTAL(4; [.E89:.E148])" office:value-type="float" office:value="9.6" calcext:value-type="float">
            <text:p>9.6</text:p>
          </table:table-cell>
          <table:table-cell table:formula="of:=SUBTOTAL(4; [.F89:.F148])" office:value-type="float" office:value="10" calcext:value-type="float">
            <text:p>10</text:p>
          </table:table-cell>
          <table:table-cell table:formula="of:=SUBTOTAL(4; [.G89:.G148])"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89:.B148])" office:value-type="float" office:value="20.55" calcext:value-type="float">
            <text:p>20.55</text:p>
          </table:table-cell>
          <table:table-cell table:formula="of:=SUBTOTAL(5; [.C89:.C148])" office:value-type="float" office:value="24" calcext:value-type="float">
            <text:p>24</text:p>
          </table:table-cell>
          <table:table-cell table:formula="of:=SUBTOTAL(5; [.D89:.D148])" office:value-type="float" office:value="0.777778" calcext:value-type="float">
            <text:p>0.777778</text:p>
          </table:table-cell>
          <table:table-cell table:formula="of:=SUBTOTAL(5; [.E89:.E148])" office:value-type="float" office:value="4.85" calcext:value-type="float">
            <text:p>4.85</text:p>
          </table:table-cell>
          <table:table-cell table:formula="of:=SUBTOTAL(5; [.F89:.F148])" office:value-type="float" office:value="9" calcext:value-type="float">
            <text:p>9</text:p>
          </table:table-cell>
          <table:table-cell table:formula="of:=SUBTOTAL(5; [.G89:.G148])" office:value-type="float" office:value="0.5" calcext:value-type="float">
            <text:p>0.5</text:p>
          </table:table-cell>
          <table:table-cell table:number-columns-repeated="2"/>
        </table:table-row>
        <table:table-row table:style-name="ro2" table:number-rows-repeated="27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1 quarter of examples, Testing: 3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29" calcext:value-type="float">
            <text:p>29</text:p>
          </table:table-cell>
          <table:table-cell office:value-type="float" office:value="0.65172" calcext:value-type="float">
            <text:p>0.6517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15" calcext:value-type="float">
            <text:p>19.15</text:p>
          </table:table-cell>
          <table:table-cell office:value-type="float" office:value="29" calcext:value-type="float">
            <text:p>29</text:p>
          </table:table-cell>
          <table:table-cell office:value-type="float" office:value="0.66035" calcext:value-type="float">
            <text:p>0.6603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45" calcext:value-type="float">
            <text:p>18.45</text:p>
          </table:table-cell>
          <table:table-cell office:value-type="float" office:value="29" calcext:value-type="float">
            <text:p>29</text:p>
          </table:table-cell>
          <table:table-cell office:value-type="float" office:value="0.6362" calcext:value-type="float">
            <text:p>0.636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65" calcext:value-type="float">
            <text:p>8.65</text:p>
          </table:table-cell>
          <table:table-cell office:value-type="float" office:value="9" calcext:value-type="float">
            <text:p>9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14.6" calcext:value-type="float">
            <text:p>14.6</text:p>
          </table:table-cell>
          <table:table-cell office:value-type="float" office:value="28.7" calcext:value-type="float">
            <text:p>28.7</text:p>
          </table:table-cell>
          <table:table-cell office:value-type="float" office:value="0.50856" calcext:value-type="float">
            <text:p>0.5085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05" calcext:value-type="float">
            <text:p>19.05</text:p>
          </table:table-cell>
          <table:table-cell office:value-type="float" office:value="28" calcext:value-type="float">
            <text:p>28</text:p>
          </table:table-cell>
          <table:table-cell office:value-type="float" office:value="0.68036" calcext:value-type="float">
            <text:p>0.6803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0.667855" calcext:value-type="float">
            <text:p>0.66785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.25</text:p>
          </table:table-cell>
          <table:table-cell office:value-type="float" office:value="9" calcext:value-type="float">
            <text:p>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2.95" calcext:value-type="float">
            <text:p>12.95</text:p>
          </table:table-cell>
          <table:table-cell office:value-type="float" office:value="28" calcext:value-type="float">
            <text:p>28</text:p>
          </table:table-cell>
          <table:table-cell office:value-type="float" office:value="0.4625" calcext:value-type="float">
            <text:p>0.46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75" calcext:value-type="float">
            <text:p>20.75</text:p>
          </table:table-cell>
          <table:table-cell office:value-type="float" office:value="28" calcext:value-type="float">
            <text:p>28</text:p>
          </table:table-cell>
          <table:table-cell office:value-type="float" office:value="0.741075" calcext:value-type="float">
            <text:p>0.74107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1.55" calcext:value-type="float">
            <text:p>21.55</text:p>
          </table:table-cell>
          <table:table-cell office:value-type="float" office:value="28" calcext:value-type="float">
            <text:p>28</text:p>
          </table:table-cell>
          <table:table-cell office:value-type="float" office:value="0.76964" calcext:value-type="float">
            <text:p>0.7696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0.700005" calcext:value-type="float">
            <text:p>0.70000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2" calcext:value-type="float">
            <text:p>19.2</text:p>
          </table:table-cell>
          <table:table-cell office:value-type="float" office:value="28" calcext:value-type="float">
            <text:p>28</text:p>
          </table:table-cell>
          <table:table-cell office:value-type="float" office:value="0.68571" calcext:value-type="float">
            <text:p>0.6857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13.3" calcext:value-type="float">
            <text:p>13.3</text:p>
          </table:table-cell>
          <table:table-cell office:value-type="float" office:value="27" calcext:value-type="float">
            <text:p>27</text:p>
          </table:table-cell>
          <table:table-cell office:value-type="float" office:value="0.4926" calcext:value-type="float">
            <text:p>0.492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18.65" calcext:value-type="float">
            <text:p>18.65</text:p>
          </table:table-cell>
          <table:table-cell office:value-type="float" office:value="27.75" calcext:value-type="float">
            <text:p>27.75</text:p>
          </table:table-cell>
          <table:table-cell office:value-type="float" office:value="0.67263" calcext:value-type="float">
            <text:p>0.6726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35" calcext:value-type="float">
            <text:p>18.35</text:p>
          </table:table-cell>
          <table:table-cell office:value-type="float" office:value="27.6" calcext:value-type="float">
            <text:p>27.6</text:p>
          </table:table-cell>
          <table:table-cell office:value-type="float" office:value="0.666135" calcext:value-type="float">
            <text:p>0.66613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3" calcext:value-type="float">
            <text:p>18.3</text:p>
          </table:table-cell>
          <table:table-cell office:value-type="float" office:value="27.5" calcext:value-type="float">
            <text:p>27.5</text:p>
          </table:table-cell>
          <table:table-cell office:value-type="float" office:value="0.66588" calcext:value-type="float">
            <text:p>0.6658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5" calcext:value-type="float">
            <text:p>18.15</text:p>
          </table:table-cell>
          <table:table-cell office:value-type="float" office:value="27.75" calcext:value-type="float">
            <text:p>27.75</text:p>
          </table:table-cell>
          <table:table-cell office:value-type="float" office:value="0.654025" calcext:value-type="float">
            <text:p>0.654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65" calcext:value-type="float">
            <text:p>21.65</text:p>
          </table:table-cell>
          <table:table-cell office:value-type="float" office:value="29" calcext:value-type="float">
            <text:p>29</text:p>
          </table:table-cell>
          <table:table-cell office:value-type="float" office:value="0.74656" calcext:value-type="float">
            <text:p>0.7465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29" calcext:value-type="float">
            <text:p>29</text:p>
          </table:table-cell>
          <table:table-cell office:value-type="float" office:value="0.717245" calcext:value-type="float">
            <text:p>0.71724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2.35" calcext:value-type="float">
            <text:p>22.35</text:p>
          </table:table-cell>
          <table:table-cell office:value-type="float" office:value="29" calcext:value-type="float">
            <text:p>29</text:p>
          </table:table-cell>
          <table:table-cell office:value-type="float" office:value="0.77069" calcext:value-type="float">
            <text:p>0.7706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9.8" calcext:value-type="float">
            <text:p>19.8</text:p>
          </table:table-cell>
          <table:table-cell office:value-type="float" office:value="29" calcext:value-type="float">
            <text:p>29</text:p>
          </table:table-cell>
          <table:table-cell office:value-type="float" office:value="0.68276" calcext:value-type="float">
            <text:p>0.6827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office:value-type="float" office:value="28" calcext:value-type="float">
            <text:p>28</text:p>
          </table:table-cell>
          <table:table-cell office:value-type="float" office:value="0.83572" calcext:value-type="float">
            <text:p>0.8357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65" calcext:value-type="float">
            <text:p>22.65</text:p>
          </table:table-cell>
          <table:table-cell office:value-type="float" office:value="28" calcext:value-type="float">
            <text:p>28</text:p>
          </table:table-cell>
          <table:table-cell office:value-type="float" office:value="0.808925" calcext:value-type="float">
            <text:p>0.80892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5" calcext:value-type="float">
            <text:p>18.15</text:p>
          </table:table-cell>
          <table:table-cell office:value-type="float" office:value="28" calcext:value-type="float">
            <text:p>28</text:p>
          </table:table-cell>
          <table:table-cell office:value-type="float" office:value="0.648225" calcext:value-type="float">
            <text:p>0.6482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float" office:value="0.732145" calcext:value-type="float">
            <text:p>0.73214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28" calcext:value-type="float">
            <text:p>28</text:p>
          </table:table-cell>
          <table:table-cell office:value-type="float" office:value="0.77679" calcext:value-type="float">
            <text:p>0.7767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office:value-type="float" office:value="28" calcext:value-type="float">
            <text:p>28</text:p>
          </table:table-cell>
          <table:table-cell office:value-type="float" office:value="0.71251" calcext:value-type="float">
            <text:p>0.71251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8.85" calcext:value-type="float">
            <text:p>18.85</text:p>
          </table:table-cell>
          <table:table-cell office:value-type="float" office:value="28" calcext:value-type="float">
            <text:p>28</text:p>
          </table:table-cell>
          <table:table-cell office:value-type="float" office:value="0.673215" calcext:value-type="float">
            <text:p>0.67321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7.2" calcext:value-type="float">
            <text:p>17.2</text:p>
          </table:table-cell>
          <table:table-cell office:value-type="float" office:value="27" calcext:value-type="float">
            <text:p>27</text:p>
          </table:table-cell>
          <table:table-cell office:value-type="float" office:value="0.637035" calcext:value-type="float">
            <text:p>0.63703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.75863" calcext:value-type="float">
            <text:p>0.7586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20.15" calcext:value-type="float">
            <text:p>20.15</text:p>
          </table:table-cell>
          <table:table-cell office:value-type="float" office:value="29" calcext:value-type="float">
            <text:p>29</text:p>
          </table:table-cell>
          <table:table-cell office:value-type="float" office:value="0.694825" calcext:value-type="float">
            <text:p>0.69482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0.624995" calcext:value-type="float">
            <text:p>0.6249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05" calcext:value-type="float">
            <text:p>22.05</text:p>
          </table:table-cell>
          <table:table-cell office:value-type="float" office:value="28" calcext:value-type="float">
            <text:p>28</text:p>
          </table:table-cell>
          <table:table-cell office:value-type="float" office:value="0.7875" calcext:value-type="float">
            <text:p>0.787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9.25" calcext:value-type="float">
            <text:p>19.25</text:p>
          </table:table-cell>
          <table:table-cell office:value-type="float" office:value="29" calcext:value-type="float">
            <text:p>29</text:p>
          </table:table-cell>
          <table:table-cell office:value-type="float" office:value="0.663795" calcext:value-type="float">
            <text:p>0.6637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20.55" calcext:value-type="float">
            <text:p>20.55</text:p>
          </table:table-cell>
          <table:table-cell office:value-type="float" office:value="29" calcext:value-type="float">
            <text:p>29</text:p>
          </table:table-cell>
          <table:table-cell office:value-type="float" office:value="0.70863" calcext:value-type="float">
            <text:p>0.7086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float" office:value="0.679315" calcext:value-type="float">
            <text:p>0.67931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0.944445" calcext:value-type="float">
            <text:p>0.944445</text:p>
          </table:table-cell>
          <table:table-cell office:value-type="float" office:value="15.5" calcext:value-type="float">
            <text:p>15.5</text:p>
          </table:table-cell>
          <table:table-cell office:value-type="float" office:value="29" calcext:value-type="float">
            <text:p>29</text:p>
          </table:table-cell>
          <table:table-cell office:value-type="float" office:value="0.5345" calcext:value-type="float">
            <text:p>0.534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3.65" calcext:value-type="float">
            <text:p>13.65</text:p>
          </table:table-cell>
          <table:table-cell office:value-type="float" office:value="25" calcext:value-type="float">
            <text:p>25</text:p>
          </table:table-cell>
          <table:table-cell office:value-type="float" office:value="0.546" calcext:value-type="float">
            <text:p>0.54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18.55</text:p>
          </table:table-cell>
          <table:table-cell office:value-type="float" office:value="25" calcext:value-type="float">
            <text:p>25</text:p>
          </table:table-cell>
          <table:table-cell office:value-type="float" office:value="0.742" calcext:value-type="float">
            <text:p>0.74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4.35" calcext:value-type="float">
            <text:p>14.35</text:p>
          </table:table-cell>
          <table:table-cell office:value-type="float" office:value="25" calcext:value-type="float">
            <text:p>25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.95" calcext:value-type="float">
            <text:p>7.95</text:p>
          </table:table-cell>
          <table:table-cell office:value-type="float" office:value="8" calcext:value-type="float">
            <text:p>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8.15" calcext:value-type="float">
            <text:p>18.15</text:p>
          </table:table-cell>
          <table:table-cell office:value-type="float" office:value="25" calcext:value-type="float">
            <text:p>25</text:p>
          </table:table-cell>
          <table:table-cell office:value-type="float" office:value="0.726" calcext:value-type="float">
            <text:p>0.726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16.05" calcext:value-type="float">
            <text:p>16.05</text:p>
          </table:table-cell>
          <table:table-cell office:value-type="float" office:value="25" calcext:value-type="float">
            <text:p>25</text:p>
          </table:table-cell>
          <table:table-cell office:value-type="float" office:value="0.642" calcext:value-type="float">
            <text:p>0.64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.85" calcext:value-type="float">
            <text:p>7.85</text:p>
          </table:table-cell>
          <table:table-cell office:value-type="float" office:value="8" calcext:value-type="float">
            <text:p>8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6.95" calcext:value-type="float">
            <text:p>16.95</text:p>
          </table:table-cell>
          <table:table-cell office:value-type="float" office:value="25" calcext:value-type="float">
            <text:p>25</text:p>
          </table:table-cell>
          <table:table-cell office:value-type="float" office:value="0.678" calcext:value-type="float">
            <text:p>0.678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0.975" calcext:value-type="float">
            <text:p>0.975</text:p>
          </table:table-cell>
          <table:table-cell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.65" calcext:value-type="float">
            <text:p>7.65</text:p>
          </table:table-cell>
          <table:table-cell office:value-type="float" office:value="8" calcext:value-type="float">
            <text:p>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3.85" calcext:value-type="float">
            <text:p>13.85</text:p>
          </table:table-cell>
          <table:table-cell office:value-type="float" office:value="25" calcext:value-type="float">
            <text:p>25</text:p>
          </table:table-cell>
          <table:table-cell office:value-type="float" office:value="0.554" calcext:value-type="float">
            <text:p>0.554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9.5" calcext:value-type="float">
            <text:p>19.5</text:p>
          </table:table-cell>
          <table:table-cell office:value-type="float" office:value="28" calcext:value-type="float">
            <text:p>28</text:p>
          </table:table-cell>
          <table:table-cell office:value-type="float" office:value="0.69643" calcext:value-type="float">
            <text:p>0.69643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19.3" calcext:value-type="float">
            <text:p>19.3</text:p>
          </table:table-cell>
          <table:table-cell office:value-type="float" office:value="28" calcext:value-type="float">
            <text:p>28</text:p>
          </table:table-cell>
          <table:table-cell office:value-type="float" office:value="0.689295" calcext:value-type="float">
            <text:p>0.68929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9.9" calcext:value-type="float">
            <text:p>19.9</text:p>
          </table:table-cell>
          <table:table-cell office:value-type="float" office:value="28" calcext:value-type="float">
            <text:p>28</text:p>
          </table:table-cell>
          <table:table-cell office:value-type="float" office:value="0.71072" calcext:value-type="float">
            <text:p>0.71072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6.05" calcext:value-type="float">
            <text:p>16.05</text:p>
          </table:table-cell>
          <table:table-cell office:value-type="float" office:value="27" calcext:value-type="float">
            <text:p>27</text:p>
          </table:table-cell>
          <table:table-cell office:value-type="float" office:value="0.59445" calcext:value-type="float">
            <text:p>0.5944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27" calcext:value-type="float">
            <text:p>27</text:p>
          </table:table-cell>
          <table:table-cell office:value-type="float" office:value="0.807415" calcext:value-type="float">
            <text:p>0.80741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55" calcext:value-type="float">
            <text:p>8.55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701785" calcext:value-type="float">
            <text:p>0.70178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office:value-type="float" office:value="28" calcext:value-type="float">
            <text:p>28</text:p>
          </table:table-cell>
          <table:table-cell office:value-type="float" office:value="0.810705" calcext:value-type="float">
            <text:p>0.81070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28" calcext:value-type="float">
            <text:p>28</text:p>
          </table:table-cell>
          <table:table-cell office:value-type="float" office:value="0.671435" calcext:value-type="float">
            <text:p>0.671435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.72414" calcext:value-type="float">
            <text:p>0.72414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" calcext:value-type="float">
            <text:p>18.1</text:p>
          </table:table-cell>
          <table:table-cell office:value-type="float" office:value="29" calcext:value-type="float">
            <text:p>29</text:p>
          </table:table-cell>
          <table:table-cell office:value-type="float" office:value="0.624155" calcext:value-type="float">
            <text:p>0.62415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0.95" calcext:value-type="float">
            <text:p>20.95</text:p>
          </table:table-cell>
          <table:table-cell office:value-type="float" office:value="29" calcext:value-type="float">
            <text:p>29</text:p>
          </table:table-cell>
          <table:table-cell office:value-type="float" office:value="0.722425" calcext:value-type="float">
            <text:p>0.72242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7.5" calcext:value-type="float">
            <text:p>17.5</text:p>
          </table:table-cell>
          <table:table-cell office:value-type="float" office:value="29" calcext:value-type="float">
            <text:p>29</text:p>
          </table:table-cell>
          <table:table-cell office:value-type="float" office:value="0.603455" calcext:value-type="float">
            <text:p>0.60345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20.25" calcext:value-type="float">
            <text:p>20.25</text:p>
          </table:table-cell>
          <table:table-cell office:value-type="float" office:value="29" calcext:value-type="float">
            <text:p>29</text:p>
          </table:table-cell>
          <table:table-cell office:value-type="float" office:value="0.698275" calcext:value-type="float">
            <text:p>0.69827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29" calcext:value-type="float">
            <text:p>29</text:p>
          </table:table-cell>
          <table:table-cell office:value-type="float" office:value="0.6707" calcext:value-type="float">
            <text:p>0.670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1.75" calcext:value-type="float">
            <text:p>21.75</text:p>
          </table:table-cell>
          <table:table-cell office:value-type="float" office:value="29" calcext:value-type="float">
            <text:p>29</text:p>
          </table:table-cell>
          <table:table-cell office:value-type="float" office:value="0.750005" calcext:value-type="float">
            <text:p>0.75000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.65" calcext:value-type="float">
            <text:p>23.65</text:p>
          </table:table-cell>
          <table:table-cell office:value-type="float" office:value="29" calcext:value-type="float">
            <text:p>29</text:p>
          </table:table-cell>
          <table:table-cell office:value-type="float" office:value="0.815525" calcext:value-type="float">
            <text:p>0.8155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182:.B241])/60" office:value-type="float" office:value="8.71833333333334" calcext:value-type="float">
            <text:p>8.7183333333</text:p>
          </table:table-cell>
          <table:table-cell table:style-name="ce4" table:formula="of:=SUM([.C182:.C241])/60" office:value-type="float" office:value="8.86666666666667" calcext:value-type="float">
            <text:p>8.8666666667</text:p>
          </table:table-cell>
          <table:table-cell table:style-name="ce4" table:formula="of:=SUM([.D182:.D241])/60" office:value-type="float" office:value="0.98317125" calcext:value-type="float">
            <text:p>0.98317125</text:p>
          </table:table-cell>
          <table:table-cell table:style-name="ce4" table:formula="of:=SUM([.E182:.E241])/60" office:value-type="float" office:value="19.0258333333333" calcext:value-type="float">
            <text:p>19.0258333333</text:p>
          </table:table-cell>
          <table:table-cell table:style-name="ce4" table:formula="of:=SUM([.F182:.F241])/60" office:value-type="float" office:value="27.8716666666667" calcext:value-type="float">
            <text:p>27.8716666667</text:p>
          </table:table-cell>
          <table:table-cell table:style-name="ce4" table:formula="of:=SUM([.G182:.G241])/60" office:value-type="float" office:value="0.6818695" calcext:value-type="float">
            <text:p>0.6818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182:.B241])" office:value-type="float" office:value="9" calcext:value-type="float">
            <text:p>9</text:p>
          </table:table-cell>
          <table:table-cell table:formula="of:=SUBTOTAL(4; [.C182:.C241])" office:value-type="float" office:value="9" calcext:value-type="float">
            <text:p>9</text:p>
          </table:table-cell>
          <table:table-cell table:formula="of:=SUBTOTAL(4; [.D182:.D241])" office:value-type="float" office:value="1" calcext:value-type="float">
            <text:p>1</text:p>
          </table:table-cell>
          <table:table-cell table:formula="of:=SUBTOTAL(4; [.E182:.E241])" office:value-type="float" office:value="23.65" calcext:value-type="float">
            <text:p>23.65</text:p>
          </table:table-cell>
          <table:table-cell table:formula="of:=SUBTOTAL(4; [.F182:.F241])" office:value-type="float" office:value="29" calcext:value-type="float">
            <text:p>29</text:p>
          </table:table-cell>
          <table:table-cell table:formula="of:=SUBTOTAL(4; [.G182:.G241])" office:value-type="float" office:value="0.83572" calcext:value-type="float">
            <text:p>0.83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182:.B241])" office:value-type="float" office:value="7.6" calcext:value-type="float">
            <text:p>7.6</text:p>
          </table:table-cell>
          <table:table-cell table:formula="of:=SUBTOTAL(5; [.C182:.C241])" office:value-type="float" office:value="8" calcext:value-type="float">
            <text:p>8</text:p>
          </table:table-cell>
          <table:table-cell table:formula="of:=SUBTOTAL(5; [.D182:.D241])" office:value-type="float" office:value="0.916667" calcext:value-type="float">
            <text:p>0.916667</text:p>
          </table:table-cell>
          <table:table-cell table:formula="of:=SUBTOTAL(5; [.E182:.E241])" office:value-type="float" office:value="12.95" calcext:value-type="float">
            <text:p>12.95</text:p>
          </table:table-cell>
          <table:table-cell table:formula="of:=SUBTOTAL(5; [.F182:.F241])" office:value-type="float" office:value="25" calcext:value-type="float">
            <text:p>25</text:p>
          </table:table-cell>
          <table:table-cell table:formula="of:=SUBTOTAL(5; [.G182:.G241])" office:value-type="float" office:value="0.4625" calcext:value-type="float">
            <text:p>0.4625</text:p>
          </table:table-cell>
          <table:table-cell table:number-columns-repeated="2"/>
        </table:table-row>
        <table:table-row table:style-name="ro2" table:number-rows-repeated="24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all examples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.894737" calcext:value-type="float">
            <text:p>0.89473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.815789" calcext:value-type="float">
            <text:p>0.81578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0.72973" calcext:value-type="float">
            <text:p>0.7297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777778" calcext:value-type="float">
            <text:p>0.77777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.837838" calcext:value-type="float">
            <text:p>0.83783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.944444" calcext:value-type="float">
            <text:p>0.944444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763158" calcext:value-type="float">
            <text:p>0.76315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818182" calcext:value-type="float">
            <text:p>0.81818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909091" calcext:value-type="float">
            <text:p>0.90909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909091" calcext:value-type="float">
            <text:p>0.90909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878788" calcext:value-type="float">
            <text:p>0.87878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0.848485" calcext:value-type="float">
            <text:p>0.848485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.833333" calcext:value-type="float">
            <text:p>0.8333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972222" calcext:value-type="float">
            <text:p>0.97222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272:.B331])/60" office:value-type="float" office:value="34.1" calcext:value-type="float">
            <text:p>34.1</text:p>
          </table:table-cell>
          <table:table-cell table:style-name="ce4" table:formula="of:=SUM([.C272:.C331])/60" office:value-type="float" office:value="36.7666666666667" calcext:value-type="float">
            <text:p>36.7666666667</text:p>
          </table:table-cell>
          <table:table-cell table:style-name="ce4" table:formula="of:=SUM([.D272:.D331])/60" office:value-type="float" office:value="0.926881133333333" calcext:value-type="float">
            <text:p>0.9268811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272:.B331])" office:value-type="float" office:value="38" calcext:value-type="float">
            <text:p>38</text:p>
          </table:table-cell>
          <table:table-cell table:formula="of:=SUBTOTAL(4; [.C272:.C331])" office:value-type="float" office:value="38" calcext:value-type="float">
            <text:p>38</text:p>
          </table:table-cell>
          <table:table-cell table:formula="of:=SUBTOTAL(4; [.D272:.D33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272:.B331])" office:value-type="float" office:value="27" calcext:value-type="float">
            <text:p>27</text:p>
          </table:table-cell>
          <table:table-cell table:formula="of:=SUBTOTAL(5; [.C272:.C331])" office:value-type="float" office:value="33" calcext:value-type="float">
            <text:p>33</text:p>
          </table:table-cell>
          <table:table-cell table:formula="of:=SUBTOTAL(5; [.D272:.D331])" office:value-type="float" office:value="0.72973" calcext:value-type="float">
            <text:p>0.72973</text:p>
          </table:table-cell>
          <table:table-cell table:number-columns-repeated="5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% of data used to train</text:p>
          </table:table-cell>
          <table:table-cell office:value-type="string" calcext:value-type="string">
            <text:p>AvgTraining%</text:p>
          </table:table-cell>
          <table:table-cell office:value-type="string" calcext:value-type="string">
            <text:p>AvgTesting%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UM([.D182:.D241])/60" office:value-type="float" office:value="0.98317125" calcext:value-type="float">
            <text:p>0.98317125</text:p>
          </table:table-cell>
          <table:table-cell table:formula="of:=SUM([.G182:.G241])/60" office:value-type="float" office:value="0.6818695" calcext:value-type="float">
            <text:p>0.681869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UM([.D3:.D62])/60" office:value-type="float" office:value="0.964638157894736" calcext:value-type="float">
            <text:p>0.9646381579</text:p>
          </table:table-cell>
          <table:table-cell table:formula="of:=SUM([.G3:.G62])/60" office:value-type="float" office:value="0.763814356151817" calcext:value-type="float">
            <text:p>0.7638143562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UM([.D89:.D148])/60" office:value-type="float" office:value="0.938826066666666" calcext:value-type="float">
            <text:p>0.9388260667</text:p>
          </table:table-cell>
          <table:table-cell table:formula="of:=SUM([.G89:.G148])/60" office:value-type="float" office:value="0.795504583333333" calcext:value-type="float">
            <text:p>0.7955045833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UM([.D272:.D331])/60" office:value-type="float" office:value="0.926881133333333" calcext:value-type="float">
            <text:p>0.9268811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0:23:20.96327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3:00:21.257326947</meta:creation-date>
    <dc:date>2015-10-22T10:25:53.668676488</dc:date>
    <meta:editing-duration>P9DT7H43M8S</meta:editing-duration>
    <meta:editing-cycles>84</meta:editing-cycles>
    <meta:generator>LibreOffice/4.2.8.2$Linux_X86_64 LibreOffice_project/420m0$Build-2</meta:generator>
    <meta:document-statistic meta:table-count="7" meta:cell-count="5252"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52cm" svg:height="6.783cm" xlink:href=".." xlink:type="simple" chart:class="chart:scatter" chart:style-name="ch1">
        <chart:legend chart:legend-position="end" svg:x="8.985cm" svg:y="2.594cm" style:legend-expansion="high" chart:style-name="ch2"/>
        <chart:plot-area chart:style-name="ch3" table:cell-range-address="CarEval.A3:CarEval.A22 CarEval.C2:CarEval.C22 CarEval.E2:CarEval.E22 CarEval.G2:CarEval.G22" chart:data-source-has-labels="row" svg:x="0.251cm" svg:y="0.135cm" svg:width="8.483cm" svg:height="6.513cm">
          <chartooo:coordinate-region svg:x="1.163cm" svg:y="0.334cm" svg:width="7.384cm" svg:height="5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C3:CarEval.C22" chart:label-cell-address="CarEval.C2:CarEval.C2" chart:class="chart:scatter">
            <chart:domain table:cell-range-address="CarEval.A3:CarEval.A22"/>
            <chart:data-point chart:repeated="20"/>
          </chart:series>
          <chart:series chart:style-name="ch8" chart:values-cell-range-address="CarEval.E3:CarEval.E22" chart:label-cell-address="CarEval.E2:CarEval.E2" chart:class="chart:scatter">
            <chart:data-point chart:repeated="20"/>
          </chart:series>
          <chart:series chart:style-name="ch9" chart:values-cell-range-address="CarEval.G3:CarEval.G22" chart:label-cell-address="CarEval.G2:CarEval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3:CarEval.A22</svg:desc>
                </draw:g>
              </table:table-cell>
              <table:table-cell office:value-type="float" office:value="0.87">
                <text:p>0.87</text:p>
                <draw:g>
                  <svg:desc>CarEval.C3:CarEval.C22</svg:desc>
                </draw:g>
              </table:table-cell>
              <table:table-cell office:value-type="float" office:value="0.856">
                <text:p>0.856</text:p>
                <draw:g>
                  <svg:desc>CarEval.E3:CarEval.E22</svg:desc>
                </draw:g>
              </table:table-cell>
              <table:table-cell office:value-type="float" office:value="0.856180167546548">
                <text:p>0.856180167546548</text:p>
                <draw:g>
                  <svg:desc>CarEval.G3:CarEval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7">
                <text:p>0.867</text:p>
              </table:table-cell>
              <table:table-cell office:value-type="float" office:value="0.826">
                <text:p>0.826</text:p>
              </table:table-cell>
              <table:table-cell office:value-type="float" office:value="0.856740514081274">
                <text:p>0.85674051408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">
                <text:p>0.86</text:p>
              </table:table-cell>
              <table:table-cell office:value-type="float" office:value="0.857">
                <text:p>0.857</text:p>
              </table:table-cell>
              <table:table-cell office:value-type="float" office:value="0.854964127553647">
                <text:p>0.854964127553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  <table:table-cell office:value-type="float" office:value="0.838">
                <text:p>0.838</text:p>
              </table:table-cell>
              <table:table-cell office:value-type="float" office:value="0.858279266738152">
                <text:p>0.85827926673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857">
                <text:p>0.857</text:p>
              </table:table-cell>
              <table:table-cell office:value-type="float" office:value="0.853569128719813">
                <text:p>0.853569128719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37">
                <text:p>0.837</text:p>
              </table:table-cell>
              <table:table-cell office:value-type="float" office:value="0.848710836251194">
                <text:p>0.84871083625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8">
                <text:p>0.868</text:p>
              </table:table-cell>
              <table:table-cell office:value-type="float" office:value="0.843">
                <text:p>0.843</text:p>
              </table:table-cell>
              <table:table-cell office:value-type="float" office:value="0.849370930336604">
                <text:p>0.849370930336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3">
                <text:p>0.863</text:p>
              </table:table-cell>
              <table:table-cell office:value-type="float" office:value="0.852">
                <text:p>0.852</text:p>
              </table:table-cell>
              <table:table-cell office:value-type="float" office:value="0.853891841383792">
                <text:p>0.853891841383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5">
                <text:p>0.865</text:p>
              </table:table-cell>
              <table:table-cell office:value-type="float" office:value="0.851">
                <text:p>0.851</text:p>
              </table:table-cell>
              <table:table-cell office:value-type="float" office:value="0.851260266296623">
                <text:p>0.851260266296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46">
                <text:p>0.846</text:p>
              </table:table-cell>
              <table:table-cell office:value-type="float" office:value="0.861">
                <text:p>0.861</text:p>
              </table:table-cell>
              <table:table-cell office:value-type="float" office:value="0.852882630870987">
                <text:p>0.852882630870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.856">
                <text:p>0.856</text:p>
              </table:table-cell>
              <table:table-cell office:value-type="float" office:value="0.850745392910003">
                <text:p>0.85074539291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9">
                <text:p>0.859</text:p>
              </table:table-cell>
              <table:table-cell office:value-type="float" office:value="0.849">
                <text:p>0.849</text:p>
              </table:table-cell>
              <table:table-cell office:value-type="float" office:value="0.845928172962253">
                <text:p>0.845928172962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29">
                <text:p>0.829</text:p>
              </table:table-cell>
              <table:table-cell office:value-type="float" office:value="0.853">
                <text:p>0.853</text:p>
              </table:table-cell>
              <table:table-cell office:value-type="float" office:value="0.850168910742078">
                <text:p>0.850168910742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861">
                <text:p>0.861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4">
                <text:p>0.864</text:p>
              </table:table-cell>
              <table:table-cell office:value-type="float" office:value="0.873">
                <text:p>0.873</text:p>
              </table:table-cell>
              <table:table-cell office:value-type="float" office:value="0.855150420773308">
                <text:p>0.85515042077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8">
                <text:p>0.868</text:p>
              </table:table-cell>
              <table:table-cell office:value-type="float" office:value="0.847">
                <text:p>0.847</text:p>
              </table:table-cell>
              <table:table-cell office:value-type="float" office:value="0.853288955452451">
                <text:p>0.853288955452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5">
                <text:p>0.865</text:p>
              </table:table-cell>
              <table:table-cell office:value-type="float" office:value="0.852">
                <text:p>0.852</text:p>
              </table:table-cell>
              <table:table-cell office:value-type="float" office:value="0.855217897057594">
                <text:p>0.855217897057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47">
                <text:p>0.847</text:p>
              </table:table-cell>
              <table:table-cell office:value-type="float" office:value="0.847">
                <text:p>0.847</text:p>
              </table:table-cell>
              <table:table-cell office:value-type="float" office:value="0.84976698678785">
                <text:p>0.8497669867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5">
                <text:p>0.845</text:p>
              </table:table-cell>
              <table:table-cell office:value-type="float" office:value="0.868">
                <text:p>0.868</text:p>
              </table:table-cell>
              <table:table-cell office:value-type="float" office:value="0.857789330239203">
                <text:p>0.857789330239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4">
                <text:p>0.864</text:p>
              </table:table-cell>
              <table:table-cell office:value-type="float" office:value="0.848">
                <text:p>0.848</text:p>
              </table:table-cell>
              <table:table-cell office:value-type="float" office:value="0.853944648910625">
                <text:p>0.85394464891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18cm" svg:height="5.563cm" xlink:href=".." xlink:type="simple" chart:class="chart:bar" chart:style-name="ch1">
        <chart:legend chart:legend-position="end" svg:x="6.44cm" svg:y="1.984cm" style:legend-expansion="high" chart:style-name="ch2"/>
        <chart:plot-area chart:style-name="ch3" table:cell-range-address="Wine.A9:Wine.A11 Wine.C2:Wine.C2 Wine.C9:Wine.C11 Wine.E2:Wine.E2 Wine.E9:Wine.E11 Wine.G2:Wine.G2 Wine.G9:Wine.G11" chart:data-source-has-labels="both" svg:x="0.188cm" svg:y="0.111cm" svg:width="6.064cm" svg:height="5.341cm">
          <chartooo:coordinate-region svg:x="1.286cm" svg:y="0.311cm" svg:width="4.966cm" svg:height="4.495cm"/>
          <chart:axis chart:dimension="x" chart:name="primary-x" chart:style-name="ch4" chartooo:axis-type="auto">
            <chartooo:date-scale/>
            <chart:categories table:cell-range-address="Wine.A9:Win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9:Wine.C11" chart:label-cell-address="Wine.C2:Wine.C2" chart:class="chart:bar">
            <chart:data-point chart:repeated="3"/>
          </chart:series>
          <chart:series chart:style-name="ch8" chart:values-cell-range-address="Wine.E9:Wine.E11" chart:label-cell-address="Wine.E2:Wine.E2" chart:class="chart:bar">
            <chart:data-point chart:repeated="3"/>
          </chart:series>
          <chart:series chart:style-name="ch9" chart:values-cell-range-address="Wine.G9:Wine.G11" chart:label-cell-address="Wine.G2:Win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9:Wine.A11</svg:desc>
                </draw:g>
              </table:table-cell>
              <table:table-cell office:value-type="float" office:value="0.9706">
                <text:p>0.9706</text:p>
                <draw:g>
                  <svg:desc>Wine.C9:Wine.C11</svg:desc>
                </draw:g>
              </table:table-cell>
              <table:table-cell office:value-type="float" office:value="0.9714">
                <text:p>0.9714</text:p>
                <draw:g>
                  <svg:desc>Wine.E9:Wine.E11</svg:desc>
                </draw:g>
              </table:table-cell>
              <table:table-cell office:value-type="float" office:value="0.969328666878778">
                <text:p>0.969328666878778</text:p>
                <draw:g>
                  <svg:desc>Wine.G9:Wine.G1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5743981334182">
                <text:p>0.965743981334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53cm" svg:height="5.985cm" xlink:href=".." xlink:type="simple" chart:class="chart:scatter" chart:style-name="ch1">
        <chart:legend chart:legend-position="end" svg:x="8.186cm" svg:y="2.195cm" style:legend-expansion="high" chart:style-name="ch2"/>
        <chart:plot-area chart:style-name="ch3" table:cell-range-address="Wine.A31:Wine.A50 Wine.C30:Wine.C50 Wine.E30:Wine.E50 Wine.G30:Wine.G50" chart:data-source-has-labels="row" svg:x="0.235cm" svg:y="0.119cm" svg:width="7.716cm" svg:height="5.747cm">
          <chartooo:coordinate-region svg:x="1.147cm" svg:y="0.318cm" svg:width="6.617cm" svg:height="4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1:Wine.C50" chart:label-cell-address="Wine.C30:Wine.C30" chart:class="chart:scatter">
            <chart:domain table:cell-range-address="Wine.A31:Wine.A50"/>
            <chart:data-point chart:repeated="20"/>
          </chart:series>
          <chart:series chart:style-name="ch8" chart:values-cell-range-address="Wine.E31:Wine.E50" chart:label-cell-address="Wine.E30:Wine.E30" chart:class="chart:scatter">
            <chart:data-point chart:repeated="20"/>
          </chart:series>
          <chart:series chart:style-name="ch9" chart:values-cell-range-address="Wine.G31:Wine.G50" chart:label-cell-address="Wine.G30:Wine.G30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1:Wine.A50</svg:desc>
                </draw:g>
              </table:table-cell>
              <table:table-cell office:value-type="float" office:value="0.964">
                <text:p>0.964</text:p>
                <draw:g>
                  <svg:desc>Wine.C31:Wine.C50</svg:desc>
                </draw:g>
              </table:table-cell>
              <table:table-cell office:value-type="float" office:value="0.96">
                <text:p>0.96</text:p>
                <draw:g>
                  <svg:desc>Wine.E31:Wine.E50</svg:desc>
                </draw:g>
              </table:table-cell>
              <table:table-cell office:value-type="float" office:value="0.959917477158856">
                <text:p>0.959917477158856</text:p>
                <draw:g>
                  <svg:desc>Wine.G31:Wine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8">
                <text:p>0.988</text:p>
              </table:table-cell>
              <table:table-cell office:value-type="float" office:value="0.964">
                <text:p>0.964</text:p>
              </table:table-cell>
              <table:table-cell office:value-type="float" office:value="0.964043619216033">
                <text:p>0.96404361921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">
                <text:p>0.984</text:p>
              </table:table-cell>
              <table:table-cell office:value-type="float" office:value="0.96">
                <text:p>0.96</text:p>
              </table:table-cell>
              <table:table-cell office:value-type="float" office:value="0.95903330386089">
                <text:p>0.95903330386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68">
                <text:p>0.968</text:p>
              </table:table-cell>
              <table:table-cell office:value-type="float" office:value="0.963159445918067">
                <text:p>0.963159445918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2">
                <text:p>0.992</text:p>
              </table:table-cell>
              <table:table-cell office:value-type="float" office:value="0.968">
                <text:p>0.968</text:p>
              </table:table-cell>
              <table:table-cell office:value-type="float" office:value="0.962668238530307">
                <text:p>0.96266823853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0.968">
                <text:p>0.968</text:p>
              </table:table-cell>
              <table:table-cell office:value-type="float" office:value="0.962864721485411">
                <text:p>0.962864721485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0.944">
                <text:p>0.944</text:p>
              </table:table-cell>
              <table:table-cell office:value-type="float" office:value="0.958542096473131">
                <text:p>0.95854209647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4">
                <text:p>0.964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8">
                <text:p>0.968</text:p>
              </table:table-cell>
              <table:table-cell office:value-type="float" office:value="0.972">
                <text:p>0.972</text:p>
              </table:table-cell>
              <table:table-cell office:value-type="float" office:value="0.965418999901758">
                <text:p>0.965418999901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956">
                <text:p>0.956</text:p>
              </table:table-cell>
              <table:table-cell office:value-type="float" office:value="0.961980548187445">
                <text:p>0.961980548187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8">
                <text:p>0.988</text:p>
              </table:table-cell>
              <table:table-cell office:value-type="float" office:value="0.956">
                <text:p>0.956</text:p>
              </table:table-cell>
              <table:table-cell office:value-type="float" office:value="0.958050889085372">
                <text:p>0.958050889085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952">
                <text:p>0.952</text:p>
              </table:table-cell>
              <table:table-cell office:value-type="float" office:value="0.959426269771097">
                <text:p>0.959426269771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8">
                <text:p>0.988</text:p>
              </table:table-cell>
              <table:table-cell office:value-type="float" office:value="0.944">
                <text:p>0.944</text:p>
              </table:table-cell>
              <table:table-cell office:value-type="float" office:value="0.964338343648688">
                <text:p>0.96433834364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2">
                <text:p>0.992</text:p>
              </table:table-cell>
              <table:table-cell office:value-type="float" office:value="0.98">
                <text:p>0.98</text:p>
              </table:table-cell>
              <table:table-cell office:value-type="float" office:value="0.969348659003831">
                <text:p>0.969348659003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8">
                <text:p>0.988</text:p>
              </table:table-cell>
              <table:table-cell office:value-type="float" office:value="0.952">
                <text:p>0.952</text:p>
              </table:table-cell>
              <table:table-cell office:value-type="float" office:value="0.960310443069064">
                <text:p>0.960310443069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4">
                <text:p>0.984</text:p>
              </table:table-cell>
              <table:table-cell office:value-type="float" office:value="0.972">
                <text:p>0.972</text:p>
              </table:table-cell>
              <table:table-cell office:value-type="float" office:value="0.963945377738481">
                <text:p>0.96394537773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">
                <text:p>0.98</text:p>
              </table:table-cell>
              <table:table-cell office:value-type="float" office:value="0.968">
                <text:p>0.968</text:p>
              </table:table-cell>
              <table:table-cell office:value-type="float" office:value="0.964141860693585">
                <text:p>0.964141860693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">
                <text:p>0.98</text:p>
              </table:table-cell>
              <table:table-cell office:value-type="float" office:value="0.948">
                <text:p>0.948</text:p>
              </table:table-cell>
              <table:table-cell office:value-type="float" office:value="0.965222516946655">
                <text:p>0.965222516946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2">
                <text:p>0.972</text:p>
              </table:table-cell>
              <table:table-cell office:value-type="float" office:value="0.948">
                <text:p>0.948</text:p>
              </table:table-cell>
              <table:table-cell office:value-type="float" office:value="0.953138815207781">
                <text:p>0.953138815207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6">
                <text:p>0.976</text:p>
              </table:table-cell>
              <table:table-cell office:value-type="float" office:value="0.96">
                <text:p>0.96</text:p>
              </table:table-cell>
              <table:table-cell office:value-type="float" office:value="0.965713724334414">
                <text:p>0.9657137243344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17cm" svg:height="6.084cm" xlink:href=".." xlink:type="simple" chart:class="chart:bar" chart:style-name="ch1">
        <chart:legend chart:legend-position="end" svg:x="6.539cm" svg:y="2.245cm" style:legend-expansion="high" chart:style-name="ch2"/>
        <chart:plot-area chart:style-name="ch3" table:cell-range-address="Wine.A52:Wine.A54 Wine.C30:Wine.C30 Wine.C52:Wine.C54 Wine.E30:Wine.E30 Wine.E52:Wine.E54 Wine.G30:Wine.G30 Wine.G52:Wine.G54" chart:data-source-has-labels="both" svg:x="0.19cm" svg:y="0.121cm" svg:width="6.159cm" svg:height="5.842cm">
          <chartooo:coordinate-region svg:x="1.102cm" svg:y="0.32cm" svg:width="5.247cm" svg:height="4.996cm"/>
          <chart:axis chart:dimension="x" chart:name="primary-x" chart:style-name="ch4" chartooo:axis-type="auto">
            <chartooo:date-scale/>
            <chart:categories table:cell-range-address="Wine.A52:Wine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52:Wine.C54" chart:label-cell-address="Wine.C30:Wine.C30" chart:class="chart:bar">
            <chart:data-point chart:repeated="3"/>
          </chart:series>
          <chart:series chart:style-name="ch8" chart:values-cell-range-address="Wine.E52:Wine.E54" chart:label-cell-address="Wine.E30:Wine.E30" chart:class="chart:bar">
            <chart:data-point chart:repeated="3"/>
          </chart:series>
          <chart:series chart:style-name="ch9" chart:values-cell-range-address="Wine.G52:Wine.G54" chart:label-cell-address="Wine.G30:Wine.G3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52:Wine.A54</svg:desc>
                </draw:g>
              </table:table-cell>
              <table:table-cell office:value-type="float" office:value="0.9796">
                <text:p>0.9796</text:p>
                <draw:g>
                  <svg:desc>Wine.C52:Wine.C54</svg:desc>
                </draw:g>
              </table:table-cell>
              <table:table-cell office:value-type="float" office:value="0.9612">
                <text:p>0.9612</text:p>
                <draw:g>
                  <svg:desc>Wine.E52:Wine.E54</svg:desc>
                </draw:g>
              </table:table-cell>
              <table:table-cell office:value-type="float" office:value="0.962545436683368">
                <text:p>0.962545436683368</text:p>
                <draw:g>
                  <svg:desc>Wine.G52:Wine.G5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92">
                <text:p>0.992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">
                <text:p>0.96</text:p>
              </table:table-cell>
              <table:table-cell office:value-type="float" office:value="0.944">
                <text:p>0.944</text:p>
              </table:table-cell>
              <table:table-cell office:value-type="float" office:value="0.953138815207781">
                <text:p>0.9531388152077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8cm" svg:height="7.983cm" xlink:href=".." xlink:type="simple" chart:class="chart:scatter" chart:style-name="ch1">
        <chart:legend chart:legend-position="end" svg:x="10.626cm" svg:y="3.443cm" style:legend-expansion="high" chart:style-name="ch2"/>
        <chart:plot-area chart:style-name="ch3" table:cell-range-address="Cars1.A3:Cars1.A62 Cars1.D2:Cars1.D62 Cars1.G2:Cars1.G62" chart:data-source-has-labels="row" svg:x="0.269cm" svg:y="0.159cm" svg:width="10.088cm" svg:height="7.665cm">
          <chartooo:coordinate-region svg:x="0.996cm" svg:y="0.358cm" svg:width="9.174cm" svg:height="6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:Cars1.D62" chart:label-cell-address="Cars1.D2:Cars1.D2" chart:class="chart:scatter">
            <chart:domain table:cell-range-address="Cars1.A3:Cars1.A62"/>
            <chart:data-point chart:repeated="60"/>
          </chart:series>
          <chart:series chart:style-name="ch8" chart:values-cell-range-address="Cars1.G3:Cars1.G62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:Cars1.A62</svg:desc>
                </draw:g>
              </table:table-cell>
              <table:table-cell office:value-type="float" office:value="0.909090909090909">
                <text:p>0.909090909090909</text:p>
                <draw:g>
                  <svg:desc>Cars1.D3:Cars1.D62</svg:desc>
                </draw:g>
              </table:table-cell>
              <table:table-cell office:value-type="float" office:value="0.782608695652174">
                <text:p>0.782608695652174</text:p>
                <draw:g>
                  <svg:desc>Cars1.G3:Cars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3636363636364">
                <text:p>0.8636363636363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24cm" svg:height="7.407cm" xlink:href=".." xlink:type="simple" chart:class="chart:bar" chart:style-name="ch1">
        <chart:legend chart:legend-position="end" svg:x="8.361cm" svg:y="3.155cm" style:legend-expansion="high" chart:style-name="ch2"/>
        <chart:plot-area chart:style-name="ch3" table:cell-range-address="Cars1.A64:Cars1.A66 Cars1.D2:Cars1.D2 Cars1.D64:Cars1.D66 Cars1.G2:Cars1.G2 Cars1.G64:Cars1.G66" chart:data-source-has-labels="both" svg:x="0.212cm" svg:y="0.148cm" svg:width="7.937cm" svg:height="7.111cm">
          <chartooo:coordinate-region svg:x="0.939cm" svg:y="0.347cm" svg:width="7.21cm" svg:height="6.265cm"/>
          <chart:axis chart:dimension="x" chart:name="primary-x" chart:style-name="ch4" chartooo:axis-type="auto">
            <chartooo:date-scale/>
            <chart:categories table:cell-range-address="Cars1.A64:Cars1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64:Cars1.D66" chart:label-cell-address="Cars1.D2:Cars1.D2" chart:class="chart:bar">
            <chart:data-point chart:repeated="3"/>
          </chart:series>
          <chart:series chart:style-name="ch8" chart:values-cell-range-address="Cars1.G64:Cars1.G66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64:Cars1.A66</svg:desc>
                </draw:g>
              </table:table-cell>
              <table:table-cell office:value-type="float" office:value="0.953679653679653">
                <text:p>0.953679653679653</text:p>
                <draw:g>
                  <svg:desc>Cars1.D64:Cars1.D66</svg:desc>
                </draw:g>
              </table:table-cell>
              <table:table-cell office:value-type="float" office:value="0.821067664219838">
                <text:p>0.821067664219838</text:p>
                <draw:g>
                  <svg:desc>Cars1.G64:Cars1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94cm" svg:height="7.182cm" xlink:href=".." xlink:type="simple" chart:class="chart:bar" chart:style-name="ch1">
        <chart:legend chart:legend-position="end" svg:x="8.531cm" svg:y="3.043cm" style:legend-expansion="high" chart:style-name="ch2"/>
        <chart:plot-area chart:style-name="ch3" table:cell-range-address="Cars2.A64:Cars2.A66 Cars2.D2:Cars2.D2 Cars2.D64:Cars2.D66 Cars2.G2:Cars2.G2 Cars2.G64:Cars2.G66" chart:data-source-has-labels="both" svg:x="0.215cm" svg:y="0.143cm" svg:width="8.101cm" svg:height="6.896cm">
          <chartooo:coordinate-region svg:x="0.942cm" svg:y="0.342cm" svg:width="7.374cm" svg:height="6.05cm"/>
          <chart:axis chart:dimension="x" chart:name="primary-x" chart:style-name="ch4" chartooo:axis-type="auto">
            <chartooo:date-scale/>
            <chart:categories table:cell-range-address="Cars2.A64:Cars2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64:Cars2.D66" chart:label-cell-address="Cars2.D2:Cars2.D2" chart:class="chart:bar">
            <chart:data-point chart:repeated="3"/>
          </chart:series>
          <chart:series chart:style-name="ch8" chart:values-cell-range-address="Cars2.G64:Cars2.G66" chart:label-cell-address="Cars2.G2:Cars2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64:Cars2.A66</svg:desc>
                </draw:g>
              </table:table-cell>
              <table:table-cell office:value-type="float" office:value="0.964638157894736">
                <text:p>0.964638157894736</text:p>
                <draw:g>
                  <svg:desc>Cars2.D64:Cars2.D66</svg:desc>
                </draw:g>
              </table:table-cell>
              <table:table-cell office:value-type="float" office:value="0.763814356151817">
                <text:p>0.763814356151817</text:p>
                <draw:g>
                  <svg:desc>Cars2.G64:Cars2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4cm" svg:height="6.906cm" xlink:href=".." xlink:type="simple" chart:class="chart:scatter" chart:style-name="ch1">
        <chart:legend chart:legend-position="end" svg:x="8.512cm" svg:y="2.905cm" style:legend-expansion="high" chart:style-name="ch2"/>
        <chart:plot-area chart:style-name="ch3" table:cell-range-address="Cars2.A3:Cars2.A62 Cars2.D2:Cars2.D62 Cars2.G2:Cars2.G62" chart:data-source-has-labels="row" svg:x="0.227cm" svg:y="0.138cm" svg:width="8.058cm" svg:height="6.63cm">
          <chartooo:coordinate-region svg:x="0.954cm" svg:y="0.337cm" svg:width="7.144cm" svg:height="5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3:Cars2.D62" chart:label-cell-address="Cars2.D2:Cars2.D2" chart:class="chart:scatter">
            <chart:domain table:cell-range-address="Cars2.A3:Cars2.A62"/>
            <chart:data-point chart:repeated="60"/>
          </chart:series>
          <chart:series chart:style-name="ch8" chart:values-cell-range-address="Cars2.G3:Cars2.G62" chart:label-cell-address="Cars2.G2:Cars2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3:Cars2.A62</svg:desc>
                </draw:g>
              </table:table-cell>
              <table:table-cell office:value-type="float" office:value="1">
                <text:p>1</text:p>
                <draw:g>
                  <svg:desc>Cars2.D3:Cars2.D62</svg:desc>
                </draw:g>
              </table:table-cell>
              <table:table-cell office:value-type="float" office:value="0.68421052631579">
                <text:p>0.68421052631579</text:p>
                <draw:g>
                  <svg:desc>Cars2.G3:Cars2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5">
                <text:p>0.8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75">
                <text:p>0.875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8cm" svg:height="7.557cm" xlink:href=".." xlink:type="simple" chart:class="chart:scatter" chart:style-name="ch1">
        <chart:legend chart:legend-position="end" svg:x="10.576cm" svg:y="3.23cm" style:legend-expansion="high" chart:style-name="ch2"/>
        <chart:plot-area chart:style-name="ch3" table:cell-range-address="Cars1.A88:Cars1.A147 Cars1.D2:Cars1.D2 Cars1.D88:Cars1.D147 Cars1.G2:Cars1.G2 Cars1.G88:Cars1.G147" chart:data-source-has-labels="row" svg:x="0.268cm" svg:y="0.151cm" svg:width="10.04cm" svg:height="7.255cm">
          <chartooo:coordinate-region svg:x="0.995cm" svg:y="0.35cm" svg:width="9.126cm" svg:height="6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88:Cars1.D147" chart:label-cell-address="Cars1.D2:Cars1.D2" chart:class="chart:scatter">
            <chart:domain table:cell-range-address="Cars1.A88:Cars1.A147"/>
            <chart:data-point chart:repeated="60"/>
          </chart:series>
          <chart:series chart:style-name="ch8" chart:values-cell-range-address="Cars1.G88:Cars1.G147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88:Cars1.A147</svg:desc>
                </draw:g>
              </table:table-cell>
              <table:table-cell office:value-type="float" office:value="0.93913">
                <text:p>0.93913</text:p>
                <draw:g>
                  <svg:desc>Cars1.D88:Cars1.D147</svg:desc>
                </draw:g>
              </table:table-cell>
              <table:table-cell office:value-type="float" office:value="0.7087">
                <text:p>0.7087</text:p>
                <draw:g>
                  <svg:desc>Cars1.G88:Cars1.G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6818">
                <text:p>0.906818</text:p>
              </table:table-cell>
              <table:table-cell office:value-type="float" office:value="0.81088">
                <text:p>0.81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0909">
                <text:p>0.990909</text:p>
              </table:table-cell>
              <table:table-cell office:value-type="float" office:value="0.89347">
                <text:p>0.89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873905">
                <text:p>0.87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4545">
                <text:p>0.854545</text:p>
              </table:table-cell>
              <table:table-cell office:value-type="float" office:value="0.593475">
                <text:p>0.593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7273">
                <text:p>0.927273</text:p>
              </table:table-cell>
              <table:table-cell office:value-type="float" office:value="0.74566">
                <text:p>0.74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06515">
                <text:p>0.90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3636">
                <text:p>0.963636</text:p>
              </table:table-cell>
              <table:table-cell office:value-type="float" office:value="0.86303">
                <text:p>0.8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818">
                <text:p>0.906818</text:p>
              </table:table-cell>
              <table:table-cell office:value-type="float" office:value="0.763625">
                <text:p>0.763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1363">
                <text:p>0.961363</text:p>
              </table:table-cell>
              <table:table-cell office:value-type="float" office:value="0.81086">
                <text:p>0.81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5">
                <text:p>0.975</text:p>
              </table:table-cell>
              <table:table-cell office:value-type="float" office:value="0.884775">
                <text:p>0.884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6364">
                <text:p>0.786364</text:p>
              </table:table-cell>
              <table:table-cell office:value-type="float" office:value="0.493475">
                <text:p>0.4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2272">
                <text:p>0.952272</text:p>
              </table:table-cell>
              <table:table-cell office:value-type="float" office:value="0.810865">
                <text:p>0.81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333">
                <text:p>0.983333</text:p>
              </table:table-cell>
              <table:table-cell office:value-type="float" office:value="0.849995">
                <text:p>0.84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8478">
                <text:p>0.88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3182">
                <text:p>0.943182</text:p>
              </table:table-cell>
              <table:table-cell office:value-type="float" office:value="0.865195">
                <text:p>0.865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477">
                <text:p>0.93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9091">
                <text:p>0.959091</text:p>
              </table:table-cell>
              <table:table-cell office:value-type="float" office:value="0.839125">
                <text:p>0.83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8636">
                <text:p>0.988636</text:p>
              </table:table-cell>
              <table:table-cell office:value-type="float" office:value="0.886945">
                <text:p>0.886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27273">
                <text:p>0.927273</text:p>
              </table:table-cell>
              <table:table-cell office:value-type="float" office:value="0.754355">
                <text:p>0.754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23905">
                <text:p>0.923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7272">
                <text:p>0.927272</text:p>
              </table:table-cell>
              <table:table-cell office:value-type="float" office:value="0.76088">
                <text:p>0.76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0869">
                <text:p>0.90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1818">
                <text:p>0.981818</text:p>
              </table:table-cell>
              <table:table-cell office:value-type="float" office:value="0.852165">
                <text:p>0.852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1818">
                <text:p>0.931818</text:p>
              </table:table-cell>
              <table:table-cell office:value-type="float" office:value="0.736965">
                <text:p>0.736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10865">
                <text:p>0.910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15909">
                <text:p>0.915909</text:p>
              </table:table-cell>
              <table:table-cell office:value-type="float" office:value="0.717395">
                <text:p>0.717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4091">
                <text:p>0.984091</text:p>
              </table:table-cell>
              <table:table-cell office:value-type="float" office:value="0.8913">
                <text:p>0.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2272">
                <text:p>0.952272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11364">
                <text:p>0.911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36345">
                <text:p>0.936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4091">
                <text:p>0.984091</text:p>
              </table:table-cell>
              <table:table-cell office:value-type="float" office:value="0.884765">
                <text:p>0.884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5714">
                <text:p>0.935714</text:p>
              </table:table-cell>
              <table:table-cell office:value-type="float" office:value="0.69545">
                <text:p>0.69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2857">
                <text:p>0.992857</text:p>
              </table:table-cell>
              <table:table-cell office:value-type="float" office:value="0.879545">
                <text:p>0.879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70454">
                <text:p>0.970454</text:p>
              </table:table-cell>
              <table:table-cell office:value-type="float" office:value="0.843485">
                <text:p>0.843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27272">
                <text:p>0.927272</text:p>
              </table:table-cell>
              <table:table-cell office:value-type="float" office:value="0.76523">
                <text:p>0.76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76075">
                <text:p>0.876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8181">
                <text:p>0.968181</text:p>
              </table:table-cell>
              <table:table-cell office:value-type="float" office:value="0.819565">
                <text:p>0.81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27273">
                <text:p>0.927273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17395">
                <text:p>0.917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91295">
                <text:p>0.891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63636">
                <text:p>0.963636</text:p>
              </table:table-cell>
              <table:table-cell office:value-type="float" office:value="0.88042">
                <text:p>0.8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5">
                <text:p>0.995</text:p>
              </table:table-cell>
              <table:table-cell office:value-type="float" office:value="0.888095">
                <text:p>0.888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0454">
                <text:p>0.920454</text:p>
              </table:table-cell>
              <table:table-cell office:value-type="float" office:value="0.739145">
                <text:p>0.739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2272">
                <text:p>0.952272</text:p>
              </table:table-cell>
              <table:table-cell office:value-type="float" office:value="0.77827">
                <text:p>0.77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7143">
                <text:p>0.957143</text:p>
              </table:table-cell>
              <table:table-cell office:value-type="float" office:value="0.795445">
                <text:p>0.795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5">
                <text:p>0.975</text:p>
              </table:table-cell>
              <table:table-cell office:value-type="float" office:value="0.88913">
                <text:p>0.88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526">
                <text:p>0.96052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13636">
                <text:p>0.913636</text:p>
              </table:table-cell>
              <table:table-cell office:value-type="float" office:value="0.78046">
                <text:p>0.78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86738">
                <text:p>0.86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">
                <text:p>0.954545</text:p>
              </table:table-cell>
              <table:table-cell office:value-type="float" office:value="0.784795">
                <text:p>0.784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81818">
                <text:p>0.881818</text:p>
              </table:table-cell>
              <table:table-cell office:value-type="float" office:value="0.68914">
                <text:p>0.68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2825">
                <text:p>0.92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3636">
                <text:p>0.963636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6363">
                <text:p>0.986363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25">
                <text:p>0.825</text:p>
              </table:table-cell>
              <table:table-cell office:value-type="float" office:value="0.579555">
                <text:p>0.579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6818">
                <text:p>0.95681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8182">
                <text:p>0.968182</text:p>
              </table:table-cell>
              <table:table-cell office:value-type="float" office:value="0.836355">
                <text:p>0.8363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92cm" svg:height="7.157cm" xlink:href=".." xlink:type="simple" chart:class="chart:bar" chart:style-name="ch1">
        <chart:legend chart:legend-position="end" svg:x="9.329cm" svg:y="3.03cm" style:legend-expansion="high" chart:style-name="ch2"/>
        <chart:plot-area chart:style-name="ch3" table:cell-range-address="Cars1.A149:Cars1.A151 Cars1.D2:Cars1.D2 Cars1.D149:Cars1.D151 Cars1.G2:Cars1.G2 Cars1.G149:Cars1.G151" chart:data-source-has-labels="both" svg:x="0.231cm" svg:y="0.143cm" svg:width="8.867cm" svg:height="6.871cm">
          <chartooo:coordinate-region svg:x="0.958cm" svg:y="0.342cm" svg:width="8.14cm" svg:height="6.025cm"/>
          <chart:axis chart:dimension="x" chart:name="primary-x" chart:style-name="ch4" chartooo:axis-type="auto">
            <chartooo:date-scale/>
            <chart:categories table:cell-range-address="Cars1.A149:Cars1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149:Cars1.D151" chart:label-cell-address="Cars1.D2:Cars1.D2" chart:class="chart:bar">
            <chart:data-point chart:repeated="3"/>
          </chart:series>
          <chart:series chart:style-name="ch8" chart:values-cell-range-address="Cars1.G149:Cars1.G151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149:Cars1.A151</svg:desc>
                </draw:g>
              </table:table-cell>
              <table:table-cell office:value-type="float" office:value="0.953410066666667">
                <text:p>0.953410066666667</text:p>
                <draw:g>
                  <svg:desc>Cars1.D149:Cars1.D151</svg:desc>
                </draw:g>
              </table:table-cell>
              <table:table-cell office:value-type="float" office:value="0.8148795">
                <text:p>0.8148795</text:p>
                <draw:g>
                  <svg:desc>Cars1.G149:Cars1.G15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cm" svg:height="7.321cm" xlink:href=".." xlink:type="simple" chart:class="chart:scatter" chart:style-name="ch1">
        <chart:legend chart:legend-position="end" svg:x="8.548cm" svg:y="3.112cm" style:legend-expansion="high" chart:style-name="ch2"/>
        <chart:plot-area chart:style-name="ch3" table:cell-range-address="Cars1.A176:Cars1.A235 Cars1.D175:Cars1.D235 Cars1.G175:Cars1.G235" chart:data-source-has-labels="row" svg:x="0.228cm" svg:y="0.146cm" svg:width="8.092cm" svg:height="7.029cm">
          <chartooo:coordinate-region svg:x="0.955cm" svg:y="0.345cm" svg:width="7.178cm" svg:height="6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176:Cars1.D235" chart:label-cell-address="Cars1.D175:Cars1.D175" chart:class="chart:scatter">
            <chart:domain table:cell-range-address="Cars1.A176:Cars1.A235"/>
            <chart:data-point chart:repeated="60"/>
          </chart:series>
          <chart:series chart:style-name="ch8" chart:values-cell-range-address="Cars1.G176:Cars1.G235" chart:label-cell-address="Cars1.G175:Cars1.G175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175:Cars1.D175</svg:desc>
                </draw:g>
              </table:table-cell>
              <table:table-cell office:value-type="string">
                <text:p>Testing%</text:p>
                <draw:g>
                  <svg:desc>Cars1.G175:Cars1.G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176:Cars1.A235</svg:desc>
                </draw:g>
              </table:table-cell>
              <table:table-cell office:value-type="float" office:value="0.906061">
                <text:p>0.906061</text:p>
                <draw:g>
                  <svg:desc>Cars1.D176:Cars1.D235</svg:desc>
                </draw:g>
              </table:table-cell>
              <table:table-cell office:value-type="float" office:value="0.691655">
                <text:p>0.691655</text:p>
                <draw:g>
                  <svg:desc>Cars1.G176:Cars1.G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606">
                <text:p>0.910606</text:p>
              </table:table-cell>
              <table:table-cell office:value-type="float" office:value="0.88334">
                <text:p>0.88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6364">
                <text:p>0.986364</text:p>
              </table:table-cell>
              <table:table-cell office:value-type="float" office:value="0.92084">
                <text:p>0.92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9697">
                <text:p>0.969697</text:p>
              </table:table-cell>
              <table:table-cell office:value-type="float" office:value="0.883335">
                <text:p>0.883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4546">
                <text:p>0.804546</text:p>
              </table:table-cell>
              <table:table-cell office:value-type="float" office:value="0.60417">
                <text:p>0.6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3636">
                <text:p>0.913636</text:p>
              </table:table-cell>
              <table:table-cell office:value-type="float" office:value="0.745825">
                <text:p>0.745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0606">
                <text:p>0.960606</text:p>
              </table:table-cell>
              <table:table-cell office:value-type="float" office:value="0.858335">
                <text:p>0.858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813655">
                <text:p>0.813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2424">
                <text:p>0.942424</text:p>
              </table:table-cell>
              <table:table-cell office:value-type="float" office:value="0.84168">
                <text:p>0.8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2727">
                <text:p>0.972727</text:p>
              </table:table-cell>
              <table:table-cell office:value-type="float" office:value="0.93751">
                <text:p>0.93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27273">
                <text:p>0.727273</text:p>
              </table:table-cell>
              <table:table-cell office:value-type="float" office:value="0.39167">
                <text:p>0.3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6061">
                <text:p>0.956061</text:p>
              </table:table-cell>
              <table:table-cell office:value-type="float" office:value="0.875005">
                <text:p>0.875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5">
                <text:p>0.975</text:p>
              </table:table-cell>
              <table:table-cell office:value-type="float" office:value="0.93637">
                <text:p>0.93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8334">
                <text:p>0.88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7515">
                <text:p>0.937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6">
                <text:p>0.954546</text:p>
              </table:table-cell>
              <table:table-cell office:value-type="float" office:value="0.89166">
                <text:p>0.8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818">
                <text:p>0.981818</text:p>
              </table:table-cell>
              <table:table-cell office:value-type="float" office:value="0.92085">
                <text:p>0.92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303">
                <text:p>0.90303</text:p>
              </table:table-cell>
              <table:table-cell office:value-type="float" office:value="0.770835">
                <text:p>0.770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4167">
                <text:p>0.94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5152">
                <text:p>0.9151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0303">
                <text:p>0.980303</text:p>
              </table:table-cell>
              <table:table-cell office:value-type="float" office:value="0.89167">
                <text:p>0.8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3636">
                <text:p>0.91363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37505">
                <text:p>0.937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8485">
                <text:p>0.898485</text:p>
              </table:table-cell>
              <table:table-cell office:value-type="float" office:value="0.700005">
                <text:p>0.7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5758">
                <text:p>0.975758</text:p>
              </table:table-cell>
              <table:table-cell office:value-type="float" office:value="0.937515">
                <text:p>0.937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3636">
                <text:p>0.963636</text:p>
              </table:table-cell>
              <table:table-cell office:value-type="float" office:value="0.89584">
                <text:p>0.89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2424">
                <text:p>0.892424</text:p>
              </table:table-cell>
              <table:table-cell office:value-type="float" office:value="0.77084">
                <text:p>0.77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5455">
                <text:p>0.9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7273">
                <text:p>0.977273</text:p>
              </table:table-cell>
              <table:table-cell office:value-type="float" office:value="0.904185">
                <text:p>0.904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9375">
                <text:p>0.909375</text:p>
              </table:table-cell>
              <table:table-cell office:value-type="float" office:value="0.727295">
                <text:p>0.72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125">
                <text:p>0.98125</text:p>
              </table:table-cell>
              <table:table-cell office:value-type="float" office:value="0.904555">
                <text:p>0.904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6">
                <text:p>0.954546</text:p>
              </table:table-cell>
              <table:table-cell office:value-type="float" office:value="0.812505">
                <text:p>0.81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3636">
                <text:p>0.913636</text:p>
              </table:table-cell>
              <table:table-cell office:value-type="float" office:value="0.741665">
                <text:p>0.741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54175">
                <text:p>0.954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7576">
                <text:p>0.957576</text:p>
              </table:table-cell>
              <table:table-cell office:value-type="float" office:value="0.78749">
                <text:p>0.78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8182">
                <text:p>0.918182</text:p>
              </table:table-cell>
              <table:table-cell office:value-type="float" office:value="0.77916">
                <text:p>0.7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5002">
                <text:p>0.95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9091">
                <text:p>0.959091</text:p>
              </table:table-cell>
              <table:table-cell office:value-type="float" office:value="0.875005">
                <text:p>0.875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8334">
                <text:p>0.978334</text:p>
              </table:table-cell>
              <table:table-cell office:value-type="float" office:value="0.931825">
                <text:p>0.931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4546">
                <text:p>0.904546</text:p>
              </table:table-cell>
              <table:table-cell office:value-type="float" office:value="0.72084">
                <text:p>0.72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8485">
                <text:p>0.948485</text:p>
              </table:table-cell>
              <table:table-cell office:value-type="float" office:value="0.81666">
                <text:p>0.81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75">
                <text:p>0.9375</text:p>
              </table:table-cell>
              <table:table-cell office:value-type="float" office:value="0.84547">
                <text:p>0.84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8788">
                <text:p>0.978788</text:p>
              </table:table-cell>
              <table:table-cell office:value-type="float" office:value="0.91251">
                <text:p>0.91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7586">
                <text:p>0.9775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0.820825">
                <text:p>0.820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2918">
                <text:p>0.92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5758">
                <text:p>0.925758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56061">
                <text:p>0.856061</text:p>
              </table:table-cell>
              <table:table-cell office:value-type="float" office:value="0.69999">
                <text:p>0.6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9091">
                <text:p>0.959091</text:p>
              </table:table-cell>
              <table:table-cell office:value-type="float" office:value="0.87917">
                <text:p>0.87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4849">
                <text:p>0.984849</text:p>
              </table:table-cell>
              <table:table-cell office:value-type="float" office:value="0.877285">
                <text:p>0.87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07576">
                <text:p>0.807576</text:p>
              </table:table-cell>
              <table:table-cell office:value-type="float" office:value="0.609125">
                <text:p>0.609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7879">
                <text:p>0.937879</text:p>
              </table:table-cell>
              <table:table-cell office:value-type="float" office:value="0.78638">
                <text:p>0.78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2121">
                <text:p>0.962121</text:p>
              </table:table-cell>
              <table:table-cell office:value-type="float" office:value="0.840925">
                <text:p>0.840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7.317cm" xlink:href=".." xlink:type="simple" chart:class="chart:bar" chart:style-name="ch1">
        <chart:legend chart:legend-position="end" svg:x="8.699cm" svg:y="2.861cm" style:legend-expansion="high" chart:style-name="ch2"/>
        <chart:plot-area chart:style-name="ch3" table:cell-range-address="CarEval.A24:CarEval.A26 CarEval.C2:CarEval.C2 CarEval.C24:CarEval.C26 CarEval.E2:CarEval.E2 CarEval.E24:CarEval.E26 CarEval.G2:CarEval.G2 CarEval.G24:CarEval.G26" chart:data-source-has-labels="both" svg:x="0.233cm" svg:y="0.146cm" svg:width="8.233cm" svg:height="7.025cm">
          <chartooo:coordinate-region svg:x="1.145cm" svg:y="0.345cm" svg:width="7.321cm" svg:height="6.179cm"/>
          <chart:axis chart:dimension="x" chart:name="primary-x" chart:style-name="ch4" chartooo:axis-type="auto">
            <chartooo:date-scale/>
            <chart:categories table:cell-range-address="CarEval.A24:CarEval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Eval.C24:CarEval.C26" chart:label-cell-address="CarEval.C2:CarEval.C2" chart:class="chart:bar">
            <chart:data-point chart:repeated="3"/>
          </chart:series>
          <chart:series chart:style-name="ch8" chart:values-cell-range-address="CarEval.E24:CarEval.E26" chart:label-cell-address="CarEval.E2:CarEval.E2" chart:class="chart:bar">
            <chart:data-point chart:repeated="3"/>
          </chart:series>
          <chart:series chart:style-name="ch9" chart:values-cell-range-address="CarEval.G24:CarEval.G26" chart:label-cell-address="CarEval.G2:CarEval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Eval.A24:CarEval.A26</svg:desc>
                </draw:g>
              </table:table-cell>
              <table:table-cell office:value-type="float" office:value="0.85915">
                <text:p>0.85915</text:p>
                <draw:g>
                  <svg:desc>CarEval.C24:CarEval.C26</svg:desc>
                </draw:g>
              </table:table-cell>
              <table:table-cell office:value-type="float" office:value="0.8516">
                <text:p>0.8516</text:p>
                <draw:g>
                  <svg:desc>CarEval.E24:CarEval.E26</svg:desc>
                </draw:g>
              </table:table-cell>
              <table:table-cell office:value-type="float" office:value="0.853320713312337">
                <text:p>0.853320713312337</text:p>
                <draw:g>
                  <svg:desc>CarEval.G24:CarEval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87">
                <text:p>0.87</text:p>
              </table:table-cell>
              <table:table-cell office:value-type="float" office:value="0.873">
                <text:p>0.873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29">
                <text:p>0.829</text:p>
              </table:table-cell>
              <table:table-cell office:value-type="float" office:value="0.826">
                <text:p>0.826</text:p>
              </table:table-cell>
              <table:table-cell office:value-type="float" office:value="0.845928172962253">
                <text:p>0.845928172962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23cm" svg:height="7.195cm" xlink:href=".." xlink:type="simple" chart:class="chart:bar" chart:style-name="ch1">
        <chart:legend chart:legend-position="end" svg:x="9.56cm" svg:y="3.049cm" style:legend-expansion="high" chart:style-name="ch2"/>
        <chart:plot-area chart:style-name="ch3" table:cell-range-address="Cars1.A237:Cars1.A239 Cars1.D175:Cars1.D175 Cars1.D237:Cars1.D239 Cars1.G175:Cars1.G175 Cars1.G237:Cars1.G239" chart:data-source-has-labels="both" svg:x="0.236cm" svg:y="0.143cm" svg:width="9.088cm" svg:height="6.909cm">
          <chartooo:coordinate-region svg:x="0.963cm" svg:y="0.342cm" svg:width="8.361cm" svg:height="6.063cm"/>
          <chart:axis chart:dimension="x" chart:name="primary-x" chart:style-name="ch4" chartooo:axis-type="auto">
            <chartooo:date-scale/>
            <chart:categories table:cell-range-address="Cars1.A237:Cars1.A2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237:Cars1.D239" chart:label-cell-address="Cars1.D175:Cars1.D175" chart:class="chart:bar">
            <chart:data-point chart:repeated="3"/>
          </chart:series>
          <chart:series chart:style-name="ch8" chart:values-cell-range-address="Cars1.G237:Cars1.G239" chart:label-cell-address="Cars1.G175:Cars1.G17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175:Cars1.D175</svg:desc>
                </draw:g>
              </table:table-cell>
              <table:table-cell office:value-type="string">
                <text:p>Testing%</text:p>
                <draw:g>
                  <svg:desc>Cars1.G175:Cars1.G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237:Cars1.A239</svg:desc>
                </draw:g>
              </table:table-cell>
              <table:table-cell office:value-type="float" office:value="0.943054883333333">
                <text:p>0.943054883333333</text:p>
                <draw:g>
                  <svg:desc>Cars1.D237:Cars1.D239</svg:desc>
                </draw:g>
              </table:table-cell>
              <table:table-cell office:value-type="float" office:value="0.8375305">
                <text:p>0.8375305</text:p>
                <draw:g>
                  <svg:desc>Cars1.G237:Cars1.G239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3cm" svg:height="7.095cm" xlink:href=".." xlink:type="simple" chart:class="chart:scatter" chart:style-name="ch1">
        <chart:legend chart:legend-position="end" svg:x="8.251cm" svg:y="3.248cm" style:legend-expansion="high" chart:style-name="ch2"/>
        <chart:plot-area chart:style-name="ch3" table:cell-range-address="Cars1.A262:Cars1.A321 Cars1.D261:Cars1.D321" chart:data-source-has-labels="row" svg:x="0.222cm" svg:y="0.141cm" svg:width="7.807cm" svg:height="6.813cm">
          <chartooo:coordinate-region svg:x="0.949cm" svg:y="0.34cm" svg:width="6.893cm" svg:height="5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262:Cars1.D321" chart:label-cell-address="Cars1.D261:Cars1.D261" chart:class="chart:scatter">
            <chart:domain table:cell-range-address="Cars1.A262:Cars1.A32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262:Cars1.A321</svg:desc>
                </draw:g>
              </table:table-cell>
              <table:table-cell office:value-type="float" office:value="0.888889">
                <text:p>0.888889</text:p>
                <draw:g>
                  <svg:desc>Cars1.D262:Cars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636">
                <text:p>0.8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1111">
                <text:p>0.7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2222">
                <text:p>0.8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0465">
                <text:p>0.860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721">
                <text:p>0.88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122">
                <text:p>0.95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8718">
                <text:p>0.948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1818">
                <text:p>0.931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31818">
                <text:p>0.9318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29cm" svg:height="6.593cm" xlink:href=".." xlink:type="simple" chart:class="chart:bar" chart:style-name="ch1">
        <chart:legend chart:legend-position="end" svg:x="8.666cm" svg:y="2.997cm" style:legend-expansion="high" chart:style-name="ch2"/>
        <chart:plot-area chart:style-name="ch3" table:cell-range-address="Cars1.A323:Cars1.A325 Cars1.D261:Cars1.D261 Cars1.D323:Cars1.D325" chart:data-source-has-labels="both" svg:x="0.218cm" svg:y="0.131cm" svg:width="8.23cm" svg:height="6.331cm">
          <chartooo:coordinate-region svg:x="0.945cm" svg:y="0.33cm" svg:width="7.503cm" svg:height="5.485cm"/>
          <chart:axis chart:dimension="x" chart:name="primary-x" chart:style-name="ch4" chartooo:axis-type="auto">
            <chartooo:date-scale/>
            <chart:categories table:cell-range-address="Cars1.A323:Cars1.A3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23:Cars1.D325" chart:label-cell-address="Cars1.D261:Cars1.D26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23:Cars1.A325</svg:desc>
                </draw:g>
              </table:table-cell>
              <table:table-cell office:value-type="float" office:value="0.9084604">
                <text:p>0.9084604</text:p>
                <draw:g>
                  <svg:desc>Cars1.D323:Cars1.D32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659091">
                <text:p>0.65909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1cm" svg:height="6.543cm" xlink:href=".." xlink:type="simple" chart:class="chart:scatter" chart:style-name="ch1">
        <chart:legend chart:legend-position="end" svg:x="8.549cm" svg:y="2.723cm" style:legend-expansion="high" chart:style-name="ch2"/>
        <chart:plot-area chart:style-name="ch3" table:cell-range-address="Cars1.A331:Cars1.A390 Cars1.D330:Cars1.D390 Cars1.G330:Cars1.G390" chart:data-source-has-labels="row" svg:x="0.228cm" svg:y="0.13cm" svg:width="8.093cm" svg:height="6.283cm">
          <chartooo:coordinate-region svg:x="0.955cm" svg:y="0.329cm" svg:width="7.179cm" svg:height="5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31:Cars1.D390" chart:label-cell-address="Cars1.D330:Cars1.D330" chart:class="chart:scatter">
            <chart:domain table:cell-range-address="Cars1.A331:Cars1.A390"/>
            <chart:data-point chart:repeated="60"/>
          </chart:series>
          <chart:series chart:style-name="ch8" chart:values-cell-range-address="Cars1.G331:Cars1.G390" chart:label-cell-address="Cars1.G330:Cars1.G330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31:Cars1.A390</svg:desc>
                </draw:g>
              </table:table-cell>
              <table:table-cell office:value-type="float" office:value="0.986364">
                <text:p>0.986364</text:p>
                <draw:g>
                  <svg:desc>Cars1.D331:Cars1.D390</svg:desc>
                </draw:g>
              </table:table-cell>
              <table:table-cell office:value-type="float" office:value="0.65293">
                <text:p>0.65293</text:p>
                <draw:g>
                  <svg:desc>Cars1.G331:Cars1.G3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2727">
                <text:p>0.922727</text:p>
              </table:table-cell>
              <table:table-cell office:value-type="float" office:value="0.686755">
                <text:p>0.68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35305">
                <text:p>0.83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792655">
                <text:p>0.792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5455">
                <text:p>0.895455</text:p>
              </table:table-cell>
              <table:table-cell office:value-type="float" office:value="0.577935">
                <text:p>0.57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3636">
                <text:p>0.963636</text:p>
              </table:table-cell>
              <table:table-cell office:value-type="float" office:value="0.641185">
                <text:p>0.64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73535">
                <text:p>0.873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0909">
                <text:p>0.990909</text:p>
              </table:table-cell>
              <table:table-cell office:value-type="float" office:value="0.79265">
                <text:p>0.79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9091">
                <text:p>0.959091</text:p>
              </table:table-cell>
              <table:table-cell office:value-type="float" office:value="0.66215">
                <text:p>0.6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1818">
                <text:p>0.981818</text:p>
              </table:table-cell>
              <table:table-cell office:value-type="float" office:value="0.7897">
                <text:p>0.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0909">
                <text:p>0.990909</text:p>
              </table:table-cell>
              <table:table-cell office:value-type="float" office:value="0.755875">
                <text:p>0.755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364">
                <text:p>0.886364</text:p>
              </table:table-cell>
              <table:table-cell office:value-type="float" office:value="0.50294">
                <text:p>0.50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7273">
                <text:p>0.977273</text:p>
              </table:table-cell>
              <table:table-cell office:value-type="float" office:value="0.808825">
                <text:p>0.808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5">
                <text:p>0.995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01475">
                <text:p>0.801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2727">
                <text:p>0.972727</text:p>
              </table:table-cell>
              <table:table-cell office:value-type="float" office:value="0.772055">
                <text:p>0.77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86031">
                <text:p>0.86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6364">
                <text:p>0.986364</text:p>
              </table:table-cell>
              <table:table-cell office:value-type="float" office:value="0.764695">
                <text:p>0.764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10295">
                <text:p>0.810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6364">
                <text:p>0.936364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10305">
                <text:p>0.81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695595">
                <text:p>0.6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4559">
                <text:p>0.84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5455">
                <text:p>0.995455</text:p>
              </table:table-cell>
              <table:table-cell office:value-type="float" office:value="0.823525">
                <text:p>0.823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8182">
                <text:p>0.96818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95605">
                <text:p>0.79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54546">
                <text:p>0.954546</text:p>
              </table:table-cell>
              <table:table-cell office:value-type="float" office:value="0.68677">
                <text:p>0.68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0909">
                <text:p>0.990909</text:p>
              </table:table-cell>
              <table:table-cell office:value-type="float" office:value="0.84561">
                <text:p>0.84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5455">
                <text:p>0.995455</text:p>
              </table:table-cell>
              <table:table-cell office:value-type="float" office:value="0.74706">
                <text:p>0.7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40909">
                <text:p>0.940909</text:p>
              </table:table-cell>
              <table:table-cell office:value-type="float" office:value="0.68089">
                <text:p>0.68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853045">
                <text:p>0.853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90909">
                <text:p>0.990909</text:p>
              </table:table-cell>
              <table:table-cell office:value-type="float" office:value="0.78529">
                <text:p>0.78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">
                <text:p>0.94</text:p>
              </table:table-cell>
              <table:table-cell office:value-type="float" office:value="0.668205">
                <text:p>0.668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865165">
                <text:p>0.865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81176">
                <text:p>0.81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7273">
                <text:p>0.977273</text:p>
              </table:table-cell>
              <table:table-cell office:value-type="float" office:value="0.70146">
                <text:p>0.70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2794">
                <text:p>0.82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851475">
                <text:p>0.851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0909">
                <text:p>0.990909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8182">
                <text:p>0.968182</text:p>
              </table:table-cell>
              <table:table-cell office:value-type="float" office:value="0.72794">
                <text:p>0.72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85883">
                <text:p>0.85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48545">
                <text:p>0.848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799995">
                <text:p>0.79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">
                <text:p>0.99</text:p>
              </table:table-cell>
              <table:table-cell office:value-type="float" office:value="0.791935">
                <text:p>0.791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7273">
                <text:p>0.927273</text:p>
              </table:table-cell>
              <table:table-cell office:value-type="float" office:value="0.64853">
                <text:p>0.64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1818">
                <text:p>0.981818</text:p>
              </table:table-cell>
              <table:table-cell office:value-type="float" office:value="0.73824">
                <text:p>0.73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7">
                <text:p>0.97</text:p>
              </table:table-cell>
              <table:table-cell office:value-type="float" office:value="0.777295">
                <text:p>0.777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2727">
                <text:p>0.972727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2222">
                <text:p>0.972222</text:p>
              </table:table-cell>
              <table:table-cell office:value-type="float" office:value="0.76833">
                <text:p>0.76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45455">
                <text:p>0.945455</text:p>
              </table:table-cell>
              <table:table-cell office:value-type="float" office:value="0.714695">
                <text:p>0.714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7501">
                <text:p>0.77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90909">
                <text:p>0.990909</text:p>
              </table:table-cell>
              <table:table-cell office:value-type="float" office:value="0.72941">
                <text:p>0.7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40909">
                <text:p>0.940909</text:p>
              </table:table-cell>
              <table:table-cell office:value-type="float" office:value="0.623535">
                <text:p>0.62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95455">
                <text:p>0.995455</text:p>
              </table:table-cell>
              <table:table-cell office:value-type="float" office:value="0.789705">
                <text:p>0.789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5455">
                <text:p>0.995455</text:p>
              </table:table-cell>
              <table:table-cell office:value-type="float" office:value="0.834865">
                <text:p>0.834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09091">
                <text:p>0.909091</text:p>
              </table:table-cell>
              <table:table-cell office:value-type="float" office:value="0.55457">
                <text:p>0.55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9091">
                <text:p>0.959091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95455">
                <text:p>0.995455</text:p>
              </table:table-cell>
              <table:table-cell office:value-type="float" office:value="0.81517">
                <text:p>0.8151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8cm" svg:height="6.167cm" xlink:href=".." xlink:type="simple" chart:class="chart:bar" chart:style-name="ch1">
        <chart:legend chart:legend-position="end" svg:x="8.715cm" svg:y="2.535cm" style:legend-expansion="high" chart:style-name="ch2"/>
        <chart:plot-area chart:style-name="ch3" table:cell-range-address="Cars1.A392:Cars1.A394 Cars1.D330:Cars1.D330 Cars1.D392:Cars1.D394 Cars1.G330:Cars1.G330 Cars1.G392:Cars1.G394" chart:data-source-has-labels="both" svg:x="0.219cm" svg:y="0.123cm" svg:width="8.277cm" svg:height="5.921cm">
          <chartooo:coordinate-region svg:x="0.946cm" svg:y="0.322cm" svg:width="7.55cm" svg:height="5.075cm"/>
          <chart:axis chart:dimension="x" chart:name="primary-x" chart:style-name="ch4" chartooo:axis-type="auto">
            <chartooo:date-scale/>
            <chart:categories table:cell-range-address="Cars1.A392:Cars1.A3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92:Cars1.D394" chart:label-cell-address="Cars1.D330:Cars1.D330" chart:class="chart:bar">
            <chart:data-point chart:repeated="3"/>
          </chart:series>
          <chart:series chart:style-name="ch8" chart:values-cell-range-address="Cars1.G392:Cars1.G394" chart:label-cell-address="Cars1.G330:Cars1.G33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92:Cars1.A394</svg:desc>
                </draw:g>
              </table:table-cell>
              <table:table-cell office:value-type="float" office:value="0.974756816666666">
                <text:p>0.974756816666666</text:p>
                <draw:g>
                  <svg:desc>Cars1.D392:Cars1.D394</svg:desc>
                </draw:g>
              </table:table-cell>
              <table:table-cell office:value-type="float" office:value="0.755891833333334">
                <text:p>0.755891833333334</text:p>
                <draw:g>
                  <svg:desc>Cars1.G392:Cars1.G39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06cm" svg:height="6.772cm" xlink:href=".." xlink:type="simple" chart:class="chart:scatter" chart:style-name="ch1">
        <chart:legend chart:legend-position="end" svg:x="8.372cm" svg:y="2.838cm" style:legend-expansion="high" chart:style-name="ch2"/>
        <chart:plot-area chart:style-name="ch3" table:cell-range-address="Cars1.A411:Cars1.C414 Cars1.B410:Cars1.C410" chart:data-source-has-labels="row" svg:x="0.236cm" svg:y="0.135cm" svg:width="7.9cm" svg:height="6.502cm">
          <chartooo:coordinate-region svg:x="1.148cm" svg:y="0.335cm" svg:width="6.708cm" svg:height="5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B411:Cars1.B414" chart:label-cell-address="Cars1.B410:Cars1.B410" chart:class="chart:scatter">
            <chart:domain table:cell-range-address="Cars1.A411:Cars1.A414"/>
            <chart:data-point chart:repeated="4"/>
          </chart:series>
          <chart:series chart:style-name="ch8" chart:values-cell-range-address="Cars1.C411:Cars1.C414" chart:label-cell-address="Cars1.C410:Cars1.C41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Training%</text:p>
                <draw:g>
                  <svg:desc>Cars1.B410:Cars1.B410</svg:desc>
                </draw:g>
              </table:table-cell>
              <table:table-cell office:value-type="string">
                <text:p>AvgTesting%</text:p>
                <draw:g>
                  <svg:desc>Cars1.C410:Cars1.C4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s1.A411:Cars1.A414</svg:desc>
                </draw:g>
              </table:table-cell>
              <table:table-cell office:value-type="float" office:value="0.975">
                <text:p>0.975</text:p>
                <draw:g>
                  <svg:desc>Cars1.B411:Cars1.B414</svg:desc>
                </draw:g>
              </table:table-cell>
              <table:table-cell office:value-type="float" office:value="0.756">
                <text:p>0.756</text:p>
                <draw:g>
                  <svg:desc>Cars1.C411:Cars1.C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53">
                <text:p>0.953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943">
                <text:p>0.94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08">
                <text:p>0.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414cm" svg:y="4.199cm" style:legend-expansion="high" chart:style-name="ch2"/>
        <chart:plot-area chart:style-name="ch3" table:cell-range-address="CarEval.A50:CarEval.B80 CarEval.B49:CarEval.B49" chart:data-source-has-labels="row" svg:x="0.32cm" svg:y="0.179cm" svg:width="12.774cm" svg:height="8.639cm">
          <chartooo:coordinate-region svg:x="1.127cm" svg:y="0.378cm" svg:width="11.59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rEval.B50:CarEval.B80" chart:label-cell-address="CarEval.B49:CarEval.B49" chart:class="chart:scatter">
            <chart:domain table:cell-range-address="CarEval.A50:CarEval.A80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CarEval.B49:CarEval.B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50:CarEval.A80</svg:desc>
                </draw:g>
              </table:table-cell>
              <table:table-cell office:value-type="float" office:value="0.19515">
                <text:p>0.19515</text:p>
                <draw:g>
                  <svg:desc>CarEval.B50:CarEval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885">
                <text:p>0.2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17">
                <text:p>0.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115">
                <text:p>0.25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095">
                <text:p>0.30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.48165">
                <text:p>1.4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.0008">
                <text:p>2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.97055">
                <text:p>2.97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.4985">
                <text:p>3.4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.89835">
                <text:p>3.89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.81085">
                <text:p>3.81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.37315">
                <text:p>5.37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6.4748">
                <text:p>6.4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.73005">
                <text:p>11.73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36.0269">
                <text:p>36.0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49.2387">
                <text:p>49.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55.83385">
                <text:p>55.83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77.0286">
                <text:p>77.0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77.0898">
                <text:p>77.0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6.67085">
                <text:p>96.67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22.41935">
                <text:p>122.41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334.59665">
                <text:p>334.5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48.25795">
                <text:p>548.2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820.2857">
                <text:p>820.28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7cm" svg:height="8.995cm" xlink:href=".." xlink:type="simple" chart:class="chart:scatter" chart:style-name="ch1">
        <chart:legend chart:legend-position="end" svg:x="12.41cm" svg:y="3.7cm" style:legend-expansion="high" chart:style-name="ch2"/>
        <chart:plot-area chart:style-name="ch3" table:cell-range-address="CarEval.A83:CarEval.D113 CarEval.B82:CarEval.D82" chart:data-source-has-labels="row" svg:x="0.319cm" svg:y="0.179cm" svg:width="11.772cm" svg:height="8.637cm">
          <chartooo:coordinate-region svg:x="1.231cm" svg:y="0.179cm" svg:width="10.488cm" svg:height="7.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3" chart:label-cell-address="CarEval.B82:CarEval.B82" chart:class="chart:scatter">
            <chart:domain table:cell-range-address="CarEval.A83:CarEval.A113"/>
            <chart:data-point chart:repeated="31"/>
          </chart:series>
          <chart:series chart:style-name="ch8" chart:values-cell-range-address="CarEval.C83:CarEval.C113" chart:label-cell-address="CarEval.C82:CarEval.C82" chart:class="chart:scatter">
            <chart:data-point chart:repeated="31"/>
          </chart:series>
          <chart:series chart:style-name="ch9" chart:values-cell-range-address="CarEval.D83:CarEval.D113" chart:label-cell-address="CarEval.D82:CarEval.D82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3</svg:desc>
                </draw:g>
              </table:table-cell>
              <table:table-cell office:value-type="float" office:value="1">
                <text:p>1</text:p>
                <draw:g>
                  <svg:desc>CarEval.B83:CarEval.B113</svg:desc>
                </draw:g>
              </table:table-cell>
              <table:table-cell office:value-type="float" office:value="0.65">
                <text:p>0.65</text:p>
                <draw:g>
                  <svg:desc>CarEval.C83:CarEval.C113</svg:desc>
                </draw:g>
              </table:table-cell>
              <table:table-cell office:value-type="float" office:value="0.49266">
                <text:p>0.49266</text:p>
                <draw:g>
                  <svg:desc>CarEval.D83:CarEva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4075">
                <text:p>0.84075</text:p>
              </table:table-cell>
              <table:table-cell office:value-type="float" office:value="0.833655">
                <text:p>0.833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5367">
                <text:p>0.85367</text:p>
              </table:table-cell>
              <table:table-cell office:value-type="float" office:value="0.84238">
                <text:p>0.84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5375">
                <text:p>0.85375</text:p>
              </table:table-cell>
              <table:table-cell office:value-type="float" office:value="0.84831">
                <text:p>0.84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444">
                <text:p>0.8444</text:p>
              </table:table-cell>
              <table:table-cell office:value-type="float" office:value="0.850055">
                <text:p>0.85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2835">
                <text:p>0.852835</text:p>
              </table:table-cell>
              <table:table-cell office:value-type="float" office:value="0.851745">
                <text:p>0.851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48505">
                <text:p>0.848505</text:p>
              </table:table-cell>
              <table:table-cell office:value-type="float" office:value="0.85158">
                <text:p>0.8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0385">
                <text:p>0.850385</text:p>
              </table:table-cell>
              <table:table-cell office:value-type="float" office:value="0.85176">
                <text:p>0.85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5845">
                <text:p>0.845845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2">
                <text:p>0.852</text:p>
              </table:table-cell>
              <table:table-cell office:value-type="float" office:value="0.853435">
                <text:p>0.853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860625">
                <text:p>0.860625</text:p>
              </table:table-cell>
              <table:table-cell office:value-type="float" office:value="0.856575">
                <text:p>0.856575</text:p>
              </table:table-cell>
              <table:table-cell office:value-type="float" office:value="0.855855">
                <text:p>0.855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586">
                <text:p>0.8586</text:p>
              </table:table-cell>
              <table:table-cell office:value-type="float" office:value="0.857865">
                <text:p>0.857865</text:p>
              </table:table-cell>
              <table:table-cell office:value-type="float" office:value="0.85639">
                <text:p>0.85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8605">
                <text:p>0.8605</text:p>
              </table:table-cell>
              <table:table-cell office:value-type="float" office:value="0.858065">
                <text:p>0.858065</text:p>
              </table:table-cell>
              <table:table-cell office:value-type="float" office:value="0.857585">
                <text:p>0.8575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CarEval.A83:CarEval.D110 CarEval.B82:CarEval.D82" chart:data-source-has-labels="row" svg:x="0.32cm" svg:y="0.18cm" svg:width="11.793cm" svg:height="8.64cm">
          <chartooo:coordinate-region svg:x="1.232cm" svg:y="0.18cm" svg:width="10.509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0" chart:label-cell-address="CarEval.B82:CarEval.B82" chart:class="chart:scatter">
            <chart:domain table:cell-range-address="CarEval.A83:CarEval.A110"/>
            <chart:data-point chart:repeated="28"/>
          </chart:series>
          <chart:series chart:style-name="ch8" chart:values-cell-range-address="CarEval.C83:CarEval.C110" chart:label-cell-address="CarEval.C82:CarEval.C82" chart:class="chart:scatter">
            <chart:data-point chart:repeated="28"/>
          </chart:series>
          <chart:series chart:style-name="ch9" chart:values-cell-range-address="CarEval.D83:CarEval.D110" chart:label-cell-address="CarEval.D82:CarEval.D82" chart:class="chart:scatte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0</svg:desc>
                </draw:g>
              </table:table-cell>
              <table:table-cell office:value-type="float" office:value="1">
                <text:p>1</text:p>
                <draw:g>
                  <svg:desc>CarEval.B83:CarEval.B110</svg:desc>
                </draw:g>
              </table:table-cell>
              <table:table-cell office:value-type="float" office:value="0.65">
                <text:p>0.65</text:p>
                <draw:g>
                  <svg:desc>CarEval.C83:CarEval.C110</svg:desc>
                </draw:g>
              </table:table-cell>
              <table:table-cell office:value-type="float" office:value="0.49266">
                <text:p>0.49266</text:p>
                <draw:g>
                  <svg:desc>CarEval.D83:CarEval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4075">
                <text:p>0.84075</text:p>
              </table:table-cell>
              <table:table-cell office:value-type="float" office:value="0.833655">
                <text:p>0.833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5367">
                <text:p>0.85367</text:p>
              </table:table-cell>
              <table:table-cell office:value-type="float" office:value="0.84238">
                <text:p>0.84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5375">
                <text:p>0.85375</text:p>
              </table:table-cell>
              <table:table-cell office:value-type="float" office:value="0.84831">
                <text:p>0.84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444">
                <text:p>0.8444</text:p>
              </table:table-cell>
              <table:table-cell office:value-type="float" office:value="0.850055">
                <text:p>0.85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2835">
                <text:p>0.852835</text:p>
              </table:table-cell>
              <table:table-cell office:value-type="float" office:value="0.851745">
                <text:p>0.851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48505">
                <text:p>0.848505</text:p>
              </table:table-cell>
              <table:table-cell office:value-type="float" office:value="0.85158">
                <text:p>0.8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0385">
                <text:p>0.850385</text:p>
              </table:table-cell>
              <table:table-cell office:value-type="float" office:value="0.85176">
                <text:p>0.85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5845">
                <text:p>0.845845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2">
                <text:p>0.852</text:p>
              </table:table-cell>
              <table:table-cell office:value-type="float" office:value="0.853435">
                <text:p>0.85343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CarEval.A83:CarEval.D101 CarEval.B82:CarEval.D82" chart:data-source-has-labels="row" svg:x="0.32cm" svg:y="0.18cm" svg:width="11.793cm" svg:height="8.64cm">
          <chartooo:coordinate-region svg:x="1.232cm" svg:y="0.18cm" svg:width="10.601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01" chart:label-cell-address="CarEval.B82:CarEval.B82" chart:class="chart:scatter">
            <chart:domain table:cell-range-address="CarEval.A83:CarEval.A101"/>
            <chart:data-point chart:repeated="19"/>
          </chart:series>
          <chart:series chart:style-name="ch8" chart:values-cell-range-address="CarEval.C83:CarEval.C101" chart:label-cell-address="CarEval.C82:CarEval.C82" chart:class="chart:scatter">
            <chart:data-point chart:repeated="19"/>
          </chart:series>
          <chart:series chart:style-name="ch9" chart:values-cell-range-address="CarEval.D83:CarEval.D101" chart:label-cell-address="CarEval.D82:CarEval.D82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01</svg:desc>
                </draw:g>
              </table:table-cell>
              <table:table-cell office:value-type="float" office:value="1">
                <text:p>1</text:p>
                <draw:g>
                  <svg:desc>CarEval.B83:CarEval.B101</svg:desc>
                </draw:g>
              </table:table-cell>
              <table:table-cell office:value-type="float" office:value="0.65">
                <text:p>0.65</text:p>
                <draw:g>
                  <svg:desc>CarEval.C83:CarEval.C101</svg:desc>
                </draw:g>
              </table:table-cell>
              <table:table-cell office:value-type="float" office:value="0.49266">
                <text:p>0.49266</text:p>
                <draw:g>
                  <svg:desc>CarEval.D83:CarEval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36cm" svg:height="7.054cm" xlink:href=".." xlink:type="simple" chart:class="chart:scatter" chart:style-name="ch1">
        <chart:legend chart:legend-position="end" svg:x="9.669cm" svg:y="2.73cm" style:legend-expansion="high" chart:style-name="ch2"/>
        <chart:plot-area chart:style-name="ch3" table:cell-range-address="TieTacToe.A3:TieTacToe.A22 TieTacToe.C2:TieTacToe.C22 TieTacToe.E2:TieTacToe.E22 TieTacToe.G2:TieTacToe.G22" chart:data-source-has-labels="row" svg:x="0.264cm" svg:y="0.141cm" svg:width="9.141cm" svg:height="6.772cm">
          <chartooo:coordinate-region svg:x="1.176cm" svg:y="0.34cm" svg:width="8.042cm" svg:height="5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C3:TieTacToe.C22" chart:label-cell-address="TieTacToe.C2:TieTacToe.C2" chart:class="chart:scatter">
            <chart:domain table:cell-range-address="TieTacToe.A3:TieTacToe.A22"/>
            <chart:data-point chart:repeated="20"/>
          </chart:series>
          <chart:series chart:style-name="ch8" chart:values-cell-range-address="TieTacToe.E3:TieTacToe.E22" chart:label-cell-address="TieTacToe.E2:TieTacToe.E2" chart:class="chart:scatter">
            <chart:data-point chart:repeated="20"/>
          </chart:series>
          <chart:series chart:style-name="ch9" chart:values-cell-range-address="TieTacToe.G3:TieTacToe.G22" chart:label-cell-address="TieTacToe.G2:TieTacToe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eTacToe.A3:TieTacToe.A22</svg:desc>
                </draw:g>
              </table:table-cell>
              <table:table-cell office:value-type="float" office:value="0.756">
                <text:p>0.756</text:p>
                <draw:g>
                  <svg:desc>TieTacToe.C3:TieTacToe.C22</svg:desc>
                </draw:g>
              </table:table-cell>
              <table:table-cell office:value-type="float" office:value="0.739">
                <text:p>0.739</text:p>
                <draw:g>
                  <svg:desc>TieTacToe.E3:TieTacToe.E22</svg:desc>
                </draw:g>
              </table:table-cell>
              <table:table-cell office:value-type="float" office:value="0.732816972228669">
                <text:p>0.732816972228669</text:p>
                <draw:g>
                  <svg:desc>TieTacToe.G3:TieTacTo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737">
                <text:p>0.737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2">
                <text:p>0.782</text:p>
              </table:table-cell>
              <table:table-cell office:value-type="float" office:value="0.729">
                <text:p>0.729</text:p>
              </table:table-cell>
              <table:table-cell office:value-type="float" office:value="0.734465653283825">
                <text:p>0.734465653283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5">
                <text:p>0.765</text:p>
              </table:table-cell>
              <table:table-cell office:value-type="float" office:value="0.741">
                <text:p>0.741</text:p>
              </table:table-cell>
              <table:table-cell office:value-type="float" office:value="0.737550282354761">
                <text:p>0.737550282354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1">
                <text:p>0.761</text:p>
              </table:table-cell>
              <table:table-cell office:value-type="float" office:value="0.727">
                <text:p>0.727</text:p>
              </table:table-cell>
              <table:table-cell office:value-type="float" office:value="0.735099017560145">
                <text:p>0.73509901756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43">
                <text:p>0.743</text:p>
              </table:table-cell>
              <table:table-cell office:value-type="float" office:value="0.738">
                <text:p>0.738</text:p>
              </table:table-cell>
              <table:table-cell office:value-type="float" office:value="0.737627639823625">
                <text:p>0.73762763982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54">
                <text:p>0.754</text:p>
              </table:table-cell>
              <table:table-cell office:value-type="float" office:value="0.722">
                <text:p>0.722</text:p>
              </table:table-cell>
              <table:table-cell office:value-type="float" office:value="0.728871741316624">
                <text:p>0.728871741316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5">
                <text:p>0.755</text:p>
              </table:table-cell>
              <table:table-cell office:value-type="float" office:value="0.732">
                <text:p>0.732</text:p>
              </table:table-cell>
              <table:table-cell office:value-type="float" office:value="0.733832289007504">
                <text:p>0.733832289007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5">
                <text:p>0.755</text:p>
              </table:table-cell>
              <table:table-cell office:value-type="float" office:value="0.726">
                <text:p>0.726</text:p>
              </table:table-cell>
              <table:table-cell office:value-type="float" office:value="0.738560764291792">
                <text:p>0.73856076429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34">
                <text:p>0.734</text:p>
              </table:table-cell>
              <table:table-cell office:value-type="float" office:value="0.729819370310204">
                <text:p>0.72981937031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">
                <text:p>0.756</text:p>
              </table:table-cell>
              <table:table-cell office:value-type="float" office:value="0.741">
                <text:p>0.741</text:p>
              </table:table-cell>
              <table:table-cell office:value-type="float" office:value="0.737177999535855">
                <text:p>0.737177999535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1453546839947">
                <text:p>0.731453546839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8">
                <text:p>0.748</text:p>
              </table:table-cell>
              <table:table-cell office:value-type="float" office:value="0.735">
                <text:p>0.735</text:p>
              </table:table-cell>
              <table:table-cell office:value-type="float" office:value="0.738483406822929">
                <text:p>0.738483406822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33">
                <text:p>0.733</text:p>
              </table:table-cell>
              <table:table-cell office:value-type="float" office:value="0.729">
                <text:p>0.729</text:p>
              </table:table-cell>
              <table:table-cell office:value-type="float" office:value="0.731714628297362">
                <text:p>0.731714628297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3">
                <text:p>0.773</text:p>
              </table:table-cell>
              <table:table-cell office:value-type="float" office:value="0.749">
                <text:p>0.749</text:p>
              </table:table-cell>
              <table:table-cell office:value-type="float" office:value="0.73365823470256">
                <text:p>0.7336582347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6">
                <text:p>0.776</text:p>
              </table:table-cell>
              <table:table-cell office:value-type="float" office:value="0.749">
                <text:p>0.749</text:p>
              </table:table-cell>
              <table:table-cell office:value-type="float" office:value="0.734151388566566">
                <text:p>0.73415138856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0.726">
                <text:p>0.726</text:p>
              </table:table-cell>
              <table:table-cell office:value-type="float" office:value="0.731293997060416">
                <text:p>0.731293997060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9">
                <text:p>0.749</text:p>
              </table:table-cell>
              <table:table-cell office:value-type="float" office:value="0.727">
                <text:p>0.727</text:p>
              </table:table-cell>
              <table:table-cell office:value-type="float" office:value="0.732816972228669">
                <text:p>0.732816972228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5">
                <text:p>0.775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732">
                <text:p>0.732</text:p>
              </table:table-cell>
              <table:table-cell office:value-type="float" office:value="0.734190067300998">
                <text:p>0.734190067300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scatter" chart:style-name="ch1">
        <chart:legend chart:legend-position="end" svg:x="13.414cm" svg:y="4.203cm" style:legend-expansion="high" chart:style-name="ch2"/>
        <chart:plot-area chart:style-name="ch3" table:cell-range-address="Wine.A74:Wine.B107 Wine.B73:Wine.B73" chart:data-source-has-labels="row" svg:x="0.32cm" svg:y="0.18cm" svg:width="12.774cm" svg:height="8.644cm">
          <chartooo:coordinate-region svg:x="1.127cm" svg:y="0.379cm" svg:width="11.68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ine.B74:Wine.B107" chart:label-cell-address="Wine.B73:Wine.B73" chart:class="chart:scatter">
            <chart:domain table:cell-range-address="Wine.A74:Wine.A10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Wine.B73:Wine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74:Wine.A107</svg:desc>
                </draw:g>
              </table:table-cell>
              <table:table-cell office:value-type="float" office:value="2.7517">
                <text:p>2.7517</text:p>
                <draw:g>
                  <svg:desc>Wine.B74:Wine.B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4025">
                <text:p>3.0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6675">
                <text:p>2.9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3835">
                <text:p>2.93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8535">
                <text:p>3.28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842">
                <text:p>3.9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9181">
                <text:p>3.9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905">
                <text:p>4.6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616">
                <text:p>5.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.07555">
                <text:p>11.07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8.8598">
                <text:p>18.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9.82505">
                <text:p>19.82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9.4681">
                <text:p>29.4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8.3638">
                <text:p>38.3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3.5106">
                <text:p>33.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4.4656">
                <text:p>44.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2.0298">
                <text:p>52.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6.7882">
                <text:p>56.7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63.4315">
                <text:p>63.4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73.3984">
                <text:p>73.3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97.4941">
                <text:p>97.4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95.34305">
                <text:p>95.34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8.2517">
                <text:p>78.2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88.15365">
                <text:p>88.1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97.29675">
                <text:p>97.29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08.499">
                <text:p>108.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108.1745">
                <text:p>108.1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22.8688">
                <text:p>122.8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123.6696">
                <text:p>123.6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162.58205">
                <text:p>162.5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152.5121">
                <text:p>152.5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145.6112">
                <text:p>145.6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183.05055">
                <text:p>183.0505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Wine.A111:Wine.D144 Wine.B110:Wine.D110" chart:data-source-has-labels="row" svg:x="0.32cm" svg:y="0.18cm" svg:width="11.793cm" svg:height="8.64cm">
          <chartooo:coordinate-region svg:x="1.232cm" svg:y="0.379cm" svg:width="10.6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B111:Wine.B144" chart:label-cell-address="Wine.B110:Wine.B110" chart:class="chart:scatter">
            <chart:domain table:cell-range-address="Wine.A111:Wine.A144"/>
            <chart:data-point chart:repeated="34"/>
          </chart:series>
          <chart:series chart:style-name="ch8" chart:values-cell-range-address="Wine.C111:Wine.C144" chart:label-cell-address="Wine.C110:Wine.C110" chart:class="chart:scatter">
            <chart:data-point chart:repeated="34"/>
          </chart:series>
          <chart:series chart:style-name="ch9" chart:values-cell-range-address="Wine.D111:Wine.D144" chart:label-cell-address="Wine.D110:Wine.D110" chart:class="chart:scatte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B110:Wine.B110</svg:desc>
                </draw:g>
              </table:table-cell>
              <table:table-cell office:value-type="string">
                <text:p>Testing%</text:p>
                <draw:g>
                  <svg:desc>Wine.C110:Wine.C110</svg:desc>
                </draw:g>
              </table:table-cell>
              <table:table-cell office:value-type="string">
                <text:p>TestingExtra%</text:p>
                <draw:g>
                  <svg:desc>Wine.D110:Wine.D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111:Wine.A144</svg:desc>
                </draw:g>
              </table:table-cell>
              <table:table-cell office:value-type="float" office:value="1">
                <text:p>1</text:p>
                <draw:g>
                  <svg:desc>Wine.B111:Wine.B144</svg:desc>
                </draw:g>
              </table:table-cell>
              <table:table-cell office:value-type="float" office:value="0.55">
                <text:p>0.55</text:p>
                <draw:g>
                  <svg:desc>Wine.C111:Wine.C144</svg:desc>
                </draw:g>
              </table:table-cell>
              <table:table-cell office:value-type="float" office:value="0.55322">
                <text:p>0.55322</text:p>
                <draw:g>
                  <svg:desc>Wine.D111:Wine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9459">
                <text:p>0.59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00005">
                <text:p>0.700005</text:p>
              </table:table-cell>
              <table:table-cell office:value-type="float" office:value="0.648095">
                <text:p>0.64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0.64957">
                <text:p>0.6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9">
                <text:p>0.69</text:p>
              </table:table-cell>
              <table:table-cell office:value-type="float" office:value="0.65817">
                <text:p>0.65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766665">
                <text:p>0.766665</text:p>
              </table:table-cell>
              <table:table-cell office:value-type="float" office:value="0.72202">
                <text:p>0.7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42845">
                <text:p>0.642845</text:p>
              </table:table-cell>
              <table:table-cell office:value-type="float" office:value="0.654295">
                <text:p>0.654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8125">
                <text:p>0.78125</text:p>
              </table:table-cell>
              <table:table-cell office:value-type="float" office:value="0.77041">
                <text:p>0.77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33345">
                <text:p>0.733345</text:p>
              </table:table-cell>
              <table:table-cell office:value-type="float" office:value="0.755225">
                <text:p>0.755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  <table:table-cell office:value-type="float" office:value="0.800695">
                <text:p>0.800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  <table:table-cell office:value-type="float" office:value="0.865">
                <text:p>0.865</text:p>
              </table:table-cell>
              <table:table-cell office:value-type="float" office:value="0.864445">
                <text:p>0.864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93333">
                <text:p>0.993333</text:p>
              </table:table-cell>
              <table:table-cell office:value-type="float" office:value="0.90999">
                <text:p>0.90999</text:p>
              </table:table-cell>
              <table:table-cell office:value-type="float" office:value="0.90229">
                <text:p>0.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1662">
                <text:p>0.91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85">
                <text:p>0.985</text:p>
              </table:table-cell>
              <table:table-cell office:value-type="float" office:value="0.915">
                <text:p>0.915</text:p>
              </table:table-cell>
              <table:table-cell office:value-type="float" office:value="0.92437">
                <text:p>0.92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775">
                <text:p>0.9775</text:p>
              </table:table-cell>
              <table:table-cell office:value-type="float" office:value="0.90251">
                <text:p>0.90251</text:p>
              </table:table-cell>
              <table:table-cell office:value-type="float" office:value="0.90272">
                <text:p>0.90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85714">
                <text:p>0.985714</text:p>
              </table:table-cell>
              <table:table-cell office:value-type="float" office:value="0.932865">
                <text:p>0.932865</text:p>
              </table:table-cell>
              <table:table-cell office:value-type="float" office:value="0.93676">
                <text:p>0.93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76875">
                <text:p>0.976875</text:p>
              </table:table-cell>
              <table:table-cell office:value-type="float" office:value="0.94125">
                <text:p>0.94125</text:p>
              </table:table-cell>
              <table:table-cell office:value-type="float" office:value="0.92592">
                <text:p>0.92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82222">
                <text:p>0.982222</text:p>
              </table:table-cell>
              <table:table-cell office:value-type="float" office:value="0.939995">
                <text:p>0.939995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795">
                <text:p>0.9795</text:p>
              </table:table-cell>
              <table:table-cell office:value-type="float" office:value="0.9355">
                <text:p>0.9355</text:p>
              </table:table-cell>
              <table:table-cell office:value-type="float" office:value="0.93876">
                <text:p>0.93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79091">
                <text:p>0.979091</text:p>
              </table:table-cell>
              <table:table-cell office:value-type="float" office:value="0.94364">
                <text:p>0.94364</text:p>
              </table:table-cell>
              <table:table-cell office:value-type="float" office:value="0.947675">
                <text:p>0.947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74583">
                <text:p>0.974583</text:p>
              </table:table-cell>
              <table:table-cell office:value-type="float" office:value="0.952075">
                <text:p>0.952075</text:p>
              </table:table-cell>
              <table:table-cell office:value-type="float" office:value="0.948305">
                <text:p>0.948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78077">
                <text:p>0.978077</text:p>
              </table:table-cell>
              <table:table-cell office:value-type="float" office:value="0.945775">
                <text:p>0.945775</text:p>
              </table:table-cell>
              <table:table-cell office:value-type="float" office:value="0.94776">
                <text:p>0.94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80714">
                <text:p>0.980714</text:p>
              </table:table-cell>
              <table:table-cell office:value-type="float" office:value="0.94642">
                <text:p>0.94642</text:p>
              </table:table-cell>
              <table:table-cell office:value-type="float" office:value="0.947915">
                <text:p>0.947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80333">
                <text:p>0.980333</text:p>
              </table:table-cell>
              <table:table-cell office:value-type="float" office:value="0.952995">
                <text:p>0.952995</text:p>
              </table:table-cell>
              <table:table-cell office:value-type="float" office:value="0.954595">
                <text:p>0.954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77812">
                <text:p>0.977812</text:p>
              </table:table-cell>
              <table:table-cell office:value-type="float" office:value="0.95782">
                <text:p>0.95782</text:p>
              </table:table-cell>
              <table:table-cell office:value-type="float" office:value="0.952815">
                <text:p>0.952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73235">
                <text:p>0.973235</text:p>
              </table:table-cell>
              <table:table-cell office:value-type="float" office:value="0.951765">
                <text:p>0.951765</text:p>
              </table:table-cell>
              <table:table-cell office:value-type="float" office:value="0.949355">
                <text:p>0.949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76389">
                <text:p>0.976389</text:p>
              </table:table-cell>
              <table:table-cell office:value-type="float" office:value="0.961395">
                <text:p>0.961395</text:p>
              </table:table-cell>
              <table:table-cell office:value-type="float" office:value="0.958375">
                <text:p>0.958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76316">
                <text:p>0.976316</text:p>
              </table:table-cell>
              <table:table-cell office:value-type="float" office:value="0.95868">
                <text:p>0.95868</text:p>
              </table:table-cell>
              <table:table-cell office:value-type="float" office:value="0.95647">
                <text:p>0.95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75">
                <text:p>0.975</text:p>
              </table:table-cell>
              <table:table-cell office:value-type="float" office:value="0.9585">
                <text:p>0.9585</text:p>
              </table:table-cell>
              <table:table-cell office:value-type="float" office:value="0.957705">
                <text:p>0.957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74762">
                <text:p>0.974762</text:p>
              </table:table-cell>
              <table:table-cell office:value-type="float" office:value="0.96286">
                <text:p>0.96286</text:p>
              </table:table-cell>
              <table:table-cell office:value-type="float" office:value="0.95989">
                <text:p>0.95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74091">
                <text:p>0.974091</text:p>
              </table:table-cell>
              <table:table-cell office:value-type="float" office:value="0.958185">
                <text:p>0.958185</text:p>
              </table:table-cell>
              <table:table-cell office:value-type="float" office:value="0.953795">
                <text:p>0.953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73261">
                <text:p>0.973261</text:p>
              </table:table-cell>
              <table:table-cell office:value-type="float" office:value="0.96197">
                <text:p>0.96197</text:p>
              </table:table-cell>
              <table:table-cell office:value-type="float" office:value="0.960205">
                <text:p>0.960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77083">
                <text:p>0.977083</text:p>
              </table:table-cell>
              <table:table-cell office:value-type="float" office:value="0.9625">
                <text:p>0.9625</text:p>
              </table:table-cell>
              <table:table-cell office:value-type="float" office:value="0.95962">
                <text:p>0.95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76">
                <text:p>0.976</text:p>
              </table:table-cell>
              <table:table-cell office:value-type="float" office:value="0.9596">
                <text:p>0.9596</text:p>
              </table:table-cell>
              <table:table-cell office:value-type="float" office:value="0.95962">
                <text:p>0.9596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46cm" svg:height="8.448cm" xlink:href=".." xlink:type="simple" chart:class="chart:scatter" chart:style-name="ch1">
        <chart:legend chart:legend-position="end" svg:x="11.479cm" svg:y="3.427cm" style:legend-expansion="high" chart:style-name="ch2"/>
        <chart:plot-area chart:style-name="ch3" table:cell-range-address="Nursery.A45:Nursery.D65 Nursery.B44:Nursery.D44" chart:data-source-has-labels="row" svg:x="0.3cm" svg:y="0.168cm" svg:width="10.879cm" svg:height="8.112cm">
          <chartooo:coordinate-region svg:x="1.212cm" svg:y="0.367cm" svg:width="9.595cm" svg:height="7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B45:Nursery.B65" chart:label-cell-address="Nursery.B44:Nursery.B44" chart:class="chart:scatter">
            <chart:domain table:cell-range-address="Nursery.A45:Nursery.A65"/>
            <chart:data-point chart:repeated="21"/>
          </chart:series>
          <chart:series chart:style-name="ch8" chart:values-cell-range-address="Nursery.C45:Nursery.C65" chart:label-cell-address="Nursery.C44:Nursery.C44" chart:class="chart:scatter">
            <chart:data-point chart:repeated="21"/>
          </chart:series>
          <chart:series chart:style-name="ch9" chart:values-cell-range-address="Nursery.D45:Nursery.D65" chart:label-cell-address="Nursery.D44:Nursery.D44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Nursery.B44:Nursery.B44</svg:desc>
                </draw:g>
              </table:table-cell>
              <table:table-cell office:value-type="string">
                <text:p>Testing%</text:p>
                <draw:g>
                  <svg:desc>Nursery.C44:Nursery.C44</svg:desc>
                </draw:g>
              </table:table-cell>
              <table:table-cell office:value-type="string">
                <text:p>TestingExtra%</text:p>
                <draw:g>
                  <svg:desc>Nursery.D44:Nursery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45:Nursery.A65</svg:desc>
                </draw:g>
              </table:table-cell>
              <table:table-cell office:value-type="float" office:value="0.99">
                <text:p>0.99</text:p>
                <draw:g>
                  <svg:desc>Nursery.B45:Nursery.B65</svg:desc>
                </draw:g>
              </table:table-cell>
              <table:table-cell office:value-type="float" office:value="0.79">
                <text:p>0.79</text:p>
                <draw:g>
                  <svg:desc>Nursery.C45:Nursery.C65</svg:desc>
                </draw:g>
              </table:table-cell>
              <table:table-cell office:value-type="float" office:value="0.73755">
                <text:p>0.73755</text:p>
                <draw:g>
                  <svg:desc>Nursery.D45:Nursery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775">
                <text:p>0.9775</text:p>
              </table:table-cell>
              <table:table-cell office:value-type="float" office:value="0.855">
                <text:p>0.855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48333">
                <text:p>0.948333</text:p>
              </table:table-cell>
              <table:table-cell office:value-type="float" office:value="0.82667">
                <text:p>0.82667</text:p>
              </table:table-cell>
              <table:table-cell office:value-type="float" office:value="0.860145">
                <text:p>0.860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5875">
                <text:p>0.95875</text:p>
              </table:table-cell>
              <table:table-cell office:value-type="float" office:value="0.86">
                <text:p>0.86</text:p>
              </table:table-cell>
              <table:table-cell office:value-type="float" office:value="0.869855">
                <text:p>0.86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41">
                <text:p>0.941</text:p>
              </table:table-cell>
              <table:table-cell office:value-type="float" office:value="0.884">
                <text:p>0.884</text:p>
              </table:table-cell>
              <table:table-cell office:value-type="float" office:value="0.875285">
                <text:p>0.875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49167">
                <text:p>0.949167</text:p>
              </table:table-cell>
              <table:table-cell office:value-type="float" office:value="0.8725">
                <text:p>0.8725</text:p>
              </table:table-cell>
              <table:table-cell office:value-type="float" office:value="0.88592">
                <text:p>0.88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51429">
                <text:p>0.951429</text:p>
              </table:table-cell>
              <table:table-cell office:value-type="float" office:value="0.902145">
                <text:p>0.902145</text:p>
              </table:table-cell>
              <table:table-cell office:value-type="float" office:value="0.89035">
                <text:p>0.89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5125">
                <text:p>0.95125</text:p>
              </table:table-cell>
              <table:table-cell office:value-type="float" office:value="0.905">
                <text:p>0.905</text:p>
              </table:table-cell>
              <table:table-cell office:value-type="float" office:value="0.902185">
                <text:p>0.902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44444">
                <text:p>0.944444</text:p>
              </table:table-cell>
              <table:table-cell office:value-type="float" office:value="0.91167">
                <text:p>0.91167</text:p>
              </table:table-cell>
              <table:table-cell office:value-type="float" office:value="0.898305">
                <text:p>0.898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395">
                <text:p>0.9395</text:p>
              </table:table-cell>
              <table:table-cell office:value-type="float" office:value="0.8925">
                <text:p>0.8925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93675">
                <text:p>0.93675</text:p>
              </table:table-cell>
              <table:table-cell office:value-type="float" office:value="0.91275">
                <text:p>0.91275</text:p>
              </table:table-cell>
              <table:table-cell office:value-type="float" office:value="0.914815">
                <text:p>0.914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937833">
                <text:p>0.937833</text:p>
              </table:table-cell>
              <table:table-cell office:value-type="float" office:value="0.90934">
                <text:p>0.90934</text:p>
              </table:table-cell>
              <table:table-cell office:value-type="float" office:value="0.91944">
                <text:p>0.9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930875">
                <text:p>0.930875</text:p>
              </table:table-cell>
              <table:table-cell office:value-type="float" office:value="0.920125">
                <text:p>0.920125</text:p>
              </table:table-cell>
              <table:table-cell office:value-type="float" office:value="0.921645">
                <text:p>0.921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9346">
                <text:p>0.9346</text:p>
              </table:table-cell>
              <table:table-cell office:value-type="float" office:value="0.9233">
                <text:p>0.9233</text:p>
              </table:table-cell>
              <table:table-cell office:value-type="float" office:value="0.92217">
                <text:p>0.92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930917">
                <text:p>0.930917</text:p>
              </table:table-cell>
              <table:table-cell office:value-type="float" office:value="0.92709">
                <text:p>0.92709</text:p>
              </table:table-cell>
              <table:table-cell office:value-type="float" office:value="0.92415">
                <text:p>0.9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936143">
                <text:p>0.936143</text:p>
              </table:table-cell>
              <table:table-cell office:value-type="float" office:value="0.925425">
                <text:p>0.925425</text:p>
              </table:table-cell>
              <table:table-cell office:value-type="float" office:value="0.92494">
                <text:p>0.92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31">
                <text:p>0.931</text:p>
              </table:table-cell>
              <table:table-cell office:value-type="float" office:value="0.92649">
                <text:p>0.92649</text:p>
              </table:table-cell>
              <table:table-cell office:value-type="float" office:value="0.924375">
                <text:p>0.92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931833">
                <text:p>0.931833</text:p>
              </table:table-cell>
              <table:table-cell office:value-type="float" office:value="0.924995">
                <text:p>0.924995</text:p>
              </table:table-cell>
              <table:table-cell office:value-type="float" office:value="0.923875">
                <text:p>0.923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9287">
                <text:p>0.9287</text:p>
              </table:table-cell>
              <table:table-cell office:value-type="float" office:value="0.92025">
                <text:p>0.92025</text:p>
              </table:table-cell>
              <table:table-cell office:value-type="float" office:value="0.92343">
                <text:p>0.92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9322">
                <text:p>0.9322</text:p>
              </table:table-cell>
              <table:table-cell office:value-type="float" office:value="0.92725">
                <text:p>0.92725</text:p>
              </table:table-cell>
              <table:table-cell office:value-type="float" office:value="0.927275">
                <text:p>0.927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929833">
                <text:p>0.929833</text:p>
              </table:table-cell>
              <table:table-cell office:value-type="float" office:value="0.926555">
                <text:p>0.926555</text:p>
              </table:table-cell>
              <table:table-cell office:value-type="float" office:value="0.92791">
                <text:p>0.9279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24cm" svg:height="7.882cm" xlink:href=".." xlink:type="simple" chart:class="chart:scatter" chart:style-name="ch1">
        <chart:legend chart:legend-position="end" svg:x="12.036cm" svg:y="3.642cm" style:legend-expansion="high" chart:style-name="ch2"/>
        <chart:plot-area chart:style-name="ch3" table:cell-range-address="Nursery.A68:Nursery.B89" chart:data-source-has-labels="row" svg:x="0.292cm" svg:y="0.157cm" svg:width="11.452cm" svg:height="7.568cm">
          <chartooo:coordinate-region svg:x="1.099cm" svg:y="0.356cm" svg:width="10.273cm" svg:height="6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rsery.B69:Nursery.B89" chart:label-cell-address="Nursery.B68:Nursery.B68" chart:class="chart:scatter">
            <chart:domain table:cell-range-address="Nursery.A69:Nursery.A8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Nursery.B68:Nursery.B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69:Nursery.A89</svg:desc>
                </draw:g>
              </table:table-cell>
              <table:table-cell office:value-type="float" office:value="1.4368">
                <text:p>1.4368</text:p>
                <draw:g>
                  <svg:desc>Nursery.B69:Nursery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0225">
                <text:p>3.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77465">
                <text:p>3.77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00675">
                <text:p>5.0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.51585">
                <text:p>6.51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1522">
                <text:p>7.1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2504">
                <text:p>7.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6583">
                <text:p>9.6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9407">
                <text:p>11.9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1.8562">
                <text:p>21.8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34.2386">
                <text:p>34.2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2.6584">
                <text:p>42.6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71.1242">
                <text:p>71.1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89.926">
                <text:p>89.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97.0406">
                <text:p>97.0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9.673">
                <text:p>139.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06.12">
                <text:p>206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78.413">
                <text:p>478.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812.499">
                <text:p>812.49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4cm" xlink:href=".." xlink:type="simple" chart:class="chart:scatter" chart:style-name="ch1">
        <chart:legend chart:legend-position="end" svg:x="12.437cm" svg:y="3.71cm" style:legend-expansion="high" chart:style-name="ch2"/>
        <chart:plot-area chart:style-name="ch3" table:cell-range-address="TieTacToe.A48:TieTacToe.D66 TieTacToe.B47:TieTacToe.D47" chart:data-source-has-labels="row" svg:x="0.32cm" svg:y="0.18cm" svg:width="11.797cm" svg:height="8.654cm">
          <chartooo:coordinate-region svg:x="1.232cm" svg:y="0.379cm" svg:width="10.514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48:TieTacToe.B66" chart:label-cell-address="TieTacToe.B47:TieTacToe.B47" chart:class="chart:scatter">
            <chart:domain table:cell-range-address="TieTacToe.A48:TieTacToe.A66"/>
            <chart:data-point chart:repeated="19"/>
          </chart:series>
          <chart:series chart:style-name="ch8" chart:values-cell-range-address="TieTacToe.C48:TieTacToe.C66" chart:label-cell-address="TieTacToe.C47:TieTacToe.C47" chart:class="chart:scatter">
            <chart:data-point chart:repeated="19"/>
          </chart:series>
          <chart:series chart:style-name="ch9" chart:values-cell-range-address="TieTacToe.D48:TieTacToe.D66" chart:label-cell-address="TieTacToe.D47:TieTacToe.D47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TieTacToe.B47:TieTacToe.B47</svg:desc>
                </draw:g>
              </table:table-cell>
              <table:table-cell office:value-type="string">
                <text:p>Testing%</text:p>
                <draw:g>
                  <svg:desc>TieTacToe.C47:TieTacToe.C47</svg:desc>
                </draw:g>
              </table:table-cell>
              <table:table-cell office:value-type="string">
                <text:p>TestingExtra%</text:p>
                <draw:g>
                  <svg:desc>TieTacToe.D47:TieTacToe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48:TieTacToe.A66</svg:desc>
                </draw:g>
              </table:table-cell>
              <table:table-cell office:value-type="float" office:value="0.95">
                <text:p>0.95</text:p>
                <draw:g>
                  <svg:desc>TieTacToe.B48:TieTacToe.B66</svg:desc>
                </draw:g>
              </table:table-cell>
              <table:table-cell office:value-type="float" office:value="0.59">
                <text:p>0.59</text:p>
                <draw:g>
                  <svg:desc>TieTacToe.C48:TieTacToe.C66</svg:desc>
                </draw:g>
              </table:table-cell>
              <table:table-cell office:value-type="float" office:value="0.58327">
                <text:p>0.58327</text:p>
                <draw:g>
                  <svg:desc>TieTacToe.D48:TieTacToe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05">
                <text:p>0.905</text:p>
              </table:table-cell>
              <table:table-cell office:value-type="float" office:value="0.56">
                <text:p>0.56</text:p>
              </table:table-cell>
              <table:table-cell office:value-type="float" office:value="0.62524">
                <text:p>0.62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88333">
                <text:p>0.888333</text:p>
              </table:table-cell>
              <table:table-cell office:value-type="float" office:value="0.62833">
                <text:p>0.62833</text:p>
              </table:table-cell>
              <table:table-cell office:value-type="float" office:value="0.617145">
                <text:p>0.617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85625">
                <text:p>0.85625</text:p>
              </table:table-cell>
              <table:table-cell office:value-type="float" office:value="0.665">
                <text:p>0.665</text:p>
              </table:table-cell>
              <table:table-cell office:value-type="float" office:value="0.64505">
                <text:p>0.64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52">
                <text:p>0.852</text:p>
              </table:table-cell>
              <table:table-cell office:value-type="float" office:value="0.692">
                <text:p>0.692</text:p>
              </table:table-cell>
              <table:table-cell office:value-type="float" office:value="0.6664">
                <text:p>0.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28333">
                <text:p>0.828333</text:p>
              </table:table-cell>
              <table:table-cell office:value-type="float" office:value="0.681675">
                <text:p>0.681675</text:p>
              </table:table-cell>
              <table:table-cell office:value-type="float" office:value="0.680145">
                <text:p>0.68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829286">
                <text:p>0.829286</text:p>
              </table:table-cell>
              <table:table-cell office:value-type="float" office:value="0.68">
                <text:p>0.68</text:p>
              </table:table-cell>
              <table:table-cell office:value-type="float" office:value="0.682535">
                <text:p>0.682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815">
                <text:p>0.815</text:p>
              </table:table-cell>
              <table:table-cell office:value-type="float" office:value="0.709375">
                <text:p>0.709375</text:p>
              </table:table-cell>
              <table:table-cell office:value-type="float" office:value="0.689565">
                <text:p>0.689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812222">
                <text:p>0.812222</text:p>
              </table:table-cell>
              <table:table-cell office:value-type="float" office:value="0.68722">
                <text:p>0.68722</text:p>
              </table:table-cell>
              <table:table-cell office:value-type="float" office:value="0.6959">
                <text:p>0.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809">
                <text:p>0.809</text:p>
              </table:table-cell>
              <table:table-cell office:value-type="float" office:value="0.714">
                <text:p>0.714</text:p>
              </table:table-cell>
              <table:table-cell office:value-type="float" office:value="0.694745">
                <text:p>0.694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78">
                <text:p>0.778</text:p>
              </table:table-cell>
              <table:table-cell office:value-type="float" office:value="0.72575">
                <text:p>0.72575</text:p>
              </table:table-cell>
              <table:table-cell office:value-type="float" office:value="0.724655">
                <text:p>0.724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7795">
                <text:p>0.7795</text:p>
              </table:table-cell>
              <table:table-cell office:value-type="float" office:value="0.732005">
                <text:p>0.732005</text:p>
              </table:table-cell>
              <table:table-cell office:value-type="float" office:value="0.727755">
                <text:p>0.727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770625">
                <text:p>0.770625</text:p>
              </table:table-cell>
              <table:table-cell office:value-type="float" office:value="0.726625">
                <text:p>0.726625</text:p>
              </table:table-cell>
              <table:table-cell office:value-type="float" office:value="0.731165">
                <text:p>0.731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7603">
                <text:p>0.7603</text:p>
              </table:table-cell>
              <table:table-cell office:value-type="float" office:value="0.7252">
                <text:p>0.7252</text:p>
              </table:table-cell>
              <table:table-cell office:value-type="float" office:value="0.727185">
                <text:p>0.727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765333">
                <text:p>0.765333</text:p>
              </table:table-cell>
              <table:table-cell office:value-type="float" office:value="0.73066">
                <text:p>0.73066</text:p>
              </table:table-cell>
              <table:table-cell office:value-type="float" office:value="0.734145">
                <text:p>0.734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760643">
                <text:p>0.760643</text:p>
              </table:table-cell>
              <table:table-cell office:value-type="float" office:value="0.7375">
                <text:p>0.7375</text:p>
              </table:table-cell>
              <table:table-cell office:value-type="float" office:value="0.733875">
                <text:p>0.733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54875">
                <text:p>0.754875</text:p>
              </table:table-cell>
              <table:table-cell office:value-type="float" office:value="0.73443">
                <text:p>0.73443</text:p>
              </table:table-cell>
              <table:table-cell office:value-type="float" office:value="0.735215">
                <text:p>0.73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759056">
                <text:p>0.759056</text:p>
              </table:table-cell>
              <table:table-cell office:value-type="float" office:value="0.73338">
                <text:p>0.73338</text:p>
              </table:table-cell>
              <table:table-cell office:value-type="float" office:value="0.735335">
                <text:p>0.735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758292">
                <text:p>0.758292</text:p>
              </table:table-cell>
              <table:table-cell office:value-type="float" office:value="0.733245">
                <text:p>0.733245</text:p>
              </table:table-cell>
              <table:table-cell office:value-type="float" office:value="0.73406">
                <text:p>0.7340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14cm" xlink:href=".." xlink:type="simple" chart:class="chart:scatter" chart:style-name="ch1">
        <chart:legend chart:legend-position="end" svg:x="13.417cm" svg:y="4.208cm" style:legend-expansion="high" chart:style-name="ch2"/>
        <chart:plot-area chart:style-name="ch3" table:cell-range-address="TieTacToe.A71:TieTacToe.B89 TieTacToe.B70:TieTacToe.B70" chart:data-source-has-labels="row" svg:x="0.32cm" svg:y="0.18cm" svg:width="12.777cm" svg:height="8.654cm">
          <chartooo:coordinate-region svg:x="1.312cm" svg:y="0.379cm" svg:width="11.413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71:TieTacToe.B89" chart:label-cell-address="TieTacToe.B70:TieTacToe.B70" chart:class="chart:scatter">
            <chart:domain table:cell-range-address="TieTacToe.A71:TieTacToe.A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TieTacToe.B70:TieTacToe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71:TieTacToe.A89</svg:desc>
                </draw:g>
              </table:table-cell>
              <table:table-cell office:value-type="float" office:value="1.1831">
                <text:p>1.1831</text:p>
                <draw:g>
                  <svg:desc>TieTacToe.B71:TieTacToe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983">
                <text:p>2.3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8939">
                <text:p>2.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96125">
                <text:p>3.9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0245">
                <text:p>5.70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.25135">
                <text:p>8.25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.5145">
                <text:p>10.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769">
                <text:p>13.4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.7843">
                <text:p>15.7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.5615">
                <text:p>17.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64.6357">
                <text:p>64.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06.614">
                <text:p>206.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410.62">
                <text:p>41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515.325">
                <text:p>515.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740.397">
                <text:p>740.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16.33">
                <text:p>1016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74.98">
                <text:p>1374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906.65">
                <text:p>1906.6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36cm" svg:height="8.37cm" xlink:href=".." xlink:type="simple" chart:class="chart:scatter" chart:style-name="ch1">
        <chart:legend chart:legend-position="end" svg:x="12.084cm" svg:y="3.637cm" style:legend-expansion="high" chart:style-name="ch2"/>
        <chart:plot-area chart:style-name="ch3" table:cell-range-address="Cars2.A89:Cars2.A148 Cars2.D88:Cars2.D148 Cars2.G88:Cars2.G148" chart:data-source-has-labels="row" svg:x="0.298cm" svg:y="0.167cm" svg:width="11.488cm" svg:height="8.036cm">
          <chartooo:coordinate-region svg:x="1.025cm" svg:y="0.366cm" svg:width="10.574cm" svg:height="7.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89:Cars2.D148" chart:label-cell-address="Cars2.D88:Cars2.D88" chart:class="chart:scatter">
            <chart:domain table:cell-range-address="Cars2.A89:Cars2.A148"/>
            <chart:data-point chart:repeated="60"/>
          </chart:series>
          <chart:series chart:style-name="ch8" chart:values-cell-range-address="Cars2.G89:Cars2.G148" chart:label-cell-address="Cars2.G88:Cars2.G88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88:Cars2.D88</svg:desc>
                </draw:g>
              </table:table-cell>
              <table:table-cell office:value-type="string">
                <text:p>Testing%</text:p>
                <draw:g>
                  <svg:desc>Cars2.G88:Cars2.G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89:Cars2.A148</svg:desc>
                </draw:g>
              </table:table-cell>
              <table:table-cell office:value-type="float" office:value="0.95">
                <text:p>0.95</text:p>
                <draw:g>
                  <svg:desc>Cars2.D89:Cars2.D148</svg:desc>
                </draw:g>
              </table:table-cell>
              <table:table-cell office:value-type="float" office:value="0.88">
                <text:p>0.88</text:p>
                <draw:g>
                  <svg:desc>Cars2.G89:Cars2.G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6785">
                <text:p>0.92678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214">
                <text:p>0.848214</text:p>
              </table:table-cell>
              <table:table-cell office:value-type="float" office:value="0.541665">
                <text:p>0.541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2593">
                <text:p>0.9425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7778">
                <text:p>0.7777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1111">
                <text:p>0.96111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9259">
                <text:p>0.95925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1111">
                <text:p>0.811111</text:p>
              </table:table-cell>
              <table:table-cell office:value-type="float" office:value="0.56113">
                <text:p>0.56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25926">
                <text:p>0.925926</text:p>
              </table:table-cell>
              <table:table-cell office:value-type="float" office:value="0.77223">
                <text:p>0.77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22222">
                <text:p>0.922222</text:p>
              </table:table-cell>
              <table:table-cell office:value-type="float" office:value="0.685015">
                <text:p>0.685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70667">
                <text:p>0.70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9259">
                <text:p>0.959259</text:p>
              </table:table-cell>
              <table:table-cell office:value-type="float" office:value="0.752785">
                <text:p>0.752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1429">
                <text:p>0.97142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3215">
                <text:p>0.97321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1786">
                <text:p>0.9517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72222">
                <text:p>0.87222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7778">
                <text:p>0.97777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963">
                <text:p>0.9796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88889">
                <text:p>0.98888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9259">
                <text:p>0.90925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1852">
                <text:p>0.951852</text:p>
              </table:table-cell>
              <table:table-cell office:value-type="float" office:value="0.82224">
                <text:p>0.82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572">
                <text:p>0.978572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1071">
                <text:p>0.9410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9259">
                <text:p>0.909259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625">
                <text:p>0.96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6429">
                <text:p>0.94642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9286">
                <text:p>0.9892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08929">
                <text:p>0.80892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0417">
                <text:p>0.860417</text:p>
              </table:table-cell>
              <table:table-cell office:value-type="float" office:value="0.5389">
                <text:p>0.5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5625">
                <text:p>0.95625</text:p>
              </table:table-cell>
              <table:table-cell office:value-type="float" office:value="0.80002">
                <text:p>0.8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333">
                <text:p>0.933333</text:p>
              </table:table-cell>
              <table:table-cell office:value-type="float" office:value="0.750025">
                <text:p>0.750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25">
                <text:p>0.9625</text:p>
              </table:table-cell>
              <table:table-cell office:value-type="float" office:value="0.794465">
                <text:p>0.794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9583">
                <text:p>0.939583</text:p>
              </table:table-cell>
              <table:table-cell office:value-type="float" office:value="0.7778">
                <text:p>0.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41667">
                <text:p>0.941667</text:p>
              </table:table-cell>
              <table:table-cell office:value-type="float" office:value="0.81113">
                <text:p>0.81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95833">
                <text:p>0.895833</text:p>
              </table:table-cell>
              <table:table-cell office:value-type="float" office:value="0.69447">
                <text:p>0.69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5625">
                <text:p>0.85625</text:p>
              </table:table-cell>
              <table:table-cell office:value-type="float" office:value="0.744465">
                <text:p>0.744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22222">
                <text:p>0.92222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12963">
                <text:p>0.91296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7407">
                <text:p>0.957407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51852">
                <text:p>0.851852</text:p>
              </table:table-cell>
              <table:table-cell office:value-type="float" office:value="0.644475">
                <text:p>0.644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5926">
                <text:p>0.975926</text:p>
              </table:table-cell>
              <table:table-cell office:value-type="float" office:value="0.87779">
                <text:p>0.87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2222">
                <text:p>0.92222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53704">
                <text:p>0.95370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5">
                <text:p>0.9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25">
                <text:p>0.92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215">
                <text:p>0.9732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16071">
                <text:p>0.916071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30357">
                <text:p>0.93035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8214">
                <text:p>0.948214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3214">
                <text:p>0.97321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18cm" svg:height="7.994cm" xlink:href=".." xlink:type="simple" chart:class="chart:bar" chart:style-name="ch1">
        <chart:legend chart:legend-position="end" svg:x="11.955cm" svg:y="3.449cm" style:legend-expansion="high" chart:style-name="ch2"/>
        <chart:plot-area chart:style-name="ch3" table:cell-range-address="Cars2.A150:Cars2.A152 Cars2.D88:Cars2.D88 Cars2.D150:Cars2.D152 Cars2.G88:Cars2.G88 Cars2.G150:Cars2.G152" chart:data-source-has-labels="both" svg:x="0.284cm" svg:y="0.159cm" svg:width="11.387cm" svg:height="7.676cm">
          <chartooo:coordinate-region svg:x="1.011cm" svg:y="0.358cm" svg:width="10.66cm" svg:height="6.83cm"/>
          <chart:axis chart:dimension="x" chart:name="primary-x" chart:style-name="ch4" chartooo:axis-type="auto">
            <chartooo:date-scale/>
            <chart:categories table:cell-range-address="Cars2.A150:Cars2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150:Cars2.D152" chart:label-cell-address="Cars2.D88:Cars2.D88" chart:class="chart:bar">
            <chart:data-point chart:repeated="3"/>
          </chart:series>
          <chart:series chart:style-name="ch8" chart:values-cell-range-address="Cars2.G150:Cars2.G152" chart:label-cell-address="Cars2.G88:Cars2.G8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88:Cars2.D88</svg:desc>
                </draw:g>
              </table:table-cell>
              <table:table-cell office:value-type="string">
                <text:p>Testing%</text:p>
                <draw:g>
                  <svg:desc>Cars2.G88:Cars2.G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150:Cars2.A152</svg:desc>
                </draw:g>
              </table:table-cell>
              <table:table-cell office:value-type="float" office:value="0.938826066666666">
                <text:p>0.938826066666666</text:p>
                <draw:g>
                  <svg:desc>Cars2.D150:Cars2.D152</svg:desc>
                </draw:g>
              </table:table-cell>
              <table:table-cell office:value-type="float" office:value="0.795504583333333">
                <text:p>0.795504583333333</text:p>
                <draw:g>
                  <svg:desc>Cars2.G150:Cars2.G152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77778">
                <text:p>0.77777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34cm" svg:height="7.516cm" xlink:href=".." xlink:type="simple" chart:class="chart:scatter" chart:style-name="ch1">
        <chart:legend chart:legend-position="end" svg:x="12.482cm" svg:y="3.21cm" style:legend-expansion="high" chart:style-name="ch2"/>
        <chart:plot-area chart:style-name="ch3" table:cell-range-address="Cars2.A182:Cars2.A241 Cars2.D181:Cars2.D241 Cars2.G181:Cars2.G241" chart:data-source-has-labels="row" svg:x="0.306cm" svg:y="0.15cm" svg:width="11.87cm" svg:height="7.216cm">
          <chartooo:coordinate-region svg:x="1.033cm" svg:y="0.349cm" svg:width="10.956cm" svg:height="6.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182:Cars2.D241" chart:label-cell-address="Cars2.D181:Cars2.D181" chart:class="chart:scatter">
            <chart:domain table:cell-range-address="Cars2.A182:Cars2.A241"/>
            <chart:data-point chart:repeated="60"/>
          </chart:series>
          <chart:series chart:style-name="ch8" chart:values-cell-range-address="Cars2.G182:Cars2.G241" chart:label-cell-address="Cars2.G181:Cars2.G181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181:Cars2.D181</svg:desc>
                </draw:g>
              </table:table-cell>
              <table:table-cell office:value-type="string">
                <text:p>Testing%</text:p>
                <draw:g>
                  <svg:desc>Cars2.G181:Cars2.G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182:Cars2.A241</svg:desc>
                </draw:g>
              </table:table-cell>
              <table:table-cell office:value-type="float" office:value="1">
                <text:p>1</text:p>
                <draw:g>
                  <svg:desc>Cars2.D182:Cars2.D241</svg:desc>
                </draw:g>
              </table:table-cell>
              <table:table-cell office:value-type="float" office:value="0.65172">
                <text:p>0.65172</text:p>
                <draw:g>
                  <svg:desc>Cars2.G182:Cars2.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4444">
                <text:p>0.994444</text:p>
              </table:table-cell>
              <table:table-cell office:value-type="float" office:value="0.66035">
                <text:p>0.66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3333">
                <text:p>0.983333</text:p>
              </table:table-cell>
              <table:table-cell office:value-type="float" office:value="0.6362">
                <text:p>0.6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1111">
                <text:p>0.961111</text:p>
              </table:table-cell>
              <table:table-cell office:value-type="float" office:value="0.50856">
                <text:p>0.50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8036">
                <text:p>0.68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8889">
                <text:p>0.988889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6667">
                <text:p>0.916667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41075">
                <text:p>0.74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4444">
                <text:p>0.994444</text:p>
              </table:table-cell>
              <table:table-cell office:value-type="float" office:value="0.76964">
                <text:p>0.76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4444">
                <text:p>0.994444</text:p>
              </table:table-cell>
              <table:table-cell office:value-type="float" office:value="0.700005">
                <text:p>0.7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4444">
                <text:p>0.994444</text:p>
              </table:table-cell>
              <table:table-cell office:value-type="float" office:value="0.68571">
                <text:p>0.6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33333">
                <text:p>0.933333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2222">
                <text:p>0.972222</text:p>
              </table:table-cell>
              <table:table-cell office:value-type="float" office:value="0.67263">
                <text:p>0.67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333">
                <text:p>0.983333</text:p>
              </table:table-cell>
              <table:table-cell office:value-type="float" office:value="0.666135">
                <text:p>0.66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3333">
                <text:p>0.983333</text:p>
              </table:table-cell>
              <table:table-cell office:value-type="float" office:value="0.66588">
                <text:p>0.6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7778">
                <text:p>0.977778</text:p>
              </table:table-cell>
              <table:table-cell office:value-type="float" office:value="0.654025">
                <text:p>0.654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74656">
                <text:p>0.7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717245">
                <text:p>0.717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4444">
                <text:p>0.994444</text:p>
              </table:table-cell>
              <table:table-cell office:value-type="float" office:value="0.77069">
                <text:p>0.77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7778">
                <text:p>0.977778</text:p>
              </table:table-cell>
              <table:table-cell office:value-type="float" office:value="0.68276">
                <text:p>0.6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3572">
                <text:p>0.83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808925">
                <text:p>0.808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77778">
                <text:p>0.977778</text:p>
              </table:table-cell>
              <table:table-cell office:value-type="float" office:value="0.648225">
                <text:p>0.648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732145">
                <text:p>0.732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77679">
                <text:p>0.77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1251">
                <text:p>0.71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88889">
                <text:p>0.988889</text:p>
              </table:table-cell>
              <table:table-cell office:value-type="float" office:value="0.673215">
                <text:p>0.673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8889">
                <text:p>0.988889</text:p>
              </table:table-cell>
              <table:table-cell office:value-type="float" office:value="0.637035">
                <text:p>0.637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5863">
                <text:p>0.75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83333">
                <text:p>0.983333</text:p>
              </table:table-cell>
              <table:table-cell office:value-type="float" office:value="0.694825">
                <text:p>0.694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55556">
                <text:p>0.955556</text:p>
              </table:table-cell>
              <table:table-cell office:value-type="float" office:value="0.624995">
                <text:p>0.624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3333">
                <text:p>0.983333</text:p>
              </table:table-cell>
              <table:table-cell office:value-type="float" office:value="0.663795">
                <text:p>0.663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8889">
                <text:p>0.988889</text:p>
              </table:table-cell>
              <table:table-cell office:value-type="float" office:value="0.70863">
                <text:p>0.70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4444">
                <text:p>0.994444</text:p>
              </table:table-cell>
              <table:table-cell office:value-type="float" office:value="0.679315">
                <text:p>0.679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44445">
                <text:p>0.944445</text:p>
              </table:table-cell>
              <table:table-cell office:value-type="float" office:value="0.5345">
                <text:p>0.5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">
                <text:p>0.95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875">
                <text:p>0.96875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375">
                <text:p>0.9937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8125">
                <text:p>0.98125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75">
                <text:p>0.9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625">
                <text:p>0.95625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66667">
                <text:p>0.966667</text:p>
              </table:table-cell>
              <table:table-cell office:value-type="float" office:value="0.69643">
                <text:p>0.69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72222">
                <text:p>0.972222</text:p>
              </table:table-cell>
              <table:table-cell office:value-type="float" office:value="0.689295">
                <text:p>0.689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3333">
                <text:p>0.983333</text:p>
              </table:table-cell>
              <table:table-cell office:value-type="float" office:value="0.71072">
                <text:p>0.71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5556">
                <text:p>0.955556</text:p>
              </table:table-cell>
              <table:table-cell office:value-type="float" office:value="0.59445">
                <text:p>0.59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07415">
                <text:p>0.807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5">
                <text:p>0.95</text:p>
              </table:table-cell>
              <table:table-cell office:value-type="float" office:value="0.701785">
                <text:p>0.701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10705">
                <text:p>0.810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671435">
                <text:p>0.671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77778">
                <text:p>0.977778</text:p>
              </table:table-cell>
              <table:table-cell office:value-type="float" office:value="0.72414">
                <text:p>0.72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77778">
                <text:p>0.977778</text:p>
              </table:table-cell>
              <table:table-cell office:value-type="float" office:value="0.624155">
                <text:p>0.624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94444">
                <text:p>0.994444</text:p>
              </table:table-cell>
              <table:table-cell office:value-type="float" office:value="0.722425">
                <text:p>0.722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6667">
                <text:p>0.966667</text:p>
              </table:table-cell>
              <table:table-cell office:value-type="float" office:value="0.603455">
                <text:p>0.603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3333">
                <text:p>0.983333</text:p>
              </table:table-cell>
              <table:table-cell office:value-type="float" office:value="0.698275">
                <text:p>0.698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6707">
                <text:p>0.6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94444">
                <text:p>0.994444</text:p>
              </table:table-cell>
              <table:table-cell office:value-type="float" office:value="0.750005">
                <text:p>0.75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15525">
                <text:p>0.81552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57cm" svg:height="7.471cm" xlink:href=".." xlink:type="simple" chart:class="chart:bar" chart:style-name="ch1">
        <chart:legend chart:legend-position="end" svg:x="10.094cm" svg:y="3.187cm" style:legend-expansion="high" chart:style-name="ch2"/>
        <chart:plot-area chart:style-name="ch3" table:cell-range-address="Cars2.A243:Cars2.A245 Cars2.D181:Cars2.D181 Cars2.D243:Cars2.D245 Cars2.G181:Cars2.G181 Cars2.G243:Cars2.G245" chart:data-source-has-labels="both" svg:x="0.247cm" svg:y="0.149cm" svg:width="9.6cm" svg:height="7.173cm">
          <chartooo:coordinate-region svg:x="0.974cm" svg:y="0.348cm" svg:width="8.873cm" svg:height="6.327cm"/>
          <chart:axis chart:dimension="x" chart:name="primary-x" chart:style-name="ch4" chartooo:axis-type="auto">
            <chartooo:date-scale/>
            <chart:categories table:cell-range-address="Cars2.A243:Cars2.A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243:Cars2.D245" chart:label-cell-address="Cars2.D181:Cars2.D181" chart:class="chart:bar">
            <chart:data-point chart:repeated="3"/>
          </chart:series>
          <chart:series chart:style-name="ch8" chart:values-cell-range-address="Cars2.G243:Cars2.G245" chart:label-cell-address="Cars2.G181:Cars2.G18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181:Cars2.D181</svg:desc>
                </draw:g>
              </table:table-cell>
              <table:table-cell office:value-type="string">
                <text:p>Testing%</text:p>
                <draw:g>
                  <svg:desc>Cars2.G181:Cars2.G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243:Cars2.A245</svg:desc>
                </draw:g>
              </table:table-cell>
              <table:table-cell office:value-type="float" office:value="0.98317125">
                <text:p>0.98317125</text:p>
                <draw:g>
                  <svg:desc>Cars2.D243:Cars2.D245</svg:desc>
                </draw:g>
              </table:table-cell>
              <table:table-cell office:value-type="float" office:value="0.6818695">
                <text:p>0.6818695</text:p>
                <draw:g>
                  <svg:desc>Cars2.G243:Cars2.G24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83572">
                <text:p>0.8357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16667">
                <text:p>0.916667</text:p>
              </table:table-cell>
              <table:table-cell office:value-type="float" office:value="0.4625">
                <text:p>0.4625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58cm" svg:height="7.571cm" xlink:href=".." xlink:type="simple" chart:class="chart:bar" chart:style-name="ch1">
        <chart:legend chart:legend-position="end" svg:x="9.88cm" svg:y="2.988cm" style:legend-expansion="high" chart:style-name="ch2"/>
        <chart:plot-area chart:style-name="ch3" table:cell-range-address="TieTacToe.A24:TieTacToe.A26 TieTacToe.C2:TieTacToe.C2 TieTacToe.C24:TieTacToe.C26 TieTacToe.E2:TieTacToe.E2 TieTacToe.E24:TieTacToe.E26 TieTacToe.G2:TieTacToe.G2 TieTacToe.G24:TieTacToe.G26" chart:data-source-has-labels="both" svg:x="0.257cm" svg:y="0.151cm" svg:width="9.366cm" svg:height="7.269cm">
          <chartooo:coordinate-region svg:x="1.169cm" svg:y="0.35cm" svg:width="8.454cm" svg:height="6.423cm"/>
          <chart:axis chart:dimension="x" chart:name="primary-x" chart:style-name="ch4" chartooo:axis-type="auto">
            <chartooo:date-scale/>
            <chart:categories table:cell-range-address="TieTacToe.A24:TieTacToe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TacToe.C24:TieTacToe.C26" chart:label-cell-address="TieTacToe.C2:TieTacToe.C2" chart:class="chart:bar">
            <chart:data-point chart:repeated="3"/>
          </chart:series>
          <chart:series chart:style-name="ch8" chart:values-cell-range-address="TieTacToe.E24:TieTacToe.E26" chart:label-cell-address="TieTacToe.E2:TieTacToe.E2" chart:class="chart:bar">
            <chart:data-point chart:repeated="3"/>
          </chart:series>
          <chart:series chart:style-name="ch9" chart:values-cell-range-address="TieTacToe.G24:TieTacToe.G26" chart:label-cell-address="TieTacToe.G2:TieTacTo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TieTacToe.A24:TieTacToe.A26</svg:desc>
                </draw:g>
              </table:table-cell>
              <table:table-cell office:value-type="float" office:value="0.75905">
                <text:p>0.75905</text:p>
                <draw:g>
                  <svg:desc>TieTacToe.C24:TieTacToe.C26</svg:desc>
                </draw:g>
              </table:table-cell>
              <table:table-cell office:value-type="float" office:value="0.73395">
                <text:p>0.73395</text:p>
                <draw:g>
                  <svg:desc>TieTacToe.E24:TieTacToe.E26</svg:desc>
                </draw:g>
              </table:table-cell>
              <table:table-cell office:value-type="float" office:value="0.734044055078518">
                <text:p>0.734044055078518</text:p>
                <draw:g>
                  <svg:desc>TieTacToe.G24:TieTacToe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33">
                <text:p>0.733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55cm" svg:height="7.197cm" xlink:href=".." xlink:type="simple" chart:class="chart:scatter" chart:style-name="ch1">
        <chart:legend chart:legend-position="end" svg:x="9.221cm" svg:y="3.05cm" style:legend-expansion="high" chart:style-name="ch2"/>
        <chart:plot-area chart:style-name="ch3" table:cell-range-address="Cars2.A343:Cars2.C347" chart:data-source-has-labels="row" svg:x="0.253cm" svg:y="0.143cm" svg:width="8.715cm" svg:height="6.911cm">
          <chartooo:coordinate-region svg:x="1.165cm" svg:y="0.342cm" svg:width="7.523cm" svg:height="6.0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B344:Cars2.B347" chart:label-cell-address="Cars2.B343:Cars2.B343" chart:class="chart:scatter">
            <chart:domain table:cell-range-address="Cars2.A344:Cars2.A347"/>
            <chart:data-point chart:repeated="4"/>
          </chart:series>
          <chart:series chart:style-name="ch8" chart:values-cell-range-address="Cars2.C344:Cars2.C347" chart:label-cell-address="Cars2.C343:Cars2.C34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Training%</text:p>
                <draw:g>
                  <svg:desc>Cars2.B343:Cars2.B343</svg:desc>
                </draw:g>
              </table:table-cell>
              <table:table-cell office:value-type="string">
                <text:p>AvgTesting%</text:p>
                <draw:g>
                  <svg:desc>Cars2.C343:Cars2.C3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s2.A344:Cars2.A347</svg:desc>
                </draw:g>
              </table:table-cell>
              <table:table-cell office:value-type="float" office:value="0.98317125">
                <text:p>0.98317125</text:p>
                <draw:g>
                  <svg:desc>Cars2.B344:Cars2.B347</svg:desc>
                </draw:g>
              </table:table-cell>
              <table:table-cell office:value-type="float" office:value="0.6818695">
                <text:p>0.6818695</text:p>
                <draw:g>
                  <svg:desc>Cars2.C344:Cars2.C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64638157894736">
                <text:p>0.964638157894736</text:p>
              </table:table-cell>
              <table:table-cell office:value-type="float" office:value="0.763814356151817">
                <text:p>0.763814356151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938826066666666">
                <text:p>0.938826066666666</text:p>
              </table:table-cell>
              <table:table-cell office:value-type="float" office:value="0.795504583333333">
                <text:p>0.7955045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26881133333333">
                <text:p>0.9268811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8cm" svg:height="6.799cm" xlink:href=".." xlink:type="simple" chart:class="chart:scatter" chart:style-name="ch1">
        <chart:legend chart:legend-position="end" svg:x="8.436cm" svg:y="3.1cm" style:legend-expansion="high" chart:style-name="ch2"/>
        <chart:plot-area chart:style-name="ch3" table:cell-range-address="Cars2.A272:Cars2.A331 Cars2.D271:Cars2.D331" chart:data-source-has-labels="row" svg:x="0.225cm" svg:y="0.135cm" svg:width="7.986cm" svg:height="6.529cm">
          <chartooo:coordinate-region svg:x="0.952cm" svg:y="0.334cm" svg:width="7.072cm" svg:height="5.6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272:Cars2.D331" chart:label-cell-address="Cars2.D271:Cars2.D271" chart:class="chart:scatter">
            <chart:domain table:cell-range-address="Cars2.A272:Cars2.A33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271:Cars2.D2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272:Cars2.A331</svg:desc>
                </draw:g>
              </table:table-cell>
              <table:table-cell office:value-type="float" office:value="0.947368">
                <text:p>0.947368</text:p>
                <draw:g>
                  <svg:desc>Cars2.D272:Cars2.D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4737">
                <text:p>0.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5789">
                <text:p>0.8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2973">
                <text:p>0.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7838">
                <text:p>0.837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63158">
                <text:p>0.763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8182">
                <text:p>0.81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78788">
                <text:p>0.878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48485">
                <text:p>0.848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2222">
                <text:p>0.97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65cm" svg:height="7.173cm" xlink:href=".." xlink:type="simple" chart:class="chart:bar" chart:style-name="ch1">
        <chart:legend chart:legend-position="end" svg:x="9.102cm" svg:y="3.287cm" style:legend-expansion="high" chart:style-name="ch2"/>
        <chart:plot-area chart:style-name="ch3" table:cell-range-address="Cars2.A333:Cars2.A335 Cars2.D271:Cars2.D271 Cars2.D333:Cars2.D335" chart:data-source-has-labels="both" svg:x="0.227cm" svg:y="0.143cm" svg:width="8.648cm" svg:height="6.887cm">
          <chartooo:coordinate-region svg:x="0.954cm" svg:y="0.342cm" svg:width="7.921cm" svg:height="6.041cm"/>
          <chart:axis chart:dimension="x" chart:name="primary-x" chart:style-name="ch4" chartooo:axis-type="auto">
            <chartooo:date-scale/>
            <chart:categories table:cell-range-address="Cars2.A333:Cars2.A3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333:Cars2.D335" chart:label-cell-address="Cars2.D271:Cars2.D27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271:Cars2.D2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333:Cars2.A335</svg:desc>
                </draw:g>
              </table:table-cell>
              <table:table-cell office:value-type="float" office:value="0.926881133333333">
                <text:p>0.926881133333333</text:p>
                <draw:g>
                  <svg:desc>Cars2.D333:Cars2.D33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2973">
                <text:p>0.7297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9cm" svg:height="6.642cm" xlink:href=".." xlink:type="simple" chart:class="chart:scatter" chart:style-name="ch1">
        <chart:legend chart:legend-position="end" svg:x="8.442cm" svg:y="2.524cm" style:legend-expansion="high" chart:style-name="ch2"/>
        <chart:plot-area chart:style-name="ch3" table:cell-range-address="Nursery.A3:Nursery.A22 Nursery.C2:Nursery.C22 Nursery.E2:Nursery.E22 Nursery.G2:Nursery.G22" chart:data-source-has-labels="row" svg:x="0.24cm" svg:y="0.132cm" svg:width="7.962cm" svg:height="6.378cm">
          <chartooo:coordinate-region svg:x="1.152cm" svg:y="0.331cm" svg:width="6.863cm" svg:height="5.5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C3:Nursery.C22" chart:label-cell-address="Nursery.C2:Nursery.C2" chart:class="chart:scatter">
            <chart:domain table:cell-range-address="Nursery.A3:Nursery.A22"/>
            <chart:data-point chart:repeated="20"/>
          </chart:series>
          <chart:series chart:style-name="ch8" chart:values-cell-range-address="Nursery.E3:Nursery.E22" chart:label-cell-address="Nursery.E2:Nursery.E2" chart:class="chart:scatter">
            <chart:data-point chart:repeated="20"/>
          </chart:series>
          <chart:series chart:style-name="ch9" chart:values-cell-range-address="Nursery.G3:Nursery.G22" chart:label-cell-address="Nursery.G2:Nursery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ursery.A3:Nursery.A22</svg:desc>
                </draw:g>
              </table:table-cell>
              <table:table-cell office:value-type="float" office:value="0.935">
                <text:p>0.935</text:p>
                <draw:g>
                  <svg:desc>Nursery.C3:Nursery.C22</svg:desc>
                </draw:g>
              </table:table-cell>
              <table:table-cell office:value-type="float" office:value="0.904">
                <text:p>0.904</text:p>
                <draw:g>
                  <svg:desc>Nursery.E3:Nursery.E22</svg:desc>
                </draw:g>
              </table:table-cell>
              <table:table-cell office:value-type="float" office:value="0.926700803405532">
                <text:p>0.926700803405532</text:p>
                <draw:g>
                  <svg:desc>Nursery.G3:Nursery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9">
                <text:p>0.929</text:p>
              </table:table-cell>
              <table:table-cell office:value-type="float" office:value="0.934">
                <text:p>0.934</text:p>
              </table:table-cell>
              <table:table-cell office:value-type="float" office:value="0.922798049495364">
                <text:p>0.922798049495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3">
                <text:p>0.933</text:p>
              </table:table-cell>
              <table:table-cell office:value-type="float" office:value="0.906">
                <text:p>0.906</text:p>
              </table:table-cell>
              <table:table-cell office:value-type="float" office:value="0.916110854261713">
                <text:p>0.91611085426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20814396747996">
                <text:p>0.920814396747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4">
                <text:p>0.924</text:p>
              </table:table-cell>
              <table:table-cell office:value-type="float" office:value="0.921">
                <text:p>0.921</text:p>
              </table:table-cell>
              <table:table-cell office:value-type="float" office:value="0.921946666434048">
                <text:p>0.921946666434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4">
                <text:p>0.924</text:p>
              </table:table-cell>
              <table:table-cell office:value-type="float" office:value="0.924">
                <text:p>0.924</text:p>
              </table:table-cell>
              <table:table-cell office:value-type="float" office:value="0.927302703315683">
                <text:p>0.927302703315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9">
                <text:p>0.919</text:p>
              </table:table-cell>
              <table:table-cell office:value-type="float" office:value="0.931">
                <text:p>0.931</text:p>
              </table:table-cell>
              <table:table-cell office:value-type="float" office:value="0.926971222205745">
                <text:p>0.926971222205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1">
                <text:p>0.921</text:p>
              </table:table-cell>
              <table:table-cell office:value-type="float" office:value="0.906">
                <text:p>0.906</text:p>
              </table:table-cell>
              <table:table-cell office:value-type="float" office:value="0.916922110662352">
                <text:p>0.916922110662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9">
                <text:p>0.929</text:p>
              </table:table-cell>
              <table:table-cell office:value-type="float" office:value="0.925">
                <text:p>0.925</text:p>
              </table:table-cell>
              <table:table-cell office:value-type="float" office:value="0.924411839109537">
                <text:p>0.924411839109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34">
                <text:p>0.934</text:p>
              </table:table-cell>
              <table:table-cell office:value-type="float" office:value="0.925650531678254">
                <text:p>0.92565053167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1">
                <text:p>0.941</text:p>
              </table:table-cell>
              <table:table-cell office:value-type="float" office:value="0.912">
                <text:p>0.912</text:p>
              </table:table-cell>
              <table:table-cell office:value-type="float" office:value="0.924160611320952">
                <text:p>0.92416061132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1">
                <text:p>0.921</text:p>
              </table:table-cell>
              <table:table-cell office:value-type="float" office:value="0.91">
                <text:p>0.91</text:p>
              </table:table-cell>
              <table:table-cell office:value-type="float" office:value="0.924647365161335">
                <text:p>0.924647365161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917">
                <text:p>0.917</text:p>
              </table:table-cell>
              <table:table-cell office:value-type="float" office:value="0.919368092326212">
                <text:p>0.91936809232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1">
                <text:p>0.931</text:p>
              </table:table-cell>
              <table:table-cell office:value-type="float" office:value="0.927">
                <text:p>0.927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4">
                <text:p>0.934</text:p>
              </table:table-cell>
              <table:table-cell office:value-type="float" office:value="0.921">
                <text:p>0.921</text:p>
              </table:table-cell>
              <table:table-cell office:value-type="float" office:value="0.924200737981629">
                <text:p>0.924200737981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5">
                <text:p>0.935</text:p>
              </table:table-cell>
              <table:table-cell office:value-type="float" office:value="0.931">
                <text:p>0.931</text:p>
              </table:table-cell>
              <table:table-cell office:value-type="float" office:value="0.924383924910805">
                <text:p>0.92438392491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14">
                <text:p>0.914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8">
                <text:p>0.938</text:p>
              </table:table-cell>
              <table:table-cell office:value-type="float" office:value="0.933">
                <text:p>0.933</text:p>
              </table:table-cell>
              <table:table-cell office:value-type="float" office:value="0.926800247738514">
                <text:p>0.926800247738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1">
                <text:p>0.911</text:p>
              </table:table-cell>
              <table:table-cell office:value-type="float" office:value="0.926">
                <text:p>0.926</text:p>
              </table:table-cell>
              <table:table-cell office:value-type="float" office:value="0.925244031159224">
                <text:p>0.925244031159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3">
                <text:p>0.933</text:p>
              </table:table-cell>
              <table:table-cell office:value-type="float" office:value="0.926">
                <text:p>0.926</text:p>
              </table:table-cell>
              <table:table-cell office:value-type="float" office:value="0.926098903495381">
                <text:p>0.92609890349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64cm" svg:height="6.542cm" xlink:href=".." xlink:type="simple" chart:class="chart:bar" chart:style-name="ch1">
        <chart:legend chart:legend-position="end" svg:x="8.386cm" svg:y="2.474cm" style:legend-expansion="high" chart:style-name="ch2"/>
        <chart:plot-area chart:style-name="ch3" table:cell-range-address="Nursery.A24:Nursery.A26 Nursery.C2:Nursery.C2 Nursery.C24:Nursery.C26 Nursery.E2:Nursery.E2 Nursery.E24:Nursery.E26 Nursery.G2:Nursery.G2 Nursery.G24:Nursery.G26" chart:data-source-has-labels="both" svg:x="0.227cm" svg:y="0.13cm" svg:width="7.932cm" svg:height="6.282cm">
          <chartooo:coordinate-region svg:x="1.139cm" svg:y="0.329cm" svg:width="7.02cm" svg:height="5.436cm"/>
          <chart:axis chart:dimension="x" chart:name="primary-x" chart:style-name="ch4" chartooo:axis-type="auto">
            <chartooo:date-scale/>
            <chart:categories table:cell-range-address="Nursery.A24:Nursery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ursery.C24:Nursery.C26" chart:label-cell-address="Nursery.C2:Nursery.C2" chart:class="chart:bar">
            <chart:data-point chart:repeated="3"/>
          </chart:series>
          <chart:series chart:style-name="ch8" chart:values-cell-range-address="Nursery.E24:Nursery.E26" chart:label-cell-address="Nursery.E2:Nursery.E2" chart:class="chart:bar">
            <chart:data-point chart:repeated="3"/>
          </chart:series>
          <chart:series chart:style-name="ch9" chart:values-cell-range-address="Nursery.G24:Nursery.G26" chart:label-cell-address="Nursery.G2:Nursery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Nursery.A24:Nursery.A26</svg:desc>
                </draw:g>
              </table:table-cell>
              <table:table-cell office:value-type="float" office:value="0.9287">
                <text:p>0.9287</text:p>
                <draw:g>
                  <svg:desc>Nursery.C24:Nursery.C26</svg:desc>
                </draw:g>
              </table:table-cell>
              <table:table-cell office:value-type="float" office:value="0.92025">
                <text:p>0.92025</text:p>
                <draw:g>
                  <svg:desc>Nursery.E24:Nursery.E26</svg:desc>
                </draw:g>
              </table:table-cell>
              <table:table-cell office:value-type="float" office:value="0.923433969835219">
                <text:p>0.923433969835219</text:p>
                <draw:g>
                  <svg:desc>Nursery.G24:Nursery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41">
                <text:p>0.941</text:p>
              </table:table-cell>
              <table:table-cell office:value-type="float" office:value="0.934">
                <text:p>0.934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11">
                <text:p>0.911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59cm" svg:height="5.843cm" xlink:href=".." xlink:type="simple" chart:class="chart:scatter" chart:style-name="ch1">
        <chart:legend chart:legend-position="end" svg:x="7.492cm" svg:y="2.124cm" style:legend-expansion="high" chart:style-name="ch2"/>
        <chart:plot-area chart:style-name="ch3" table:cell-range-address="MammographicMass.A3:MammographicMass.A22 MammographicMass.C2:MammographicMass.C22 MammographicMass.E2:MammographicMass.E22 MammographicMass.G2:MammographicMass.G22" chart:data-source-has-labels="row" svg:x="0.221cm" svg:y="0.116cm" svg:width="7.05cm" svg:height="5.611cm">
          <chartooo:coordinate-region svg:x="0.948cm" svg:y="0.315cm" svg:width="6.136cm" svg:height="4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mmographicMass.C3:MammographicMass.C22" chart:label-cell-address="MammographicMass.C2:MammographicMass.C2" chart:class="chart:scatter">
            <chart:domain table:cell-range-address="MammographicMass.A3:MammographicMass.A22"/>
            <chart:data-point chart:repeated="20"/>
          </chart:series>
          <chart:series chart:style-name="ch7" chart:values-cell-range-address="MammographicMass.E3:MammographicMass.E22" chart:label-cell-address="MammographicMass.E2:MammographicMass.E2" chart:class="chart:scatter">
            <chart:data-point chart:repeated="20"/>
          </chart:series>
          <chart:series chart:style-name="ch8" chart:values-cell-range-address="MammographicMass.G3:MammographicMass.G22" chart:label-cell-address="MammographicMass.G2:MammographicMass.G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ographicMass.A3:MammographicMass.A22</svg:desc>
                </draw:g>
              </table:table-cell>
              <table:table-cell office:value-type="float" office:value="0.943">
                <text:p>0.943</text:p>
                <draw:g>
                  <svg:desc>MammographicMass.C3:MammographicMass.C22</svg:desc>
                </draw:g>
              </table:table-cell>
              <table:table-cell office:value-type="float" office:value="0.665">
                <text:p>0.665</text:p>
                <draw:g>
                  <svg:desc>MammographicMass.E3:MammographicMass.E22</svg:desc>
                </draw:g>
              </table:table-cell>
              <table:table-cell office:value-type="float" office:value="0.0804815268040678">
                <text:p>0.0804815268040678</text:p>
                <draw:g>
                  <svg:desc>MammographicMass.G3:MammographicMass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  <table:table-cell office:value-type="float" office:value="0.689">
                <text:p>0.689</text:p>
              </table:table-cell>
              <table:table-cell office:value-type="float" office:value="0.0805297518220015">
                <text:p>0.080529751822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5">
                <text:p>0.945</text:p>
              </table:table-cell>
              <table:table-cell office:value-type="float" office:value="0.677">
                <text:p>0.677</text:p>
              </table:table-cell>
              <table:table-cell office:value-type="float" office:value="0.0810541988920302">
                <text:p>0.0810541988920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8">
                <text:p>0.948</text:p>
              </table:table-cell>
              <table:table-cell office:value-type="float" office:value="0.673">
                <text:p>0.673</text:p>
              </table:table-cell>
              <table:table-cell office:value-type="float" office:value="0.080933636347196">
                <text:p>0.080933636347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7">
                <text:p>0.947</text:p>
              </table:table-cell>
              <table:table-cell office:value-type="float" office:value="0.66">
                <text:p>0.66</text:p>
              </table:table-cell>
              <table:table-cell office:value-type="float" office:value="0.0806744268758025">
                <text:p>0.0806744268758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8">
                <text:p>0.948</text:p>
              </table:table-cell>
              <table:table-cell office:value-type="float" office:value="0.711">
                <text:p>0.711</text:p>
              </table:table-cell>
              <table:table-cell office:value-type="float" office:value="0.0806382581123522">
                <text:p>0.0806382581123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6">
                <text:p>0.946</text:p>
              </table:table-cell>
              <table:table-cell office:value-type="float" office:value="0.697">
                <text:p>0.697</text:p>
              </table:table-cell>
              <table:table-cell office:value-type="float" office:value="0.0809396644744377">
                <text:p>0.0809396644744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2">
                <text:p>0.942</text:p>
              </table:table-cell>
              <table:table-cell office:value-type="float" office:value="0.687">
                <text:p>0.687</text:p>
              </table:table-cell>
              <table:table-cell office:value-type="float" office:value="0.0811325645461725">
                <text:p>0.0811325645461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">
                <text:p>0.944</text:p>
              </table:table-cell>
              <table:table-cell office:value-type="float" office:value="0.684">
                <text:p>0.684</text:p>
              </table:table-cell>
              <table:table-cell office:value-type="float" office:value="0.0810481707647885">
                <text:p>0.0810481707647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6">
                <text:p>0.946</text:p>
              </table:table-cell>
              <table:table-cell office:value-type="float" office:value="0.696">
                <text:p>0.696</text:p>
              </table:table-cell>
              <table:table-cell office:value-type="float" office:value="0.0807105956392528">
                <text:p>0.0807105956392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">
                <text:p>0.944</text:p>
              </table:table-cell>
              <table:table-cell office:value-type="float" office:value="0.68">
                <text:p>0.68</text:p>
              </table:table-cell>
              <table:table-cell office:value-type="float" office:value="0.0806804550030442">
                <text:p>0.0806804550030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49">
                <text:p>0.949</text:p>
              </table:table-cell>
              <table:table-cell office:value-type="float" office:value="0.666">
                <text:p>0.666</text:p>
              </table:table-cell>
              <table:table-cell office:value-type="float" office:value="0.0812169583275564">
                <text:p>0.0812169583275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696">
                <text:p>0.696</text:p>
              </table:table-cell>
              <table:table-cell office:value-type="float" office:value="0.0812290145820398">
                <text:p>0.0812290145820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1">
                <text:p>0.941</text:p>
              </table:table-cell>
              <table:table-cell office:value-type="float" office:value="0.683">
                <text:p>0.683</text:p>
              </table:table-cell>
              <table:table-cell office:value-type="float" office:value="0.0811024239099639">
                <text:p>0.0811024239099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681">
                <text:p>0.681</text:p>
              </table:table-cell>
              <table:table-cell office:value-type="float" office:value="0.0811385926734141">
                <text:p>0.0811385926734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654">
                <text:p>0.654</text:p>
              </table:table-cell>
              <table:table-cell office:value-type="float" office:value="0.0811144801644473">
                <text:p>0.0811144801644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4">
                <text:p>0.944</text:p>
              </table:table-cell>
              <table:table-cell office:value-type="float" office:value="0.69">
                <text:p>0.69</text:p>
              </table:table-cell>
              <table:table-cell office:value-type="float" office:value="0.080415217404409">
                <text:p>0.080415217404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45">
                <text:p>0.945</text:p>
              </table:table-cell>
              <table:table-cell office:value-type="float" office:value="0.687">
                <text:p>0.687</text:p>
              </table:table-cell>
              <table:table-cell office:value-type="float" office:value="0.0806985393847693">
                <text:p>0.0806985393847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8">
                <text:p>0.948</text:p>
              </table:table-cell>
              <table:table-cell office:value-type="float" office:value="0.699">
                <text:p>0.699</text:p>
              </table:table-cell>
              <table:table-cell office:value-type="float" office:value="0.080933636347196">
                <text:p>0.080933636347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2">
                <text:p>0.952</text:p>
              </table:table-cell>
              <table:table-cell office:value-type="float" office:value="0.688">
                <text:p>0.688</text:p>
              </table:table-cell>
              <table:table-cell office:value-type="float" office:value="0.0811144801644473">
                <text:p>0.0811144801644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9cm" svg:height="5.768cm" xlink:href=".." xlink:type="simple" chart:class="chart:bar" chart:style-name="ch1">
        <chart:legend chart:legend-position="end" svg:x="7.161cm" svg:y="2.087cm" style:legend-expansion="high" chart:style-name="ch2"/>
        <chart:plot-area chart:style-name="ch3" table:cell-range-addres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chart:data-source-has-labels="both" svg:x="0.202cm" svg:y="0.115cm" svg:width="6.757cm" svg:height="5.538cm">
          <chartooo:coordinate-region svg:x="0.929cm" svg:y="0.314cm" svg:width="6.03cm" svg:height="4.692cm"/>
          <chart:axis chart:dimension="x" chart:name="primary-x" chart:style-name="ch4" chartooo:axis-type="auto">
            <chartooo:date-scale/>
            <chart:categories table:cell-range-address="MammographicMass.A24:MammographicMas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mmographicMass.C24:MammographicMass.C26" chart:label-cell-address="MammographicMass.C2:MammographicMass.C2" chart:class="chart:bar">
            <chart:data-point chart:repeated="3"/>
          </chart:series>
          <chart:series chart:style-name="ch8" chart:values-cell-range-address="MammographicMass.E24:MammographicMass.E26" chart:label-cell-address="MammographicMass.E2:MammographicMass.E2" chart:class="chart:bar">
            <chart:data-point chart:repeated="3"/>
          </chart:series>
          <chart:series chart:style-name="ch9" chart:values-cell-range-address="MammographicMass.G24:MammographicMass.G26" chart:label-cell-address="MammographicMass.G2:MammographicMas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MammographicMass.A24:MammographicMass.A26</svg:desc>
                </draw:g>
              </table:table-cell>
              <table:table-cell office:value-type="float" office:value="0.945285714285714">
                <text:p>0.945285714285714</text:p>
                <draw:g>
                  <svg:desc>MammographicMass.C24:MammographicMass.C26</svg:desc>
                </draw:g>
              </table:table-cell>
              <table:table-cell office:value-type="float" office:value="0.681714285714286">
                <text:p>0.681714285714286</text:p>
                <draw:g>
                  <svg:desc>MammographicMass.E24:MammographicMass.E26</svg:desc>
                </draw:g>
              </table:table-cell>
              <table:table-cell office:value-type="float" office:value="0.0807502090468411">
                <text:p>0.0807502090468411</text:p>
                <draw:g>
                  <svg:desc>MammographicMass.G24:MammographicMass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52">
                <text:p>0.952</text:p>
              </table:table-cell>
              <table:table-cell office:value-type="float" office:value="0.711">
                <text:p>0.711</text:p>
              </table:table-cell>
              <table:table-cell office:value-type="float" office:value="0.0812290145820398">
                <text:p>0.081229014582039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38">
                <text:p>0.938</text:p>
              </table:table-cell>
              <table:table-cell office:value-type="float" office:value="0.654">
                <text:p>0.654</text:p>
              </table:table-cell>
              <table:table-cell office:value-type="float" office:value="0.080415217404409">
                <text:p>0.0804152174044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08cm" svg:height="5.513cm" xlink:href=".." xlink:type="simple" chart:class="chart:scatter" chart:style-name="ch1">
        <chart:legend chart:legend-position="end" svg:x="7.241cm" svg:y="1.959cm" style:legend-expansion="high" chart:style-name="ch2"/>
        <chart:plot-area chart:style-name="ch3" table:cell-range-address="Wine.A3:Wine.A7 Wine.C2:Wine.C7 Wine.E2:Wine.E7 Wine.G2:Wine.G7" chart:data-source-has-labels="row" svg:x="0.216cm" svg:y="0.11cm" svg:width="6.809cm" svg:height="5.293cm">
          <chartooo:coordinate-region svg:x="1.128cm" svg:y="0.309cm" svg:width="5.658cm" svg:height="4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:Wine.C7" chart:label-cell-address="Wine.C2:Wine.C2" chart:class="chart:scatter">
            <chart:domain table:cell-range-address="Wine.A3:Wine.A7"/>
            <chart:data-point chart:repeated="5"/>
          </chart:series>
          <chart:series chart:style-name="ch8" chart:values-cell-range-address="Wine.E3:Wine.E7" chart:label-cell-address="Wine.E2:Wine.E2" chart:class="chart:scatter">
            <chart:data-point chart:repeated="5"/>
          </chart:series>
          <chart:series chart:style-name="ch9" chart:values-cell-range-address="Wine.G3:Wine.G7" chart:label-cell-address="Wine.G2:Wine.G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:Wine.A7</svg:desc>
                </draw:g>
              </table:table-cell>
              <table:table-cell office:value-type="float" office:value="0.972">
                <text:p>0.972</text:p>
                <draw:g>
                  <svg:desc>Wine.C3:Wine.C7</svg:desc>
                </draw:g>
              </table:table-cell>
              <table:table-cell office:value-type="float" office:value="0.971">
                <text:p>0.971</text:p>
                <draw:g>
                  <svg:desc>Wine.E3:Wine.E7</svg:desc>
                </draw:g>
              </table:table-cell>
              <table:table-cell office:value-type="float" office:value="0.965743981334182">
                <text:p>0.965743981334182</text:p>
                <draw:g>
                  <svg:desc>Wine.G3:Wine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4">
                <text:p>0.964</text:p>
              </table:table-cell>
              <table:table-cell office:value-type="float" office:value="0.972">
                <text:p>0.972</text:p>
              </table:table-cell>
              <table:table-cell office:value-type="float" office:value="0.97083465903065">
                <text:p>0.97083465903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69880156962562">
                <text:p>0.96988015696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1">
                <text:p>0.971</text:p>
              </table:table-cell>
              <table:table-cell office:value-type="float" office:value="0.968">
                <text:p>0.968</text:p>
              </table:table-cell>
              <table:table-cell office:value-type="float" office:value="0.969137766465161">
                <text:p>0.9691377664651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